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3" style:family="table-column">
      <style:table-column-properties fo:break-before="auto" style:column-width="2.397cm"/>
    </style:style>
    <style:style style:name="co1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67cm"/>
    </style:style>
    <style:style style:name="co5" style:family="table-column">
      <style:table-column-properties fo:break-before="auto" style:column-width="1.251cm"/>
    </style:style>
    <style:style style:name="co6" style:family="table-column">
      <style:table-column-properties fo:break-before="auto" style:column-width="4.3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ro3" style:family="table-row">
      <style:table-row-properties style:row-height="1.018cm" fo:break-before="auto" style:use-optimal-row-height="fals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0.669cm" fo:break-before="auto" style:use-optimal-row-height="false"/>
    </style:style>
    <style:style style:name="ro6" style:family="table-row">
      <style:table-row-properties style:row-height="0.854cm" fo:break-before="auto" style:use-optimal-row-height="false"/>
    </style:style>
    <style:style style:name="ro7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style:font-name="Liberation Sans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8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eck_for_book_example" table:style-name="ta1">
        <table:table-column table:style-name="co1" table:number-columns-repeated="37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eta</text:p>
          </table:table-cell>
          <table:table-cell table:number-columns-repeated="35"/>
        </table:table-row>
        <table:table-row table:style-name="ro1">
          <table:table-cell table:formula="of:=-1/SQRT(3)" office:value-type="float" office:value="-0.577350269189626" calcext:value-type="float">
            <text:p>-0,577350269189626</text:p>
          </table:table-cell>
          <table:table-cell table:formula="of:=-1/SQRT(3)" office:value-type="float" office:value="-0.577350269189626" calcext:value-type="float">
            <text:p>-0,57735026918962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det</text:p>
          </table:table-cell>
          <table:table-cell table:number-columns-repeated="33"/>
        </table:table-row>
        <table:table-row table:style-name="ro1">
          <table:table-cell table:formula="of:=(1+[.A2])/(3-[.B2])" office:value-type="float" office:value="0.118146029604788" calcext:value-type="float">
            <text:p>0,11814602960478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]*[.B5]-[.B4]*[.A5]" office:value-type="float" office:value="2.23629205920958" calcext:value-type="float">
            <text:p>2,23629205920958</text:p>
          </table:table-cell>
          <table:table-cell table:number-columns-repeated="33"/>
        </table:table-row>
        <table:table-row table:style-name="ro1">
          <table:table-cell table:formula="of:=8/([.B2]-3)" office:value-type="float" office:value="-2.23629205920958" calcext:value-type="float">
            <text:p>-2,23629205920958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37"/>
        </table:table-row>
        <table:table-row table:style-name="ro1">
          <table:table-cell table:formula="of:=[.B2]-1" office:value-type="float" office:value="-1.57735026918963" calcext:value-type="float">
            <text:p>-1,57735026918963</text:p>
          </table:table-cell>
          <table:table-cell table:formula="of:=1-[.B2]" office:value-type="float" office:value="1.57735026918963" calcext:value-type="float">
            <text:p>1,57735026918963</text:p>
          </table:table-cell>
          <table:table-cell table:formula="of:=1+[.B2]" office:value-type="float" office:value="0.422649730810374" calcext:value-type="float">
            <text:p>0,422649730810374</text:p>
          </table:table-cell>
          <table:table-cell table:formula="of:=-1-[.B2]" office:value-type="float" office:value="-0.422649730810374" calcext:value-type="float">
            <text:p>-0,422649730810374</text:p>
          </table:table-cell>
          <table:table-cell/>
          <table:table-cell table:formula="of:=[.A7]/4" office:value-type="float" office:value="-0.394337567297406" calcext:value-type="float">
            <text:p>-0,394337567297406</text:p>
          </table:table-cell>
          <table:table-cell table:formula="of:=[.B7]/4" office:value-type="float" office:value="0.394337567297406" calcext:value-type="float">
            <text:p>0,394337567297406</text:p>
          </table:table-cell>
          <table:table-cell table:formula="of:=[.C7]/4" office:value-type="float" office:value="0.105662432702594" calcext:value-type="float">
            <text:p>0,105662432702594</text:p>
          </table:table-cell>
          <table:table-cell table:formula="of:=[.D7]/4" office:value-type="float" office:value="-0.105662432702594" calcext:value-type="float">
            <text:p>-0,105662432702594</text:p>
          </table:table-cell>
          <table:table-cell/>
          <table:table-cell table:number-matrix-columns-spanned="4" table:number-matrix-rows-spanned="2" table:formula="of:=MMULT([.A4:.B5];[.F7:.I8])" office:value-type="float" office:value="-0.440926985197606" calcext:value-type="float">
            <text:p>-0,440926985197606</text:p>
          </table:table-cell>
          <table:table-cell office:value-type="float" office:value="-0.059073014802394" calcext:value-type="float">
            <text:p>-0,059073014802394</text:p>
          </table:table-cell>
          <table:table-cell office:value-type="float" office:value="0.118146029604788" calcext:value-type="float">
            <text:p>0,118146029604788</text:p>
          </table:table-cell>
          <table:table-cell office:value-type="float" office:value="0.381853970395212" calcext:value-type="float">
            <text:p>0,381853970395212</text:p>
          </table:table-cell>
          <table:table-cell/>
          <table:table-cell table:number-matrix-columns-spanned="2" table:number-matrix-rows-spanned="4" table:formula="of:=TRANSPOSE([.K7:.N8])" office:value-type="float" office:value="-0.440926985197606" calcext:value-type="float">
            <text:p>-0,440926985197606</text:p>
          </table:table-cell>
          <table:table-cell office:value-type="float" office:value="0.881853970395212" calcext:value-type="float">
            <text:p>0,881853970395212</text:p>
          </table:table-cell>
          <table:table-cell/>
          <table:table-cell table:number-matrix-columns-spanned="4" table:number-matrix-rows-spanned="4" table:formula="of:=MMULT([.P7:.Q10];[.K7:.N8])" office:value-type="float" office:value="0.972083031377249" calcext:value-type="float">
            <text:p>0,972083031377249</text:p>
          </table:table-cell>
          <table:table-cell office:value-type="float" office:value="-0.751619538778446" calcext:value-type="float">
            <text:p>-0,751619538778446</text:p>
          </table:table-cell>
          <table:table-cell office:value-type="float" office:value="-0.260468863233532" calcext:value-type="float">
            <text:p>-0,260468863233532</text:p>
          </table:table-cell>
          <table:table-cell office:value-type="float" office:value="0.0400053706347286" calcext:value-type="float">
            <text:p>0,0400053706347286</text:p>
          </table:table-cell>
          <table:table-cell/>
          <table:table-cell table:formula="of:=1/[.$D$4]*[.S7]" office:value-type="float" office:value="0.434685186746509" calcext:value-type="float">
            <text:p>0,434685186746509</text:p>
          </table:table-cell>
          <table:table-cell table:formula="of:=1/[.$D$4]*[.T7]" office:value-type="float" office:value="-0.336100794922157" calcext:value-type="float">
            <text:p>-0,336100794922157</text:p>
          </table:table-cell>
          <table:table-cell table:formula="of:=1/[.$D$4]*[.U7]" office:value-type="float" office:value="-0.116473544750499" calcext:value-type="float">
            <text:p>-0,116473544750499</text:p>
          </table:table-cell>
          <table:table-cell table:formula="of:=1/[.$D$4]*[.V7]" office:value-type="float" office:value="0.0178891529261471" calcext:value-type="float">
            <text:p>0,0178891529261471</text:p>
          </table:table-cell>
          <table:table-cell/>
          <table:table-cell table:formula="of:=[.X7]+[.X19]+[.X31]+[.X43]" office:value-type="float" office:value="0.951923076923077" calcext:value-type="float">
            <text:p>0,951923076923077</text:p>
          </table:table-cell>
          <table:table-cell table:formula="of:=[.Y7]+[.Y19]+[.Y31]+[.Y43]" office:value-type="float" office:value="-0.701923076923077" calcext:value-type="float">
            <text:p>-0,701923076923077</text:p>
          </table:table-cell>
          <table:table-cell table:formula="of:=[.Z7]+[.Z19]+[.Z31]+[.Z43]" office:value-type="float" office:value="-0.596153846153846" calcext:value-type="float">
            <text:p>-0,596153846153846</text:p>
          </table:table-cell>
          <table:table-cell table:formula="of:=[.AA7]+[.AA19]+[.AA31]+[.AA43]" office:value-type="float" office:value="0.346153846153846" calcext:value-type="float">
            <text:p>0,346153846153846</text:p>
          </table:table-cell>
          <table:table-cell/>
          <table:table-cell table:formula="of:=5*[.AC7]" office:value-type="float" office:value="4.75961538461538" calcext:value-type="float">
            <text:p>4,75961538461538</text:p>
          </table:table-cell>
          <table:table-cell table:formula="of:=5*[.AD7]" office:value-type="float" office:value="-3.50961538461538" calcext:value-type="float">
            <text:p>-3,50961538461538</text:p>
          </table:table-cell>
          <table:table-cell table:formula="of:=5*[.AE7]" office:value-type="float" office:value="-2.98076923076923" calcext:value-type="float">
            <text:p>-2,98076923076923</text:p>
          </table:table-cell>
          <table:table-cell table:formula="of:=5*[.AF7]" office:value-type="float" office:value="1.73076923076923" calcext:value-type="float">
            <text:p>1,73076923076923</text:p>
          </table:table-cell>
        </table:table-row>
        <table:table-row table:style-name="ro1">
          <table:table-cell table:formula="of:=[.A2]-1" office:value-type="float" office:value="-1.57735026918963" calcext:value-type="float">
            <text:p>-1,57735026918963</text:p>
          </table:table-cell>
          <table:table-cell table:formula="of:=-[.A2]-1" office:value-type="float" office:value="-0.422649730810374" calcext:value-type="float">
            <text:p>-0,422649730810374</text:p>
          </table:table-cell>
          <table:table-cell table:formula="of:=1+[.A2]" office:value-type="float" office:value="0.422649730810374" calcext:value-type="float">
            <text:p>0,422649730810374</text:p>
          </table:table-cell>
          <table:table-cell table:formula="of:=1-[.A2]" office:value-type="float" office:value="1.57735026918963" calcext:value-type="float">
            <text:p>1,57735026918963</text:p>
          </table:table-cell>
          <table:table-cell/>
          <table:table-cell table:formula="of:=[.A8]/4" office:value-type="float" office:value="-0.394337567297406" calcext:value-type="float">
            <text:p>-0,394337567297406</text:p>
          </table:table-cell>
          <table:table-cell table:formula="of:=[.B8]/4" office:value-type="float" office:value="-0.105662432702594" calcext:value-type="float">
            <text:p>-0,105662432702594</text:p>
          </table:table-cell>
          <table:table-cell table:formula="of:=[.C8]/4" office:value-type="float" office:value="0.105662432702594" calcext:value-type="float">
            <text:p>0,105662432702594</text:p>
          </table:table-cell>
          <table:table-cell table:formula="of:=[.D8]/4" office:value-type="float" office:value="0.394337567297406" calcext:value-type="float">
            <text:p>0,394337567297406</text:p>
          </table:table-cell>
          <table:table-cell/>
          <table:table-cell office:value-type="float" office:value="0.881853970395212" calcext:value-type="float">
            <text:p>0,881853970395212</text:p>
          </table:table-cell>
          <table:table-cell office:value-type="float" office:value="-0.881853970395212" calcext:value-type="float">
            <text:p>-0,881853970395212</text:p>
          </table:table-cell>
          <table:table-cell office:value-type="float" office:value="-0.236292059209576" calcext:value-type="float">
            <text:p>-0,236292059209576</text:p>
          </table:table-cell>
          <table:table-cell office:value-type="float" office:value="0.236292059209576" calcext:value-type="float">
            <text:p>0,236292059209576</text:p>
          </table:table-cell>
          <table:table-cell/>
          <table:table-cell office:value-type="float" office:value="-0.059073014802394" calcext:value-type="float">
            <text:p>-0,059073014802394</text:p>
          </table:table-cell>
          <table:table-cell office:value-type="float" office:value="-0.881853970395212" calcext:value-type="float">
            <text:p>-0,881853970395212</text:p>
          </table:table-cell>
          <table:table-cell/>
          <table:table-cell office:value-type="float" office:value="-0.751619538778446" calcext:value-type="float">
            <text:p>-0,751619538778446</text:p>
          </table:table-cell>
          <table:table-cell office:value-type="float" office:value="0.781156046179643" calcext:value-type="float">
            <text:p>0,781156046179643</text:p>
          </table:table-cell>
          <table:table-cell office:value-type="float" office:value="0.201395848431137" calcext:value-type="float">
            <text:p>0,201395848431137</text:p>
          </table:table-cell>
          <table:table-cell office:value-type="float" office:value="-0.230932355832335" calcext:value-type="float">
            <text:p>-0,230932355832335</text:p>
          </table:table-cell>
          <table:table-cell/>
          <table:table-cell table:formula="of:=1/[.$D$4]*[.S8]" office:value-type="float" office:value="-0.336100794922157" calcext:value-type="float">
            <text:p>-0,336100794922157</text:p>
          </table:table-cell>
          <table:table-cell table:formula="of:=1/[.$D$4]*[.T8]" office:value-type="float" office:value="0.349308599009981" calcext:value-type="float">
            <text:p>0,349308599009981</text:p>
          </table:table-cell>
          <table:table-cell table:formula="of:=1/[.$D$4]*[.U8]" office:value-type="float" office:value="0.0900579365748504" calcext:value-type="float">
            <text:p>0,0900579365748504</text:p>
          </table:table-cell>
          <table:table-cell table:formula="of:=1/[.$D$4]*[.V8]" office:value-type="float" office:value="-0.103265740662675" calcext:value-type="float">
            <text:p>-0,103265740662675</text:p>
          </table:table-cell>
          <table:table-cell/>
          <table:table-cell table:formula="of:=[.X8]+[.X20]+[.X32]+[.X44]" office:value-type="float" office:value="-0.701923076923077" calcext:value-type="float">
            <text:p>-0,701923076923077</text:p>
          </table:table-cell>
          <table:table-cell table:formula="of:=[.Y8]+[.Y20]+[.Y32]+[.Y44]" office:value-type="float" office:value="0.826923076923077" calcext:value-type="float">
            <text:p>0,826923076923077</text:p>
          </table:table-cell>
          <table:table-cell table:formula="of:=[.Z8]+[.Z20]+[.Z32]+[.Z44]" office:value-type="float" office:value="0.346153846153846" calcext:value-type="float">
            <text:p>0,346153846153846</text:p>
          </table:table-cell>
          <table:table-cell table:formula="of:=[.AA8]+[.AA20]+[.AA32]+[.AA44]" office:value-type="float" office:value="-0.471153846153846" calcext:value-type="float">
            <text:p>-0,471153846153846</text:p>
          </table:table-cell>
          <table:table-cell/>
          <table:table-cell table:formula="of:=5*[.AC8]" office:value-type="float" office:value="-3.50961538461538" calcext:value-type="float">
            <text:p>-3,50961538461538</text:p>
          </table:table-cell>
          <table:table-cell table:formula="of:=5*[.AD8]" office:value-type="float" office:value="4.13461538461538" calcext:value-type="float">
            <text:p>4,13461538461538</text:p>
          </table:table-cell>
          <table:table-cell table:formula="of:=5*[.AE8]" office:value-type="float" office:value="1.73076923076923" calcext:value-type="float">
            <text:p>1,73076923076923</text:p>
          </table:table-cell>
          <table:table-cell table:formula="of:=5*[.AF8]" office:value-type="float" office:value="-2.35576923076923" calcext:value-type="float">
            <text:p>-2,35576923076923</text:p>
          </table:table-cell>
        </table:table-row>
        <table:table-row table:style-name="ro1">
          <table:table-cell table:number-columns-repeated="15"/>
          <table:table-cell office:value-type="float" office:value="0.118146029604788" calcext:value-type="float">
            <text:p>0,118146029604788</text:p>
          </table:table-cell>
          <table:table-cell office:value-type="float" office:value="-0.236292059209576" calcext:value-type="float">
            <text:p>-0,236292059209576</text:p>
          </table:table-cell>
          <table:table-cell/>
          <table:table-cell office:value-type="float" office:value="-0.260468863233532" calcext:value-type="float">
            <text:p>-0,260468863233532</text:p>
          </table:table-cell>
          <table:table-cell office:value-type="float" office:value="0.201395848431137" calcext:value-type="float">
            <text:p>0,201395848431137</text:p>
          </table:table-cell>
          <table:table-cell office:value-type="float" office:value="0.0697924215568773" calcext:value-type="float">
            <text:p>0,0697924215568773</text:p>
          </table:table-cell>
          <table:table-cell office:value-type="float" office:value="-0.0107194067544833" calcext:value-type="float">
            <text:p>-0,0107194067544833</text:p>
          </table:table-cell>
          <table:table-cell/>
          <table:table-cell table:formula="of:=1/[.$D$4]*[.S9]" office:value-type="float" office:value="-0.116473544750499" calcext:value-type="float">
            <text:p>-0,116473544750499</text:p>
          </table:table-cell>
          <table:table-cell table:formula="of:=1/[.$D$4]*[.T9]" office:value-type="float" office:value="0.0900579365748504" calcext:value-type="float">
            <text:p>0,0900579365748504</text:p>
          </table:table-cell>
          <table:table-cell table:formula="of:=1/[.$D$4]*[.U9]" office:value-type="float" office:value="0.0312089922554864" calcext:value-type="float">
            <text:p>0,0312089922554864</text:p>
          </table:table-cell>
          <table:table-cell table:formula="of:=1/[.$D$4]*[.V9]" office:value-type="float" office:value="-0.00479338407983798" calcext:value-type="float">
            <text:p>-0,00479338407983798</text:p>
          </table:table-cell>
          <table:table-cell/>
          <table:table-cell table:formula="of:=[.X9]+[.X21]+[.X33]+[.X45]" office:value-type="float" office:value="-0.596153846153846" calcext:value-type="float">
            <text:p>-0,596153846153846</text:p>
          </table:table-cell>
          <table:table-cell table:formula="of:=[.Y9]+[.Y21]+[.Y33]+[.Y45]" office:value-type="float" office:value="0.346153846153846" calcext:value-type="float">
            <text:p>0,346153846153846</text:p>
          </table:table-cell>
          <table:table-cell table:formula="of:=[.Z9]+[.Z21]+[.Z33]+[.Z45]" office:value-type="float" office:value="1.30769230769231" calcext:value-type="float">
            <text:p>1,30769230769231</text:p>
          </table:table-cell>
          <table:table-cell table:formula="of:=[.AA9]+[.AA21]+[.AA33]+[.AA45]" office:value-type="float" office:value="-1.05769230769231" calcext:value-type="float">
            <text:p>-1,05769230769231</text:p>
          </table:table-cell>
          <table:table-cell/>
          <table:table-cell table:formula="of:=5*[.AC9]" office:value-type="float" office:value="-2.98076923076923" calcext:value-type="float">
            <text:p>-2,98076923076923</text:p>
          </table:table-cell>
          <table:table-cell table:formula="of:=5*[.AD9]" office:value-type="float" office:value="1.73076923076923" calcext:value-type="float">
            <text:p>1,73076923076923</text:p>
          </table:table-cell>
          <table:table-cell table:formula="of:=5*[.AE9]" office:value-type="float" office:value="6.53846153846154" calcext:value-type="float">
            <text:p>6,53846153846154</text:p>
          </table:table-cell>
          <table:table-cell table:formula="of:=5*[.AF9]" office:value-type="float" office:value="-5.28846153846154" calcext:value-type="float">
            <text:p>-5,28846153846154</text:p>
          </table:table-cell>
        </table:table-row>
        <table:table-row table:style-name="ro1">
          <table:table-cell table:number-columns-repeated="15"/>
          <table:table-cell office:value-type="float" office:value="0.381853970395212" calcext:value-type="float">
            <text:p>0,381853970395212</text:p>
          </table:table-cell>
          <table:table-cell office:value-type="float" office:value="0.236292059209576" calcext:value-type="float">
            <text:p>0,236292059209576</text:p>
          </table:table-cell>
          <table:table-cell/>
          <table:table-cell office:value-type="float" office:value="0.0400053706347286" calcext:value-type="float">
            <text:p>0,0400053706347286</text:p>
          </table:table-cell>
          <table:table-cell office:value-type="float" office:value="-0.230932355832335" calcext:value-type="float">
            <text:p>-0,230932355832335</text:p>
          </table:table-cell>
          <table:table-cell office:value-type="float" office:value="-0.0107194067544833" calcext:value-type="float">
            <text:p>-0,0107194067544833</text:p>
          </table:table-cell>
          <table:table-cell office:value-type="float" office:value="0.201646391952089" calcext:value-type="float">
            <text:p>0,201646391952089</text:p>
          </table:table-cell>
          <table:table-cell/>
          <table:table-cell table:formula="of:=1/[.$D$4]*[.S10]" office:value-type="float" office:value="0.0178891529261471" calcext:value-type="float">
            <text:p>0,0178891529261471</text:p>
          </table:table-cell>
          <table:table-cell table:formula="of:=1/[.$D$4]*[.T10]" office:value-type="float" office:value="-0.103265740662675" calcext:value-type="float">
            <text:p>-0,103265740662675</text:p>
          </table:table-cell>
          <table:table-cell table:formula="of:=1/[.$D$4]*[.U10]" office:value-type="float" office:value="-0.00479338407983798" calcext:value-type="float">
            <text:p>-0,00479338407983798</text:p>
          </table:table-cell>
          <table:table-cell table:formula="of:=1/[.$D$4]*[.V10]" office:value-type="float" office:value="0.0901699718163654" calcext:value-type="float">
            <text:p>0,0901699718163654</text:p>
          </table:table-cell>
          <table:table-cell/>
          <table:table-cell table:formula="of:=[.X10]+[.X22]+[.X34]+[.X46]" office:value-type="float" office:value="0.346153846153846" calcext:value-type="float">
            <text:p>0,346153846153846</text:p>
          </table:table-cell>
          <table:table-cell table:formula="of:=[.Y10]+[.Y22]+[.Y34]+[.Y46]" office:value-type="float" office:value="-0.471153846153846" calcext:value-type="float">
            <text:p>-0,471153846153846</text:p>
          </table:table-cell>
          <table:table-cell table:formula="of:=[.Z10]+[.Z22]+[.Z34]+[.Z46]" office:value-type="float" office:value="-1.05769230769231" calcext:value-type="float">
            <text:p>-1,05769230769231</text:p>
          </table:table-cell>
          <table:table-cell table:formula="of:=[.AA10]+[.AA22]+[.AA34]+[.AA46]" office:value-type="float" office:value="1.18269230769231" calcext:value-type="float">
            <text:p>1,18269230769231</text:p>
          </table:table-cell>
          <table:table-cell/>
          <table:table-cell table:formula="of:=5*[.AC10]" office:value-type="float" office:value="1.73076923076923" calcext:value-type="float">
            <text:p>1,73076923076923</text:p>
          </table:table-cell>
          <table:table-cell table:formula="of:=5*[.AD10]" office:value-type="float" office:value="-2.35576923076923" calcext:value-type="float">
            <text:p>-2,35576923076923</text:p>
          </table:table-cell>
          <table:table-cell table:formula="of:=5*[.AE10]" office:value-type="float" office:value="-5.28846153846154" calcext:value-type="float">
            <text:p>-5,28846153846154</text:p>
          </table:table-cell>
          <table:table-cell table:formula="of:=5*[.AF10]" office:value-type="float" office:value="5.91346153846154" calcext:value-type="float">
            <text:p>5,91346153846154</text:p>
          </table:table-cell>
        </table:table-row>
        <table:table-row table:style-name="ro1" table:number-rows-repeated="2">
          <table:table-cell table:number-columns-repeated="37"/>
        </table:table-row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eta</text:p>
          </table:table-cell>
          <table:table-cell table:number-columns-repeated="35"/>
        </table:table-row>
        <table:table-row table:style-name="ro1">
          <table:table-cell table:formula="of:=-1/SQRT(3)" office:value-type="float" office:value="-0.577350269189626" calcext:value-type="float">
            <text:p>-0,577350269189626</text:p>
          </table:table-cell>
          <table:table-cell table:formula="of:=1/SQRT(3)" office:value-type="float" office:value="0.577350269189626" calcext:value-type="float">
            <text:p>0,57735026918962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det</text:p>
          </table:table-cell>
          <table:table-cell table:number-columns-repeated="33"/>
        </table:table-row>
        <table:table-row table:style-name="ro1">
          <table:table-cell table:formula="of:=(1+[.A14])/(3-[.B14])" office:value-type="float" office:value="0.174457630187009" calcext:value-type="float">
            <text:p>0,17445763018700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6]*[.B17]-[.B16]*[.A17]" office:value-type="float" office:value="3.30216947925196" calcext:value-type="float">
            <text:p>3,30216947925196</text:p>
          </table:table-cell>
          <table:table-cell table:number-columns-repeated="33"/>
        </table:table-row>
        <table:table-row table:style-name="ro1">
          <table:table-cell table:formula="of:=8/([.B14]-3)" office:value-type="float" office:value="-3.30216947925196" calcext:value-type="float">
            <text:p>-3,30216947925196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37"/>
        </table:table-row>
        <table:table-row table:style-name="ro1">
          <table:table-cell table:formula="of:=[.B14]-1" office:value-type="float" office:value="-0.422649730810374" calcext:value-type="float">
            <text:p>-0,422649730810374</text:p>
          </table:table-cell>
          <table:table-cell table:formula="of:=1-[.B14]" office:value-type="float" office:value="0.422649730810374" calcext:value-type="float">
            <text:p>0,422649730810374</text:p>
          </table:table-cell>
          <table:table-cell table:formula="of:=1+[.B14]" office:value-type="float" office:value="1.57735026918963" calcext:value-type="float">
            <text:p>1,57735026918963</text:p>
          </table:table-cell>
          <table:table-cell table:formula="of:=-1-[.B14]" office:value-type="float" office:value="-1.57735026918963" calcext:value-type="float">
            <text:p>-1,57735026918963</text:p>
          </table:table-cell>
          <table:table-cell/>
          <table:table-cell table:formula="of:=[.A19]/4" office:value-type="float" office:value="-0.105662432702594" calcext:value-type="float">
            <text:p>-0,105662432702594</text:p>
          </table:table-cell>
          <table:table-cell table:formula="of:=[.B19]/4" office:value-type="float" office:value="0.105662432702594" calcext:value-type="float">
            <text:p>0,105662432702594</text:p>
          </table:table-cell>
          <table:table-cell table:formula="of:=[.C19]/4" office:value-type="float" office:value="0.394337567297406" calcext:value-type="float">
            <text:p>0,394337567297406</text:p>
          </table:table-cell>
          <table:table-cell table:formula="of:=[.D19]/4" office:value-type="float" office:value="-0.394337567297406" calcext:value-type="float">
            <text:p>-0,394337567297406</text:p>
          </table:table-cell>
          <table:table-cell/>
          <table:table-cell table:number-matrix-columns-spanned="4" table:number-matrix-rows-spanned="2" table:formula="of:=MMULT([.A16:.B17];[.F19:.I20])" office:value-type="float" office:value="-0.412771184906495" calcext:value-type="float">
            <text:p>-0,412771184906495</text:p>
          </table:table-cell>
          <table:table-cell office:value-type="float" office:value="-0.0872288150935047" calcext:value-type="float">
            <text:p>-0,0872288150935047</text:p>
          </table:table-cell>
          <table:table-cell office:value-type="float" office:value="0.174457630187009" calcext:value-type="float">
            <text:p>0,174457630187009</text:p>
          </table:table-cell>
          <table:table-cell office:value-type="float" office:value="0.325542369812991" calcext:value-type="float">
            <text:p>0,325542369812991</text:p>
          </table:table-cell>
          <table:table-cell/>
          <table:table-cell table:number-matrix-columns-spanned="2" table:number-matrix-rows-spanned="4" table:formula="of:=TRANSPOSE([.K19:.N20])" office:value-type="float" office:value="-0.412771184906495" calcext:value-type="float">
            <text:p>-0,412771184906495</text:p>
          </table:table-cell>
          <table:table-cell office:value-type="float" office:value="0.348915260374019" calcext:value-type="float">
            <text:p>0,348915260374019</text:p>
          </table:table-cell>
          <table:table-cell/>
          <table:table-cell table:number-matrix-columns-spanned="4" table:number-matrix-rows-spanned="4" table:formula="of:=MMULT([.P19:.Q22];[.K19:.N20])" office:value-type="float" office:value="0.292121910010982" calcext:value-type="float">
            <text:p>0,292121910010982</text:p>
          </table:table-cell>
          <table:table-cell office:value-type="float" office:value="-0.0857363175577338" calcext:value-type="float">
            <text:p>-0,0857363175577338</text:p>
          </table:table-cell>
          <table:table-cell office:value-type="float" office:value="-0.52635788563257" calcext:value-type="float">
            <text:p>-0,52635788563257</text:p>
          </table:table-cell>
          <table:table-cell office:value-type="float" office:value="0.319972293179322" calcext:value-type="float">
            <text:p>0,319972293179322</text:p>
          </table:table-cell>
          <table:table-cell/>
          <table:table-cell table:formula="of:=1/[.$D$16]*[.S19]" office:value-type="float" office:value="0.0884636333314896" calcext:value-type="float">
            <text:p>0,0884636333314896</text:p>
          </table:table-cell>
          <table:table-cell table:formula="of:=1/[.$D$16]*[.T19]" office:value-type="float" office:value="-0.0259636333314896" calcext:value-type="float">
            <text:p>-0,0259636333314896</text:p>
          </table:table-cell>
          <table:table-cell table:formula="of:=1/[.$D$16]*[.U19]" office:value-type="float" office:value="-0.159397598742208" calcext:value-type="float">
            <text:p>-0,159397598742208</text:p>
          </table:table-cell>
          <table:table-cell table:formula="of:=1/[.$D$16]*[.V19]" office:value-type="float" office:value="0.0968975987422079" calcext:value-type="float">
            <text:p>0,0968975987422079</text:p>
          </table:table-cell>
          <table:table-cell table:number-columns-repeated="10"/>
        </table:table-row>
        <table:table-row table:style-name="ro1">
          <table:table-cell table:formula="of:=[.A14]-1" office:value-type="float" office:value="-1.57735026918963" calcext:value-type="float">
            <text:p>-1,57735026918963</text:p>
          </table:table-cell>
          <table:table-cell table:formula="of:=-[.A14]-1" office:value-type="float" office:value="-0.422649730810374" calcext:value-type="float">
            <text:p>-0,422649730810374</text:p>
          </table:table-cell>
          <table:table-cell table:formula="of:=1+[.A14]" office:value-type="float" office:value="0.422649730810374" calcext:value-type="float">
            <text:p>0,422649730810374</text:p>
          </table:table-cell>
          <table:table-cell table:formula="of:=1-[.A14]" office:value-type="float" office:value="1.57735026918963" calcext:value-type="float">
            <text:p>1,57735026918963</text:p>
          </table:table-cell>
          <table:table-cell/>
          <table:table-cell table:formula="of:=[.A20]/4" office:value-type="float" office:value="-0.394337567297406" calcext:value-type="float">
            <text:p>-0,394337567297406</text:p>
          </table:table-cell>
          <table:table-cell table:formula="of:=[.B20]/4" office:value-type="float" office:value="-0.105662432702594" calcext:value-type="float">
            <text:p>-0,105662432702594</text:p>
          </table:table-cell>
          <table:table-cell table:formula="of:=[.C20]/4" office:value-type="float" office:value="0.105662432702594" calcext:value-type="float">
            <text:p>0,105662432702594</text:p>
          </table:table-cell>
          <table:table-cell table:formula="of:=[.D20]/4" office:value-type="float" office:value="0.394337567297406" calcext:value-type="float">
            <text:p>0,394337567297406</text:p>
          </table:table-cell>
          <table:table-cell/>
          <table:table-cell office:value-type="float" office:value="0.348915260374019" calcext:value-type="float">
            <text:p>0,348915260374019</text:p>
          </table:table-cell>
          <table:table-cell office:value-type="float" office:value="-0.348915260374019" calcext:value-type="float">
            <text:p>-0,348915260374019</text:p>
          </table:table-cell>
          <table:table-cell office:value-type="float" office:value="-1.30216947925196" calcext:value-type="float">
            <text:p>-1,30216947925196</text:p>
          </table:table-cell>
          <table:table-cell office:value-type="float" office:value="1.30216947925196" calcext:value-type="float">
            <text:p>1,30216947925196</text:p>
          </table:table-cell>
          <table:table-cell/>
          <table:table-cell office:value-type="float" office:value="-0.0872288150935047" calcext:value-type="float">
            <text:p>-0,0872288150935047</text:p>
          </table:table-cell>
          <table:table-cell office:value-type="float" office:value="-0.348915260374019" calcext:value-type="float">
            <text:p>-0,348915260374019</text:p>
          </table:table-cell>
          <table:table-cell/>
          <table:table-cell office:value-type="float" office:value="-0.0857363175577338" calcext:value-type="float">
            <text:p>-0,0857363175577338</text:p>
          </table:table-cell>
          <table:table-cell office:value-type="float" office:value="0.129350725104486" calcext:value-type="float">
            <text:p>0,129350725104486</text:p>
          </table:table-cell>
          <table:table-cell office:value-type="float" office:value="0.439129070539065" calcext:value-type="float">
            <text:p>0,439129070539065</text:p>
          </table:table-cell>
          <table:table-cell office:value-type="float" office:value="-0.482743478085818" calcext:value-type="float">
            <text:p>-0,482743478085818</text:p>
          </table:table-cell>
          <table:table-cell/>
          <table:table-cell table:formula="of:=1/[.$D$16]*[.S20]" office:value-type="float" office:value="-0.0259636333314896" calcext:value-type="float">
            <text:p>-0,0259636333314896</text:p>
          </table:table-cell>
          <table:table-cell table:formula="of:=1/[.$D$16]*[.T20]" office:value-type="float" office:value="0.0391714374193138" calcext:value-type="float">
            <text:p>0,0391714374193138</text:p>
          </table:table-cell>
          <table:table-cell table:formula="of:=1/[.$D$16]*[.U20]" office:value-type="float" office:value="0.13298199056656" calcext:value-type="float">
            <text:p>0,13298199056656</text:p>
          </table:table-cell>
          <table:table-cell table:formula="of:=1/[.$D$16]*[.V20]" office:value-type="float" office:value="-0.146189794654384" calcext:value-type="float">
            <text:p>-0,146189794654384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0.174457630187009" calcext:value-type="float">
            <text:p>0,174457630187009</text:p>
          </table:table-cell>
          <table:table-cell office:value-type="float" office:value="-1.30216947925196" calcext:value-type="float">
            <text:p>-1,30216947925196</text:p>
          </table:table-cell>
          <table:table-cell/>
          <table:table-cell office:value-type="float" office:value="-0.52635788563257" calcext:value-type="float">
            <text:p>-0,52635788563257</text:p>
          </table:table-cell>
          <table:table-cell office:value-type="float" office:value="0.439129070539065" calcext:value-type="float">
            <text:p>0,439129070539065</text:p>
          </table:table-cell>
          <table:table-cell office:value-type="float" office:value="1.72608081742579" calcext:value-type="float">
            <text:p>1,72608081742579</text:p>
          </table:table-cell>
          <table:table-cell office:value-type="float" office:value="-1.63885200233229" calcext:value-type="float">
            <text:p>-1,63885200233229</text:p>
          </table:table-cell>
          <table:table-cell/>
          <table:table-cell table:formula="of:=1/[.$D$16]*[.S21]" office:value-type="float" office:value="-0.159397598742208" calcext:value-type="float">
            <text:p>-0,159397598742208</text:p>
          </table:table-cell>
          <table:table-cell table:formula="of:=1/[.$D$16]*[.T21]" office:value-type="float" office:value="0.13298199056656" calcext:value-type="float">
            <text:p>0,13298199056656</text:p>
          </table:table-cell>
          <table:table-cell table:formula="of:=1/[.$D$16]*[.U21]" office:value-type="float" office:value="0.522711153461694" calcext:value-type="float">
            <text:p>0,522711153461694</text:p>
          </table:table-cell>
          <table:table-cell table:formula="of:=1/[.$D$16]*[.V21]" office:value-type="float" office:value="-0.496295545286045" calcext:value-type="float">
            <text:p>-0,496295545286045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0.325542369812991" calcext:value-type="float">
            <text:p>0,325542369812991</text:p>
          </table:table-cell>
          <table:table-cell office:value-type="float" office:value="1.30216947925196" calcext:value-type="float">
            <text:p>1,30216947925196</text:p>
          </table:table-cell>
          <table:table-cell/>
          <table:table-cell office:value-type="float" office:value="0.319972293179322" calcext:value-type="float">
            <text:p>0,319972293179322</text:p>
          </table:table-cell>
          <table:table-cell office:value-type="float" office:value="-0.482743478085818" calcext:value-type="float">
            <text:p>-0,482743478085818</text:p>
          </table:table-cell>
          <table:table-cell office:value-type="float" office:value="-1.63885200233229" calcext:value-type="float">
            <text:p>-1,63885200233229</text:p>
          </table:table-cell>
          <table:table-cell office:value-type="float" office:value="1.80162318723878" calcext:value-type="float">
            <text:p>1,80162318723878</text:p>
          </table:table-cell>
          <table:table-cell/>
          <table:table-cell table:formula="of:=1/[.$D$16]*[.S22]" office:value-type="float" office:value="0.0968975987422079" calcext:value-type="float">
            <text:p>0,0968975987422079</text:p>
          </table:table-cell>
          <table:table-cell table:formula="of:=1/[.$D$16]*[.T22]" office:value-type="float" office:value="-0.146189794654384" calcext:value-type="float">
            <text:p>-0,146189794654384</text:p>
          </table:table-cell>
          <table:table-cell table:formula="of:=1/[.$D$16]*[.U22]" office:value-type="float" office:value="-0.496295545286045" calcext:value-type="float">
            <text:p>-0,496295545286045</text:p>
          </table:table-cell>
          <table:table-cell table:formula="of:=1/[.$D$16]*[.V22]" office:value-type="float" office:value="0.545587741198221" calcext:value-type="float">
            <text:p>0,545587741198221</text:p>
          </table:table-cell>
          <table:table-cell table:number-columns-repeated="10"/>
        </table:table-row>
        <table:table-row table:style-name="ro1" table:number-rows-repeated="2">
          <table:table-cell table:number-columns-repeated="37"/>
        </table:table-row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eta</text:p>
          </table:table-cell>
          <table:table-cell table:number-columns-repeated="35"/>
        </table:table-row>
        <table:table-row table:style-name="ro1">
          <table:table-cell table:formula="of:=1/SQRT(3)" office:value-type="float" office:value="0.577350269189626" calcext:value-type="float">
            <text:p>0,577350269189626</text:p>
          </table:table-cell>
          <table:table-cell table:formula="of:=-1/SQRT(3)" office:value-type="float" office:value="-0.577350269189626" calcext:value-type="float">
            <text:p>-0,577350269189626</text:p>
          </table:table-cell>
          <table:table-cell/>
          <table:table-cell table:style-name="ce6"/>
          <table:table-cell table:number-columns-repeated="33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det</text:p>
          </table:table-cell>
          <table:table-cell table:number-columns-repeated="33"/>
        </table:table-row>
        <table:table-row table:style-name="ro1">
          <table:table-cell table:formula="of:=(1+[.A26])/(3-[.B26])" office:value-type="float" office:value="0.440926985197606" calcext:value-type="float">
            <text:p>0,44092698519760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8]*[.B29]-[.B28]*[.A29]" office:value-type="float" office:value="2.23629205920958" calcext:value-type="float">
            <text:p>2,23629205920958</text:p>
          </table:table-cell>
          <table:table-cell table:number-columns-repeated="33"/>
        </table:table-row>
        <table:table-row table:style-name="ro1">
          <table:table-cell table:formula="of:=8/([.B26]-3)" office:value-type="float" office:value="-2.23629205920958" calcext:value-type="float">
            <text:p>-2,23629205920958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37"/>
        </table:table-row>
        <table:table-row table:style-name="ro1">
          <table:table-cell table:formula="of:=[.B26]-1" office:value-type="float" office:value="-1.57735026918963" calcext:value-type="float">
            <text:p>-1,57735026918963</text:p>
          </table:table-cell>
          <table:table-cell table:formula="of:=1-[.B26]" office:value-type="float" office:value="1.57735026918963" calcext:value-type="float">
            <text:p>1,57735026918963</text:p>
          </table:table-cell>
          <table:table-cell table:formula="of:=1+[.B26]" office:value-type="float" office:value="0.422649730810374" calcext:value-type="float">
            <text:p>0,422649730810374</text:p>
          </table:table-cell>
          <table:table-cell table:formula="of:=-1-[.B26]" office:value-type="float" office:value="-0.422649730810374" calcext:value-type="float">
            <text:p>-0,422649730810374</text:p>
          </table:table-cell>
          <table:table-cell/>
          <table:table-cell table:formula="of:=[.A31]/4" office:value-type="float" office:value="-0.394337567297406" calcext:value-type="float">
            <text:p>-0,394337567297406</text:p>
          </table:table-cell>
          <table:table-cell table:formula="of:=[.B31]/4" office:value-type="float" office:value="0.394337567297406" calcext:value-type="float">
            <text:p>0,394337567297406</text:p>
          </table:table-cell>
          <table:table-cell table:formula="of:=[.C31]/4" office:value-type="float" office:value="0.105662432702594" calcext:value-type="float">
            <text:p>0,105662432702594</text:p>
          </table:table-cell>
          <table:table-cell table:formula="of:=[.D31]/4" office:value-type="float" office:value="-0.105662432702594" calcext:value-type="float">
            <text:p>-0,105662432702594</text:p>
          </table:table-cell>
          <table:table-cell/>
          <table:table-cell table:number-matrix-columns-spanned="4" table:number-matrix-rows-spanned="2" table:formula="of:=MMULT([.A28:.B29];[.F31:.I32])" office:value-type="float" office:value="-0.279536507401197" calcext:value-type="float">
            <text:p>-0,279536507401197</text:p>
          </table:table-cell>
          <table:table-cell office:value-type="float" office:value="-0.220463492598803" calcext:value-type="float">
            <text:p>-0,220463492598803</text:p>
          </table:table-cell>
          <table:table-cell office:value-type="float" office:value="0.440926985197606" calcext:value-type="float">
            <text:p>0,440926985197606</text:p>
          </table:table-cell>
          <table:table-cell office:value-type="float" office:value="0.0590730148023941" calcext:value-type="float">
            <text:p>0,0590730148023941</text:p>
          </table:table-cell>
          <table:table-cell/>
          <table:table-cell table:number-matrix-columns-spanned="2" table:number-matrix-rows-spanned="4" table:formula="of:=TRANSPOSE([.K31:.N32])" office:value-type="float" office:value="-0.279536507401197" calcext:value-type="float">
            <text:p>-0,279536507401197</text:p>
          </table:table-cell>
          <table:table-cell office:value-type="float" office:value="0.881853970395212" calcext:value-type="float">
            <text:p>0,881853970395212</text:p>
          </table:table-cell>
          <table:table-cell/>
          <table:table-cell table:number-matrix-columns-spanned="4" table:number-matrix-rows-spanned="4" table:formula="of:=MMULT([.P31:.Q34];[.K31:.N32])" office:value-type="float" office:value="0.855807084071859" calcext:value-type="float">
            <text:p>0,855807084071859</text:p>
          </table:table-cell>
          <table:table-cell office:value-type="float" office:value="-0.71603883037126" calcext:value-type="float">
            <text:p>-0,71603883037126</text:p>
          </table:table-cell>
          <table:table-cell office:value-type="float" office:value="-0.331630280047903" calcext:value-type="float">
            <text:p>-0,331630280047903</text:p>
          </table:table-cell>
          <table:table-cell office:value-type="float" office:value="0.191862026347305" calcext:value-type="float">
            <text:p>0,191862026347305</text:p>
          </table:table-cell>
          <table:table-cell/>
          <table:table-cell table:formula="of:=1/[.$D$28]*[.S31]" office:value-type="float" office:value="0.382690212822357" calcext:value-type="float">
            <text:p>0,382690212822357</text:p>
          </table:table-cell>
          <table:table-cell table:formula="of:=1/[.$D$28]*[.T31]" office:value-type="float" office:value="-0.320190212822357" calcext:value-type="float">
            <text:p>-0,320190212822357</text:p>
          </table:table-cell>
          <table:table-cell table:formula="of:=1/[.$D$28]*[.U31]" office:value-type="float" office:value="-0.1482947089501" calcext:value-type="float">
            <text:p>-0,1482947089501</text:p>
          </table:table-cell>
          <table:table-cell table:formula="of:=1/[.$D$28]*[.V31]" office:value-type="float" office:value="0.0857947089500997" calcext:value-type="float">
            <text:p>0,0857947089500997</text:p>
          </table:table-cell>
          <table:table-cell table:number-columns-repeated="10"/>
        </table:table-row>
        <table:table-row table:style-name="ro1">
          <table:table-cell table:formula="of:=[.A26]-1" office:value-type="float" office:value="-0.422649730810374" calcext:value-type="float">
            <text:p>-0,422649730810374</text:p>
          </table:table-cell>
          <table:table-cell table:formula="of:=-[.A26]-1" office:value-type="float" office:value="-1.57735026918963" calcext:value-type="float">
            <text:p>-1,57735026918963</text:p>
          </table:table-cell>
          <table:table-cell table:formula="of:=1+[.A26]" office:value-type="float" office:value="1.57735026918963" calcext:value-type="float">
            <text:p>1,57735026918963</text:p>
          </table:table-cell>
          <table:table-cell table:formula="of:=1-[.A26]" office:value-type="float" office:value="0.422649730810374" calcext:value-type="float">
            <text:p>0,422649730810374</text:p>
          </table:table-cell>
          <table:table-cell/>
          <table:table-cell table:formula="of:=[.A32]/4" office:value-type="float" office:value="-0.105662432702594" calcext:value-type="float">
            <text:p>-0,105662432702594</text:p>
          </table:table-cell>
          <table:table-cell table:formula="of:=[.B32]/4" office:value-type="float" office:value="-0.394337567297406" calcext:value-type="float">
            <text:p>-0,394337567297406</text:p>
          </table:table-cell>
          <table:table-cell table:formula="of:=[.C32]/4" office:value-type="float" office:value="0.394337567297406" calcext:value-type="float">
            <text:p>0,394337567297406</text:p>
          </table:table-cell>
          <table:table-cell table:formula="of:=[.D32]/4" office:value-type="float" office:value="0.105662432702594" calcext:value-type="float">
            <text:p>0,105662432702594</text:p>
          </table:table-cell>
          <table:table-cell/>
          <table:table-cell office:value-type="float" office:value="0.881853970395212" calcext:value-type="float">
            <text:p>0,881853970395212</text:p>
          </table:table-cell>
          <table:table-cell office:value-type="float" office:value="-0.881853970395212" calcext:value-type="float">
            <text:p>-0,881853970395212</text:p>
          </table:table-cell>
          <table:table-cell office:value-type="float" office:value="-0.236292059209576" calcext:value-type="float">
            <text:p>-0,236292059209576</text:p>
          </table:table-cell>
          <table:table-cell office:value-type="float" office:value="0.236292059209576" calcext:value-type="float">
            <text:p>0,236292059209576</text:p>
          </table:table-cell>
          <table:table-cell/>
          <table:table-cell office:value-type="float" office:value="-0.220463492598803" calcext:value-type="float">
            <text:p>-0,220463492598803</text:p>
          </table:table-cell>
          <table:table-cell office:value-type="float" office:value="-0.881853970395212" calcext:value-type="float">
            <text:p>-0,881853970395212</text:p>
          </table:table-cell>
          <table:table-cell/>
          <table:table-cell office:value-type="float" office:value="-0.71603883037126" calcext:value-type="float">
            <text:p>-0,71603883037126</text:p>
          </table:table-cell>
          <table:table-cell office:value-type="float" office:value="0.826270576670662" calcext:value-type="float">
            <text:p>0,826270576670662</text:p>
          </table:table-cell>
          <table:table-cell office:value-type="float" office:value="0.1111667874491" calcext:value-type="float">
            <text:p>0,1111667874491</text:p>
          </table:table-cell>
          <table:table-cell office:value-type="float" office:value="-0.221398533748502" calcext:value-type="float">
            <text:p>-0,221398533748502</text:p>
          </table:table-cell>
          <table:table-cell/>
          <table:table-cell table:formula="of:=1/[.$D$28]*[.S32]" office:value-type="float" office:value="-0.320190212822357" calcext:value-type="float">
            <text:p>-0,320190212822357</text:p>
          </table:table-cell>
          <table:table-cell table:formula="of:=1/[.$D$28]*[.T32]" office:value-type="float" office:value="0.369482408734532" calcext:value-type="float">
            <text:p>0,369482408734532</text:p>
          </table:table-cell>
          <table:table-cell table:formula="of:=1/[.$D$28]*[.U32]" office:value-type="float" office:value="0.0497103171257481" calcext:value-type="float">
            <text:p>0,0497103171257481</text:p>
          </table:table-cell>
          <table:table-cell table:formula="of:=1/[.$D$28]*[.V32]" office:value-type="float" office:value="-0.0990025130379239" calcext:value-type="float">
            <text:p>-0,0990025130379239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0.440926985197606" calcext:value-type="float">
            <text:p>0,440926985197606</text:p>
          </table:table-cell>
          <table:table-cell office:value-type="float" office:value="-0.236292059209576" calcext:value-type="float">
            <text:p>-0,236292059209576</text:p>
          </table:table-cell>
          <table:table-cell/>
          <table:table-cell office:value-type="float" office:value="-0.331630280047903" calcext:value-type="float">
            <text:p>-0,331630280047903</text:p>
          </table:table-cell>
          <table:table-cell office:value-type="float" office:value="0.1111667874491" calcext:value-type="float">
            <text:p>0,1111667874491</text:p>
          </table:table-cell>
          <table:table-cell office:value-type="float" office:value="0.250250543520952" calcext:value-type="float">
            <text:p>0,250250543520952</text:p>
          </table:table-cell>
          <table:table-cell office:value-type="float" office:value="-0.0297870509221487" calcext:value-type="float">
            <text:p>-0,0297870509221487</text:p>
          </table:table-cell>
          <table:table-cell/>
          <table:table-cell table:formula="of:=1/[.$D$28]*[.S33]" office:value-type="float" office:value="-0.1482947089501" calcext:value-type="float">
            <text:p>-0,1482947089501</text:p>
          </table:table-cell>
          <table:table-cell table:formula="of:=1/[.$D$28]*[.T33]" office:value-type="float" office:value="0.0497103171257481" calcext:value-type="float">
            <text:p>0,0497103171257481</text:p>
          </table:table-cell>
          <table:table-cell table:formula="of:=1/[.$D$28]*[.U33]" office:value-type="float" office:value="0.111904231153691" calcext:value-type="float">
            <text:p>0,111904231153691</text:p>
          </table:table-cell>
          <table:table-cell table:formula="of:=1/[.$D$28]*[.V33]" office:value-type="float" office:value="-0.0133198393293392" calcext:value-type="float">
            <text:p>-0,0133198393293392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0.0590730148023941" calcext:value-type="float">
            <text:p>0,0590730148023941</text:p>
          </table:table-cell>
          <table:table-cell office:value-type="float" office:value="0.236292059209576" calcext:value-type="float">
            <text:p>0,236292059209576</text:p>
          </table:table-cell>
          <table:table-cell/>
          <table:table-cell office:value-type="float" office:value="0.191862026347305" calcext:value-type="float">
            <text:p>0,191862026347305</text:p>
          </table:table-cell>
          <table:table-cell office:value-type="float" office:value="-0.221398533748502" calcext:value-type="float">
            <text:p>-0,221398533748502</text:p>
          </table:table-cell>
          <table:table-cell office:value-type="float" office:value="-0.0297870509221487" calcext:value-type="float">
            <text:p>-0,0297870509221487</text:p>
          </table:table-cell>
          <table:table-cell office:value-type="float" office:value="0.0593235583233457" calcext:value-type="float">
            <text:p>0,0593235583233457</text:p>
          </table:table-cell>
          <table:table-cell/>
          <table:table-cell table:formula="of:=1/[.$D$28]*[.S34]" office:value-type="float" office:value="0.0857947089500997" calcext:value-type="float">
            <text:p>0,0857947089500997</text:p>
          </table:table-cell>
          <table:table-cell table:formula="of:=1/[.$D$28]*[.T34]" office:value-type="float" office:value="-0.0990025130379239" calcext:value-type="float">
            <text:p>-0,0990025130379239</text:p>
          </table:table-cell>
          <table:table-cell table:formula="of:=1/[.$D$28]*[.U34]" office:value-type="float" office:value="-0.0133198393293392" calcext:value-type="float">
            <text:p>-0,0133198393293392</text:p>
          </table:table-cell>
          <table:table-cell table:formula="of:=1/[.$D$28]*[.V34]" office:value-type="float" office:value="0.0265276434171634" calcext:value-type="float">
            <text:p>0,0265276434171634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6"/>
          <table:table-cell table:number-columns-repeated="33"/>
        </table:table-row>
        <table:table-row table:style-name="ro1">
          <table:table-cell table:number-columns-repeated="5"/>
          <table:table-cell table:style-name="ce11" table:number-columns-repeated="4"/>
          <table:table-cell table:number-columns-repeated="28"/>
        </table:table-row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eta</text:p>
          </table:table-cell>
          <table:table-cell table:number-columns-repeated="3"/>
          <table:table-cell table:style-name="ce11" table:number-columns-repeated="4"/>
          <table:table-cell table:number-columns-repeated="28"/>
        </table:table-row>
        <table:table-row table:style-name="ro1">
          <table:table-cell table:formula="of:=1/SQRT(3)" office:value-type="float" office:value="0.577350269189626" calcext:value-type="float">
            <text:p>0,577350269189626</text:p>
          </table:table-cell>
          <table:table-cell table:formula="of:=1/SQRT(3)" office:value-type="float" office:value="0.577350269189626" calcext:value-type="float">
            <text:p>0,57735026918962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det</text:p>
          </table:table-cell>
          <table:table-cell table:number-columns-repeated="33"/>
        </table:table-row>
        <table:table-row table:style-name="ro1">
          <table:table-cell table:formula="of:=(1+[.A38])/(3-[.B38])" office:value-type="float" office:value="0.651084739625981" calcext:value-type="float">
            <text:p>0,65108473962598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0]*[.B41]-[.B40]*[.A41]" office:value-type="float" office:value="3.30216947925196" calcext:value-type="float">
            <text:p>3,30216947925196</text:p>
          </table:table-cell>
          <table:table-cell table:number-columns-repeated="33"/>
        </table:table-row>
        <table:table-row table:style-name="ro1">
          <table:table-cell table:formula="of:=8/([.B38]-3)" office:value-type="float" office:value="-3.30216947925196" calcext:value-type="float">
            <text:p>-3,30216947925196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37"/>
        </table:table-row>
        <table:table-row table:style-name="ro1">
          <table:table-cell table:formula="of:=[.B38]-1" office:value-type="float" office:value="-0.422649730810374" calcext:value-type="float">
            <text:p>-0,422649730810374</text:p>
          </table:table-cell>
          <table:table-cell table:formula="of:=1-[.B38]" office:value-type="float" office:value="0.422649730810374" calcext:value-type="float">
            <text:p>0,422649730810374</text:p>
          </table:table-cell>
          <table:table-cell table:formula="of:=1+[.B38]" office:value-type="float" office:value="1.57735026918963" calcext:value-type="float">
            <text:p>1,57735026918963</text:p>
          </table:table-cell>
          <table:table-cell table:formula="of:=-1-[.B38]" office:value-type="float" office:value="-1.57735026918963" calcext:value-type="float">
            <text:p>-1,57735026918963</text:p>
          </table:table-cell>
          <table:table-cell/>
          <table:table-cell table:formula="of:=[.A43]/4" office:value-type="float" office:value="-0.105662432702594" calcext:value-type="float">
            <text:p>-0,105662432702594</text:p>
          </table:table-cell>
          <table:table-cell table:formula="of:=[.B43]/4" office:value-type="float" office:value="0.105662432702594" calcext:value-type="float">
            <text:p>0,105662432702594</text:p>
          </table:table-cell>
          <table:table-cell table:formula="of:=[.C43]/4" office:value-type="float" office:value="0.394337567297406" calcext:value-type="float">
            <text:p>0,394337567297406</text:p>
          </table:table-cell>
          <table:table-cell table:formula="of:=[.D43]/4" office:value-type="float" office:value="-0.394337567297406" calcext:value-type="float">
            <text:p>-0,394337567297406</text:p>
          </table:table-cell>
          <table:table-cell/>
          <table:table-cell table:number-matrix-columns-spanned="4" table:number-matrix-rows-spanned="2" table:formula="of:=MMULT([.A40:.B41];[.F43:.I44])" office:value-type="float" office:value="-0.174457630187009" calcext:value-type="float">
            <text:p>-0,174457630187009</text:p>
          </table:table-cell>
          <table:table-cell office:value-type="float" office:value="-0.325542369812991" calcext:value-type="float">
            <text:p>-0,325542369812991</text:p>
          </table:table-cell>
          <table:table-cell office:value-type="float" office:value="0.651084739625981" calcext:value-type="float">
            <text:p>0,651084739625981</text:p>
          </table:table-cell>
          <table:table-cell office:value-type="float" office:value="-0.151084739625981" calcext:value-type="float">
            <text:p>-0,151084739625981</text:p>
          </table:table-cell>
          <table:table-cell/>
          <table:table-cell table:number-matrix-columns-spanned="2" table:number-matrix-rows-spanned="4" table:formula="of:=TRANSPOSE([.K43:.N44])" office:value-type="float" office:value="-0.174457630187009" calcext:value-type="float">
            <text:p>-0,174457630187009</text:p>
          </table:table-cell>
          <table:table-cell office:value-type="float" office:value="0.348915260374019" calcext:value-type="float">
            <text:p>0,348915260374019</text:p>
          </table:table-cell>
          <table:table-cell/>
          <table:table-cell table:number-matrix-columns-spanned="4" table:number-matrix-rows-spanned="4" table:formula="of:=MMULT([.P43:.Q46];[.K43:.N44])" office:value-type="float" office:value="0.152177323652337" calcext:value-type="float">
            <text:p>0,152177323652337</text:p>
          </table:table-cell>
          <table:table-cell office:value-type="float" office:value="-0.064948508558832" calcext:value-type="float">
            <text:p>-0,064948508558832</text:p>
          </table:table-cell>
          <table:table-cell office:value-type="float" office:value="-0.567933503630374" calcext:value-type="float">
            <text:p>-0,567933503630374</text:p>
          </table:table-cell>
          <table:table-cell office:value-type="float" office:value="0.480704688536869" calcext:value-type="float">
            <text:p>0,480704688536869</text:p>
          </table:table-cell>
          <table:table-cell/>
          <table:table-cell table:formula="of:=1/[.$D$40]*[.S43]" office:value-type="float" office:value="0.0460840440227221" calcext:value-type="float">
            <text:p>0,0460840440227221</text:p>
          </table:table-cell>
          <table:table-cell table:formula="of:=1/[.$D$40]*[.T43]" office:value-type="float" office:value="-0.0196684358470737" calcext:value-type="float">
            <text:p>-0,0196684358470737</text:p>
          </table:table-cell>
          <table:table-cell table:formula="of:=1/[.$D$40]*[.U43]" office:value-type="float" office:value="-0.17198799371104" calcext:value-type="float">
            <text:p>-0,17198799371104</text:p>
          </table:table-cell>
          <table:table-cell table:formula="of:=1/[.$D$40]*[.V43]" office:value-type="float" office:value="0.145572385535391" calcext:value-type="float">
            <text:p>0,145572385535391</text:p>
          </table:table-cell>
          <table:table-cell table:number-columns-repeated="10"/>
        </table:table-row>
        <table:table-row table:style-name="ro1">
          <table:table-cell table:formula="of:=[.A38]-1" office:value-type="float" office:value="-0.422649730810374" calcext:value-type="float">
            <text:p>-0,422649730810374</text:p>
          </table:table-cell>
          <table:table-cell table:formula="of:=-[.A38]-1" office:value-type="float" office:value="-1.57735026918963" calcext:value-type="float">
            <text:p>-1,57735026918963</text:p>
          </table:table-cell>
          <table:table-cell table:formula="of:=1+[.A38]" office:value-type="float" office:value="1.57735026918963" calcext:value-type="float">
            <text:p>1,57735026918963</text:p>
          </table:table-cell>
          <table:table-cell table:formula="of:=1-[.A38]" office:value-type="float" office:value="0.422649730810374" calcext:value-type="float">
            <text:p>0,422649730810374</text:p>
          </table:table-cell>
          <table:table-cell/>
          <table:table-cell table:formula="of:=[.A44]/4" office:value-type="float" office:value="-0.105662432702594" calcext:value-type="float">
            <text:p>-0,105662432702594</text:p>
          </table:table-cell>
          <table:table-cell table:formula="of:=[.B44]/4" office:value-type="float" office:value="-0.394337567297406" calcext:value-type="float">
            <text:p>-0,394337567297406</text:p>
          </table:table-cell>
          <table:table-cell table:formula="of:=[.C44]/4" office:value-type="float" office:value="0.394337567297406" calcext:value-type="float">
            <text:p>0,394337567297406</text:p>
          </table:table-cell>
          <table:table-cell table:formula="of:=[.D44]/4" office:value-type="float" office:value="0.105662432702594" calcext:value-type="float">
            <text:p>0,105662432702594</text:p>
          </table:table-cell>
          <table:table-cell/>
          <table:table-cell office:value-type="float" office:value="0.348915260374019" calcext:value-type="float">
            <text:p>0,348915260374019</text:p>
          </table:table-cell>
          <table:table-cell office:value-type="float" office:value="-0.348915260374019" calcext:value-type="float">
            <text:p>-0,348915260374019</text:p>
          </table:table-cell>
          <table:table-cell office:value-type="float" office:value="-1.30216947925196" calcext:value-type="float">
            <text:p>-1,30216947925196</text:p>
          </table:table-cell>
          <table:table-cell office:value-type="float" office:value="1.30216947925196" calcext:value-type="float">
            <text:p>1,30216947925196</text:p>
          </table:table-cell>
          <table:table-cell/>
          <table:table-cell office:value-type="float" office:value="-0.325542369812991" calcext:value-type="float">
            <text:p>-0,325542369812991</text:p>
          </table:table-cell>
          <table:table-cell office:value-type="float" office:value="-0.348915260374019" calcext:value-type="float">
            <text:p>-0,348915260374019</text:p>
          </table:table-cell>
          <table:table-cell/>
          <table:table-cell office:value-type="float" office:value="-0.064948508558832" calcext:value-type="float">
            <text:p>-0,064948508558832</text:p>
          </table:table-cell>
          <table:table-cell office:value-type="float" office:value="0.227719693465327" calcext:value-type="float">
            <text:p>0,227719693465327</text:p>
          </table:table-cell>
          <table:table-cell office:value-type="float" office:value="0.242391133817383" calcext:value-type="float">
            <text:p>0,242391133817383</text:p>
          </table:table-cell>
          <table:table-cell office:value-type="float" office:value="-0.405162318723878" calcext:value-type="float">
            <text:p>-0,405162318723878</text:p>
          </table:table-cell>
          <table:table-cell/>
          <table:table-cell table:formula="of:=1/[.$D$40]*[.S44]" office:value-type="float" office:value="-0.0196684358470737" calcext:value-type="float">
            <text:p>-0,0196684358470737</text:p>
          </table:table-cell>
          <table:table-cell table:formula="of:=1/[.$D$40]*[.T44]" office:value-type="float" office:value="0.0689606317592495" calcext:value-type="float">
            <text:p>0,0689606317592495</text:p>
          </table:table-cell>
          <table:table-cell table:formula="of:=1/[.$D$40]*[.U44]" office:value-type="float" office:value="0.0734036018866881" calcext:value-type="float">
            <text:p>0,0734036018866881</text:p>
          </table:table-cell>
          <table:table-cell table:formula="of:=1/[.$D$40]*[.V44]" office:value-type="float" office:value="-0.122695797798864" calcext:value-type="float">
            <text:p>-0,122695797798864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0.651084739625981" calcext:value-type="float">
            <text:p>0,651084739625981</text:p>
          </table:table-cell>
          <table:table-cell office:value-type="float" office:value="-1.30216947925196" calcext:value-type="float">
            <text:p>-1,30216947925196</text:p>
          </table:table-cell>
          <table:table-cell/>
          <table:table-cell office:value-type="float" office:value="-0.567933503630374" calcext:value-type="float">
            <text:p>-0,567933503630374</text:p>
          </table:table-cell>
          <table:table-cell office:value-type="float" office:value="0.242391133817383" calcext:value-type="float">
            <text:p>0,242391133817383</text:p>
          </table:table-cell>
          <table:table-cell office:value-type="float" office:value="2.11955669086916" calcext:value-type="float">
            <text:p>2,11955669086916</text:p>
          </table:table-cell>
          <table:table-cell office:value-type="float" office:value="-1.79401432105617" calcext:value-type="float">
            <text:p>-1,79401432105617</text:p>
          </table:table-cell>
          <table:table-cell/>
          <table:table-cell table:formula="of:=1/[.$D$40]*[.S45]" office:value-type="float" office:value="-0.17198799371104" calcext:value-type="float">
            <text:p>-0,17198799371104</text:p>
          </table:table-cell>
          <table:table-cell table:formula="of:=1/[.$D$40]*[.T45]" office:value-type="float" office:value="0.0734036018866881" calcext:value-type="float">
            <text:p>0,0734036018866881</text:p>
          </table:table-cell>
          <table:table-cell table:formula="of:=1/[.$D$40]*[.U45]" office:value-type="float" office:value="0.641867930821437" calcext:value-type="float">
            <text:p>0,641867930821437</text:p>
          </table:table-cell>
          <table:table-cell table:formula="of:=1/[.$D$40]*[.V45]" office:value-type="float" office:value="-0.543283538997085" calcext:value-type="float">
            <text:p>-0,543283538997085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float" office:value="-0.151084739625981" calcext:value-type="float">
            <text:p>-0,151084739625981</text:p>
          </table:table-cell>
          <table:table-cell office:value-type="float" office:value="1.30216947925196" calcext:value-type="float">
            <text:p>1,30216947925196</text:p>
          </table:table-cell>
          <table:table-cell/>
          <table:table-cell office:value-type="float" office:value="0.480704688536869" calcext:value-type="float">
            <text:p>0,480704688536869</text:p>
          </table:table-cell>
          <table:table-cell office:value-type="float" office:value="-0.405162318723878" calcext:value-type="float">
            <text:p>-0,405162318723878</text:p>
          </table:table-cell>
          <table:table-cell office:value-type="float" office:value="-1.79401432105617" calcext:value-type="float">
            <text:p>-1,79401432105617</text:p>
          </table:table-cell>
          <table:table-cell office:value-type="float" office:value="1.71847195124318" calcext:value-type="float">
            <text:p>1,71847195124318</text:p>
          </table:table-cell>
          <table:table-cell/>
          <table:table-cell table:formula="of:=1/[.$D$40]*[.S46]" office:value-type="float" office:value="0.145572385535391" calcext:value-type="float">
            <text:p>0,145572385535391</text:p>
          </table:table-cell>
          <table:table-cell table:formula="of:=1/[.$D$40]*[.T46]" office:value-type="float" office:value="-0.122695797798864" calcext:value-type="float">
            <text:p>-0,122695797798864</text:p>
          </table:table-cell>
          <table:table-cell table:formula="of:=1/[.$D$40]*[.U46]" office:value-type="float" office:value="-0.543283538997085" calcext:value-type="float">
            <text:p>-0,543283538997085</text:p>
          </table:table-cell>
          <table:table-cell table:formula="of:=1/[.$D$40]*[.V46]" office:value-type="float" office:value="0.520406951260558" calcext:value-type="float">
            <text:p>0,520406951260558</text:p>
          </table:table-cell>
          <table:table-cell table:number-columns-repeated="10"/>
        </table:table-row>
      </table:table>
      <table:table table:name="self_check_example" table:style-name="ta1">
        <table:table-column table:style-name="co1" table:number-columns-repeated="33" table:default-cell-style-name="Default"/>
        <table:table-column table:style-name="co6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eta</text:p>
          </table:table-cell>
          <table:table-cell table:number-columns-repeated="40"/>
        </table:table-row>
        <table:table-row table:style-name="ro1">
          <table:table-cell table:formula="of:=-1/SQRT(3)" office:value-type="float" office:value="-0.577350269189626" calcext:value-type="float">
            <text:p>-0,577350269189626</text:p>
          </table:table-cell>
          <table:table-cell table:formula="of:=-1/SQRT(3)" office:value-type="float" office:value="-0.577350269189626" calcext:value-type="float">
            <text:p>-0,57735026918962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coordinates</text:p>
          </table:table-cell>
          <table:table-cell table:number-columns-repeated="3"/>
          <table:table-cell office:value-type="string" calcext:value-type="string">
            <text:p>jacobian</text:p>
          </table:table-cell>
          <table:table-cell table:number-columns-repeated="2"/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inversejacob</text:p>
          </table:table-cell>
          <table:table-cell table:number-columns-repeated="32"/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3.04" calcext:value-type="float">
            <text:p>3,04</text:p>
          </table:table-cell>
          <table:table-cell table:number-columns-repeated="2"/>
          <table:table-cell table:number-matrix-columns-spanned="2" table:number-matrix-rows-spanned="2" table:formula="of:=MMULT([.A9:.D10];[.A4:.B7])" office:value-type="float" office:value="0.299999999999999" calcext:value-type="float">
            <text:p>0,299999999999999</text:p>
          </table:table-cell>
          <table:table-cell office:value-type="float" office:value="0.0715470053837926" calcext:value-type="float">
            <text:p>0,0715470053837926</text:p>
          </table:table-cell>
          <table:table-cell/>
          <table:table-cell table:formula="of:=[.E4]*[.F5]-[.F4]*[.E5]" office:value-type="float" office:value="0.0694641016151376" calcext:value-type="float">
            <text:p>0,0694641016151376</text:p>
          </table:table-cell>
          <table:table-cell/>
          <table:table-cell table:formula="of:=1/[.H4]*[.F5]" office:value-type="float" office:value="3.33333333333334" calcext:value-type="float">
            <text:p>3,33333333333334</text:p>
          </table:table-cell>
          <table:table-cell table:formula="of:=-1/[.H4]*[.F4]" office:value-type="float" office:value="-1.02998532652441" calcext:value-type="float">
            <text:p>-1,02998532652441</text:p>
          </table:table-cell>
          <table:table-cell/>
          <table:table-cell table:formula="of:=(1-[.A2])*(1-[.B2])/4" office:value-type="float" office:value="0.622008467928146" calcext:value-type="float">
            <text:p>0,622008467928146</text:p>
          </table:table-cell>
          <table:table-cell table:formula="of:=(1+[.A2])*(1-[.B2])/4" office:value-type="float" office:value="0.166666666666667" calcext:value-type="float">
            <text:p>0,166666666666667</text:p>
          </table:table-cell>
          <table:table-cell table:formula="of:=(1+[.A2])*(1+[.B2])/4" office:value-type="float" office:value="0.0446581987385204" calcext:value-type="float">
            <text:p>0,0446581987385204</text:p>
          </table:table-cell>
          <table:table-cell table:formula="of:=(1-[.A2])*(1+[.B2])/4" office:value-type="float" office:value="0.166666666666667" calcext:value-type="float">
            <text:p>0,166666666666667</text:p>
          </table:table-cell>
          <table:table-cell/>
          <table:table-cell table:number-matrix-columns-spanned="1" table:number-matrix-rows-spanned="1" table:formula="of:=MMULT([.M4:.P4];[.B4:.B7])" office:value-type="float" office:value="3.17167525796024" calcext:value-type="float">
            <text:p>3,17167525796024</text:p>
          </table:table-cell>
          <table:table-cell table:number-columns-repeated="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231547005383793" calcext:value-type="float">
            <text:p>0,231547005383793</text:p>
          </table:table-cell>
          <table:table-cell table:number-columns-repeated="3"/>
          <table:table-cell table:formula="of:=-1/[.H4]*[.E5]" office:value-type="float" office:value="-0" calcext:value-type="float">
            <text:p>0</text:p>
          </table:table-cell>
          <table:table-cell table:formula="of:=1/[.H4]*[.E4]" office:value-type="float" office:value="4.31877751276673" calcext:value-type="float">
            <text:p>4,31877751276673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,6</text:p>
          </table:table-cell>
          <table:table-cell table:number-columns-repeated="40"/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3.52" calcext:value-type="float">
            <text:p>3,5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gradientmatrix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6"/>
        </table:table-row>
        <table:table-row table:style-name="ro1">
          <table:table-cell table:formula="of:=1/4*([.B2]-1)" office:value-type="float" office:value="-0.394337567297406" calcext:value-type="float">
            <text:p>-0,394337567297406</text:p>
          </table:table-cell>
          <table:table-cell table:formula="of:=1/4*(1-[.B2])" office:value-type="float" office:value="0.394337567297406" calcext:value-type="float">
            <text:p>0,394337567297406</text:p>
          </table:table-cell>
          <table:table-cell table:formula="of:=1/4*(1+[.B2])" office:value-type="float" office:value="0.105662432702594" calcext:value-type="float">
            <text:p>0,105662432702594</text:p>
          </table:table-cell>
          <table:table-cell table:formula="of:=-1/4*(1+[.B2])" office:value-type="float" office:value="-0.105662432702594" calcext:value-type="float">
            <text:p>-0,105662432702594</text:p>
          </table:table-cell>
          <table:table-cell/>
          <table:table-cell table:number-matrix-columns-spanned="4" table:number-matrix-rows-spanned="2" table:formula="of:=MMULT([.J4:.K5];[.A9:.D10])" office:value-type="float" office:value="-0.908296649644362" calcext:value-type="float">
            <text:p>-0,908296649644362</text:p>
          </table:table-cell>
          <table:table-cell office:value-type="float" office:value="1.42328931290657" calcext:value-type="float">
            <text:p>1,42328931290657</text:p>
          </table:table-cell>
          <table:table-cell office:value-type="float" office:value="0.243377353760101" calcext:value-type="float">
            <text:p>0,243377353760101</text:p>
          </table:table-cell>
          <table:table-cell office:value-type="float" office:value="-0.758370017022308" calcext:value-type="float">
            <text:p>-0,758370017022308</text:p>
          </table:table-cell>
          <table:table-cell/>
          <table:table-cell table:number-matrix-columns-spanned="2" table:number-matrix-rows-spanned="4" table:formula="of:=TRANSPOSE([.F9:.I10])" office:value-type="float" office:value="-0.908296649644362" calcext:value-type="float">
            <text:p>-0,908296649644362</text:p>
          </table:table-cell>
          <table:table-cell office:value-type="float" office:value="-1.70305621808318" calcext:value-type="float">
            <text:p>-1,70305621808318</text:p>
          </table:table-cell>
          <table:table-cell/>
          <table:table-cell table:number-matrix-columns-spanned="4" table:number-matrix-rows-spanned="4" table:formula="of:=MMULT([.K9:.L12];[.F9:.I10])" office:value-type="float" office:value="3.72540328570694" calcext:value-type="float">
            <text:p>3,72540328570694</text:p>
          </table:table-cell>
          <table:table-cell office:value-type="float" office:value="-0.515608947521848" calcext:value-type="float">
            <text:p>-0,515608947521848</text:p>
          </table:table-cell>
          <table:table-cell office:value-type="float" office:value="-0.998218801885426" calcext:value-type="float">
            <text:p>-0,998218801885426</text:p>
          </table:table-cell>
          <table:table-cell office:value-type="float" office:value="-2.21157553629967" calcext:value-type="float">
            <text:p>-2,21157553629967</text:p>
          </table:table-cell>
          <table:table-cell/>
          <table:table-cell table:formula="of:=[.N9]*[.$H$4]" office:value-type="float" office:value="0.258781792395715" calcext:value-type="float">
            <text:p>0,258781792395715</text:p>
          </table:table-cell>
          <table:table-cell table:formula="of:=[.O9]*[.$H$4]" office:value-type="float" office:value="-0.0358163123243318" calcext:value-type="float">
            <text:p>-0,0358163123243318</text:p>
          </table:table-cell>
          <table:table-cell table:formula="of:=[.P9]*[.$H$4]" office:value-type="float" office:value="-0.0693403722883102" calcext:value-type="float">
            <text:p>-0,0693403722883102</text:p>
          </table:table-cell>
          <table:table-cell table:formula="of:=[.Q9]*[.$H$4]" office:value-type="float" office:value="-0.153625107783073" calcext:value-type="float">
            <text:p>-0,153625107783073</text:p>
          </table:table-cell>
          <table:table-cell/>
          <table:table-cell table:formula="of:=[.S9]+[.S24]+[.S39]+[.S54]" office:value-type="float" office:value="0.586464088397789" calcext:value-type="float">
            <text:p>0,586464088397789</text:p>
          </table:table-cell>
          <table:table-cell table:formula="of:=[.T9]+[.T24]+[.T39]+[.T54]" office:value-type="float" office:value="-0.00709023941068244" calcext:value-type="float">
            <text:p>-0,00709023941068244</text:p>
          </table:table-cell>
          <table:table-cell table:formula="of:=[.U9]+[.U24]+[.U39]+[.U54]" office:value-type="float" office:value="-0.259576427255985" calcext:value-type="float">
            <text:p>-0,259576427255985</text:p>
          </table:table-cell>
          <table:table-cell table:formula="of:=[.V9]+[.V24]+[.V39]+[.V54]" office:value-type="float" office:value="-0.319797421731122" calcext:value-type="float">
            <text:p>-0,319797421731122</text:p>
          </table:table-cell>
          <table:table-cell/>
          <table:table-cell table:formula="of:=[.$R$4]*[.S9]" office:value-type="float" office:value="0.820771808152091" calcext:value-type="float">
            <text:p>0,820771808152091</text:p>
          </table:table-cell>
          <table:table-cell table:formula="of:=[.$R$4]*[.T9]" office:value-type="float" office:value="-0.113597711630459" calcext:value-type="float">
            <text:p>-0,113597711630459</text:p>
          </table:table-cell>
          <table:table-cell table:formula="of:=[.$R$4]*[.U9]" office:value-type="float" office:value="-0.219925143164585" calcext:value-type="float">
            <text:p>-0,219925143164585</text:p>
          </table:table-cell>
          <table:table-cell table:formula="of:=[.$R$4]*[.V9]" office:value-type="float" office:value="-0.487248953357046" calcext:value-type="float">
            <text:p>-0,487248953357046</text:p>
          </table:table-cell>
          <table:table-cell/>
          <table:table-cell table:formula="of:=[.AC9]+[.AC24]+[.AC39]+[.AC54]" office:value-type="float" office:value="1.92941190914671" calcext:value-type="float">
            <text:p>1,92941190914671</text:p>
          </table:table-cell>
          <table:table-cell table:formula="of:=[.AD9]+[.AD24]+[.AD39]+[.AD54]" office:value-type="float" office:value="0.00119459791282658" calcext:value-type="float">
            <text:p>0,00119459791282658</text:p>
          </table:table-cell>
          <table:table-cell table:formula="of:=[.AE9]+[.AE24]+[.AE39]+[.AE54]" office:value-type="float" office:value="-0.868750153468384" calcext:value-type="float">
            <text:p>-0,868750153468384</text:p>
          </table:table-cell>
          <table:table-cell table:formula="of:=[.AF9]+[.AF24]+[.AF39]+[.AF54]" office:value-type="float" office:value="-1.06185635359116" calcext:value-type="float">
            <text:p>-1,06185635359116</text:p>
          </table:table-cell>
          <table:table-cell/>
          <table:table-cell table:formula="of:=2*PI()*[.AH9]" office:value-type="float" office:value="12.1228525590479" calcext:value-type="float">
            <text:p>12,1228525590479</text:p>
          </table:table-cell>
          <table:table-cell table:formula="of:=2*PI()*[.AI9]" office:value-type="float" office:value="0.00750588005385939" calcext:value-type="float">
            <text:p>0,00750588005385939</text:p>
          </table:table-cell>
          <table:table-cell table:formula="of:=2*PI()*[.AJ9]" office:value-type="float" office:value="-5.45851819988256" calcext:value-type="float">
            <text:p>-5,45851819988256</text:p>
          </table:table-cell>
          <table:table-cell table:formula="of:=2*PI()*[.AK9]" office:value-type="float" office:value="-6.67184023921924" calcext:value-type="float">
            <text:p>-6,67184023921924</text:p>
          </table:table-cell>
        </table:table-row>
        <table:table-row table:style-name="ro1">
          <table:table-cell table:formula="of:=1/4*([.A2]-1)" office:value-type="float" office:value="-0.394337567297406" calcext:value-type="float">
            <text:p>-0,394337567297406</text:p>
          </table:table-cell>
          <table:table-cell table:formula="of:=1/4*(-[.A2]-1)" office:value-type="float" office:value="-0.105662432702594" calcext:value-type="float">
            <text:p>-0,105662432702594</text:p>
          </table:table-cell>
          <table:table-cell table:formula="of:=1/4*(1+[.A2])" office:value-type="float" office:value="0.105662432702594" calcext:value-type="float">
            <text:p>0,105662432702594</text:p>
          </table:table-cell>
          <table:table-cell table:formula="of:=1/4*(1-[.A2])" office:value-type="float" office:value="0.394337567297406" calcext:value-type="float">
            <text:p>0,394337567297406</text:p>
          </table:table-cell>
          <table:table-cell/>
          <table:table-cell office:value-type="float" office:value="-1.70305621808318" calcext:value-type="float">
            <text:p>-1,70305621808318</text:p>
          </table:table-cell>
          <table:table-cell office:value-type="float" office:value="-0.456332538300189" calcext:value-type="float">
            <text:p>-0,456332538300189</text:p>
          </table:table-cell>
          <table:table-cell office:value-type="float" office:value="0.456332538300189" calcext:value-type="float">
            <text:p>0,456332538300189</text:p>
          </table:table-cell>
          <table:table-cell office:value-type="float" office:value="1.70305621808318" calcext:value-type="float">
            <text:p>1,70305621808318</text:p>
          </table:table-cell>
          <table:table-cell/>
          <table:table-cell office:value-type="float" office:value="1.42328931290657" calcext:value-type="float">
            <text:p>1,42328931290657</text:p>
          </table:table-cell>
          <table:table-cell office:value-type="float" office:value="-0.456332538300189" calcext:value-type="float">
            <text:p>-0,456332538300189</text:p>
          </table:table-cell>
          <table:table-cell/>
          <table:table-cell office:value-type="float" office:value="-0.515608947521848" calcext:value-type="float">
            <text:p>-0,515608947521848</text:p>
          </table:table-cell>
          <table:table-cell office:value-type="float" office:value="2.23399185374555" calcext:value-type="float">
            <text:p>2,23399185374555</text:p>
          </table:table-cell>
          <table:table-cell office:value-type="float" office:value="0.13815700109874" calcext:value-type="float">
            <text:p>0,13815700109874</text:p>
          </table:table-cell>
          <table:table-cell office:value-type="float" office:value="-1.85653990732244" calcext:value-type="float">
            <text:p>-1,85653990732244</text:p>
          </table:table-cell>
          <table:table-cell/>
          <table:table-cell table:formula="of:=[.N10]*[.$H$4]" office:value-type="float" office:value="-0.0358163123243318" calcext:value-type="float">
            <text:p>-0,0358163123243318</text:p>
          </table:table-cell>
          <table:table-cell table:formula="of:=[.O10]*[.$H$4]" office:value-type="float" office:value="0.15518223713597" calcext:value-type="float">
            <text:p>0,15518223713597</text:p>
          </table:table-cell>
          <table:table-cell table:formula="of:=[.P10]*[.$H$4]" office:value-type="float" office:value="0.00959695196316556" calcext:value-type="float">
            <text:p>0,00959695196316556</text:p>
          </table:table-cell>
          <table:table-cell table:formula="of:=[.Q10]*[.$H$4]" office:value-type="float" office:value="-0.128962876774804" calcext:value-type="float">
            <text:p>-0,128962876774804</text:p>
          </table:table-cell>
          <table:table-cell/>
          <table:table-cell table:formula="of:=[.S10]+[.S25]+[.S40]+[.S55]" office:value-type="float" office:value="-0.00709023941068244" calcext:value-type="float">
            <text:p>-0,00709023941068244</text:p>
          </table:table-cell>
          <table:table-cell table:formula="of:=[.T10]+[.T25]+[.T40]+[.T55]" office:value-type="float" office:value="0.851841620626151" calcext:value-type="float">
            <text:p>0,851841620626151</text:p>
          </table:table-cell>
          <table:table-cell table:formula="of:=[.U10]+[.U25]+[.U40]+[.U55]" office:value-type="float" office:value="-0.385174953959483" calcext:value-type="float">
            <text:p>-0,385174953959483</text:p>
          </table:table-cell>
          <table:table-cell table:formula="of:=[.V10]+[.V25]+[.V40]+[.V55]" office:value-type="float" office:value="-0.459576427255985" calcext:value-type="float">
            <text:p>-0,459576427255985</text:p>
          </table:table-cell>
          <table:table-cell/>
          <table:table-cell table:formula="of:=[.$R$4]*[.S10]" office:value-type="float" office:value="-0.113597711630459" calcext:value-type="float">
            <text:p>-0,113597711630459</text:p>
          </table:table-cell>
          <table:table-cell table:formula="of:=[.$R$4]*[.T10]" office:value-type="float" office:value="0.492187661999075" calcext:value-type="float">
            <text:p>0,492187661999075</text:p>
          </table:table-cell>
          <table:table-cell table:formula="of:=[.$R$4]*[.U10]" office:value-type="float" office:value="0.0304384150934051" calcext:value-type="float">
            <text:p>0,0304384150934051</text:p>
          </table:table-cell>
          <table:table-cell table:formula="of:=[.$R$4]*[.V10]" office:value-type="float" office:value="-0.409028365462021" calcext:value-type="float">
            <text:p>-0,409028365462021</text:p>
          </table:table-cell>
          <table:table-cell/>
          <table:table-cell table:formula="of:=[.AC10]+[.AC25]+[.AC40]+[.AC55]" office:value-type="float" office:value="0.00119459791282658" calcext:value-type="float">
            <text:p>0,00119459791282658</text:p>
          </table:table-cell>
          <table:table-cell table:formula="of:=[.AD10]+[.AD25]+[.AD40]+[.AD55]" office:value-type="float" office:value="2.82469981583794" calcext:value-type="float">
            <text:p>2,82469981583794</text:p>
          </table:table-cell>
          <table:table-cell table:formula="of:=[.AE10]+[.AE25]+[.AE40]+[.AE55]" office:value-type="float" office:value="-1.29403314917127" calcext:value-type="float">
            <text:p>-1,29403314917127</text:p>
          </table:table-cell>
          <table:table-cell table:formula="of:=[.AF10]+[.AF25]+[.AF40]+[.AF55]" office:value-type="float" office:value="-1.5318612645795" calcext:value-type="float">
            <text:p>-1,5318612645795</text:p>
          </table:table-cell>
          <table:table-cell/>
          <table:table-cell table:formula="of:=2*PI()*[.AH10]" office:value-type="float" office:value="0.00750588005385939" calcext:value-type="float">
            <text:p>0,00750588005385939</text:p>
          </table:table-cell>
          <table:table-cell table:formula="of:=2*PI()*[.AI10]" office:value-type="float" office:value="17.7481123800658" calcext:value-type="float">
            <text:p>17,7481123800658</text:p>
          </table:table-cell>
          <table:table-cell table:formula="of:=2*PI()*[.AJ10]" office:value-type="float" office:value="-8.13065006987624" calcext:value-type="float">
            <text:p>-8,13065006987624</text:p>
          </table:table-cell>
          <table:table-cell table:formula="of:=2*PI()*[.AK10]" office:value-type="float" office:value="-9.62496819024343" calcext:value-type="float">
            <text:p>-9,62496819024343</text:p>
          </table:table-cell>
        </table:table-row>
        <table:table-row table:style-name="ro1">
          <table:table-cell table:number-columns-repeated="10"/>
          <table:table-cell office:value-type="float" office:value="0.243377353760101" calcext:value-type="float">
            <text:p>0,243377353760101</text:p>
          </table:table-cell>
          <table:table-cell office:value-type="float" office:value="0.456332538300189" calcext:value-type="float">
            <text:p>0,456332538300189</text:p>
          </table:table-cell>
          <table:table-cell/>
          <table:table-cell office:value-type="float" office:value="-0.998218801885426" calcext:value-type="float">
            <text:p>-0,998218801885426</text:p>
          </table:table-cell>
          <table:table-cell office:value-type="float" office:value="0.13815700109874" calcext:value-type="float">
            <text:p>0,13815700109874</text:p>
          </table:table-cell>
          <table:table-cell office:value-type="float" office:value="0.267471921834763" calcext:value-type="float">
            <text:p>0,267471921834763</text:p>
          </table:table-cell>
          <table:table-cell office:value-type="float" office:value="0.592589878951923" calcext:value-type="float">
            <text:p>0,592589878951923</text:p>
          </table:table-cell>
          <table:table-cell/>
          <table:table-cell table:formula="of:=[.N11]*[.$H$4]" office:value-type="float" office:value="-0.0693403722883102" calcext:value-type="float">
            <text:p>-0,0693403722883102</text:p>
          </table:table-cell>
          <table:table-cell table:formula="of:=[.O11]*[.$H$4]" office:value-type="float" office:value="0.00959695196316556" calcext:value-type="float">
            <text:p>0,00959695196316556</text:p>
          </table:table-cell>
          <table:table-cell table:formula="of:=[.P11]*[.$H$4]" office:value-type="float" office:value="0.0185796967575261" calcext:value-type="float">
            <text:p>0,0185796967575261</text:p>
          </table:table-cell>
          <table:table-cell table:formula="of:=[.Q11]*[.$H$4]" office:value-type="float" office:value="0.0411637235676185" calcext:value-type="float">
            <text:p>0,0411637235676185</text:p>
          </table:table-cell>
          <table:table-cell/>
          <table:table-cell table:formula="of:=[.S11]+[.S26]+[.S41]+[.S56]" office:value-type="float" office:value="-0.259576427255985" calcext:value-type="float">
            <text:p>-0,259576427255985</text:p>
          </table:table-cell>
          <table:table-cell table:formula="of:=[.T11]+[.T26]+[.T41]+[.T56]" office:value-type="float" office:value="-0.385174953959483" calcext:value-type="float">
            <text:p>-0,385174953959483</text:p>
          </table:table-cell>
          <table:table-cell table:formula="of:=[.U11]+[.U26]+[.U41]+[.U56]" office:value-type="float" office:value="0.65184162062615" calcext:value-type="float">
            <text:p>0,65184162062615</text:p>
          </table:table-cell>
          <table:table-cell table:formula="of:=[.V11]+[.V26]+[.V41]+[.V56]" office:value-type="float" office:value="-0.00709023941068243" calcext:value-type="float">
            <text:p>-0,00709023941068243</text:p>
          </table:table-cell>
          <table:table-cell/>
          <table:table-cell table:formula="of:=[.$R$4]*[.S11]" office:value-type="float" office:value="-0.219925143164585" calcext:value-type="float">
            <text:p>-0,219925143164585</text:p>
          </table:table-cell>
          <table:table-cell table:formula="of:=[.$R$4]*[.T11]" office:value-type="float" office:value="0.0304384150934051" calcext:value-type="float">
            <text:p>0,0304384150934051</text:p>
          </table:table-cell>
          <table:table-cell table:formula="of:=[.$R$4]*[.U11]" office:value-type="float" office:value="0.0589287645062496" calcext:value-type="float">
            <text:p>0,0589287645062496</text:p>
          </table:table-cell>
          <table:table-cell table:formula="of:=[.$R$4]*[.V11]" office:value-type="float" office:value="0.13055796356493" calcext:value-type="float">
            <text:p>0,13055796356493</text:p>
          </table:table-cell>
          <table:table-cell/>
          <table:table-cell table:formula="of:=[.AC11]+[.AC26]+[.AC41]+[.AC56]" office:value-type="float" office:value="-0.868750153468384" calcext:value-type="float">
            <text:p>-0,868750153468384</text:p>
          </table:table-cell>
          <table:table-cell table:formula="of:=[.AD11]+[.AD26]+[.AD41]+[.AD56]" office:value-type="float" office:value="-1.29403314917127" calcext:value-type="float">
            <text:p>-1,29403314917127</text:p>
          </table:table-cell>
          <table:table-cell table:formula="of:=[.AE11]+[.AE26]+[.AE41]+[.AE56]" office:value-type="float" office:value="2.2113664825046" calcext:value-type="float">
            <text:p>2,2113664825046</text:p>
          </table:table-cell>
          <table:table-cell table:formula="of:=[.AF11]+[.AF26]+[.AF41]+[.AF56]" office:value-type="float" office:value="-0.0485831798649513" calcext:value-type="float">
            <text:p>-0,0485831798649513</text:p>
          </table:table-cell>
          <table:table-cell/>
          <table:table-cell table:formula="of:=2*PI()*[.AH11]" office:value-type="float" office:value="-5.45851819988256" calcext:value-type="float">
            <text:p>-5,45851819988256</text:p>
          </table:table-cell>
          <table:table-cell table:formula="of:=2*PI()*[.AI11]" office:value-type="float" office:value="-8.13065006987624" calcext:value-type="float">
            <text:p>-8,13065006987624</text:p>
          </table:table-cell>
          <table:table-cell table:formula="of:=2*PI()*[.AJ11]" office:value-type="float" office:value="13.8944253916623" calcext:value-type="float">
            <text:p>13,8944253916623</text:p>
          </table:table-cell>
          <table:table-cell table:formula="of:=2*PI()*[.AK11]" office:value-type="float" office:value="-0.305257121903525" calcext:value-type="float">
            <text:p>-0,305257121903525</text:p>
          </table:table-cell>
        </table:table-row>
        <table:table-row table:style-name="ro1">
          <table:table-cell table:number-columns-repeated="10"/>
          <table:table-cell office:value-type="float" office:value="-0.758370017022308" calcext:value-type="float">
            <text:p>-0,758370017022308</text:p>
          </table:table-cell>
          <table:table-cell office:value-type="float" office:value="1.70305621808318" calcext:value-type="float">
            <text:p>1,70305621808318</text:p>
          </table:table-cell>
          <table:table-cell/>
          <table:table-cell office:value-type="float" office:value="-2.21157553629967" calcext:value-type="float">
            <text:p>-2,21157553629967</text:p>
          </table:table-cell>
          <table:table-cell office:value-type="float" office:value="-1.85653990732244" calcext:value-type="float">
            <text:p>-1,85653990732244</text:p>
          </table:table-cell>
          <table:table-cell office:value-type="float" office:value="0.592589878951923" calcext:value-type="float">
            <text:p>0,592589878951923</text:p>
          </table:table-cell>
          <table:table-cell office:value-type="float" office:value="3.47552556467018" calcext:value-type="float">
            <text:p>3,47552556467018</text:p>
          </table:table-cell>
          <table:table-cell/>
          <table:table-cell table:formula="of:=[.N12]*[.$H$4]" office:value-type="float" office:value="-0.153625107783073" calcext:value-type="float">
            <text:p>-0,153625107783073</text:p>
          </table:table-cell>
          <table:table-cell table:formula="of:=[.O12]*[.$H$4]" office:value-type="float" office:value="-0.128962876774804" calcext:value-type="float">
            <text:p>-0,128962876774804</text:p>
          </table:table-cell>
          <table:table-cell table:formula="of:=[.P12]*[.$H$4]" office:value-type="float" office:value="0.0411637235676185" calcext:value-type="float">
            <text:p>0,0411637235676185</text:p>
          </table:table-cell>
          <table:table-cell table:formula="of:=[.Q12]*[.$H$4]" office:value-type="float" office:value="0.241424260990258" calcext:value-type="float">
            <text:p>0,241424260990258</text:p>
          </table:table-cell>
          <table:table-cell/>
          <table:table-cell table:formula="of:=[.S12]+[.S27]+[.S42]+[.S57]" office:value-type="float" office:value="-0.319797421731122" calcext:value-type="float">
            <text:p>-0,319797421731122</text:p>
          </table:table-cell>
          <table:table-cell table:formula="of:=[.T12]+[.T27]+[.T42]+[.T57]" office:value-type="float" office:value="-0.459576427255985" calcext:value-type="float">
            <text:p>-0,459576427255985</text:p>
          </table:table-cell>
          <table:table-cell table:formula="of:=[.U12]+[.U27]+[.U42]+[.U57]" office:value-type="float" office:value="-0.00709023941068243" calcext:value-type="float">
            <text:p>-0,00709023941068243</text:p>
          </table:table-cell>
          <table:table-cell table:formula="of:=[.V12]+[.V27]+[.V42]+[.V57]" office:value-type="float" office:value="0.78646408839779" calcext:value-type="float">
            <text:p>0,78646408839779</text:p>
          </table:table-cell>
          <table:table-cell/>
          <table:table-cell table:formula="of:=[.$R$4]*[.S12]" office:value-type="float" office:value="-0.487248953357046" calcext:value-type="float">
            <text:p>-0,487248953357046</text:p>
          </table:table-cell>
          <table:table-cell table:formula="of:=[.$R$4]*[.T12]" office:value-type="float" office:value="-0.409028365462021" calcext:value-type="float">
            <text:p>-0,409028365462021</text:p>
          </table:table-cell>
          <table:table-cell table:formula="of:=[.$R$4]*[.U12]" office:value-type="float" office:value="0.13055796356493" calcext:value-type="float">
            <text:p>0,13055796356493</text:p>
          </table:table-cell>
          <table:table-cell table:formula="of:=[.$R$4]*[.V12]" office:value-type="float" office:value="0.765719355254137" calcext:value-type="float">
            <text:p>0,765719355254137</text:p>
          </table:table-cell>
          <table:table-cell/>
          <table:table-cell table:formula="of:=[.AC12]+[.AC27]+[.AC42]+[.AC57]" office:value-type="float" office:value="-1.06185635359116" calcext:value-type="float">
            <text:p>-1,06185635359116</text:p>
          </table:table-cell>
          <table:table-cell table:formula="of:=[.AD12]+[.AD27]+[.AD42]+[.AD57]" office:value-type="float" office:value="-1.5318612645795" calcext:value-type="float">
            <text:p>-1,5318612645795</text:p>
          </table:table-cell>
          <table:table-cell table:formula="of:=[.AE12]+[.AE27]+[.AE42]+[.AE57]" office:value-type="float" office:value="-0.0485831798649513" calcext:value-type="float">
            <text:p>-0,0485831798649513</text:p>
          </table:table-cell>
          <table:table-cell table:formula="of:=[.AF12]+[.AF27]+[.AF42]+[.AF57]" office:value-type="float" office:value="2.6423007980356" calcext:value-type="float">
            <text:p>2,6423007980356</text:p>
          </table:table-cell>
          <table:table-cell/>
          <table:table-cell table:formula="of:=2*PI()*[.AH12]" office:value-type="float" office:value="-6.67184023921924" calcext:value-type="float">
            <text:p>-6,67184023921924</text:p>
          </table:table-cell>
          <table:table-cell table:formula="of:=2*PI()*[.AI12]" office:value-type="float" office:value="-9.62496819024343" calcext:value-type="float">
            <text:p>-9,62496819024343</text:p>
          </table:table-cell>
          <table:table-cell table:formula="of:=2*PI()*[.AJ12]" office:value-type="float" office:value="-0.305257121903525" calcext:value-type="float">
            <text:p>-0,305257121903525</text:p>
          </table:table-cell>
          <table:table-cell table:formula="of:=2*PI()*[.AK12]" office:value-type="float" office:value="16.6020655513662" calcext:value-type="float">
            <text:p>16,6020655513662</text:p>
          </table:table-cell>
        </table:table-row>
        <table:table-row table:style-name="ro1" table:number-rows-repeated="3">
          <table:table-cell table:number-columns-repeated="42"/>
        </table:table-row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eta</text:p>
          </table:table-cell>
          <table:table-cell table:number-columns-repeated="40"/>
        </table:table-row>
        <table:table-row table:style-name="ro1">
          <table:table-cell table:formula="of:=-1/SQRT(3)" office:value-type="float" office:value="-0.577350269189626" calcext:value-type="float">
            <text:p>-0,577350269189626</text:p>
          </table:table-cell>
          <table:table-cell table:formula="of:=1/SQRT(3)" office:value-type="float" office:value="0.577350269189626" calcext:value-type="float">
            <text:p>0,57735026918962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coordinates</text:p>
          </table:table-cell>
          <table:table-cell table:number-columns-repeated="3"/>
          <table:table-cell office:value-type="string" calcext:value-type="string">
            <text:p>jacobian</text:p>
          </table:table-cell>
          <table:table-cell table:number-columns-repeated="2"/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inversejacob</text:p>
          </table:table-cell>
          <table:table-cell table:number-columns-repeated="32"/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3.04" calcext:value-type="float">
            <text:p>3,04</text:p>
          </table:table-cell>
          <table:table-cell table:number-columns-repeated="2"/>
          <table:table-cell table:number-matrix-columns-spanned="2" table:number-matrix-rows-spanned="2" table:formula="of:=MMULT([.A24:.D25];[.A19:.B22])" office:value-type="float" office:value="0.299999999999999" calcext:value-type="float">
            <text:p>0,299999999999999</text:p>
          </table:table-cell>
          <table:table-cell office:value-type="float" office:value="0.0484529946162075" calcext:value-type="float">
            <text:p>0,0484529946162075</text:p>
          </table:table-cell>
          <table:table-cell/>
          <table:table-cell table:formula="of:=[.E19]*[.F20]-[.F19]*[.E20]" office:value-type="float" office:value="0.0694641016151376" calcext:value-type="float">
            <text:p>0,0694641016151376</text:p>
          </table:table-cell>
          <table:table-cell/>
          <table:table-cell table:formula="of:=1/[.H19]*[.F20]" office:value-type="float" office:value="3.33333333333334" calcext:value-type="float">
            <text:p>3,33333333333334</text:p>
          </table:table-cell>
          <table:table-cell table:formula="of:=-1/[.H19]*[.F19]" office:value-type="float" office:value="-0.697525678582283" calcext:value-type="float">
            <text:p>-0,697525678582283</text:p>
          </table:table-cell>
          <table:table-cell/>
          <table:table-cell table:formula="of:=(1-[.A17])*(1-[.B17])/4" office:value-type="float" office:value="0.166666666666667" calcext:value-type="float">
            <text:p>0,166666666666667</text:p>
          </table:table-cell>
          <table:table-cell table:formula="of:=(1+[.A17])*(1-[.B17])/4" office:value-type="float" office:value="0.0446581987385204" calcext:value-type="float">
            <text:p>0,0446581987385204</text:p>
          </table:table-cell>
          <table:table-cell table:formula="of:=(1+[.A17])*(1+[.B17])/4" office:value-type="float" office:value="0.166666666666667" calcext:value-type="float">
            <text:p>0,166666666666667</text:p>
          </table:table-cell>
          <table:table-cell table:formula="of:=(1-[.A17])*(1+[.B17])/4" office:value-type="float" office:value="0.622008467928146" calcext:value-type="float">
            <text:p>0,622008467928146</text:p>
          </table:table-cell>
          <table:table-cell/>
          <table:table-cell table:number-matrix-columns-spanned="1" table:number-matrix-rows-spanned="1" table:formula="of:=MMULT([.M19:.P19];[.B19:.B22])" office:value-type="float" office:value="3.43904270973701" calcext:value-type="float">
            <text:p>3,43904270973701</text:p>
          </table:table-cell>
          <table:table-cell table:number-columns-repeated="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231547005383793" calcext:value-type="float">
            <text:p>0,231547005383793</text:p>
          </table:table-cell>
          <table:table-cell table:number-columns-repeated="3"/>
          <table:table-cell table:formula="of:=-1/[.H19]*[.E20]" office:value-type="float" office:value="-0" calcext:value-type="float">
            <text:p>0</text:p>
          </table:table-cell>
          <table:table-cell table:formula="of:=1/[.H19]*[.E19]" office:value-type="float" office:value="4.31877751276673" calcext:value-type="float">
            <text:p>4,31877751276673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,6</text:p>
          </table:table-cell>
          <table:table-cell table:number-columns-repeated="40"/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3.52" calcext:value-type="float">
            <text:p>3,5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gradientmatrix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6"/>
        </table:table-row>
        <table:table-row table:style-name="ro1">
          <table:table-cell table:formula="of:=1/4*([.B17]-1)" office:value-type="float" office:value="-0.105662432702594" calcext:value-type="float">
            <text:p>-0,105662432702594</text:p>
          </table:table-cell>
          <table:table-cell table:formula="of:=1/4*(1-[.B17])" office:value-type="float" office:value="0.105662432702594" calcext:value-type="float">
            <text:p>0,105662432702594</text:p>
          </table:table-cell>
          <table:table-cell table:formula="of:=1/4*(1+[.B17])" office:value-type="float" office:value="0.394337567297406" calcext:value-type="float">
            <text:p>0,394337567297406</text:p>
          </table:table-cell>
          <table:table-cell table:formula="of:=-1/4*(1+[.B17])" office:value-type="float" office:value="-0.394337567297406" calcext:value-type="float">
            <text:p>-0,394337567297406</text:p>
          </table:table-cell>
          <table:table-cell/>
          <table:table-cell table:number-matrix-columns-spanned="4" table:number-matrix-rows-spanned="2" table:formula="of:=MMULT([.J19:.K20];[.A24:.D25])" office:value-type="float" office:value="-0.0771475297890359" calcext:value-type="float">
            <text:p>-0,0771475297890359</text:p>
          </table:table-cell>
          <table:table-cell office:value-type="float" office:value="0.425910369080177" calcext:value-type="float">
            <text:p>0,425910369080177</text:p>
          </table:table-cell>
          <table:table-cell office:value-type="float" office:value="1.24075629758649" calcext:value-type="float">
            <text:p>1,24075629758649</text:p>
          </table:table-cell>
          <table:table-cell office:value-type="float" office:value="-1.58951913687763" calcext:value-type="float">
            <text:p>-1,58951913687763</text:p>
          </table:table-cell>
          <table:table-cell/>
          <table:table-cell table:number-matrix-columns-spanned="2" table:number-matrix-rows-spanned="4" table:formula="of:=TRANSPOSE([.F24:.I25])" office:value-type="float" office:value="-0.0771475297890359" calcext:value-type="float">
            <text:p>-0,0771475297890359</text:p>
          </table:table-cell>
          <table:table-cell office:value-type="float" office:value="-1.70305621808318" calcext:value-type="float">
            <text:p>-1,70305621808318</text:p>
          </table:table-cell>
          <table:table-cell/>
          <table:table-cell table:number-matrix-columns-spanned="4" table:number-matrix-rows-spanned="4" table:formula="of:=MMULT([.K24:.L27];[.F24:.I25])" office:value-type="float" office:value="2.90635222330432" calcext:value-type="float">
            <text:p>2,90635222330432</text:p>
          </table:table-cell>
          <table:table-cell office:value-type="float" office:value="0.744302033979743" calcext:value-type="float">
            <text:p>0,744302033979743</text:p>
          </table:table-cell>
          <table:table-cell office:value-type="float" office:value="-0.872881250294803" calcext:value-type="float">
            <text:p>-0,872881250294803</text:p>
          </table:table-cell>
          <table:table-cell office:value-type="float" office:value="-2.77777300698926" calcext:value-type="float">
            <text:p>-2,77777300698926</text:p>
          </table:table-cell>
          <table:table-cell/>
          <table:table-cell table:formula="of:=[.N24]*[.$H$19]" office:value-type="float" office:value="0.201887146168992" calcext:value-type="float">
            <text:p>0,201887146168992</text:p>
          </table:table-cell>
          <table:table-cell table:formula="of:=[.O24]*[.$H$19]" office:value-type="float" office:value="0.0517022721207225" calcext:value-type="float">
            <text:p>0,0517022721207225</text:p>
          </table:table-cell>
          <table:table-cell table:formula="of:=[.P24]*[.$H$19]" office:value-type="float" office:value="-0.0606339118684266" calcext:value-type="float">
            <text:p>-0,0606339118684266</text:p>
          </table:table-cell>
          <table:table-cell table:formula="of:=[.Q24]*[.$H$19]" office:value-type="float" office:value="-0.192955506421288" calcext:value-type="float">
            <text:p>-0,192955506421288</text:p>
          </table:table-cell>
          <table:table-cell table:number-columns-repeated="6"/>
          <table:table-cell table:formula="of:=[.$R$19]*[.S24]" office:value-type="float" office:value="0.694298518222083" calcext:value-type="float">
            <text:p>0,694298518222083</text:p>
          </table:table-cell>
          <table:table-cell table:formula="of:=[.$R$19]*[.T24]" office:value-type="float" office:value="0.17780632201361" calcext:value-type="float">
            <text:p>0,17780632201361</text:p>
          </table:table-cell>
          <table:table-cell table:formula="of:=[.$R$19]*[.U24]" office:value-type="float" office:value="-0.208522612573949" calcext:value-type="float">
            <text:p>-0,208522612573949</text:p>
          </table:table-cell>
          <table:table-cell table:formula="of:=[.$R$19]*[.V24]" office:value-type="float" office:value="-0.663582227661744" calcext:value-type="float">
            <text:p>-0,663582227661744</text:p>
          </table:table-cell>
          <table:table-cell table:number-columns-repeated="10"/>
        </table:table-row>
        <table:table-row table:style-name="ro1">
          <table:table-cell table:formula="of:=1/4*([.A17]-1)" office:value-type="float" office:value="-0.394337567297406" calcext:value-type="float">
            <text:p>-0,394337567297406</text:p>
          </table:table-cell>
          <table:table-cell table:formula="of:=1/4*(-[.A17]-1)" office:value-type="float" office:value="-0.105662432702594" calcext:value-type="float">
            <text:p>-0,105662432702594</text:p>
          </table:table-cell>
          <table:table-cell table:formula="of:=1/4*(1+[.A17])" office:value-type="float" office:value="0.105662432702594" calcext:value-type="float">
            <text:p>0,105662432702594</text:p>
          </table:table-cell>
          <table:table-cell table:formula="of:=1/4*(1-[.A17])" office:value-type="float" office:value="0.394337567297406" calcext:value-type="float">
            <text:p>0,394337567297406</text:p>
          </table:table-cell>
          <table:table-cell/>
          <table:table-cell office:value-type="float" office:value="-1.70305621808318" calcext:value-type="float">
            <text:p>-1,70305621808318</text:p>
          </table:table-cell>
          <table:table-cell office:value-type="float" office:value="-0.456332538300189" calcext:value-type="float">
            <text:p>-0,456332538300189</text:p>
          </table:table-cell>
          <table:table-cell office:value-type="float" office:value="0.456332538300189" calcext:value-type="float">
            <text:p>0,456332538300189</text:p>
          </table:table-cell>
          <table:table-cell office:value-type="float" office:value="1.70305621808318" calcext:value-type="float">
            <text:p>1,70305621808318</text:p>
          </table:table-cell>
          <table:table-cell/>
          <table:table-cell office:value-type="float" office:value="0.425910369080177" calcext:value-type="float">
            <text:p>0,425910369080177</text:p>
          </table:table-cell>
          <table:table-cell office:value-type="float" office:value="-0.456332538300189" calcext:value-type="float">
            <text:p>-0,456332538300189</text:p>
          </table:table-cell>
          <table:table-cell/>
          <table:table-cell office:value-type="float" office:value="0.744302033979743" calcext:value-type="float">
            <text:p>0,744302033979743</text:p>
          </table:table-cell>
          <table:table-cell office:value-type="float" office:value="0.389639028001506" calcext:value-type="float">
            <text:p>0,389639028001506</text:p>
          </table:table-cell>
          <table:table-cell office:value-type="float" office:value="0.320211587132124" calcext:value-type="float">
            <text:p>0,320211587132124</text:p>
          </table:table-cell>
          <table:table-cell office:value-type="float" office:value="-1.45415264911337" calcext:value-type="float">
            <text:p>-1,45415264911337</text:p>
          </table:table-cell>
          <table:table-cell/>
          <table:table-cell table:formula="of:=[.N25]*[.$H$19]" office:value-type="float" office:value="0.0517022721207225" calcext:value-type="float">
            <text:p>0,0517022721207225</text:p>
          </table:table-cell>
          <table:table-cell table:formula="of:=[.O25]*[.$H$19]" office:value-type="float" office:value="0.0270659250343201" calcext:value-type="float">
            <text:p>0,0270659250343201</text:p>
          </table:table-cell>
          <table:table-cell table:formula="of:=[.P25]*[.$H$19]" office:value-type="float" office:value="0.0222432102268904" calcext:value-type="float">
            <text:p>0,0222432102268904</text:p>
          </table:table-cell>
          <table:table-cell table:formula="of:=[.Q25]*[.$H$19]" office:value-type="float" office:value="-0.101011407381933" calcext:value-type="float">
            <text:p>-0,101011407381933</text:p>
          </table:table-cell>
          <table:table-cell table:number-columns-repeated="6"/>
          <table:table-cell table:formula="of:=[.$R$19]*[.S25]" office:value-type="float" office:value="0.17780632201361" calcext:value-type="float">
            <text:p>0,17780632201361</text:p>
          </table:table-cell>
          <table:table-cell table:formula="of:=[.$R$19]*[.T25]" office:value-type="float" office:value="0.0930808721715668" calcext:value-type="float">
            <text:p>0,0930808721715668</text:p>
          </table:table-cell>
          <table:table-cell table:formula="of:=[.$R$19]*[.U25]" office:value-type="float" office:value="0.0764953499719349" calcext:value-type="float">
            <text:p>0,0764953499719349</text:p>
          </table:table-cell>
          <table:table-cell table:formula="of:=[.$R$19]*[.V25]" office:value-type="float" office:value="-0.347382544157111" calcext:value-type="float">
            <text:p>-0,34738254415711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.24075629758649" calcext:value-type="float">
            <text:p>1,24075629758649</text:p>
          </table:table-cell>
          <table:table-cell office:value-type="float" office:value="0.456332538300189" calcext:value-type="float">
            <text:p>0,456332538300189</text:p>
          </table:table-cell>
          <table:table-cell/>
          <table:table-cell office:value-type="float" office:value="-0.872881250294803" calcext:value-type="float">
            <text:p>-0,872881250294803</text:p>
          </table:table-cell>
          <table:table-cell office:value-type="float" office:value="0.320211587132124" calcext:value-type="float">
            <text:p>0,320211587132124</text:p>
          </table:table-cell>
          <table:table-cell office:value-type="float" office:value="1.74771557551204" calcext:value-type="float">
            <text:p>1,74771557551204</text:p>
          </table:table-cell>
          <table:table-cell office:value-type="float" office:value="-1.19504591234936" calcext:value-type="float">
            <text:p>-1,19504591234936</text:p>
          </table:table-cell>
          <table:table-cell/>
          <table:table-cell table:formula="of:=[.N26]*[.$H$19]" office:value-type="float" office:value="-0.0606339118684266" calcext:value-type="float">
            <text:p>-0,0606339118684266</text:p>
          </table:table-cell>
          <table:table-cell table:formula="of:=[.O26]*[.$H$19]" office:value-type="float" office:value="0.0222432102268904" calcext:value-type="float">
            <text:p>0,0222432102268904</text:p>
          </table:table-cell>
          <table:table-cell table:formula="of:=[.P26]*[.$H$19]" office:value-type="float" office:value="0.121403492331727" calcext:value-type="float">
            <text:p>0,121403492331727</text:p>
          </table:table-cell>
          <table:table-cell table:formula="of:=[.Q26]*[.$H$19]" office:value-type="float" office:value="-0.0830127906901905" calcext:value-type="float">
            <text:p>-0,0830127906901905</text:p>
          </table:table-cell>
          <table:table-cell table:number-columns-repeated="6"/>
          <table:table-cell table:formula="of:=[.$R$19]*[.S26]" office:value-type="float" office:value="-0.208522612573949" calcext:value-type="float">
            <text:p>-0,208522612573949</text:p>
          </table:table-cell>
          <table:table-cell table:formula="of:=[.$R$19]*[.T26]" office:value-type="float" office:value="0.0764953499719349" calcext:value-type="float">
            <text:p>0,0764953499719349</text:p>
          </table:table-cell>
          <table:table-cell table:formula="of:=[.$R$19]*[.U26]" office:value-type="float" office:value="0.417511795240037" calcext:value-type="float">
            <text:p>0,417511795240037</text:p>
          </table:table-cell>
          <table:table-cell table:formula="of:=[.$R$19]*[.V26]" office:value-type="float" office:value="-0.285484532638024" calcext:value-type="float">
            <text:p>-0,28548453263802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-1.58951913687763" calcext:value-type="float">
            <text:p>-1,58951913687763</text:p>
          </table:table-cell>
          <table:table-cell office:value-type="float" office:value="1.70305621808318" calcext:value-type="float">
            <text:p>1,70305621808318</text:p>
          </table:table-cell>
          <table:table-cell/>
          <table:table-cell office:value-type="float" office:value="-2.77777300698926" calcext:value-type="float">
            <text:p>-2,77777300698926</text:p>
          </table:table-cell>
          <table:table-cell office:value-type="float" office:value="-1.45415264911337" calcext:value-type="float">
            <text:p>-1,45415264911337</text:p>
          </table:table-cell>
          <table:table-cell office:value-type="float" office:value="-1.19504591234936" calcext:value-type="float">
            <text:p>-1,19504591234936</text:p>
          </table:table-cell>
          <table:table-cell office:value-type="float" office:value="5.42697156845199" calcext:value-type="float">
            <text:p>5,42697156845199</text:p>
          </table:table-cell>
          <table:table-cell/>
          <table:table-cell table:formula="of:=[.N27]*[.$H$19]" office:value-type="float" office:value="-0.192955506421288" calcext:value-type="float">
            <text:p>-0,192955506421288</text:p>
          </table:table-cell>
          <table:table-cell table:formula="of:=[.O27]*[.$H$19]" office:value-type="float" office:value="-0.101011407381933" calcext:value-type="float">
            <text:p>-0,101011407381933</text:p>
          </table:table-cell>
          <table:table-cell table:formula="of:=[.P27]*[.$H$19]" office:value-type="float" office:value="-0.0830127906901905" calcext:value-type="float">
            <text:p>-0,0830127906901905</text:p>
          </table:table-cell>
          <table:table-cell table:formula="of:=[.Q27]*[.$H$19]" office:value-type="float" office:value="0.376979704493412" calcext:value-type="float">
            <text:p>0,376979704493412</text:p>
          </table:table-cell>
          <table:table-cell table:number-columns-repeated="6"/>
          <table:table-cell table:formula="of:=[.$R$19]*[.S27]" office:value-type="float" office:value="-0.663582227661744" calcext:value-type="float">
            <text:p>-0,663582227661744</text:p>
          </table:table-cell>
          <table:table-cell table:formula="of:=[.$R$19]*[.T27]" office:value-type="float" office:value="-0.347382544157111" calcext:value-type="float">
            <text:p>-0,347382544157111</text:p>
          </table:table-cell>
          <table:table-cell table:formula="of:=[.$R$19]*[.U27]" office:value-type="float" office:value="-0.285484532638024" calcext:value-type="float">
            <text:p>-0,285484532638024</text:p>
          </table:table-cell>
          <table:table-cell table:formula="of:=[.$R$19]*[.V27]" office:value-type="float" office:value="1.29644930445688" calcext:value-type="float">
            <text:p>1,29644930445688</text:p>
          </table:table-cell>
          <table:table-cell table:number-columns-repeated="10"/>
        </table:table-row>
        <table:table-row table:style-name="ro1" table:number-rows-repeated="3">
          <table:table-cell table:number-columns-repeated="42"/>
        </table:table-row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eta</text:p>
          </table:table-cell>
          <table:table-cell table:number-columns-repeated="40"/>
        </table:table-row>
        <table:table-row table:style-name="ro1">
          <table:table-cell table:formula="of:=1/SQRT(3)" office:value-type="float" office:value="0.577350269189626" calcext:value-type="float">
            <text:p>0,577350269189626</text:p>
          </table:table-cell>
          <table:table-cell table:formula="of:=-1/SQRT(3)" office:value-type="float" office:value="-0.577350269189626" calcext:value-type="float">
            <text:p>-0,57735026918962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coordinates</text:p>
          </table:table-cell>
          <table:table-cell table:number-columns-repeated="3"/>
          <table:table-cell office:value-type="string" calcext:value-type="string">
            <text:p>jacobian</text:p>
          </table:table-cell>
          <table:table-cell table:number-columns-repeated="2"/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inversejacob</text:p>
          </table:table-cell>
          <table:table-cell table:number-columns-repeated="32"/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3.04" calcext:value-type="float">
            <text:p>3,04</text:p>
          </table:table-cell>
          <table:table-cell table:number-columns-repeated="2"/>
          <table:table-cell table:number-matrix-columns-spanned="2" table:number-matrix-rows-spanned="2" table:formula="of:=MMULT([.A39:.D40];[.A34:.B37])" office:value-type="float" office:value="0.299999999999999" calcext:value-type="float">
            <text:p>0,299999999999999</text:p>
          </table:table-cell>
          <table:table-cell office:value-type="float" office:value="0.0715470053837926" calcext:value-type="float">
            <text:p>0,0715470053837926</text:p>
          </table:table-cell>
          <table:table-cell/>
          <table:table-cell table:formula="of:=[.E34]*[.F35]-[.F34]*[.E35]" office:value-type="float" office:value="0.0625358983848621" calcext:value-type="float">
            <text:p>0,0625358983848621</text:p>
          </table:table-cell>
          <table:table-cell/>
          <table:table-cell table:formula="of:=1/[.H34]*[.F35]" office:value-type="float" office:value="3.33333333333334" calcext:value-type="float">
            <text:p>3,33333333333334</text:p>
          </table:table-cell>
          <table:table-cell table:formula="of:=-1/[.H34]*[.F34]" office:value-type="float" office:value="-1.14409494756874" calcext:value-type="float">
            <text:p>-1,14409494756874</text:p>
          </table:table-cell>
          <table:table-cell/>
          <table:table-cell table:formula="of:=(1-[.A32])*(1-[.B32])/4" office:value-type="float" office:value="0.166666666666667" calcext:value-type="float">
            <text:p>0,166666666666667</text:p>
          </table:table-cell>
          <table:table-cell table:formula="of:=(1+[.A32])*(1-[.B32])/4" office:value-type="float" office:value="0.622008467928146" calcext:value-type="float">
            <text:p>0,622008467928146</text:p>
          </table:table-cell>
          <table:table-cell table:formula="of:=(1+[.A32])*(1+[.B32])/4" office:value-type="float" office:value="0.166666666666667" calcext:value-type="float">
            <text:p>0,166666666666667</text:p>
          </table:table-cell>
          <table:table-cell table:formula="of:=(1-[.A32])*(1+[.B32])/4" office:value-type="float" office:value="0.0446581987385204" calcext:value-type="float">
            <text:p>0,0446581987385204</text:p>
          </table:table-cell>
          <table:table-cell/>
          <table:table-cell table:number-matrix-columns-spanned="1" table:number-matrix-rows-spanned="1" table:formula="of:=MMULT([.M34:.P34];[.B34:.B37])" office:value-type="float" office:value="3.25429062359633" calcext:value-type="float">
            <text:p>3,25429062359633</text:p>
          </table:table-cell>
          <table:table-cell table:number-columns-repeated="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208452994616207" calcext:value-type="float">
            <text:p>0,208452994616207</text:p>
          </table:table-cell>
          <table:table-cell table:number-columns-repeated="3"/>
          <table:table-cell table:formula="of:=-1/[.H34]*[.E35]" office:value-type="float" office:value="-0" calcext:value-type="float">
            <text:p>0</text:p>
          </table:table-cell>
          <table:table-cell table:formula="of:=1/[.H34]*[.E34]" office:value-type="float" office:value="4.79724458668079" calcext:value-type="float">
            <text:p>4,79724458668079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,6</text:p>
          </table:table-cell>
          <table:table-cell table:number-columns-repeated="40"/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3.52" calcext:value-type="float">
            <text:p>3,5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gradientmatrix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6"/>
        </table:table-row>
        <table:table-row table:style-name="ro1">
          <table:table-cell table:formula="of:=1/4*([.B32]-1)" office:value-type="float" office:value="-0.394337567297406" calcext:value-type="float">
            <text:p>-0,394337567297406</text:p>
          </table:table-cell>
          <table:table-cell table:formula="of:=1/4*(1-[.B32])" office:value-type="float" office:value="0.394337567297406" calcext:value-type="float">
            <text:p>0,394337567297406</text:p>
          </table:table-cell>
          <table:table-cell table:formula="of:=1/4*(1+[.B32])" office:value-type="float" office:value="0.105662432702594" calcext:value-type="float">
            <text:p>0,105662432702594</text:p>
          </table:table-cell>
          <table:table-cell table:formula="of:=-1/4*(1+[.B32])" office:value-type="float" office:value="-0.105662432702594" calcext:value-type="float">
            <text:p>-0,105662432702594</text:p>
          </table:table-cell>
          <table:table-cell/>
          <table:table-cell table:number-matrix-columns-spanned="4" table:number-matrix-rows-spanned="2" table:formula="of:=MMULT([.J34:.K35];[.A39:.D40])" office:value-type="float" office:value="-1.19357070225517" calcext:value-type="float">
            <text:p>-1,19357070225517</text:p>
          </table:table-cell>
          <table:table-cell office:value-type="float" office:value="1.76561817603953" calcext:value-type="float">
            <text:p>1,76561817603953</text:p>
          </table:table-cell>
          <table:table-cell office:value-type="float" office:value="-0.0989515093728628" calcext:value-type="float">
            <text:p>-0,0989515093728628</text:p>
          </table:table-cell>
          <table:table-cell office:value-type="float" office:value="-0.473095964411505" calcext:value-type="float">
            <text:p>-0,473095964411505</text:p>
          </table:table-cell>
          <table:table-cell/>
          <table:table-cell table:number-matrix-columns-spanned="2" table:number-matrix-rows-spanned="4" table:formula="of:=TRANSPOSE([.F39:.I40])" office:value-type="float" office:value="-1.19357070225517" calcext:value-type="float">
            <text:p>-1,19357070225517</text:p>
          </table:table-cell>
          <table:table-cell office:value-type="float" office:value="-0.50688853329804" calcext:value-type="float">
            <text:p>-0,50688853329804</text:p>
          </table:table-cell>
          <table:table-cell/>
          <table:table-cell table:number-matrix-columns-spanned="4" table:number-matrix-rows-spanned="4" table:formula="of:=MMULT([.K39:.L42];[.F39:.I40])" office:value-type="float" office:value="1.68154700647093" calcext:value-type="float">
            <text:p>1,68154700647093</text:p>
          </table:table-cell>
          <table:table-cell office:value-type="float" office:value="-1.14849197527174" calcext:value-type="float">
            <text:p>-1,14849197527174</text:p>
          </table:table-cell>
          <table:table-cell office:value-type="float" office:value="-0.840792528486877" calcext:value-type="float">
            <text:p>-0,840792528486877</text:p>
          </table:table-cell>
          <table:table-cell office:value-type="float" office:value="0.307737497287687" calcext:value-type="float">
            <text:p>0,307737497287687</text:p>
          </table:table-cell>
          <table:table-cell/>
          <table:table-cell table:formula="of:=[.N39]*[.$H$34]" office:value-type="float" office:value="0.105157052726035" calcext:value-type="float">
            <text:p>0,105157052726035</text:p>
          </table:table-cell>
          <table:table-cell table:formula="of:=[.O39]*[.$H$34]" office:value-type="float" office:value="-0.0718219774614229" calcext:value-type="float">
            <text:p>-0,0718219774614229</text:p>
          </table:table-cell>
          <table:table-cell table:formula="of:=[.P39]*[.$H$34]" office:value-type="float" office:value="-0.0525797161242066" calcext:value-type="float">
            <text:p>-0,0525797161242066</text:p>
          </table:table-cell>
          <table:table-cell table:formula="of:=[.Q39]*[.$H$34]" office:value-type="float" office:value="0.0192446408595946" calcext:value-type="float">
            <text:p>0,0192446408595946</text:p>
          </table:table-cell>
          <table:table-cell table:number-columns-repeated="6"/>
          <table:table-cell table:formula="of:=[.$R$34]*[.S39]" office:value-type="float" office:value="0.34221161069136" calcext:value-type="float">
            <text:p>0,34221161069136</text:p>
          </table:table-cell>
          <table:table-cell table:formula="of:=[.$R$34]*[.T39]" office:value-type="float" office:value="-0.233729587820855" calcext:value-type="float">
            <text:p>-0,233729587820855</text:p>
          </table:table-cell>
          <table:table-cell table:formula="of:=[.$R$34]*[.U39]" office:value-type="float" office:value="-0.171109677174362" calcext:value-type="float">
            <text:p>-0,171109677174362</text:p>
          </table:table-cell>
          <table:table-cell table:formula="of:=[.$R$34]*[.V39]" office:value-type="float" office:value="0.0626276543038573" calcext:value-type="float">
            <text:p>0,0626276543038573</text:p>
          </table:table-cell>
          <table:table-cell table:number-columns-repeated="10"/>
        </table:table-row>
        <table:table-row table:style-name="ro1">
          <table:table-cell table:formula="of:=1/4*([.A32]-1)" office:value-type="float" office:value="-0.105662432702594" calcext:value-type="float">
            <text:p>-0,105662432702594</text:p>
          </table:table-cell>
          <table:table-cell table:formula="of:=1/4*(-[.A32]-1)" office:value-type="float" office:value="-0.394337567297406" calcext:value-type="float">
            <text:p>-0,394337567297406</text:p>
          </table:table-cell>
          <table:table-cell table:formula="of:=1/4*(1+[.A32])" office:value-type="float" office:value="0.394337567297406" calcext:value-type="float">
            <text:p>0,394337567297406</text:p>
          </table:table-cell>
          <table:table-cell table:formula="of:=1/4*(1-[.A32])" office:value-type="float" office:value="0.105662432702594" calcext:value-type="float">
            <text:p>0,105662432702594</text:p>
          </table:table-cell>
          <table:table-cell/>
          <table:table-cell office:value-type="float" office:value="-0.50688853329804" calcext:value-type="float">
            <text:p>-0,50688853329804</text:p>
          </table:table-cell>
          <table:table-cell office:value-type="float" office:value="-1.89173376004235" calcext:value-type="float">
            <text:p>-1,89173376004235</text:p>
          </table:table-cell>
          <table:table-cell office:value-type="float" office:value="1.89173376004235" calcext:value-type="float">
            <text:p>1,89173376004235</text:p>
          </table:table-cell>
          <table:table-cell office:value-type="float" office:value="0.50688853329804" calcext:value-type="float">
            <text:p>0,50688853329804</text:p>
          </table:table-cell>
          <table:table-cell/>
          <table:table-cell office:value-type="float" office:value="1.76561817603953" calcext:value-type="float">
            <text:p>1,76561817603953</text:p>
          </table:table-cell>
          <table:table-cell office:value-type="float" office:value="-1.89173376004235" calcext:value-type="float">
            <text:p>-1,89173376004235</text:p>
          </table:table-cell>
          <table:table-cell/>
          <table:table-cell office:value-type="float" office:value="-1.14849197527174" calcext:value-type="float">
            <text:p>-1,14849197527174</text:p>
          </table:table-cell>
          <table:table-cell office:value-type="float" office:value="6.69606416244515" calcext:value-type="float">
            <text:p>6,69606416244515</text:p>
          </table:table-cell>
          <table:table-cell office:value-type="float" office:value="-3.75336720237925" calcext:value-type="float">
            <text:p>-3,75336720237925</text:p>
          </table:table-cell>
          <table:table-cell office:value-type="float" office:value="-1.79420498479416" calcext:value-type="float">
            <text:p>-1,79420498479416</text:p>
          </table:table-cell>
          <table:table-cell/>
          <table:table-cell table:formula="of:=[.N40]*[.$H$34]" office:value-type="float" office:value="-0.0718219774614229" calcext:value-type="float">
            <text:p>-0,0718219774614229</text:p>
          </table:table-cell>
          <table:table-cell table:formula="of:=[.O40]*[.$H$34]" office:value-type="float" office:value="0.418744388041186" calcext:value-type="float">
            <text:p>0,418744388041186</text:p>
          </table:table-cell>
          <table:table-cell table:formula="of:=[.P40]*[.$H$34]" office:value-type="float" office:value="-0.234720189969063" calcext:value-type="float">
            <text:p>-0,234720189969063</text:p>
          </table:table-cell>
          <table:table-cell table:formula="of:=[.Q40]*[.$H$34]" office:value-type="float" office:value="-0.112202220610701" calcext:value-type="float">
            <text:p>-0,112202220610701</text:p>
          </table:table-cell>
          <table:table-cell table:number-columns-repeated="6"/>
          <table:table-cell table:formula="of:=[.$R$34]*[.S40]" office:value-type="float" office:value="-0.233729587820855" calcext:value-type="float">
            <text:p>-0,233729587820855</text:p>
          </table:table-cell>
          <table:table-cell table:formula="of:=[.$R$34]*[.T40]" office:value-type="float" office:value="1.36271593568601" calcext:value-type="float">
            <text:p>1,36271593568601</text:p>
          </table:table-cell>
          <table:table-cell table:formula="of:=[.$R$34]*[.U40]" office:value-type="float" office:value="-0.76384771338507" calcext:value-type="float">
            <text:p>-0,76384771338507</text:p>
          </table:table-cell>
          <table:table-cell table:formula="of:=[.$R$34]*[.V40]" office:value-type="float" office:value="-0.365138634480089" calcext:value-type="float">
            <text:p>-0,365138634480089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-0.0989515093728628" calcext:value-type="float">
            <text:p>-0,0989515093728628</text:p>
          </table:table-cell>
          <table:table-cell office:value-type="float" office:value="1.89173376004235" calcext:value-type="float">
            <text:p>1,89173376004235</text:p>
          </table:table-cell>
          <table:table-cell/>
          <table:table-cell office:value-type="float" office:value="-0.840792528486877" calcext:value-type="float">
            <text:p>-0,840792528486877</text:p>
          </table:table-cell>
          <table:table-cell office:value-type="float" office:value="-3.75336720237925" calcext:value-type="float">
            <text:p>-3,75336720237925</text:p>
          </table:table-cell>
          <table:table-cell office:value-type="float" office:value="3.58844802009115" calcext:value-type="float">
            <text:p>3,58844802009115</text:p>
          </table:table-cell>
          <table:table-cell office:value-type="float" office:value="1.00571171077498" calcext:value-type="float">
            <text:p>1,00571171077498</text:p>
          </table:table-cell>
          <table:table-cell/>
          <table:table-cell table:formula="of:=[.N41]*[.$H$34]" office:value-type="float" office:value="-0.0525797161242066" calcext:value-type="float">
            <text:p>-0,0525797161242066</text:p>
          </table:table-cell>
          <table:table-cell table:formula="of:=[.O41]*[.$H$34]" office:value-type="float" office:value="-0.234720189969063" calcext:value-type="float">
            <text:p>-0,234720189969063</text:p>
          </table:table-cell>
          <table:table-cell table:formula="of:=[.P41]*[.$H$34]" office:value-type="float" office:value="0.22440682074378" calcext:value-type="float">
            <text:p>0,22440682074378</text:p>
          </table:table-cell>
          <table:table-cell table:formula="of:=[.Q41]*[.$H$34]" office:value-type="float" office:value="0.0628930853494901" calcext:value-type="float">
            <text:p>0,0628930853494901</text:p>
          </table:table-cell>
          <table:table-cell table:number-columns-repeated="6"/>
          <table:table-cell table:formula="of:=[.$R$34]*[.S41]" office:value-type="float" office:value="-0.171109677174362" calcext:value-type="float">
            <text:p>-0,171109677174362</text:p>
          </table:table-cell>
          <table:table-cell table:formula="of:=[.$R$34]*[.T41]" office:value-type="float" office:value="-0.76384771338507" calcext:value-type="float">
            <text:p>-0,76384771338507</text:p>
          </table:table-cell>
          <table:table-cell table:formula="of:=[.$R$34]*[.U41]" office:value-type="float" office:value="0.730285012617543" calcext:value-type="float">
            <text:p>0,730285012617543</text:p>
          </table:table-cell>
          <table:table-cell table:formula="of:=[.$R$34]*[.V41]" office:value-type="float" office:value="0.204672377941889" calcext:value-type="float">
            <text:p>0,204672377941889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-0.473095964411505" calcext:value-type="float">
            <text:p>-0,473095964411505</text:p>
          </table:table-cell>
          <table:table-cell office:value-type="float" office:value="0.50688853329804" calcext:value-type="float">
            <text:p>0,50688853329804</text:p>
          </table:table-cell>
          <table:table-cell/>
          <table:table-cell office:value-type="float" office:value="0.307737497287687" calcext:value-type="float">
            <text:p>0,307737497287687</text:p>
          </table:table-cell>
          <table:table-cell office:value-type="float" office:value="-1.79420498479416" calcext:value-type="float">
            <text:p>-1,79420498479416</text:p>
          </table:table-cell>
          <table:table-cell office:value-type="float" office:value="1.00571171077498" calcext:value-type="float">
            <text:p>1,00571171077498</text:p>
          </table:table-cell>
          <table:table-cell office:value-type="float" office:value="0.48075577673149" calcext:value-type="float">
            <text:p>0,48075577673149</text:p>
          </table:table-cell>
          <table:table-cell/>
          <table:table-cell table:formula="of:=[.N42]*[.$H$34]" office:value-type="float" office:value="0.0192446408595946" calcext:value-type="float">
            <text:p>0,0192446408595946</text:p>
          </table:table-cell>
          <table:table-cell table:formula="of:=[.O42]*[.$H$34]" office:value-type="float" office:value="-0.112202220610701" calcext:value-type="float">
            <text:p>-0,112202220610701</text:p>
          </table:table-cell>
          <table:table-cell table:formula="of:=[.P42]*[.$H$34]" office:value-type="float" office:value="0.0628930853494901" calcext:value-type="float">
            <text:p>0,0628930853494901</text:p>
          </table:table-cell>
          <table:table-cell table:formula="of:=[.Q42]*[.$H$34]" office:value-type="float" office:value="0.0300644944016159" calcext:value-type="float">
            <text:p>0,0300644944016159</text:p>
          </table:table-cell>
          <table:table-cell table:number-columns-repeated="6"/>
          <table:table-cell table:formula="of:=[.$R$34]*[.S42]" office:value-type="float" office:value="0.0626276543038573" calcext:value-type="float">
            <text:p>0,0626276543038573</text:p>
          </table:table-cell>
          <table:table-cell table:formula="of:=[.$R$34]*[.T42]" office:value-type="float" office:value="-0.365138634480089" calcext:value-type="float">
            <text:p>-0,365138634480089</text:p>
          </table:table-cell>
          <table:table-cell table:formula="of:=[.$R$34]*[.U42]" office:value-type="float" office:value="0.204672377941889" calcext:value-type="float">
            <text:p>0,204672377941889</text:p>
          </table:table-cell>
          <table:table-cell table:formula="of:=[.$R$34]*[.V42]" office:value-type="float" office:value="0.0978386022343428" calcext:value-type="float">
            <text:p>0,0978386022343428</text:p>
          </table:table-cell>
          <table:table-cell table:number-columns-repeated="10"/>
        </table:table-row>
        <table:table-row table:style-name="ro1" table:number-rows-repeated="3">
          <table:table-cell table:number-columns-repeated="42"/>
        </table:table-row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eta</text:p>
          </table:table-cell>
          <table:table-cell table:number-columns-repeated="40"/>
        </table:table-row>
        <table:table-row table:style-name="ro1">
          <table:table-cell table:formula="of:=1/SQRT(3)" office:value-type="float" office:value="0.577350269189626" calcext:value-type="float">
            <text:p>0,577350269189626</text:p>
          </table:table-cell>
          <table:table-cell table:formula="of:=1/SQRT(3)" office:value-type="float" office:value="0.577350269189626" calcext:value-type="float">
            <text:p>0,57735026918962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coordinates</text:p>
          </table:table-cell>
          <table:table-cell table:number-columns-repeated="3"/>
          <table:table-cell office:value-type="string" calcext:value-type="string">
            <text:p>jacobian</text:p>
          </table:table-cell>
          <table:table-cell table:number-columns-repeated="2"/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inversejacob</text:p>
          </table:table-cell>
          <table:table-cell table:number-columns-repeated="32"/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3.04" calcext:value-type="float">
            <text:p>3,04</text:p>
          </table:table-cell>
          <table:table-cell table:number-columns-repeated="2"/>
          <table:table-cell table:number-matrix-columns-spanned="2" table:number-matrix-rows-spanned="2" table:formula="of:=MMULT([.A54:.D55];[.A49:.B52])" office:value-type="float" office:value="0.299999999999999" calcext:value-type="float">
            <text:p>0,299999999999999</text:p>
          </table:table-cell>
          <table:table-cell office:value-type="float" office:value="0.0484529946162075" calcext:value-type="float">
            <text:p>0,0484529946162075</text:p>
          </table:table-cell>
          <table:table-cell/>
          <table:table-cell table:formula="of:=[.E49]*[.F50]-[.F49]*[.E50]" office:value-type="float" office:value="0.0625358983848621" calcext:value-type="float">
            <text:p>0,0625358983848621</text:p>
          </table:table-cell>
          <table:table-cell/>
          <table:table-cell table:formula="of:=1/[.H49]*[.F50]" office:value-type="float" office:value="3.33333333333334" calcext:value-type="float">
            <text:p>3,33333333333334</text:p>
          </table:table-cell>
          <table:table-cell table:formula="of:=-1/[.H49]*[.F49]" office:value-type="float" office:value="-0.774802887103584" calcext:value-type="float">
            <text:p>-0,774802887103584</text:p>
          </table:table-cell>
          <table:table-cell/>
          <table:table-cell table:formula="of:=(1-[.A47])*(1-[.B47])/4" office:value-type="float" office:value="0.0446581987385204" calcext:value-type="float">
            <text:p>0,0446581987385204</text:p>
          </table:table-cell>
          <table:table-cell table:formula="of:=(1+[.A47])*(1-[.B47])/4" office:value-type="float" office:value="0.166666666666667" calcext:value-type="float">
            <text:p>0,166666666666667</text:p>
          </table:table-cell>
          <table:table-cell table:formula="of:=(1+[.A47])*(1+[.B47])/4" office:value-type="float" office:value="0.622008467928146" calcext:value-type="float">
            <text:p>0,622008467928146</text:p>
          </table:table-cell>
          <table:table-cell table:formula="of:=(1-[.A47])*(1+[.B47])/4" office:value-type="float" office:value="0.166666666666667" calcext:value-type="float">
            <text:p>0,166666666666667</text:p>
          </table:table-cell>
          <table:table-cell/>
          <table:table-cell table:number-matrix-columns-spanned="1" table:number-matrix-rows-spanned="1" table:formula="of:=MMULT([.M49:.P49];[.B49:.B52])" office:value-type="float" office:value="3.49499140870643" calcext:value-type="float">
            <text:p>3,49499140870643</text:p>
          </table:table-cell>
          <table:table-cell table:number-columns-repeated="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208452994616207" calcext:value-type="float">
            <text:p>0,208452994616207</text:p>
          </table:table-cell>
          <table:table-cell table:number-columns-repeated="3"/>
          <table:table-cell table:formula="of:=-1/[.H49]*[.E50]" office:value-type="float" office:value="-0" calcext:value-type="float">
            <text:p>0</text:p>
          </table:table-cell>
          <table:table-cell table:formula="of:=1/[.H49]*[.E49]" office:value-type="float" office:value="4.79724458668079" calcext:value-type="float">
            <text:p>4,79724458668079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,6</text:p>
          </table:table-cell>
          <table:table-cell table:number-columns-repeated="40"/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3.52" calcext:value-type="float">
            <text:p>3,5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gradientmatrix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6"/>
        </table:table-row>
        <table:table-row table:style-name="ro1">
          <table:table-cell table:formula="of:=1/4*([.B47]-1)" office:value-type="float" office:value="-0.105662432702594" calcext:value-type="float">
            <text:p>-0,105662432702594</text:p>
          </table:table-cell>
          <table:table-cell table:formula="of:=1/4*(1-[.B47])" office:value-type="float" office:value="0.105662432702594" calcext:value-type="float">
            <text:p>0,105662432702594</text:p>
          </table:table-cell>
          <table:table-cell table:formula="of:=1/4*(1+[.B47])" office:value-type="float" office:value="0.394337567297406" calcext:value-type="float">
            <text:p>0,394337567297406</text:p>
          </table:table-cell>
          <table:table-cell table:formula="of:=-1/4*(1+[.B47])" office:value-type="float" office:value="-0.394337567297406" calcext:value-type="float">
            <text:p>-0,394337567297406</text:p>
          </table:table-cell>
          <table:table-cell/>
          <table:table-cell table:number-matrix-columns-spanned="4" table:number-matrix-rows-spanned="2" table:formula="of:=MMULT([.J49:.K50];[.A54:.D55])" office:value-type="float" office:value="-0.270340551092288" calcext:value-type="float">
            <text:p>-0,270340551092288</text:p>
          </table:table-cell>
          <table:table-cell office:value-type="float" office:value="0.65774199464408" calcext:value-type="float">
            <text:p>0,65774199464408</text:p>
          </table:table-cell>
          <table:table-cell office:value-type="float" office:value="1.00892467202259" calcext:value-type="float">
            <text:p>1,00892467202259</text:p>
          </table:table-cell>
          <table:table-cell office:value-type="float" office:value="-1.39632611557438" calcext:value-type="float">
            <text:p>-1,39632611557438</text:p>
          </table:table-cell>
          <table:table-cell/>
          <table:table-cell table:number-matrix-columns-spanned="2" table:number-matrix-rows-spanned="4" table:formula="of:=TRANSPOSE([.F54:.I55])" office:value-type="float" office:value="-0.270340551092288" calcext:value-type="float">
            <text:p>-0,270340551092288</text:p>
          </table:table-cell>
          <table:table-cell office:value-type="float" office:value="-0.50688853329804" calcext:value-type="float">
            <text:p>-0,50688853329804</text:p>
          </table:table-cell>
          <table:table-cell/>
          <table:table-cell table:number-matrix-columns-spanned="4" table:number-matrix-rows-spanned="4" table:formula="of:=MMULT([.K54:.L57];[.F54:.I55])" office:value-type="float" office:value="0.33001999875392" calcext:value-type="float">
            <text:p>0,33001999875392</text:p>
          </table:table-cell>
          <table:table-cell office:value-type="float" office:value="0.781083817709632" calcext:value-type="float">
            <text:p>0,781083817709632</text:p>
          </table:table-cell>
          <table:table-cell office:value-type="float" office:value="-1.23165140286345" calcext:value-type="float">
            <text:p>-1,23165140286345</text:p>
          </table:table-cell>
          <table:table-cell office:value-type="float" office:value="0.120547586399895" calcext:value-type="float">
            <text:p>0,120547586399895</text:p>
          </table:table-cell>
          <table:table-cell/>
          <table:table-cell table:formula="of:=[.N54]*[.$H$49]" office:value-type="float" office:value="0.0206380971070475" calcext:value-type="float">
            <text:p>0,0206380971070475</text:p>
          </table:table-cell>
          <table:table-cell table:formula="of:=[.O54]*[.$H$49]" office:value-type="float" office:value="0.0488457782543497" calcext:value-type="float">
            <text:p>0,0488457782543497</text:p>
          </table:table-cell>
          <table:table-cell table:formula="of:=[.P54]*[.$H$49]" office:value-type="float" office:value="-0.0770224269750414" calcext:value-type="float">
            <text:p>-0,0770224269750414</text:p>
          </table:table-cell>
          <table:table-cell table:formula="of:=[.Q54]*[.$H$49]" office:value-type="float" office:value="0.00753855161364421" calcext:value-type="float">
            <text:p>0,00753855161364421</text:p>
          </table:table-cell>
          <table:table-cell table:number-columns-repeated="6"/>
          <table:table-cell table:formula="of:=[.$R$49]*[.S54]" office:value-type="float" office:value="0.0721299720811799" calcext:value-type="float">
            <text:p>0,0721299720811799</text:p>
          </table:table-cell>
          <table:table-cell table:formula="of:=[.$R$49]*[.T54]" office:value-type="float" office:value="0.170715575350532" calcext:value-type="float">
            <text:p>0,170715575350532</text:p>
          </table:table-cell>
          <table:table-cell table:formula="of:=[.$R$49]*[.U54]" office:value-type="float" office:value="-0.269192720555488" calcext:value-type="float">
            <text:p>-0,269192720555488</text:p>
          </table:table-cell>
          <table:table-cell table:formula="of:=[.$R$49]*[.V54]" office:value-type="float" office:value="0.0263471731237765" calcext:value-type="float">
            <text:p>0,0263471731237765</text:p>
          </table:table-cell>
          <table:table-cell table:number-columns-repeated="10"/>
        </table:table-row>
        <table:table-row table:style-name="ro1">
          <table:table-cell table:formula="of:=1/4*([.A47]-1)" office:value-type="float" office:value="-0.105662432702594" calcext:value-type="float">
            <text:p>-0,105662432702594</text:p>
          </table:table-cell>
          <table:table-cell table:formula="of:=1/4*(-[.A47]-1)" office:value-type="float" office:value="-0.394337567297406" calcext:value-type="float">
            <text:p>-0,394337567297406</text:p>
          </table:table-cell>
          <table:table-cell table:formula="of:=1/4*(1+[.A47])" office:value-type="float" office:value="0.394337567297406" calcext:value-type="float">
            <text:p>0,394337567297406</text:p>
          </table:table-cell>
          <table:table-cell table:formula="of:=1/4*(1-[.A47])" office:value-type="float" office:value="0.105662432702594" calcext:value-type="float">
            <text:p>0,105662432702594</text:p>
          </table:table-cell>
          <table:table-cell/>
          <table:table-cell office:value-type="float" office:value="-0.50688853329804" calcext:value-type="float">
            <text:p>-0,50688853329804</text:p>
          </table:table-cell>
          <table:table-cell office:value-type="float" office:value="-1.89173376004235" calcext:value-type="float">
            <text:p>-1,89173376004235</text:p>
          </table:table-cell>
          <table:table-cell office:value-type="float" office:value="1.89173376004235" calcext:value-type="float">
            <text:p>1,89173376004235</text:p>
          </table:table-cell>
          <table:table-cell office:value-type="float" office:value="0.50688853329804" calcext:value-type="float">
            <text:p>0,50688853329804</text:p>
          </table:table-cell>
          <table:table-cell/>
          <table:table-cell office:value-type="float" office:value="0.65774199464408" calcext:value-type="float">
            <text:p>0,65774199464408</text:p>
          </table:table-cell>
          <table:table-cell office:value-type="float" office:value="-1.89173376004235" calcext:value-type="float">
            <text:p>-1,89173376004235</text:p>
          </table:table-cell>
          <table:table-cell/>
          <table:table-cell office:value-type="float" office:value="0.781083817709632" calcext:value-type="float">
            <text:p>0,781083817709632</text:p>
          </table:table-cell>
          <table:table-cell office:value-type="float" office:value="4.01128115040235" calcext:value-type="float">
            <text:p>4,01128115040235</text:p>
          </table:table-cell>
          <table:table-cell office:value-type="float" office:value="-2.91504449266222" calcext:value-type="float">
            <text:p>-2,91504449266222</text:p>
          </table:table-cell>
          <table:table-cell office:value-type="float" office:value="-1.87732047544977" calcext:value-type="float">
            <text:p>-1,87732047544977</text:p>
          </table:table-cell>
          <table:table-cell/>
          <table:table-cell table:formula="of:=[.N55]*[.$H$49]" office:value-type="float" office:value="0.0488457782543497" calcext:value-type="float">
            <text:p>0,0488457782543497</text:p>
          </table:table-cell>
          <table:table-cell table:formula="of:=[.O55]*[.$H$49]" office:value-type="float" office:value="0.250849070414674" calcext:value-type="float">
            <text:p>0,250849070414674</text:p>
          </table:table-cell>
          <table:table-cell table:formula="of:=[.P55]*[.$H$49]" office:value-type="float" office:value="-0.182294926180476" calcext:value-type="float">
            <text:p>-0,182294926180476</text:p>
          </table:table-cell>
          <table:table-cell table:formula="of:=[.Q55]*[.$H$49]" office:value-type="float" office:value="-0.117399922488548" calcext:value-type="float">
            <text:p>-0,117399922488548</text:p>
          </table:table-cell>
          <table:table-cell table:number-columns-repeated="6"/>
          <table:table-cell table:formula="of:=[.$R$49]*[.S55]" office:value-type="float" office:value="0.170715575350532" calcext:value-type="float">
            <text:p>0,170715575350532</text:p>
          </table:table-cell>
          <table:table-cell table:formula="of:=[.$R$49]*[.T55]" office:value-type="float" office:value="0.87671534598128" calcext:value-type="float">
            <text:p>0,87671534598128</text:p>
          </table:table-cell>
          <table:table-cell table:formula="of:=[.$R$49]*[.U55]" office:value-type="float" office:value="-0.637119200851537" calcext:value-type="float">
            <text:p>-0,637119200851537</text:p>
          </table:table-cell>
          <table:table-cell table:formula="of:=[.$R$49]*[.V55]" office:value-type="float" office:value="-0.410311720480275" calcext:value-type="float">
            <text:p>-0,41031172048027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.00892467202259" calcext:value-type="float">
            <text:p>1,00892467202259</text:p>
          </table:table-cell>
          <table:table-cell office:value-type="float" office:value="1.89173376004235" calcext:value-type="float">
            <text:p>1,89173376004235</text:p>
          </table:table-cell>
          <table:table-cell/>
          <table:table-cell office:value-type="float" office:value="-1.23165140286345" calcext:value-type="float">
            <text:p>-1,23165140286345</text:p>
          </table:table-cell>
          <table:table-cell office:value-type="float" office:value="-2.91504449266222" calcext:value-type="float">
            <text:p>-2,91504449266222</text:p>
          </table:table-cell>
          <table:table-cell office:value-type="float" office:value="4.59658561269987" calcext:value-type="float">
            <text:p>4,59658561269987</text:p>
          </table:table-cell>
          <table:table-cell office:value-type="float" office:value="-0.449889717174207" calcext:value-type="float">
            <text:p>-0,449889717174207</text:p>
          </table:table-cell>
          <table:table-cell/>
          <table:table-cell table:formula="of:=[.N56]*[.$H$49]" office:value-type="float" office:value="-0.0770224269750414" calcext:value-type="float">
            <text:p>-0,0770224269750414</text:p>
          </table:table-cell>
          <table:table-cell table:formula="of:=[.O56]*[.$H$49]" office:value-type="float" office:value="-0.182294926180476" calcext:value-type="float">
            <text:p>-0,182294926180476</text:p>
          </table:table-cell>
          <table:table-cell table:formula="of:=[.P56]*[.$H$49]" office:value-type="float" office:value="0.287451610793118" calcext:value-type="float">
            <text:p>0,287451610793118</text:p>
          </table:table-cell>
          <table:table-cell table:formula="of:=[.Q56]*[.$H$49]" office:value-type="float" office:value="-0.0281342576376006" calcext:value-type="float">
            <text:p>-0,0281342576376006</text:p>
          </table:table-cell>
          <table:table-cell table:number-columns-repeated="6"/>
          <table:table-cell table:formula="of:=[.$R$49]*[.S56]" office:value-type="float" office:value="-0.269192720555488" calcext:value-type="float">
            <text:p>-0,269192720555488</text:p>
          </table:table-cell>
          <table:table-cell table:formula="of:=[.$R$49]*[.T56]" office:value-type="float" office:value="-0.637119200851537" calcext:value-type="float">
            <text:p>-0,637119200851537</text:p>
          </table:table-cell>
          <table:table-cell table:formula="of:=[.$R$49]*[.U56]" office:value-type="float" office:value="1.00464091014077" calcext:value-type="float">
            <text:p>1,00464091014077</text:p>
          </table:table-cell>
          <table:table-cell table:formula="of:=[.$R$49]*[.V56]" office:value-type="float" office:value="-0.0983289887337472" calcext:value-type="float">
            <text:p>-0,098328988733747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-1.39632611557438" calcext:value-type="float">
            <text:p>-1,39632611557438</text:p>
          </table:table-cell>
          <table:table-cell office:value-type="float" office:value="0.50688853329804" calcext:value-type="float">
            <text:p>0,50688853329804</text:p>
          </table:table-cell>
          <table:table-cell/>
          <table:table-cell office:value-type="float" office:value="0.120547586399895" calcext:value-type="float">
            <text:p>0,120547586399895</text:p>
          </table:table-cell>
          <table:table-cell office:value-type="float" office:value="-1.87732047544977" calcext:value-type="float">
            <text:p>-1,87732047544977</text:p>
          </table:table-cell>
          <table:table-cell office:value-type="float" office:value="-0.449889717174207" calcext:value-type="float">
            <text:p>-0,449889717174207</text:p>
          </table:table-cell>
          <table:table-cell office:value-type="float" office:value="2.20666260622408" calcext:value-type="float">
            <text:p>2,20666260622408</text:p>
          </table:table-cell>
          <table:table-cell/>
          <table:table-cell table:formula="of:=[.N57]*[.$H$49]" office:value-type="float" office:value="0.00753855161364421" calcext:value-type="float">
            <text:p>0,00753855161364421</text:p>
          </table:table-cell>
          <table:table-cell table:formula="of:=[.O57]*[.$H$49]" office:value-type="float" office:value="-0.117399922488548" calcext:value-type="float">
            <text:p>-0,117399922488548</text:p>
          </table:table-cell>
          <table:table-cell table:formula="of:=[.P57]*[.$H$49]" office:value-type="float" office:value="-0.0281342576376006" calcext:value-type="float">
            <text:p>-0,0281342576376006</text:p>
          </table:table-cell>
          <table:table-cell table:formula="of:=[.Q57]*[.$H$49]" office:value-type="float" office:value="0.137995628512504" calcext:value-type="float">
            <text:p>0,137995628512504</text:p>
          </table:table-cell>
          <table:table-cell table:number-columns-repeated="6"/>
          <table:table-cell table:formula="of:=[.$R$49]*[.S57]" office:value-type="float" office:value="0.0263471731237765" calcext:value-type="float">
            <text:p>0,0263471731237765</text:p>
          </table:table-cell>
          <table:table-cell table:formula="of:=[.$R$49]*[.T57]" office:value-type="float" office:value="-0.410311720480275" calcext:value-type="float">
            <text:p>-0,410311720480275</text:p>
          </table:table-cell>
          <table:table-cell table:formula="of:=[.$R$49]*[.U57]" office:value-type="float" office:value="-0.0983289887337472" calcext:value-type="float">
            <text:p>-0,0983289887337472</text:p>
          </table:table-cell>
          <table:table-cell table:formula="of:=[.$R$49]*[.V57]" office:value-type="float" office:value="0.482293536090246" calcext:value-type="float">
            <text:p>0,482293536090246</text:p>
          </table:table-cell>
          <table:table-cell table:number-columns-repeated="10"/>
        </table:table-row>
      </table:table>
      <table:table table:name="check_for_rectangular_independence_1" table:style-name="ta1">
        <table:table-column table:style-name="co3" table:default-cell-style-name="ce14"/>
        <table:table-column table:style-name="co1" table:number-columns-repeated="16383" table:default-cell-style-name="ce14"/>
        <table:table-row table:style-name="ro1">
          <table:table-cell table:style-name="Default" office:value-type="string" calcext:value-type="string">
            <text:p>xi</text:p>
          </table:table-cell>
          <table:table-cell table:style-name="Default" office:value-type="string" calcext:value-type="string">
            <text:p>eta</text:p>
          </table:table-cell>
          <table:table-cell table:style-name="Default" table:number-columns-repeated="34"/>
          <table:table-cell table:style-name="ce15" table:number-columns-repeated="15"/>
          <table:table-cell table:number-columns-repeated="16333"/>
        </table:table-row>
        <table:table-row table:style-name="ro1">
          <table:table-cell table:style-name="Default" table:formula="of:=-1/SQRT(3)" office:value-type="float" office:value="-0.577350269189626" calcext:value-type="float">
            <text:p>-0,577350269189626</text:p>
          </table:table-cell>
          <table:table-cell table:style-name="Default" table:formula="of:=-1/SQRT(3)" office:value-type="float" office:value="-0.577350269189626" calcext:value-type="float">
            <text:p>-0,577350269189626</text:p>
          </table:table-cell>
          <table:table-cell table:style-name="Default" table:number-columns-repeated="34"/>
          <table:table-cell table:style-name="ce15" table:number-columns-repeated="15"/>
          <table:table-cell table:number-columns-repeated="16333"/>
        </table:table-row>
        <table:table-row table:style-name="ro1">
          <table:table-cell table:style-name="Default" office:value-type="string" calcext:value-type="string">
            <text:p>coordinates</text:p>
          </table:table-cell>
          <table:table-cell table:style-name="Default" table:number-columns-repeated="3"/>
          <table:table-cell table:style-name="Default" office:value-type="string" calcext:value-type="string">
            <text:p>jacobian</text:p>
          </table:table-cell>
          <table:table-cell table:style-name="Default" table:number-columns-repeated="2"/>
          <table:table-cell table:style-name="Default" office:value-type="string" calcext:value-type="string">
            <text:p>det</text:p>
          </table:table-cell>
          <table:table-cell table:style-name="Default"/>
          <table:table-cell table:style-name="Default" office:value-type="string" calcext:value-type="string">
            <text:p>inversejacob</text:p>
          </table:table-cell>
          <table:table-cell table:style-name="Default" table:number-columns-repeated="26"/>
          <table:table-cell table:style-name="ce15" table:number-columns-repeated="15"/>
          <table:table-cell table:number-columns-repeated="16333"/>
        </table:table-row>
        <table:table-row table:style-name="ro1"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number-matrix-columns-spanned="2" table:number-matrix-rows-spanned="2" table:formula="of:=MMULT([.A9:.D10];[.A4:.B7])" office:value-type="float" office:value="0.3" calcext:value-type="float">
            <text:p>0,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table:formula="of:=[.E4]*[.F5]-[.F4]*[.E5]" office:value-type="float" office:value="0.03" calcext:value-type="float">
            <text:p>0,03</text:p>
          </table:table-cell>
          <table:table-cell table:style-name="Default"/>
          <table:table-cell table:style-name="Default" table:formula="of:=1/[.H4]*[.F5]" office:value-type="float" office:value="3.33333333333333" calcext:value-type="float">
            <text:p>3,33333333333333</text:p>
          </table:table-cell>
          <table:table-cell table:style-name="Default" table:formula="of:=-1/[.H4]*[.F4]" office:value-type="float" office:value="-0" calcext:value-type="float">
            <text:p>0</text:p>
          </table:table-cell>
          <table:table-cell table:style-name="Default" table:number-columns-repeated="25"/>
          <table:table-cell table:style-name="ce15" table:number-columns-repeated="15"/>
          <table:table-cell table:number-columns-repeated="16333"/>
        </table:table-row>
        <table:table-row table:style-name="ro1">
          <table:table-cell table:style-name="Default" office:value-type="float" office:value="0.6" calcext:value-type="float">
            <text:p>0,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,1</text:p>
          </table:table-cell>
          <table:table-cell table:style-name="Default" table:number-columns-repeated="3"/>
          <table:table-cell table:style-name="Default" table:formula="of:=-1/[.H4]*[.E5]" office:value-type="float" office:value="-0" calcext:value-type="float">
            <text:p>0</text:p>
          </table:table-cell>
          <table:table-cell table:style-name="Default" table:formula="of:=1/[.H4]*[.E4]" office:value-type="float" office:value="10" calcext:value-type="float">
            <text:p>10</text:p>
          </table:table-cell>
          <table:table-cell table:style-name="Default" table:number-columns-repeated="25"/>
          <table:table-cell table:style-name="ce15" table:number-columns-repeated="15"/>
          <table:table-cell table:number-columns-repeated="16333"/>
        </table:table-row>
        <table:table-row table:style-name="ro1">
          <table:table-cell table:style-name="Default" office:value-type="float" office:value="0.6" calcext:value-type="float">
            <text:p>0,6</text:p>
          </table:table-cell>
          <table:table-cell table:style-name="Default" office:value-type="float" office:value="0.2" calcext:value-type="float">
            <text:p>0,2</text:p>
          </table:table-cell>
          <table:table-cell table:style-name="Default" table:number-columns-repeated="34"/>
          <table:table-cell table:style-name="ce15" table:number-columns-repeated="15"/>
          <table:table-cell table:number-columns-repeated="1633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" calcext:value-type="float">
            <text:p>0,2</text:p>
          </table:table-cell>
          <table:table-cell table:style-name="Default" table:number-columns-repeated="34"/>
          <table:table-cell table:style-name="ce15" table:number-columns-repeated="15"/>
          <table:table-cell table:number-columns-repeated="16333"/>
        </table:table-row>
        <table:table-row table:style-name="ro1">
          <table:table-cell table:style-name="Default" office:value-type="string" calcext:value-type="string">
            <text:p>gradientmatrix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 table:number-columns-repeated="30"/>
          <table:table-cell table:style-name="ce15" table:number-columns-repeated="15"/>
          <table:table-cell table:number-columns-repeated="16333"/>
        </table:table-row>
        <table:table-row table:style-name="ro1">
          <table:table-cell table:style-name="Default" table:formula="of:=1/4*([.B2]-1)" office:value-type="float" office:value="-0.394337567297406" calcext:value-type="float">
            <text:p>-0,394337567297406</text:p>
          </table:table-cell>
          <table:table-cell table:style-name="Default" table:formula="of:=1/4*(1-[.B2])" office:value-type="float" office:value="0.394337567297406" calcext:value-type="float">
            <text:p>0,394337567297406</text:p>
          </table:table-cell>
          <table:table-cell table:style-name="Default" table:formula="of:=1/4*(1+[.B2])" office:value-type="float" office:value="0.105662432702594" calcext:value-type="float">
            <text:p>0,105662432702594</text:p>
          </table:table-cell>
          <table:table-cell table:style-name="Default" table:formula="of:=-1/4*(1+[.B2])" office:value-type="float" office:value="-0.105662432702594" calcext:value-type="float">
            <text:p>-0,105662432702594</text:p>
          </table:table-cell>
          <table:table-cell table:style-name="Default"/>
          <table:table-cell table:style-name="Default" table:number-matrix-columns-spanned="4" table:number-matrix-rows-spanned="2" table:formula="of:=MMULT([.J4:.K5];[.A9:.D10])" office:value-type="float" office:value="-1.31445855765802" calcext:value-type="float">
            <text:p>-1,31445855765802</text:p>
          </table:table-cell>
          <table:table-cell table:style-name="Default" office:value-type="float" office:value="1.31445855765802" calcext:value-type="float">
            <text:p>1,31445855765802</text:p>
          </table:table-cell>
          <table:table-cell table:style-name="Default" office:value-type="float" office:value="0.352208109008647" calcext:value-type="float">
            <text:p>0,352208109008647</text:p>
          </table:table-cell>
          <table:table-cell table:style-name="Default" office:value-type="float" office:value="-0.352208109008647" calcext:value-type="float">
            <text:p>-0,352208109008647</text:p>
          </table:table-cell>
          <table:table-cell table:style-name="Default"/>
          <table:table-cell table:style-name="Default" table:number-matrix-columns-spanned="2" table:number-matrix-rows-spanned="4" table:formula="of:=TRANSPOSE([.F9:.I10])" office:value-type="float" office:value="-1.31445855765802" calcext:value-type="float">
            <text:p>-1,31445855765802</text:p>
          </table:table-cell>
          <table:table-cell table:style-name="Default" office:value-type="float" office:value="-3.94337567297406" calcext:value-type="float">
            <text:p>-3,94337567297406</text:p>
          </table:table-cell>
          <table:table-cell table:style-name="Default"/>
          <table:table-cell table:style-name="Default" table:number-matrix-columns-spanned="4" table:number-matrix-rows-spanned="4" table:formula="of:=MMULT([.K9:.L12];[.F9:.I10])" office:value-type="float" office:value="17.278012998004" calcext:value-type="float">
            <text:p>17,278012998004</text:p>
          </table:table-cell>
          <table:table-cell table:style-name="Default" office:value-type="float" office:value="2.43886536686628" calcext:value-type="float">
            <text:p>2,43886536686628</text:p>
          </table:table-cell>
          <table:table-cell table:style-name="Default" office:value-type="float" office:value="-4.62962962962964" calcext:value-type="float">
            <text:p>-4,62962962962964</text:p>
          </table:table-cell>
          <table:table-cell table:style-name="Default" office:value-type="float" office:value="-15.0872487352407" calcext:value-type="float">
            <text:p>-15,0872487352407</text:p>
          </table:table-cell>
          <table:table-cell table:style-name="Default"/>
          <table:table-cell table:style-name="Default" table:formula="of:=[.N9]*[.$H$4]" office:value-type="float" office:value="0.518340389940121" calcext:value-type="float">
            <text:p>0,518340389940121</text:p>
          </table:table-cell>
          <table:table-cell table:style-name="Default" table:formula="of:=[.O9]*[.$H$4]" office:value-type="float" office:value="0.0731659610059883" calcext:value-type="float">
            <text:p>0,0731659610059883</text:p>
          </table:table-cell>
          <table:table-cell table:style-name="Default" table:formula="of:=[.P9]*[.$H$4]" office:value-type="float" office:value="-0.138888888888889" calcext:value-type="float">
            <text:p>-0,138888888888889</text:p>
          </table:table-cell>
          <table:table-cell table:style-name="Default" table:formula="of:=[.Q9]*[.$H$4]" office:value-type="float" office:value="-0.45261746205722" calcext:value-type="float">
            <text:p>-0,45261746205722</text:p>
          </table:table-cell>
          <table:table-cell table:style-name="Default"/>
          <table:table-cell table:style-name="Default" table:formula="of:=[.S9]+[.S24]+[.S39]+[.S54]" office:value-type="float" office:value="1.11111111111111" calcext:value-type="float">
            <text:p>1,11111111111111</text:p>
          </table:table-cell>
          <table:table-cell table:style-name="Default" table:formula="of:=[.T9]+[.T24]+[.T39]+[.T54]" office:value-type="float" office:value="0.388888888888891" calcext:value-type="float">
            <text:p>0,388888888888891</text:p>
          </table:table-cell>
          <table:table-cell table:style-name="Default" table:formula="of:=[.U9]+[.U24]+[.U39]+[.U54]" office:value-type="float" office:value="-0.555555555555557" calcext:value-type="float">
            <text:p>-0,555555555555557</text:p>
          </table:table-cell>
          <table:table-cell table:style-name="Default" table:formula="of:=[.V9]+[.V24]+[.V39]+[.V54]" office:value-type="float" office:value="-0.944444444444443" calcext:value-type="float">
            <text:p>-0,944444444444443</text:p>
          </table:table-cell>
          <table:table-cell table:style-name="Default" table:number-columns-repeated="9"/>
          <table:table-cell table:style-name="ce15" table:number-columns-repeated="15"/>
          <table:table-cell table:number-columns-repeated="16333"/>
        </table:table-row>
        <table:table-row table:style-name="ro1">
          <table:table-cell table:style-name="Default" table:formula="of:=1/4*([.A2]-1)" office:value-type="float" office:value="-0.394337567297406" calcext:value-type="float">
            <text:p>-0,394337567297406</text:p>
          </table:table-cell>
          <table:table-cell table:style-name="Default" table:formula="of:=1/4*(-[.A2]-1)" office:value-type="float" office:value="-0.105662432702594" calcext:value-type="float">
            <text:p>-0,105662432702594</text:p>
          </table:table-cell>
          <table:table-cell table:style-name="Default" table:formula="of:=1/4*(1+[.A2])" office:value-type="float" office:value="0.105662432702594" calcext:value-type="float">
            <text:p>0,105662432702594</text:p>
          </table:table-cell>
          <table:table-cell table:style-name="Default" table:formula="of:=1/4*(1-[.A2])" office:value-type="float" office:value="0.394337567297406" calcext:value-type="float">
            <text:p>0,394337567297406</text:p>
          </table:table-cell>
          <table:table-cell table:style-name="Default"/>
          <table:table-cell table:style-name="Default" office:value-type="float" office:value="-3.94337567297406" calcext:value-type="float">
            <text:p>-3,94337567297406</text:p>
          </table:table-cell>
          <table:table-cell table:style-name="Default" office:value-type="float" office:value="-1.05662432702594" calcext:value-type="float">
            <text:p>-1,05662432702594</text:p>
          </table:table-cell>
          <table:table-cell table:style-name="Default" office:value-type="float" office:value="1.05662432702594" calcext:value-type="float">
            <text:p>1,05662432702594</text:p>
          </table:table-cell>
          <table:table-cell table:style-name="Default" office:value-type="float" office:value="3.94337567297406" calcext:value-type="float">
            <text:p>3,94337567297406</text:p>
          </table:table-cell>
          <table:table-cell table:style-name="Default"/>
          <table:table-cell table:style-name="Default" office:value-type="float" office:value="1.31445855765802" calcext:value-type="float">
            <text:p>1,31445855765802</text:p>
          </table:table-cell>
          <table:table-cell table:style-name="Default" office:value-type="float" office:value="-1.05662432702594" calcext:value-type="float">
            <text:p>-1,05662432702594</text:p>
          </table:table-cell>
          <table:table-cell table:style-name="Default"/>
          <table:table-cell table:style-name="Default" office:value-type="float" office:value="2.43886536686628" calcext:value-type="float">
            <text:p>2,43886536686628</text:p>
          </table:table-cell>
          <table:table-cell table:style-name="Default" office:value-type="float" office:value="2.84425626826342" calcext:value-type="float">
            <text:p>2,84425626826342</text:p>
          </table:table-cell>
          <table:table-cell table:style-name="Default" office:value-type="float" office:value="-0.653492005500056" calcext:value-type="float">
            <text:p>-0,653492005500056</text:p>
          </table:table-cell>
          <table:table-cell table:style-name="Default" office:value-type="float" office:value="-4.62962962962964" calcext:value-type="float">
            <text:p>-4,62962962962964</text:p>
          </table:table-cell>
          <table:table-cell table:style-name="Default"/>
          <table:table-cell table:style-name="Default" table:formula="of:=[.N10]*[.$H$4]" office:value-type="float" office:value="0.0731659610059883" calcext:value-type="float">
            <text:p>0,0731659610059883</text:p>
          </table:table-cell>
          <table:table-cell table:style-name="Default" table:formula="of:=[.O10]*[.$H$4]" office:value-type="float" office:value="0.0853276880479027" calcext:value-type="float">
            <text:p>0,0853276880479027</text:p>
          </table:table-cell>
          <table:table-cell table:style-name="Default" table:formula="of:=[.P10]*[.$H$4]" office:value-type="float" office:value="-0.0196047601650017" calcext:value-type="float">
            <text:p>-0,0196047601650017</text:p>
          </table:table-cell>
          <table:table-cell table:style-name="Default" table:formula="of:=[.Q10]*[.$H$4]" office:value-type="float" office:value="-0.138888888888889" calcext:value-type="float">
            <text:p>-0,138888888888889</text:p>
          </table:table-cell>
          <table:table-cell table:style-name="Default"/>
          <table:table-cell table:style-name="Default" table:formula="of:=[.S10]+[.S25]+[.S40]+[.S55]" office:value-type="float" office:value="0.388888888888891" calcext:value-type="float">
            <text:p>0,388888888888891</text:p>
          </table:table-cell>
          <table:table-cell table:style-name="Default" table:formula="of:=[.T10]+[.T25]+[.T40]+[.T55]" office:value-type="float" office:value="1.11111111111111" calcext:value-type="float">
            <text:p>1,11111111111111</text:p>
          </table:table-cell>
          <table:table-cell table:style-name="Default" table:formula="of:=[.U10]+[.U25]+[.U40]+[.U55]" office:value-type="float" office:value="-0.944444444444443" calcext:value-type="float">
            <text:p>-0,944444444444443</text:p>
          </table:table-cell>
          <table:table-cell table:style-name="Default" table:formula="of:=[.V10]+[.V25]+[.V40]+[.V55]" office:value-type="float" office:value="-0.555555555555557" calcext:value-type="float">
            <text:p>-0,555555555555557</text:p>
          </table:table-cell>
          <table:table-cell table:style-name="Default" table:number-columns-repeated="9"/>
          <table:table-cell table:style-name="ce15" table:number-columns-repeated="15"/>
          <table:table-cell table:number-columns-repeated="16333"/>
        </table:table-row>
        <table:table-row table:style-name="ro1">
          <table:table-cell table:style-name="Default" table:number-columns-repeated="10"/>
          <table:table-cell table:style-name="Default" office:value-type="float" office:value="0.352208109008647" calcext:value-type="float">
            <text:p>0,352208109008647</text:p>
          </table:table-cell>
          <table:table-cell table:style-name="Default" office:value-type="float" office:value="1.05662432702594" calcext:value-type="float">
            <text:p>1,05662432702594</text:p>
          </table:table-cell>
          <table:table-cell table:style-name="Default"/>
          <table:table-cell table:style-name="Default" office:value-type="float" office:value="-4.62962962962964" calcext:value-type="float">
            <text:p>-4,62962962962964</text:p>
          </table:table-cell>
          <table:table-cell table:style-name="Default" office:value-type="float" office:value="-0.653492005500056" calcext:value-type="float">
            <text:p>-0,653492005500056</text:p>
          </table:table-cell>
          <table:table-cell table:style-name="Default" office:value-type="float" office:value="1.24050552051447" calcext:value-type="float">
            <text:p>1,24050552051447</text:p>
          </table:table-cell>
          <table:table-cell table:style-name="Default" office:value-type="float" office:value="4.04261611461523" calcext:value-type="float">
            <text:p>4,04261611461523</text:p>
          </table:table-cell>
          <table:table-cell table:style-name="Default"/>
          <table:table-cell table:style-name="Default" table:formula="of:=[.N11]*[.$H$4]" office:value-type="float" office:value="-0.138888888888889" calcext:value-type="float">
            <text:p>-0,138888888888889</text:p>
          </table:table-cell>
          <table:table-cell table:style-name="Default" table:formula="of:=[.O11]*[.$H$4]" office:value-type="float" office:value="-0.0196047601650017" calcext:value-type="float">
            <text:p>-0,0196047601650017</text:p>
          </table:table-cell>
          <table:table-cell table:style-name="Default" table:formula="of:=[.P11]*[.$H$4]" office:value-type="float" office:value="0.037215165615434" calcext:value-type="float">
            <text:p>0,037215165615434</text:p>
          </table:table-cell>
          <table:table-cell table:style-name="Default" table:formula="of:=[.Q11]*[.$H$4]" office:value-type="float" office:value="0.121278483438457" calcext:value-type="float">
            <text:p>0,121278483438457</text:p>
          </table:table-cell>
          <table:table-cell table:style-name="Default"/>
          <table:table-cell table:style-name="Default" table:formula="of:=[.S11]+[.S26]+[.S41]+[.S56]" office:value-type="float" office:value="-0.555555555555557" calcext:value-type="float">
            <text:p>-0,555555555555557</text:p>
          </table:table-cell>
          <table:table-cell table:style-name="Default" table:formula="of:=[.T11]+[.T26]+[.T41]+[.T56]" office:value-type="float" office:value="-0.944444444444443" calcext:value-type="float">
            <text:p>-0,944444444444443</text:p>
          </table:table-cell>
          <table:table-cell table:style-name="Default" table:formula="of:=[.U11]+[.U26]+[.U41]+[.U56]" office:value-type="float" office:value="1.11111111111111" calcext:value-type="float">
            <text:p>1,11111111111111</text:p>
          </table:table-cell>
          <table:table-cell table:style-name="Default" table:formula="of:=[.V11]+[.V26]+[.V41]+[.V56]" office:value-type="float" office:value="0.388888888888891" calcext:value-type="float">
            <text:p>0,388888888888891</text:p>
          </table:table-cell>
          <table:table-cell table:style-name="Default" table:number-columns-repeated="9"/>
          <table:table-cell table:style-name="ce15" table:number-columns-repeated="15"/>
          <table:table-cell table:number-columns-repeated="16333"/>
        </table:table-row>
        <table:table-row table:style-name="ro1">
          <table:table-cell table:style-name="Default" table:number-columns-repeated="10"/>
          <table:table-cell table:style-name="Default" office:value-type="float" office:value="-0.352208109008647" calcext:value-type="float">
            <text:p>-0,352208109008647</text:p>
          </table:table-cell>
          <table:table-cell table:style-name="Default" office:value-type="float" office:value="3.94337567297406" calcext:value-type="float">
            <text:p>3,94337567297406</text:p>
          </table:table-cell>
          <table:table-cell table:style-name="Default"/>
          <table:table-cell table:style-name="Default" office:value-type="float" office:value="-15.0872487352407" calcext:value-type="float">
            <text:p>-15,0872487352407</text:p>
          </table:table-cell>
          <table:table-cell table:style-name="Default" office:value-type="float" office:value="-4.62962962962964" calcext:value-type="float">
            <text:p>-4,62962962962964</text:p>
          </table:table-cell>
          <table:table-cell table:style-name="Default" office:value-type="float" office:value="4.04261611461523" calcext:value-type="float">
            <text:p>4,04261611461523</text:p>
          </table:table-cell>
          <table:table-cell table:style-name="Default" office:value-type="float" office:value="15.6742622502551" calcext:value-type="float">
            <text:p>15,6742622502551</text:p>
          </table:table-cell>
          <table:table-cell table:style-name="Default"/>
          <table:table-cell table:style-name="Default" table:formula="of:=[.N12]*[.$H$4]" office:value-type="float" office:value="-0.45261746205722" calcext:value-type="float">
            <text:p>-0,45261746205722</text:p>
          </table:table-cell>
          <table:table-cell table:style-name="Default" table:formula="of:=[.O12]*[.$H$4]" office:value-type="float" office:value="-0.138888888888889" calcext:value-type="float">
            <text:p>-0,138888888888889</text:p>
          </table:table-cell>
          <table:table-cell table:style-name="Default" table:formula="of:=[.P12]*[.$H$4]" office:value-type="float" office:value="0.121278483438457" calcext:value-type="float">
            <text:p>0,121278483438457</text:p>
          </table:table-cell>
          <table:table-cell table:style-name="Default" table:formula="of:=[.Q12]*[.$H$4]" office:value-type="float" office:value="0.470227867507652" calcext:value-type="float">
            <text:p>0,470227867507652</text:p>
          </table:table-cell>
          <table:table-cell table:style-name="Default"/>
          <table:table-cell table:style-name="Default" table:formula="of:=[.S12]+[.S27]+[.S42]+[.S57]" office:value-type="float" office:value="-0.944444444444443" calcext:value-type="float">
            <text:p>-0,944444444444443</text:p>
          </table:table-cell>
          <table:table-cell table:style-name="Default" table:formula="of:=[.T12]+[.T27]+[.T42]+[.T57]" office:value-type="float" office:value="-0.555555555555557" calcext:value-type="float">
            <text:p>-0,555555555555557</text:p>
          </table:table-cell>
          <table:table-cell table:style-name="Default" table:formula="of:=[.U12]+[.U27]+[.U42]+[.U57]" office:value-type="float" office:value="0.388888888888891" calcext:value-type="float">
            <text:p>0,388888888888891</text:p>
          </table:table-cell>
          <table:table-cell table:style-name="Default" table:formula="of:=[.V12]+[.V27]+[.V42]+[.V57]" office:value-type="float" office:value="1.11111111111111" calcext:value-type="float">
            <text:p>1,11111111111111</text:p>
          </table:table-cell>
          <table:table-cell table:style-name="Default" table:number-columns-repeated="9"/>
          <table:table-cell table:style-name="ce15" table:number-columns-repeated="15"/>
          <table:table-cell table:number-columns-repeated="16333"/>
        </table:table-row>
        <table:table-row table:style-name="ro1" table:number-rows-repeated="3">
          <table:table-cell table:style-name="Default" table:number-columns-repeated="36"/>
          <table:table-cell table:style-name="ce15" table:number-columns-repeated="15"/>
          <table:table-cell table:number-columns-repeated="16333"/>
        </table:table-row>
        <table:table-row table:style-name="ro1">
          <table:table-cell table:style-name="Default" office:value-type="string" calcext:value-type="string">
            <text:p>xi</text:p>
          </table:table-cell>
          <table:table-cell table:style-name="Default" office:value-type="string" calcext:value-type="string">
            <text:p>eta</text:p>
          </table:table-cell>
          <table:table-cell table:style-name="Default" table:number-columns-repeated="34"/>
          <table:table-cell table:style-name="ce15" table:number-columns-repeated="15"/>
          <table:table-cell table:number-columns-repeated="16333"/>
        </table:table-row>
        <table:table-row table:style-name="ro1">
          <table:table-cell table:style-name="Default" table:formula="of:=-1/SQRT(3)" office:value-type="float" office:value="-0.577350269189626" calcext:value-type="float">
            <text:p>-0,577350269189626</text:p>
          </table:table-cell>
          <table:table-cell table:style-name="Default" table:formula="of:=1/SQRT(3)" office:value-type="float" office:value="0.577350269189626" calcext:value-type="float">
            <text:p>0,577350269189626</text:p>
          </table:table-cell>
          <table:table-cell table:style-name="Default" table:number-columns-repeated="34"/>
          <table:table-cell table:style-name="ce15" table:number-columns-repeated="15"/>
          <table:table-cell table:number-columns-repeated="16333"/>
        </table:table-row>
        <table:table-row table:style-name="ro1">
          <table:table-cell table:style-name="Default" office:value-type="string" calcext:value-type="string">
            <text:p>coordinates</text:p>
          </table:table-cell>
          <table:table-cell table:style-name="Default" table:number-columns-repeated="3"/>
          <table:table-cell table:style-name="Default" office:value-type="string" calcext:value-type="string">
            <text:p>jacobian</text:p>
          </table:table-cell>
          <table:table-cell table:style-name="Default" table:number-columns-repeated="2"/>
          <table:table-cell table:style-name="Default" office:value-type="string" calcext:value-type="string">
            <text:p>det</text:p>
          </table:table-cell>
          <table:table-cell table:style-name="Default"/>
          <table:table-cell table:style-name="Default" office:value-type="string" calcext:value-type="string">
            <text:p>inversejacob</text:p>
          </table:table-cell>
          <table:table-cell table:style-name="Default" table:number-columns-repeated="26"/>
          <table:table-cell table:style-name="ce15" table:number-columns-repeated="15"/>
          <table:table-cell table:number-columns-repeated="16333"/>
        </table:table-row>
        <table:table-row table:style-name="ro1"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number-matrix-columns-spanned="2" table:number-matrix-rows-spanned="2" table:formula="of:=MMULT([.A24:.D25];[.A19:.B22])" office:value-type="float" office:value="0.3" calcext:value-type="float">
            <text:p>0,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table:formula="of:=[.E19]*[.F20]-[.F19]*[.E20]" office:value-type="float" office:value="0.03" calcext:value-type="float">
            <text:p>0,03</text:p>
          </table:table-cell>
          <table:table-cell table:style-name="Default"/>
          <table:table-cell table:style-name="Default" table:formula="of:=1/[.H19]*[.F20]" office:value-type="float" office:value="3.33333333333333" calcext:value-type="float">
            <text:p>3,33333333333333</text:p>
          </table:table-cell>
          <table:table-cell table:style-name="Default" table:formula="of:=-1/[.H19]*[.F19]" office:value-type="float" office:value="-0" calcext:value-type="float">
            <text:p>0</text:p>
          </table:table-cell>
          <table:table-cell table:style-name="Default" table:number-columns-repeated="25"/>
          <table:table-cell table:style-name="ce15" table:number-columns-repeated="15"/>
          <table:table-cell table:number-columns-repeated="16333"/>
        </table:table-row>
        <table:table-row table:style-name="ro1">
          <table:table-cell table:style-name="Default" office:value-type="float" office:value="0.6" calcext:value-type="float">
            <text:p>0,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,1</text:p>
          </table:table-cell>
          <table:table-cell table:style-name="Default" table:number-columns-repeated="3"/>
          <table:table-cell table:style-name="Default" table:formula="of:=-1/[.H19]*[.E20]" office:value-type="float" office:value="-0" calcext:value-type="float">
            <text:p>0</text:p>
          </table:table-cell>
          <table:table-cell table:style-name="Default" table:formula="of:=1/[.H19]*[.E19]" office:value-type="float" office:value="10" calcext:value-type="float">
            <text:p>10</text:p>
          </table:table-cell>
          <table:table-cell table:style-name="Default" table:number-columns-repeated="25"/>
          <table:table-cell table:style-name="ce15" table:number-columns-repeated="15"/>
          <table:table-cell table:number-columns-repeated="16333"/>
        </table:table-row>
        <table:table-row table:style-name="ro1">
          <table:table-cell table:style-name="Default" office:value-type="float" office:value="0.6" calcext:value-type="float">
            <text:p>0,6</text:p>
          </table:table-cell>
          <table:table-cell table:style-name="Default" office:value-type="float" office:value="0.2" calcext:value-type="float">
            <text:p>0,2</text:p>
          </table:table-cell>
          <table:table-cell table:style-name="Default" table:number-columns-repeated="34"/>
          <table:table-cell table:style-name="ce15" table:number-columns-repeated="15"/>
          <table:table-cell table:number-columns-repeated="1633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" calcext:value-type="float">
            <text:p>0,2</text:p>
          </table:table-cell>
          <table:table-cell table:style-name="Default" table:number-columns-repeated="34"/>
          <table:table-cell table:style-name="ce15" table:number-columns-repeated="15"/>
          <table:table-cell table:number-columns-repeated="16333"/>
        </table:table-row>
        <table:table-row table:style-name="ro1">
          <table:table-cell table:style-name="Default" office:value-type="string" calcext:value-type="string">
            <text:p>gradientmatrix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 table:number-columns-repeated="30"/>
          <table:table-cell table:style-name="ce15" table:number-columns-repeated="15"/>
          <table:table-cell table:number-columns-repeated="16333"/>
        </table:table-row>
        <table:table-row table:style-name="ro1">
          <table:table-cell table:style-name="Default" table:formula="of:=1/4*([.B17]-1)" office:value-type="float" office:value="-0.105662432702594" calcext:value-type="float">
            <text:p>-0,105662432702594</text:p>
          </table:table-cell>
          <table:table-cell table:style-name="Default" table:formula="of:=1/4*(1-[.B17])" office:value-type="float" office:value="0.105662432702594" calcext:value-type="float">
            <text:p>0,105662432702594</text:p>
          </table:table-cell>
          <table:table-cell table:style-name="Default" table:formula="of:=1/4*(1+[.B17])" office:value-type="float" office:value="0.394337567297406" calcext:value-type="float">
            <text:p>0,394337567297406</text:p>
          </table:table-cell>
          <table:table-cell table:style-name="Default" table:formula="of:=-1/4*(1+[.B17])" office:value-type="float" office:value="-0.394337567297406" calcext:value-type="float">
            <text:p>-0,394337567297406</text:p>
          </table:table-cell>
          <table:table-cell table:style-name="Default"/>
          <table:table-cell table:style-name="Default" table:number-matrix-columns-spanned="4" table:number-matrix-rows-spanned="2" table:formula="of:=MMULT([.J19:.K20];[.A24:.D25])" office:value-type="float" office:value="-0.352208109008647" calcext:value-type="float">
            <text:p>-0,352208109008647</text:p>
          </table:table-cell>
          <table:table-cell table:style-name="Default" office:value-type="float" office:value="0.352208109008647" calcext:value-type="float">
            <text:p>0,352208109008647</text:p>
          </table:table-cell>
          <table:table-cell table:style-name="Default" office:value-type="float" office:value="1.31445855765802" calcext:value-type="float">
            <text:p>1,31445855765802</text:p>
          </table:table-cell>
          <table:table-cell table:style-name="Default" office:value-type="float" office:value="-1.31445855765802" calcext:value-type="float">
            <text:p>-1,31445855765802</text:p>
          </table:table-cell>
          <table:table-cell table:style-name="Default"/>
          <table:table-cell table:style-name="Default" table:number-matrix-columns-spanned="2" table:number-matrix-rows-spanned="4" table:formula="of:=TRANSPOSE([.F24:.I25])" office:value-type="float" office:value="-0.352208109008647" calcext:value-type="float">
            <text:p>-0,352208109008647</text:p>
          </table:table-cell>
          <table:table-cell table:style-name="Default" office:value-type="float" office:value="-3.94337567297406" calcext:value-type="float">
            <text:p>-3,94337567297406</text:p>
          </table:table-cell>
          <table:table-cell table:style-name="Default"/>
          <table:table-cell table:style-name="Default" table:number-matrix-columns-spanned="4" table:number-matrix-rows-spanned="4" table:formula="of:=MMULT([.K24:.L27];[.F24:.I25])" office:value-type="float" office:value="15.6742622502551" calcext:value-type="float">
            <text:p>15,6742622502551</text:p>
          </table:table-cell>
          <table:table-cell table:style-name="Default" office:value-type="float" office:value="4.04261611461523" calcext:value-type="float">
            <text:p>4,04261611461523</text:p>
          </table:table-cell>
          <table:table-cell table:style-name="Default" office:value-type="float" office:value="-4.62962962962964" calcext:value-type="float">
            <text:p>-4,62962962962964</text:p>
          </table:table-cell>
          <table:table-cell table:style-name="Default" office:value-type="float" office:value="-15.0872487352407" calcext:value-type="float">
            <text:p>-15,0872487352407</text:p>
          </table:table-cell>
          <table:table-cell table:style-name="Default"/>
          <table:table-cell table:style-name="Default" table:formula="of:=[.N24]*[.$H$19]" office:value-type="float" office:value="0.470227867507652" calcext:value-type="float">
            <text:p>0,470227867507652</text:p>
          </table:table-cell>
          <table:table-cell table:style-name="Default" table:formula="of:=[.O24]*[.$H$19]" office:value-type="float" office:value="0.121278483438457" calcext:value-type="float">
            <text:p>0,121278483438457</text:p>
          </table:table-cell>
          <table:table-cell table:style-name="Default" table:formula="of:=[.P24]*[.$H$19]" office:value-type="float" office:value="-0.138888888888889" calcext:value-type="float">
            <text:p>-0,138888888888889</text:p>
          </table:table-cell>
          <table:table-cell table:style-name="Default" table:formula="of:=[.Q24]*[.$H$19]" office:value-type="float" office:value="-0.45261746205722" calcext:value-type="float">
            <text:p>-0,45261746205722</text:p>
          </table:table-cell>
          <table:table-cell table:style-name="Default" table:number-columns-repeated="14"/>
          <table:table-cell table:style-name="ce15" table:number-columns-repeated="15"/>
          <table:table-cell table:number-columns-repeated="16333"/>
        </table:table-row>
        <table:table-row table:style-name="ro1">
          <table:table-cell table:style-name="Default" table:formula="of:=1/4*([.A17]-1)" office:value-type="float" office:value="-0.394337567297406" calcext:value-type="float">
            <text:p>-0,394337567297406</text:p>
          </table:table-cell>
          <table:table-cell table:style-name="Default" table:formula="of:=1/4*(-[.A17]-1)" office:value-type="float" office:value="-0.105662432702594" calcext:value-type="float">
            <text:p>-0,105662432702594</text:p>
          </table:table-cell>
          <table:table-cell table:style-name="Default" table:formula="of:=1/4*(1+[.A17])" office:value-type="float" office:value="0.105662432702594" calcext:value-type="float">
            <text:p>0,105662432702594</text:p>
          </table:table-cell>
          <table:table-cell table:style-name="Default" table:formula="of:=1/4*(1-[.A17])" office:value-type="float" office:value="0.394337567297406" calcext:value-type="float">
            <text:p>0,394337567297406</text:p>
          </table:table-cell>
          <table:table-cell table:style-name="Default"/>
          <table:table-cell table:style-name="Default" office:value-type="float" office:value="-3.94337567297406" calcext:value-type="float">
            <text:p>-3,94337567297406</text:p>
          </table:table-cell>
          <table:table-cell table:style-name="Default" office:value-type="float" office:value="-1.05662432702594" calcext:value-type="float">
            <text:p>-1,05662432702594</text:p>
          </table:table-cell>
          <table:table-cell table:style-name="Default" office:value-type="float" office:value="1.05662432702594" calcext:value-type="float">
            <text:p>1,05662432702594</text:p>
          </table:table-cell>
          <table:table-cell table:style-name="Default" office:value-type="float" office:value="3.94337567297406" calcext:value-type="float">
            <text:p>3,94337567297406</text:p>
          </table:table-cell>
          <table:table-cell table:style-name="Default"/>
          <table:table-cell table:style-name="Default" office:value-type="float" office:value="0.352208109008647" calcext:value-type="float">
            <text:p>0,352208109008647</text:p>
          </table:table-cell>
          <table:table-cell table:style-name="Default" office:value-type="float" office:value="-1.05662432702594" calcext:value-type="float">
            <text:p>-1,05662432702594</text:p>
          </table:table-cell>
          <table:table-cell table:style-name="Default"/>
          <table:table-cell table:style-name="Default" office:value-type="float" office:value="4.04261611461523" calcext:value-type="float">
            <text:p>4,04261611461523</text:p>
          </table:table-cell>
          <table:table-cell table:style-name="Default" office:value-type="float" office:value="1.24050552051447" calcext:value-type="float">
            <text:p>1,24050552051447</text:p>
          </table:table-cell>
          <table:table-cell table:style-name="Default" office:value-type="float" office:value="-0.653492005500056" calcext:value-type="float">
            <text:p>-0,653492005500056</text:p>
          </table:table-cell>
          <table:table-cell table:style-name="Default" office:value-type="float" office:value="-4.62962962962964" calcext:value-type="float">
            <text:p>-4,62962962962964</text:p>
          </table:table-cell>
          <table:table-cell table:style-name="Default"/>
          <table:table-cell table:style-name="Default" table:formula="of:=[.N25]*[.$H$19]" office:value-type="float" office:value="0.121278483438457" calcext:value-type="float">
            <text:p>0,121278483438457</text:p>
          </table:table-cell>
          <table:table-cell table:style-name="Default" table:formula="of:=[.O25]*[.$H$19]" office:value-type="float" office:value="0.037215165615434" calcext:value-type="float">
            <text:p>0,037215165615434</text:p>
          </table:table-cell>
          <table:table-cell table:style-name="Default" table:formula="of:=[.P25]*[.$H$19]" office:value-type="float" office:value="-0.0196047601650017" calcext:value-type="float">
            <text:p>-0,0196047601650017</text:p>
          </table:table-cell>
          <table:table-cell table:style-name="Default" table:formula="of:=[.Q25]*[.$H$19]" office:value-type="float" office:value="-0.138888888888889" calcext:value-type="float">
            <text:p>-0,138888888888889</text:p>
          </table:table-cell>
          <table:table-cell table:style-name="Default" table:number-columns-repeated="14"/>
          <table:table-cell table:style-name="ce15" table:number-columns-repeated="15"/>
          <table:table-cell table:number-columns-repeated="16333"/>
        </table:table-row>
        <table:table-row table:style-name="ro1">
          <table:table-cell table:style-name="Default" table:number-columns-repeated="10"/>
          <table:table-cell table:style-name="Default" office:value-type="float" office:value="1.31445855765802" calcext:value-type="float">
            <text:p>1,31445855765802</text:p>
          </table:table-cell>
          <table:table-cell table:style-name="Default" office:value-type="float" office:value="1.05662432702594" calcext:value-type="float">
            <text:p>1,05662432702594</text:p>
          </table:table-cell>
          <table:table-cell table:style-name="Default"/>
          <table:table-cell table:style-name="Default" office:value-type="float" office:value="-4.62962962962964" calcext:value-type="float">
            <text:p>-4,62962962962964</text:p>
          </table:table-cell>
          <table:table-cell table:style-name="Default" office:value-type="float" office:value="-0.653492005500056" calcext:value-type="float">
            <text:p>-0,653492005500056</text:p>
          </table:table-cell>
          <table:table-cell table:style-name="Default" office:value-type="float" office:value="2.84425626826342" calcext:value-type="float">
            <text:p>2,84425626826342</text:p>
          </table:table-cell>
          <table:table-cell table:style-name="Default" office:value-type="float" office:value="2.43886536686628" calcext:value-type="float">
            <text:p>2,43886536686628</text:p>
          </table:table-cell>
          <table:table-cell table:style-name="Default"/>
          <table:table-cell table:style-name="Default" table:formula="of:=[.N26]*[.$H$19]" office:value-type="float" office:value="-0.138888888888889" calcext:value-type="float">
            <text:p>-0,138888888888889</text:p>
          </table:table-cell>
          <table:table-cell table:style-name="Default" table:formula="of:=[.O26]*[.$H$19]" office:value-type="float" office:value="-0.0196047601650017" calcext:value-type="float">
            <text:p>-0,0196047601650017</text:p>
          </table:table-cell>
          <table:table-cell table:style-name="Default" table:formula="of:=[.P26]*[.$H$19]" office:value-type="float" office:value="0.0853276880479027" calcext:value-type="float">
            <text:p>0,0853276880479027</text:p>
          </table:table-cell>
          <table:table-cell table:style-name="Default" table:formula="of:=[.Q26]*[.$H$19]" office:value-type="float" office:value="0.0731659610059883" calcext:value-type="float">
            <text:p>0,0731659610059883</text:p>
          </table:table-cell>
          <table:table-cell table:style-name="Default" table:number-columns-repeated="14"/>
          <table:table-cell table:style-name="ce15" table:number-columns-repeated="15"/>
          <table:table-cell table:number-columns-repeated="16333"/>
        </table:table-row>
        <table:table-row table:style-name="ro1">
          <table:table-cell table:style-name="Default" table:number-columns-repeated="10"/>
          <table:table-cell table:style-name="Default" office:value-type="float" office:value="-1.31445855765802" calcext:value-type="float">
            <text:p>-1,31445855765802</text:p>
          </table:table-cell>
          <table:table-cell table:style-name="Default" office:value-type="float" office:value="3.94337567297406" calcext:value-type="float">
            <text:p>3,94337567297406</text:p>
          </table:table-cell>
          <table:table-cell table:style-name="Default"/>
          <table:table-cell table:style-name="Default" office:value-type="float" office:value="-15.0872487352407" calcext:value-type="float">
            <text:p>-15,0872487352407</text:p>
          </table:table-cell>
          <table:table-cell table:style-name="Default" office:value-type="float" office:value="-4.62962962962964" calcext:value-type="float">
            <text:p>-4,62962962962964</text:p>
          </table:table-cell>
          <table:table-cell table:style-name="Default" office:value-type="float" office:value="2.43886536686628" calcext:value-type="float">
            <text:p>2,43886536686628</text:p>
          </table:table-cell>
          <table:table-cell table:style-name="Default" office:value-type="float" office:value="17.278012998004" calcext:value-type="float">
            <text:p>17,278012998004</text:p>
          </table:table-cell>
          <table:table-cell table:style-name="Default"/>
          <table:table-cell table:style-name="Default" table:formula="of:=[.N27]*[.$H$19]" office:value-type="float" office:value="-0.45261746205722" calcext:value-type="float">
            <text:p>-0,45261746205722</text:p>
          </table:table-cell>
          <table:table-cell table:style-name="Default" table:formula="of:=[.O27]*[.$H$19]" office:value-type="float" office:value="-0.138888888888889" calcext:value-type="float">
            <text:p>-0,138888888888889</text:p>
          </table:table-cell>
          <table:table-cell table:style-name="Default" table:formula="of:=[.P27]*[.$H$19]" office:value-type="float" office:value="0.0731659610059883" calcext:value-type="float">
            <text:p>0,0731659610059883</text:p>
          </table:table-cell>
          <table:table-cell table:style-name="Default" table:formula="of:=[.Q27]*[.$H$19]" office:value-type="float" office:value="0.518340389940121" calcext:value-type="float">
            <text:p>0,518340389940121</text:p>
          </table:table-cell>
          <table:table-cell table:style-name="Default" table:number-columns-repeated="14"/>
          <table:table-cell table:style-name="ce15" table:number-columns-repeated="15"/>
          <table:table-cell table:number-columns-repeated="16333"/>
        </table:table-row>
        <table:table-row table:style-name="ro1" table:number-rows-repeated="3">
          <table:table-cell table:style-name="Default" table:number-columns-repeated="36"/>
          <table:table-cell table:style-name="ce15" table:number-columns-repeated="15"/>
          <table:table-cell table:number-columns-repeated="16333"/>
        </table:table-row>
        <table:table-row table:style-name="ro1">
          <table:table-cell table:style-name="Default" office:value-type="string" calcext:value-type="string">
            <text:p>xi</text:p>
          </table:table-cell>
          <table:table-cell table:style-name="Default" office:value-type="string" calcext:value-type="string">
            <text:p>eta</text:p>
          </table:table-cell>
          <table:table-cell table:style-name="Default" table:number-columns-repeated="34"/>
          <table:table-cell table:style-name="ce15" table:number-columns-repeated="15"/>
          <table:table-cell table:number-columns-repeated="16333"/>
        </table:table-row>
        <table:table-row table:style-name="ro1">
          <table:table-cell table:style-name="Default" table:formula="of:=1/SQRT(3)" office:value-type="float" office:value="0.577350269189626" calcext:value-type="float">
            <text:p>0,577350269189626</text:p>
          </table:table-cell>
          <table:table-cell table:style-name="Default" table:formula="of:=-1/SQRT(3)" office:value-type="float" office:value="-0.577350269189626" calcext:value-type="float">
            <text:p>-0,577350269189626</text:p>
          </table:table-cell>
          <table:table-cell table:style-name="Default" table:number-columns-repeated="34"/>
          <table:table-cell table:style-name="ce15" table:number-columns-repeated="15"/>
          <table:table-cell table:number-columns-repeated="16333"/>
        </table:table-row>
        <table:table-row table:style-name="ro1">
          <table:table-cell table:style-name="Default" office:value-type="string" calcext:value-type="string">
            <text:p>coordinates</text:p>
          </table:table-cell>
          <table:table-cell table:style-name="Default" table:number-columns-repeated="3"/>
          <table:table-cell table:style-name="Default" office:value-type="string" calcext:value-type="string">
            <text:p>jacobian</text:p>
          </table:table-cell>
          <table:table-cell table:style-name="Default" table:number-columns-repeated="2"/>
          <table:table-cell table:style-name="Default" office:value-type="string" calcext:value-type="string">
            <text:p>det</text:p>
          </table:table-cell>
          <table:table-cell table:style-name="Default"/>
          <table:table-cell table:style-name="Default" office:value-type="string" calcext:value-type="string">
            <text:p>inversejacob</text:p>
          </table:table-cell>
          <table:table-cell table:style-name="Default" table:number-columns-repeated="26"/>
          <table:table-cell table:style-name="ce15" table:number-columns-repeated="15"/>
          <table:table-cell table:number-columns-repeated="16333"/>
        </table:table-row>
        <table:table-row table:style-name="ro1"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number-matrix-columns-spanned="2" table:number-matrix-rows-spanned="2" table:formula="of:=MMULT([.A39:.D40];[.A34:.B37])" office:value-type="float" office:value="0.3" calcext:value-type="float">
            <text:p>0,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table:formula="of:=[.E34]*[.F35]-[.F34]*[.E35]" office:value-type="float" office:value="0.03" calcext:value-type="float">
            <text:p>0,03</text:p>
          </table:table-cell>
          <table:table-cell table:style-name="Default"/>
          <table:table-cell table:style-name="Default" table:formula="of:=1/[.H34]*[.F35]" office:value-type="float" office:value="3.33333333333333" calcext:value-type="float">
            <text:p>3,33333333333333</text:p>
          </table:table-cell>
          <table:table-cell table:style-name="Default" table:formula="of:=-1/[.H34]*[.F34]" office:value-type="float" office:value="-0" calcext:value-type="float">
            <text:p>0</text:p>
          </table:table-cell>
          <table:table-cell table:style-name="Default" table:number-columns-repeated="25"/>
          <table:table-cell table:style-name="ce15" table:number-columns-repeated="15"/>
          <table:table-cell table:number-columns-repeated="16333"/>
        </table:table-row>
        <table:table-row table:style-name="ro1">
          <table:table-cell table:style-name="Default" office:value-type="float" office:value="0.6" calcext:value-type="float">
            <text:p>0,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,1</text:p>
          </table:table-cell>
          <table:table-cell table:style-name="Default" table:number-columns-repeated="3"/>
          <table:table-cell table:style-name="Default" table:formula="of:=-1/[.H34]*[.E35]" office:value-type="float" office:value="-0" calcext:value-type="float">
            <text:p>0</text:p>
          </table:table-cell>
          <table:table-cell table:style-name="Default" table:formula="of:=1/[.H34]*[.E34]" office:value-type="float" office:value="10" calcext:value-type="float">
            <text:p>10</text:p>
          </table:table-cell>
          <table:table-cell table:style-name="Default" table:number-columns-repeated="25"/>
          <table:table-cell table:style-name="ce15" table:number-columns-repeated="15"/>
          <table:table-cell table:number-columns-repeated="16333"/>
        </table:table-row>
        <table:table-row table:style-name="ro1">
          <table:table-cell table:style-name="Default" office:value-type="float" office:value="0.6" calcext:value-type="float">
            <text:p>0,6</text:p>
          </table:table-cell>
          <table:table-cell table:style-name="Default" office:value-type="float" office:value="0.2" calcext:value-type="float">
            <text:p>0,2</text:p>
          </table:table-cell>
          <table:table-cell table:style-name="Default" table:number-columns-repeated="34"/>
          <table:table-cell table:style-name="ce15" table:number-columns-repeated="15"/>
          <table:table-cell table:number-columns-repeated="1633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" calcext:value-type="float">
            <text:p>0,2</text:p>
          </table:table-cell>
          <table:table-cell table:style-name="Default" table:number-columns-repeated="34"/>
          <table:table-cell table:style-name="ce15" table:number-columns-repeated="15"/>
          <table:table-cell table:number-columns-repeated="16333"/>
        </table:table-row>
        <table:table-row table:style-name="ro1">
          <table:table-cell table:style-name="Default" office:value-type="string" calcext:value-type="string">
            <text:p>gradientmatrix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 table:number-columns-repeated="30"/>
          <table:table-cell table:style-name="ce15" table:number-columns-repeated="15"/>
          <table:table-cell table:number-columns-repeated="16333"/>
        </table:table-row>
        <table:table-row table:style-name="ro1">
          <table:table-cell table:style-name="Default" table:formula="of:=1/4*([.B32]-1)" office:value-type="float" office:value="-0.394337567297406" calcext:value-type="float">
            <text:p>-0,394337567297406</text:p>
          </table:table-cell>
          <table:table-cell table:style-name="Default" table:formula="of:=1/4*(1-[.B32])" office:value-type="float" office:value="0.394337567297406" calcext:value-type="float">
            <text:p>0,394337567297406</text:p>
          </table:table-cell>
          <table:table-cell table:style-name="Default" table:formula="of:=1/4*(1+[.B32])" office:value-type="float" office:value="0.105662432702594" calcext:value-type="float">
            <text:p>0,105662432702594</text:p>
          </table:table-cell>
          <table:table-cell table:style-name="Default" table:formula="of:=-1/4*(1+[.B32])" office:value-type="float" office:value="-0.105662432702594" calcext:value-type="float">
            <text:p>-0,105662432702594</text:p>
          </table:table-cell>
          <table:table-cell table:style-name="Default"/>
          <table:table-cell table:style-name="Default" table:number-matrix-columns-spanned="4" table:number-matrix-rows-spanned="2" table:formula="of:=MMULT([.J34:.K35];[.A39:.D40])" office:value-type="float" office:value="-1.31445855765802" calcext:value-type="float">
            <text:p>-1,31445855765802</text:p>
          </table:table-cell>
          <table:table-cell table:style-name="Default" office:value-type="float" office:value="1.31445855765802" calcext:value-type="float">
            <text:p>1,31445855765802</text:p>
          </table:table-cell>
          <table:table-cell table:style-name="Default" office:value-type="float" office:value="0.352208109008647" calcext:value-type="float">
            <text:p>0,352208109008647</text:p>
          </table:table-cell>
          <table:table-cell table:style-name="Default" office:value-type="float" office:value="-0.352208109008647" calcext:value-type="float">
            <text:p>-0,352208109008647</text:p>
          </table:table-cell>
          <table:table-cell table:style-name="Default"/>
          <table:table-cell table:style-name="Default" table:number-matrix-columns-spanned="2" table:number-matrix-rows-spanned="4" table:formula="of:=TRANSPOSE([.F39:.I40])" office:value-type="float" office:value="-1.31445855765802" calcext:value-type="float">
            <text:p>-1,31445855765802</text:p>
          </table:table-cell>
          <table:table-cell table:style-name="Default" office:value-type="float" office:value="-1.05662432702594" calcext:value-type="float">
            <text:p>-1,05662432702594</text:p>
          </table:table-cell>
          <table:table-cell table:style-name="Default"/>
          <table:table-cell table:style-name="Default" table:number-matrix-columns-spanned="4" table:number-matrix-rows-spanned="4" table:formula="of:=MMULT([.K39:.L42];[.F39:.I40])" office:value-type="float" office:value="2.84425626826342" calcext:value-type="float">
            <text:p>2,84425626826342</text:p>
          </table:table-cell>
          <table:table-cell table:style-name="Default" office:value-type="float" office:value="2.43886536686628" calcext:value-type="float">
            <text:p>2,43886536686628</text:p>
          </table:table-cell>
          <table:table-cell table:style-name="Default" office:value-type="float" office:value="-4.62962962962964" calcext:value-type="float">
            <text:p>-4,62962962962964</text:p>
          </table:table-cell>
          <table:table-cell table:style-name="Default" office:value-type="float" office:value="-0.653492005500056" calcext:value-type="float">
            <text:p>-0,653492005500056</text:p>
          </table:table-cell>
          <table:table-cell table:style-name="Default"/>
          <table:table-cell table:style-name="Default" table:formula="of:=[.N39]*[.$H$34]" office:value-type="float" office:value="0.0853276880479027" calcext:value-type="float">
            <text:p>0,0853276880479027</text:p>
          </table:table-cell>
          <table:table-cell table:style-name="Default" table:formula="of:=[.O39]*[.$H$34]" office:value-type="float" office:value="0.0731659610059883" calcext:value-type="float">
            <text:p>0,0731659610059883</text:p>
          </table:table-cell>
          <table:table-cell table:style-name="Default" table:formula="of:=[.P39]*[.$H$34]" office:value-type="float" office:value="-0.138888888888889" calcext:value-type="float">
            <text:p>-0,138888888888889</text:p>
          </table:table-cell>
          <table:table-cell table:style-name="Default" table:formula="of:=[.Q39]*[.$H$34]" office:value-type="float" office:value="-0.0196047601650017" calcext:value-type="float">
            <text:p>-0,0196047601650017</text:p>
          </table:table-cell>
          <table:table-cell table:style-name="Default" table:number-columns-repeated="14"/>
          <table:table-cell table:style-name="ce15" table:number-columns-repeated="15"/>
          <table:table-cell table:number-columns-repeated="16333"/>
        </table:table-row>
        <table:table-row table:style-name="ro1">
          <table:table-cell table:style-name="Default" table:formula="of:=1/4*([.A32]-1)" office:value-type="float" office:value="-0.105662432702594" calcext:value-type="float">
            <text:p>-0,105662432702594</text:p>
          </table:table-cell>
          <table:table-cell table:style-name="Default" table:formula="of:=1/4*(-[.A32]-1)" office:value-type="float" office:value="-0.394337567297406" calcext:value-type="float">
            <text:p>-0,394337567297406</text:p>
          </table:table-cell>
          <table:table-cell table:style-name="Default" table:formula="of:=1/4*(1+[.A32])" office:value-type="float" office:value="0.394337567297406" calcext:value-type="float">
            <text:p>0,394337567297406</text:p>
          </table:table-cell>
          <table:table-cell table:style-name="Default" table:formula="of:=1/4*(1-[.A32])" office:value-type="float" office:value="0.105662432702594" calcext:value-type="float">
            <text:p>0,105662432702594</text:p>
          </table:table-cell>
          <table:table-cell table:style-name="Default"/>
          <table:table-cell table:style-name="Default" office:value-type="float" office:value="-1.05662432702594" calcext:value-type="float">
            <text:p>-1,05662432702594</text:p>
          </table:table-cell>
          <table:table-cell table:style-name="Default" office:value-type="float" office:value="-3.94337567297406" calcext:value-type="float">
            <text:p>-3,94337567297406</text:p>
          </table:table-cell>
          <table:table-cell table:style-name="Default" office:value-type="float" office:value="3.94337567297406" calcext:value-type="float">
            <text:p>3,94337567297406</text:p>
          </table:table-cell>
          <table:table-cell table:style-name="Default" office:value-type="float" office:value="1.05662432702594" calcext:value-type="float">
            <text:p>1,05662432702594</text:p>
          </table:table-cell>
          <table:table-cell table:style-name="Default"/>
          <table:table-cell table:style-name="Default" office:value-type="float" office:value="1.31445855765802" calcext:value-type="float">
            <text:p>1,31445855765802</text:p>
          </table:table-cell>
          <table:table-cell table:style-name="Default" office:value-type="float" office:value="-3.94337567297406" calcext:value-type="float">
            <text:p>-3,94337567297406</text:p>
          </table:table-cell>
          <table:table-cell table:style-name="Default"/>
          <table:table-cell table:style-name="Default" office:value-type="float" office:value="2.43886536686628" calcext:value-type="float">
            <text:p>2,43886536686628</text:p>
          </table:table-cell>
          <table:table-cell table:style-name="Default" office:value-type="float" office:value="17.278012998004" calcext:value-type="float">
            <text:p>17,278012998004</text:p>
          </table:table-cell>
          <table:table-cell table:style-name="Default" office:value-type="float" office:value="-15.0872487352407" calcext:value-type="float">
            <text:p>-15,0872487352407</text:p>
          </table:table-cell>
          <table:table-cell table:style-name="Default" office:value-type="float" office:value="-4.62962962962964" calcext:value-type="float">
            <text:p>-4,62962962962964</text:p>
          </table:table-cell>
          <table:table-cell table:style-name="Default"/>
          <table:table-cell table:style-name="Default" table:formula="of:=[.N40]*[.$H$34]" office:value-type="float" office:value="0.0731659610059883" calcext:value-type="float">
            <text:p>0,0731659610059883</text:p>
          </table:table-cell>
          <table:table-cell table:style-name="Default" table:formula="of:=[.O40]*[.$H$34]" office:value-type="float" office:value="0.518340389940121" calcext:value-type="float">
            <text:p>0,518340389940121</text:p>
          </table:table-cell>
          <table:table-cell table:style-name="Default" table:formula="of:=[.P40]*[.$H$34]" office:value-type="float" office:value="-0.45261746205722" calcext:value-type="float">
            <text:p>-0,45261746205722</text:p>
          </table:table-cell>
          <table:table-cell table:style-name="Default" table:formula="of:=[.Q40]*[.$H$34]" office:value-type="float" office:value="-0.138888888888889" calcext:value-type="float">
            <text:p>-0,138888888888889</text:p>
          </table:table-cell>
          <table:table-cell table:style-name="Default" table:number-columns-repeated="14"/>
          <table:table-cell table:style-name="ce15" table:number-columns-repeated="15"/>
          <table:table-cell table:number-columns-repeated="16333"/>
        </table:table-row>
        <table:table-row table:style-name="ro1">
          <table:table-cell table:style-name="Default" table:number-columns-repeated="10"/>
          <table:table-cell table:style-name="Default" office:value-type="float" office:value="0.352208109008647" calcext:value-type="float">
            <text:p>0,352208109008647</text:p>
          </table:table-cell>
          <table:table-cell table:style-name="Default" office:value-type="float" office:value="3.94337567297406" calcext:value-type="float">
            <text:p>3,94337567297406</text:p>
          </table:table-cell>
          <table:table-cell table:style-name="Default"/>
          <table:table-cell table:style-name="Default" office:value-type="float" office:value="-4.62962962962964" calcext:value-type="float">
            <text:p>-4,62962962962964</text:p>
          </table:table-cell>
          <table:table-cell table:style-name="Default" office:value-type="float" office:value="-15.0872487352407" calcext:value-type="float">
            <text:p>-15,0872487352407</text:p>
          </table:table-cell>
          <table:table-cell table:style-name="Default" office:value-type="float" office:value="15.6742622502551" calcext:value-type="float">
            <text:p>15,6742622502551</text:p>
          </table:table-cell>
          <table:table-cell table:style-name="Default" office:value-type="float" office:value="4.04261611461523" calcext:value-type="float">
            <text:p>4,04261611461523</text:p>
          </table:table-cell>
          <table:table-cell table:style-name="Default"/>
          <table:table-cell table:style-name="Default" table:formula="of:=[.N41]*[.$H$34]" office:value-type="float" office:value="-0.138888888888889" calcext:value-type="float">
            <text:p>-0,138888888888889</text:p>
          </table:table-cell>
          <table:table-cell table:style-name="Default" table:formula="of:=[.O41]*[.$H$34]" office:value-type="float" office:value="-0.45261746205722" calcext:value-type="float">
            <text:p>-0,45261746205722</text:p>
          </table:table-cell>
          <table:table-cell table:style-name="Default" table:formula="of:=[.P41]*[.$H$34]" office:value-type="float" office:value="0.470227867507652" calcext:value-type="float">
            <text:p>0,470227867507652</text:p>
          </table:table-cell>
          <table:table-cell table:style-name="Default" table:formula="of:=[.Q41]*[.$H$34]" office:value-type="float" office:value="0.121278483438457" calcext:value-type="float">
            <text:p>0,121278483438457</text:p>
          </table:table-cell>
          <table:table-cell table:style-name="Default" table:number-columns-repeated="14"/>
          <table:table-cell table:style-name="ce15" table:number-columns-repeated="15"/>
          <table:table-cell table:number-columns-repeated="16333"/>
        </table:table-row>
        <table:table-row table:style-name="ro1">
          <table:table-cell table:style-name="Default" table:number-columns-repeated="10"/>
          <table:table-cell table:style-name="Default" office:value-type="float" office:value="-0.352208109008647" calcext:value-type="float">
            <text:p>-0,352208109008647</text:p>
          </table:table-cell>
          <table:table-cell table:style-name="Default" office:value-type="float" office:value="1.05662432702594" calcext:value-type="float">
            <text:p>1,05662432702594</text:p>
          </table:table-cell>
          <table:table-cell table:style-name="Default"/>
          <table:table-cell table:style-name="Default" office:value-type="float" office:value="-0.653492005500056" calcext:value-type="float">
            <text:p>-0,653492005500056</text:p>
          </table:table-cell>
          <table:table-cell table:style-name="Default" office:value-type="float" office:value="-4.62962962962964" calcext:value-type="float">
            <text:p>-4,62962962962964</text:p>
          </table:table-cell>
          <table:table-cell table:style-name="Default" office:value-type="float" office:value="4.04261611461523" calcext:value-type="float">
            <text:p>4,04261611461523</text:p>
          </table:table-cell>
          <table:table-cell table:style-name="Default" office:value-type="float" office:value="1.24050552051447" calcext:value-type="float">
            <text:p>1,24050552051447</text:p>
          </table:table-cell>
          <table:table-cell table:style-name="Default"/>
          <table:table-cell table:style-name="Default" table:formula="of:=[.N42]*[.$H$34]" office:value-type="float" office:value="-0.0196047601650017" calcext:value-type="float">
            <text:p>-0,0196047601650017</text:p>
          </table:table-cell>
          <table:table-cell table:style-name="Default" table:formula="of:=[.O42]*[.$H$34]" office:value-type="float" office:value="-0.138888888888889" calcext:value-type="float">
            <text:p>-0,138888888888889</text:p>
          </table:table-cell>
          <table:table-cell table:style-name="Default" table:formula="of:=[.P42]*[.$H$34]" office:value-type="float" office:value="0.121278483438457" calcext:value-type="float">
            <text:p>0,121278483438457</text:p>
          </table:table-cell>
          <table:table-cell table:style-name="Default" table:formula="of:=[.Q42]*[.$H$34]" office:value-type="float" office:value="0.037215165615434" calcext:value-type="float">
            <text:p>0,037215165615434</text:p>
          </table:table-cell>
          <table:table-cell table:style-name="Default" table:number-columns-repeated="14"/>
          <table:table-cell table:style-name="ce15" table:number-columns-repeated="15"/>
          <table:table-cell table:number-columns-repeated="16333"/>
        </table:table-row>
        <table:table-row table:style-name="ro1" table:number-rows-repeated="3">
          <table:table-cell table:style-name="Default" table:number-columns-repeated="36"/>
          <table:table-cell table:style-name="ce15" table:number-columns-repeated="15"/>
          <table:table-cell table:number-columns-repeated="16333"/>
        </table:table-row>
        <table:table-row table:style-name="ro1">
          <table:table-cell table:style-name="Default" office:value-type="string" calcext:value-type="string">
            <text:p>xi</text:p>
          </table:table-cell>
          <table:table-cell table:style-name="Default" office:value-type="string" calcext:value-type="string">
            <text:p>eta</text:p>
          </table:table-cell>
          <table:table-cell table:style-name="Default" table:number-columns-repeated="34"/>
          <table:table-cell table:style-name="ce15" table:number-columns-repeated="15"/>
          <table:table-cell table:number-columns-repeated="16333"/>
        </table:table-row>
        <table:table-row table:style-name="ro1">
          <table:table-cell table:style-name="Default" table:formula="of:=1/SQRT(3)" office:value-type="float" office:value="0.577350269189626" calcext:value-type="float">
            <text:p>0,577350269189626</text:p>
          </table:table-cell>
          <table:table-cell table:style-name="Default" table:formula="of:=1/SQRT(3)" office:value-type="float" office:value="0.577350269189626" calcext:value-type="float">
            <text:p>0,577350269189626</text:p>
          </table:table-cell>
          <table:table-cell table:style-name="Default" table:number-columns-repeated="34"/>
          <table:table-cell table:style-name="ce15" table:number-columns-repeated="15"/>
          <table:table-cell table:number-columns-repeated="16333"/>
        </table:table-row>
        <table:table-row table:style-name="ro1">
          <table:table-cell table:style-name="Default" office:value-type="string" calcext:value-type="string">
            <text:p>coordinates</text:p>
          </table:table-cell>
          <table:table-cell table:style-name="Default" table:number-columns-repeated="3"/>
          <table:table-cell table:style-name="Default" office:value-type="string" calcext:value-type="string">
            <text:p>jacobian</text:p>
          </table:table-cell>
          <table:table-cell table:style-name="Default" table:number-columns-repeated="2"/>
          <table:table-cell table:style-name="Default" office:value-type="string" calcext:value-type="string">
            <text:p>det</text:p>
          </table:table-cell>
          <table:table-cell table:style-name="Default"/>
          <table:table-cell table:style-name="Default" office:value-type="string" calcext:value-type="string">
            <text:p>inversejacob</text:p>
          </table:table-cell>
          <table:table-cell table:style-name="Default" table:number-columns-repeated="26"/>
          <table:table-cell table:style-name="ce15" table:number-columns-repeated="15"/>
          <table:table-cell table:number-columns-repeated="16333"/>
        </table:table-row>
        <table:table-row table:style-name="ro1"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number-matrix-columns-spanned="2" table:number-matrix-rows-spanned="2" table:formula="of:=MMULT([.A54:.D55];[.A49:.B52])" office:value-type="float" office:value="0.3" calcext:value-type="float">
            <text:p>0,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table:formula="of:=[.E49]*[.F50]-[.F49]*[.E50]" office:value-type="float" office:value="0.03" calcext:value-type="float">
            <text:p>0,03</text:p>
          </table:table-cell>
          <table:table-cell table:style-name="Default"/>
          <table:table-cell table:style-name="Default" table:formula="of:=1/[.H49]*[.F50]" office:value-type="float" office:value="3.33333333333333" calcext:value-type="float">
            <text:p>3,33333333333333</text:p>
          </table:table-cell>
          <table:table-cell table:style-name="Default" table:formula="of:=-1/[.H49]*[.F49]" office:value-type="float" office:value="-0" calcext:value-type="float">
            <text:p>0</text:p>
          </table:table-cell>
          <table:table-cell table:style-name="Default" table:number-columns-repeated="25"/>
          <table:table-cell table:style-name="ce15" table:number-columns-repeated="15"/>
          <table:table-cell table:number-columns-repeated="16333"/>
        </table:table-row>
        <table:table-row table:style-name="ro1">
          <table:table-cell table:style-name="Default" office:value-type="float" office:value="0.6" calcext:value-type="float">
            <text:p>0,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,1</text:p>
          </table:table-cell>
          <table:table-cell table:style-name="Default" table:number-columns-repeated="3"/>
          <table:table-cell table:style-name="Default" table:formula="of:=-1/[.H49]*[.E50]" office:value-type="float" office:value="-0" calcext:value-type="float">
            <text:p>0</text:p>
          </table:table-cell>
          <table:table-cell table:style-name="Default" table:formula="of:=1/[.H49]*[.E49]" office:value-type="float" office:value="10" calcext:value-type="float">
            <text:p>10</text:p>
          </table:table-cell>
          <table:table-cell table:style-name="Default" table:number-columns-repeated="25"/>
          <table:table-cell table:style-name="ce15" table:number-columns-repeated="15"/>
          <table:table-cell table:number-columns-repeated="16333"/>
        </table:table-row>
        <table:table-row table:style-name="ro1">
          <table:table-cell table:style-name="Default" office:value-type="float" office:value="0.6" calcext:value-type="float">
            <text:p>0,6</text:p>
          </table:table-cell>
          <table:table-cell table:style-name="Default" office:value-type="float" office:value="0.2" calcext:value-type="float">
            <text:p>0,2</text:p>
          </table:table-cell>
          <table:table-cell table:style-name="Default" table:number-columns-repeated="34"/>
          <table:table-cell table:style-name="ce15" table:number-columns-repeated="15"/>
          <table:table-cell table:number-columns-repeated="1633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" calcext:value-type="float">
            <text:p>0,2</text:p>
          </table:table-cell>
          <table:table-cell table:style-name="Default" table:number-columns-repeated="34"/>
          <table:table-cell table:style-name="ce15" table:number-columns-repeated="15"/>
          <table:table-cell table:number-columns-repeated="16333"/>
        </table:table-row>
        <table:table-row table:style-name="ro1">
          <table:table-cell table:style-name="Default" office:value-type="string" calcext:value-type="string">
            <text:p>gradientmatrix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 table:number-columns-repeated="30"/>
          <table:table-cell table:style-name="ce15" table:number-columns-repeated="15"/>
          <table:table-cell table:number-columns-repeated="16333"/>
        </table:table-row>
        <table:table-row table:style-name="ro1">
          <table:table-cell table:style-name="Default" table:formula="of:=1/4*([.B47]-1)" office:value-type="float" office:value="-0.105662432702594" calcext:value-type="float">
            <text:p>-0,105662432702594</text:p>
          </table:table-cell>
          <table:table-cell table:style-name="Default" table:formula="of:=1/4*(1-[.B47])" office:value-type="float" office:value="0.105662432702594" calcext:value-type="float">
            <text:p>0,105662432702594</text:p>
          </table:table-cell>
          <table:table-cell table:style-name="Default" table:formula="of:=1/4*(1+[.B47])" office:value-type="float" office:value="0.394337567297406" calcext:value-type="float">
            <text:p>0,394337567297406</text:p>
          </table:table-cell>
          <table:table-cell table:style-name="Default" table:formula="of:=-1/4*(1+[.B47])" office:value-type="float" office:value="-0.394337567297406" calcext:value-type="float">
            <text:p>-0,394337567297406</text:p>
          </table:table-cell>
          <table:table-cell table:style-name="Default"/>
          <table:table-cell table:style-name="Default" table:number-matrix-columns-spanned="4" table:number-matrix-rows-spanned="2" table:formula="of:=MMULT([.J49:.K50];[.A54:.D55])" office:value-type="float" office:value="-0.352208109008647" calcext:value-type="float">
            <text:p>-0,352208109008647</text:p>
          </table:table-cell>
          <table:table-cell table:style-name="Default" office:value-type="float" office:value="0.352208109008647" calcext:value-type="float">
            <text:p>0,352208109008647</text:p>
          </table:table-cell>
          <table:table-cell table:style-name="Default" office:value-type="float" office:value="1.31445855765802" calcext:value-type="float">
            <text:p>1,31445855765802</text:p>
          </table:table-cell>
          <table:table-cell table:style-name="Default" office:value-type="float" office:value="-1.31445855765802" calcext:value-type="float">
            <text:p>-1,31445855765802</text:p>
          </table:table-cell>
          <table:table-cell table:style-name="Default"/>
          <table:table-cell table:style-name="Default" table:number-matrix-columns-spanned="2" table:number-matrix-rows-spanned="4" table:formula="of:=TRANSPOSE([.F54:.I55])" office:value-type="float" office:value="-0.352208109008647" calcext:value-type="float">
            <text:p>-0,352208109008647</text:p>
          </table:table-cell>
          <table:table-cell table:style-name="Default" office:value-type="float" office:value="-1.05662432702594" calcext:value-type="float">
            <text:p>-1,05662432702594</text:p>
          </table:table-cell>
          <table:table-cell table:style-name="Default"/>
          <table:table-cell table:style-name="Default" table:number-matrix-columns-spanned="4" table:number-matrix-rows-spanned="4" table:formula="of:=MMULT([.K54:.L57];[.F54:.I55])" office:value-type="float" office:value="1.24050552051447" calcext:value-type="float">
            <text:p>1,24050552051447</text:p>
          </table:table-cell>
          <table:table-cell table:style-name="Default" office:value-type="float" office:value="4.04261611461523" calcext:value-type="float">
            <text:p>4,04261611461523</text:p>
          </table:table-cell>
          <table:table-cell table:style-name="Default" office:value-type="float" office:value="-4.62962962962964" calcext:value-type="float">
            <text:p>-4,62962962962964</text:p>
          </table:table-cell>
          <table:table-cell table:style-name="Default" office:value-type="float" office:value="-0.653492005500056" calcext:value-type="float">
            <text:p>-0,653492005500056</text:p>
          </table:table-cell>
          <table:table-cell table:style-name="Default"/>
          <table:table-cell table:style-name="Default" table:formula="of:=[.N54]*[.$H$49]" office:value-type="float" office:value="0.037215165615434" calcext:value-type="float">
            <text:p>0,037215165615434</text:p>
          </table:table-cell>
          <table:table-cell table:style-name="Default" table:formula="of:=[.O54]*[.$H$49]" office:value-type="float" office:value="0.121278483438457" calcext:value-type="float">
            <text:p>0,121278483438457</text:p>
          </table:table-cell>
          <table:table-cell table:style-name="Default" table:formula="of:=[.P54]*[.$H$49]" office:value-type="float" office:value="-0.138888888888889" calcext:value-type="float">
            <text:p>-0,138888888888889</text:p>
          </table:table-cell>
          <table:table-cell table:style-name="Default" table:formula="of:=[.Q54]*[.$H$49]" office:value-type="float" office:value="-0.0196047601650017" calcext:value-type="float">
            <text:p>-0,0196047601650017</text:p>
          </table:table-cell>
          <table:table-cell table:style-name="Default" table:number-columns-repeated="14"/>
          <table:table-cell table:style-name="ce15" table:number-columns-repeated="15"/>
          <table:table-cell table:number-columns-repeated="16333"/>
        </table:table-row>
        <table:table-row table:style-name="ro1">
          <table:table-cell table:style-name="Default" table:formula="of:=1/4*([.A47]-1)" office:value-type="float" office:value="-0.105662432702594" calcext:value-type="float">
            <text:p>-0,105662432702594</text:p>
          </table:table-cell>
          <table:table-cell table:style-name="Default" table:formula="of:=1/4*(-[.A47]-1)" office:value-type="float" office:value="-0.394337567297406" calcext:value-type="float">
            <text:p>-0,394337567297406</text:p>
          </table:table-cell>
          <table:table-cell table:style-name="Default" table:formula="of:=1/4*(1+[.A47])" office:value-type="float" office:value="0.394337567297406" calcext:value-type="float">
            <text:p>0,394337567297406</text:p>
          </table:table-cell>
          <table:table-cell table:style-name="Default" table:formula="of:=1/4*(1-[.A47])" office:value-type="float" office:value="0.105662432702594" calcext:value-type="float">
            <text:p>0,105662432702594</text:p>
          </table:table-cell>
          <table:table-cell table:style-name="Default"/>
          <table:table-cell table:style-name="Default" office:value-type="float" office:value="-1.05662432702594" calcext:value-type="float">
            <text:p>-1,05662432702594</text:p>
          </table:table-cell>
          <table:table-cell table:style-name="Default" office:value-type="float" office:value="-3.94337567297406" calcext:value-type="float">
            <text:p>-3,94337567297406</text:p>
          </table:table-cell>
          <table:table-cell table:style-name="Default" office:value-type="float" office:value="3.94337567297406" calcext:value-type="float">
            <text:p>3,94337567297406</text:p>
          </table:table-cell>
          <table:table-cell table:style-name="Default" office:value-type="float" office:value="1.05662432702594" calcext:value-type="float">
            <text:p>1,05662432702594</text:p>
          </table:table-cell>
          <table:table-cell table:style-name="Default"/>
          <table:table-cell table:style-name="Default" office:value-type="float" office:value="0.352208109008647" calcext:value-type="float">
            <text:p>0,352208109008647</text:p>
          </table:table-cell>
          <table:table-cell table:style-name="Default" office:value-type="float" office:value="-3.94337567297406" calcext:value-type="float">
            <text:p>-3,94337567297406</text:p>
          </table:table-cell>
          <table:table-cell table:style-name="Default"/>
          <table:table-cell table:style-name="Default" office:value-type="float" office:value="4.04261611461523" calcext:value-type="float">
            <text:p>4,04261611461523</text:p>
          </table:table-cell>
          <table:table-cell table:style-name="Default" office:value-type="float" office:value="15.6742622502551" calcext:value-type="float">
            <text:p>15,6742622502551</text:p>
          </table:table-cell>
          <table:table-cell table:style-name="Default" office:value-type="float" office:value="-15.0872487352407" calcext:value-type="float">
            <text:p>-15,0872487352407</text:p>
          </table:table-cell>
          <table:table-cell table:style-name="Default" office:value-type="float" office:value="-4.62962962962964" calcext:value-type="float">
            <text:p>-4,62962962962964</text:p>
          </table:table-cell>
          <table:table-cell table:style-name="Default"/>
          <table:table-cell table:style-name="Default" table:formula="of:=[.N55]*[.$H$49]" office:value-type="float" office:value="0.121278483438457" calcext:value-type="float">
            <text:p>0,121278483438457</text:p>
          </table:table-cell>
          <table:table-cell table:style-name="Default" table:formula="of:=[.O55]*[.$H$49]" office:value-type="float" office:value="0.470227867507652" calcext:value-type="float">
            <text:p>0,470227867507652</text:p>
          </table:table-cell>
          <table:table-cell table:style-name="Default" table:formula="of:=[.P55]*[.$H$49]" office:value-type="float" office:value="-0.45261746205722" calcext:value-type="float">
            <text:p>-0,45261746205722</text:p>
          </table:table-cell>
          <table:table-cell table:style-name="Default" table:formula="of:=[.Q55]*[.$H$49]" office:value-type="float" office:value="-0.138888888888889" calcext:value-type="float">
            <text:p>-0,138888888888889</text:p>
          </table:table-cell>
          <table:table-cell table:style-name="Default" table:number-columns-repeated="14"/>
          <table:table-cell table:style-name="ce15" table:number-columns-repeated="15"/>
          <table:table-cell table:number-columns-repeated="16333"/>
        </table:table-row>
        <table:table-row table:style-name="ro1">
          <table:table-cell table:style-name="Default" table:number-columns-repeated="10"/>
          <table:table-cell table:style-name="Default" office:value-type="float" office:value="1.31445855765802" calcext:value-type="float">
            <text:p>1,31445855765802</text:p>
          </table:table-cell>
          <table:table-cell table:style-name="Default" office:value-type="float" office:value="3.94337567297406" calcext:value-type="float">
            <text:p>3,94337567297406</text:p>
          </table:table-cell>
          <table:table-cell table:style-name="Default"/>
          <table:table-cell table:style-name="Default" office:value-type="float" office:value="-4.62962962962964" calcext:value-type="float">
            <text:p>-4,62962962962964</text:p>
          </table:table-cell>
          <table:table-cell table:style-name="Default" office:value-type="float" office:value="-15.0872487352407" calcext:value-type="float">
            <text:p>-15,0872487352407</text:p>
          </table:table-cell>
          <table:table-cell table:style-name="Default" office:value-type="float" office:value="17.278012998004" calcext:value-type="float">
            <text:p>17,278012998004</text:p>
          </table:table-cell>
          <table:table-cell table:style-name="Default" office:value-type="float" office:value="2.43886536686628" calcext:value-type="float">
            <text:p>2,43886536686628</text:p>
          </table:table-cell>
          <table:table-cell table:style-name="Default"/>
          <table:table-cell table:style-name="Default" table:formula="of:=[.N56]*[.$H$49]" office:value-type="float" office:value="-0.138888888888889" calcext:value-type="float">
            <text:p>-0,138888888888889</text:p>
          </table:table-cell>
          <table:table-cell table:style-name="Default" table:formula="of:=[.O56]*[.$H$49]" office:value-type="float" office:value="-0.45261746205722" calcext:value-type="float">
            <text:p>-0,45261746205722</text:p>
          </table:table-cell>
          <table:table-cell table:style-name="Default" table:formula="of:=[.P56]*[.$H$49]" office:value-type="float" office:value="0.518340389940121" calcext:value-type="float">
            <text:p>0,518340389940121</text:p>
          </table:table-cell>
          <table:table-cell table:style-name="Default" table:formula="of:=[.Q56]*[.$H$49]" office:value-type="float" office:value="0.0731659610059883" calcext:value-type="float">
            <text:p>0,0731659610059883</text:p>
          </table:table-cell>
          <table:table-cell table:style-name="Default" table:number-columns-repeated="14"/>
          <table:table-cell table:style-name="ce15" table:number-columns-repeated="15"/>
          <table:table-cell table:number-columns-repeated="16333"/>
        </table:table-row>
        <table:table-row table:style-name="ro1">
          <table:table-cell table:style-name="Default" table:number-columns-repeated="10"/>
          <table:table-cell table:style-name="Default" office:value-type="float" office:value="-1.31445855765802" calcext:value-type="float">
            <text:p>-1,31445855765802</text:p>
          </table:table-cell>
          <table:table-cell table:style-name="Default" office:value-type="float" office:value="1.05662432702594" calcext:value-type="float">
            <text:p>1,05662432702594</text:p>
          </table:table-cell>
          <table:table-cell table:style-name="Default"/>
          <table:table-cell table:style-name="Default" office:value-type="float" office:value="-0.653492005500056" calcext:value-type="float">
            <text:p>-0,653492005500056</text:p>
          </table:table-cell>
          <table:table-cell table:style-name="Default" office:value-type="float" office:value="-4.62962962962964" calcext:value-type="float">
            <text:p>-4,62962962962964</text:p>
          </table:table-cell>
          <table:table-cell table:style-name="Default" office:value-type="float" office:value="2.43886536686628" calcext:value-type="float">
            <text:p>2,43886536686628</text:p>
          </table:table-cell>
          <table:table-cell table:style-name="Default" office:value-type="float" office:value="2.84425626826342" calcext:value-type="float">
            <text:p>2,84425626826342</text:p>
          </table:table-cell>
          <table:table-cell table:style-name="Default"/>
          <table:table-cell table:style-name="Default" table:formula="of:=[.N57]*[.$H$49]" office:value-type="float" office:value="-0.0196047601650017" calcext:value-type="float">
            <text:p>-0,0196047601650017</text:p>
          </table:table-cell>
          <table:table-cell table:style-name="Default" table:formula="of:=[.O57]*[.$H$49]" office:value-type="float" office:value="-0.138888888888889" calcext:value-type="float">
            <text:p>-0,138888888888889</text:p>
          </table:table-cell>
          <table:table-cell table:style-name="Default" table:formula="of:=[.P57]*[.$H$49]" office:value-type="float" office:value="0.0731659610059883" calcext:value-type="float">
            <text:p>0,0731659610059883</text:p>
          </table:table-cell>
          <table:table-cell table:style-name="Default" table:formula="of:=[.Q57]*[.$H$49]" office:value-type="float" office:value="0.0853276880479027" calcext:value-type="float">
            <text:p>0,0853276880479027</text:p>
          </table:table-cell>
          <table:table-cell table:style-name="Default" table:number-columns-repeated="14"/>
          <table:table-cell table:style-name="ce15" table:number-columns-repeated="15"/>
          <table:table-cell table:number-columns-repeated="16333"/>
        </table:table-row>
        <table:table-row table:style-name="ro1" table:number-rows-repeated="18">
          <table:table-cell table:style-name="Default" table:number-columns-repeated="36"/>
          <table:table-cell table:style-name="ce15" table:number-columns-repeated="15"/>
          <table:table-cell table:number-columns-repeated="16333"/>
        </table:table-row>
        <table:table-row table:style-name="ro1" table:number-rows-repeated="4">
          <table:table-cell table:style-name="Default" table:number-columns-repeated="36"/>
          <table:table-cell table:number-columns-repeated="16348"/>
        </table:table-row>
        <table:table-row table:style-name="ro1" table:number-rows-repeated="104849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heck_for_rectangular_independence_2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eta</text:p>
          </table:table-cell>
          <table:table-cell table:number-columns-repeated="25"/>
        </table:table-row>
        <table:table-row table:style-name="ro1">
          <table:table-cell table:formula="of:=-1/SQRT(3)" office:value-type="float" office:value="-0.577350269189626" calcext:value-type="float">
            <text:p>-0,577350269189626</text:p>
          </table:table-cell>
          <table:table-cell table:formula="of:=-1/SQRT(3)" office:value-type="float" office:value="-0.577350269189626" calcext:value-type="float">
            <text:p>-0,5773502691896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ordinates</text:p>
          </table:table-cell>
          <table:table-cell table:number-columns-repeated="3"/>
          <table:table-cell office:value-type="string" calcext:value-type="string">
            <text:p>jacobian</text:p>
          </table:table-cell>
          <table:table-cell table:number-columns-repeated="2"/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inversejacob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matrix-columns-spanned="2" table:number-matrix-rows-spanned="2" table:formula="of:=MMULT([.A9:.D10];[.A4:.B7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4]*[.F5]-[.F4]*[.E5]" office:value-type="float" office:value="1" calcext:value-type="float">
            <text:p>1</text:p>
          </table:table-cell>
          <table:table-cell/>
          <table:table-cell table:formula="of:=1/[.H4]*[.F5]" office:value-type="float" office:value="0.5" calcext:value-type="float">
            <text:p>0,5</text:p>
          </table:table-cell>
          <table:table-cell table:formula="of:=-1/[.H4]*[.F4]" office:value-type="float" office:value="-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table:formula="of:=-1/[.H4]*[.E5]" office:value-type="float" office:value="-0" calcext:value-type="float">
            <text:p>0</text:p>
          </table:table-cell>
          <table:table-cell table:formula="of:=1/[.H4]*[.E4]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radientmatrix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21"/>
        </table:table-row>
        <table:table-row table:style-name="ro1">
          <table:table-cell table:formula="of:=1/4*([.B2]-1)" office:value-type="float" office:value="-0.394337567297406" calcext:value-type="float">
            <text:p>-0,394337567297406</text:p>
          </table:table-cell>
          <table:table-cell table:formula="of:=1/4*(1-[.B2])" office:value-type="float" office:value="0.394337567297406" calcext:value-type="float">
            <text:p>0,394337567297406</text:p>
          </table:table-cell>
          <table:table-cell table:formula="of:=1/4*(1+[.B2])" office:value-type="float" office:value="0.105662432702594" calcext:value-type="float">
            <text:p>0,105662432702594</text:p>
          </table:table-cell>
          <table:table-cell table:formula="of:=-1/4*(1+[.B2])" office:value-type="float" office:value="-0.105662432702594" calcext:value-type="float">
            <text:p>-0,105662432702594</text:p>
          </table:table-cell>
          <table:table-cell/>
          <table:table-cell table:number-matrix-columns-spanned="4" table:number-matrix-rows-spanned="2" table:formula="of:=MMULT([.J4:.K5];[.A9:.D10])" office:value-type="float" office:value="-0.197168783648703" calcext:value-type="float">
            <text:p>-0,197168783648703</text:p>
          </table:table-cell>
          <table:table-cell office:value-type="float" office:value="0.197168783648703" calcext:value-type="float">
            <text:p>0,197168783648703</text:p>
          </table:table-cell>
          <table:table-cell office:value-type="float" office:value="0.0528312163512968" calcext:value-type="float">
            <text:p>0,0528312163512968</text:p>
          </table:table-cell>
          <table:table-cell office:value-type="float" office:value="-0.0528312163512968" calcext:value-type="float">
            <text:p>-0,0528312163512968</text:p>
          </table:table-cell>
          <table:table-cell/>
          <table:table-cell table:number-matrix-columns-spanned="2" table:number-matrix-rows-spanned="4" table:formula="of:=TRANSPOSE([.F9:.I10])" office:value-type="float" office:value="-0.197168783648703" calcext:value-type="float">
            <text:p>-0,197168783648703</text:p>
          </table:table-cell>
          <table:table-cell office:value-type="float" office:value="-0.788675134594813" calcext:value-type="float">
            <text:p>-0,788675134594813</text:p>
          </table:table-cell>
          <table:table-cell/>
          <table:table-cell table:number-matrix-columns-spanned="4" table:number-matrix-rows-spanned="4" table:formula="of:=MMULT([.K9:.L12];[.F9:.I10])" office:value-type="float" office:value="0.660883997173655" calcext:value-type="float">
            <text:p>0,660883997173655</text:p>
          </table:table-cell>
          <table:table-cell office:value-type="float" office:value="0.127791137421157" calcext:value-type="float">
            <text:p>0,127791137421157</text:p>
          </table:table-cell>
          <table:table-cell office:value-type="float" office:value="-0.177083333333333" calcext:value-type="float">
            <text:p>-0,177083333333333</text:p>
          </table:table-cell>
          <table:table-cell office:value-type="float" office:value="-0.611591801261479" calcext:value-type="float">
            <text:p>-0,611591801261479</text:p>
          </table:table-cell>
          <table:table-cell/>
          <table:table-cell table:formula="of:=[.N9]*[.$H$4]" office:value-type="float" office:value="0.660883997173655" calcext:value-type="float">
            <text:p>0,660883997173655</text:p>
          </table:table-cell>
          <table:table-cell table:formula="of:=[.O9]*[.$H$4]" office:value-type="float" office:value="0.127791137421157" calcext:value-type="float">
            <text:p>0,127791137421157</text:p>
          </table:table-cell>
          <table:table-cell table:formula="of:=[.P9]*[.$H$4]" office:value-type="float" office:value="-0.177083333333333" calcext:value-type="float">
            <text:p>-0,177083333333333</text:p>
          </table:table-cell>
          <table:table-cell table:formula="of:=[.Q9]*[.$H$4]" office:value-type="float" office:value="-0.611591801261479" calcext:value-type="float">
            <text:p>-0,611591801261479</text:p>
          </table:table-cell>
          <table:table-cell/>
          <table:table-cell table:formula="of:=[.S9]+[.S24]+[.S39]+[.S54]" office:value-type="float" office:value="1.41666666666667" calcext:value-type="float">
            <text:p>1,41666666666667</text:p>
          </table:table-cell>
          <table:table-cell table:formula="of:=[.T9]+[.T24]+[.T39]+[.T54]" office:value-type="float" office:value="0.583333333333333" calcext:value-type="float">
            <text:p>0,583333333333333</text:p>
          </table:table-cell>
          <table:table-cell table:formula="of:=[.U9]+[.U24]+[.U39]+[.U54]" office:value-type="float" office:value="-0.708333333333333" calcext:value-type="float">
            <text:p>-0,708333333333333</text:p>
          </table:table-cell>
          <table:table-cell table:formula="of:=[.V9]+[.V24]+[.V39]+[.V54]" office:value-type="float" office:value="-1.29166666666667" calcext:value-type="float">
            <text:p>-1,29166666666667</text:p>
          </table:table-cell>
        </table:table-row>
        <table:table-row table:style-name="ro1">
          <table:table-cell table:formula="of:=1/4*([.A2]-1)" office:value-type="float" office:value="-0.394337567297406" calcext:value-type="float">
            <text:p>-0,394337567297406</text:p>
          </table:table-cell>
          <table:table-cell table:formula="of:=1/4*(-[.A2]-1)" office:value-type="float" office:value="-0.105662432702594" calcext:value-type="float">
            <text:p>-0,105662432702594</text:p>
          </table:table-cell>
          <table:table-cell table:formula="of:=1/4*(1+[.A2])" office:value-type="float" office:value="0.105662432702594" calcext:value-type="float">
            <text:p>0,105662432702594</text:p>
          </table:table-cell>
          <table:table-cell table:formula="of:=1/4*(1-[.A2])" office:value-type="float" office:value="0.394337567297406" calcext:value-type="float">
            <text:p>0,394337567297406</text:p>
          </table:table-cell>
          <table:table-cell/>
          <table:table-cell office:value-type="float" office:value="-0.788675134594813" calcext:value-type="float">
            <text:p>-0,788675134594813</text:p>
          </table:table-cell>
          <table:table-cell office:value-type="float" office:value="-0.211324865405187" calcext:value-type="float">
            <text:p>-0,211324865405187</text:p>
          </table:table-cell>
          <table:table-cell office:value-type="float" office:value="0.211324865405187" calcext:value-type="float">
            <text:p>0,211324865405187</text:p>
          </table:table-cell>
          <table:table-cell office:value-type="float" office:value="0.788675134594813" calcext:value-type="float">
            <text:p>0,788675134594813</text:p>
          </table:table-cell>
          <table:table-cell/>
          <table:table-cell office:value-type="float" office:value="0.197168783648703" calcext:value-type="float">
            <text:p>0,197168783648703</text:p>
          </table:table-cell>
          <table:table-cell office:value-type="float" office:value="-0.211324865405187" calcext:value-type="float">
            <text:p>-0,211324865405187</text:p>
          </table:table-cell>
          <table:table-cell/>
          <table:table-cell office:value-type="float" office:value="0.127791137421157" calcext:value-type="float">
            <text:p>0,127791137421157</text:p>
          </table:table-cell>
          <table:table-cell office:value-type="float" office:value="0.0835337279840296" calcext:value-type="float">
            <text:p>0,0835337279840296</text:p>
          </table:table-cell>
          <table:table-cell office:value-type="float" office:value="-0.0342415320718537" calcext:value-type="float">
            <text:p>-0,0342415320718537</text:p>
          </table:table-cell>
          <table:table-cell office:value-type="float" office:value="-0.177083333333333" calcext:value-type="float">
            <text:p>-0,177083333333333</text:p>
          </table:table-cell>
          <table:table-cell/>
          <table:table-cell table:formula="of:=[.N10]*[.$H$4]" office:value-type="float" office:value="0.127791137421157" calcext:value-type="float">
            <text:p>0,127791137421157</text:p>
          </table:table-cell>
          <table:table-cell table:formula="of:=[.O10]*[.$H$4]" office:value-type="float" office:value="0.0835337279840296" calcext:value-type="float">
            <text:p>0,0835337279840296</text:p>
          </table:table-cell>
          <table:table-cell table:formula="of:=[.P10]*[.$H$4]" office:value-type="float" office:value="-0.0342415320718537" calcext:value-type="float">
            <text:p>-0,0342415320718537</text:p>
          </table:table-cell>
          <table:table-cell table:formula="of:=[.Q10]*[.$H$4]" office:value-type="float" office:value="-0.177083333333333" calcext:value-type="float">
            <text:p>-0,177083333333333</text:p>
          </table:table-cell>
          <table:table-cell/>
          <table:table-cell table:formula="of:=[.S10]+[.S25]+[.S40]+[.S55]" office:value-type="float" office:value="0.583333333333333" calcext:value-type="float">
            <text:p>0,583333333333333</text:p>
          </table:table-cell>
          <table:table-cell table:formula="of:=[.T10]+[.T25]+[.T40]+[.T55]" office:value-type="float" office:value="1.41666666666667" calcext:value-type="float">
            <text:p>1,41666666666667</text:p>
          </table:table-cell>
          <table:table-cell table:formula="of:=[.U10]+[.U25]+[.U40]+[.U55]" office:value-type="float" office:value="-1.29166666666667" calcext:value-type="float">
            <text:p>-1,29166666666667</text:p>
          </table:table-cell>
          <table:table-cell table:formula="of:=[.V10]+[.V25]+[.V40]+[.V55]" office:value-type="float" office:value="-0.708333333333333" calcext:value-type="float">
            <text:p>-0,708333333333333</text:p>
          </table:table-cell>
        </table:table-row>
        <table:table-row table:style-name="ro1">
          <table:table-cell table:number-columns-repeated="10"/>
          <table:table-cell office:value-type="float" office:value="0.0528312163512968" calcext:value-type="float">
            <text:p>0,0528312163512968</text:p>
          </table:table-cell>
          <table:table-cell office:value-type="float" office:value="0.211324865405187" calcext:value-type="float">
            <text:p>0,211324865405187</text:p>
          </table:table-cell>
          <table:table-cell/>
          <table:table-cell office:value-type="float" office:value="-0.177083333333333" calcext:value-type="float">
            <text:p>-0,177083333333333</text:p>
          </table:table-cell>
          <table:table-cell office:value-type="float" office:value="-0.0342415320718537" calcext:value-type="float">
            <text:p>-0,0342415320718537</text:p>
          </table:table-cell>
          <table:table-cell office:value-type="float" office:value="0.0474493361596779" calcext:value-type="float">
            <text:p>0,0474493361596779</text:p>
          </table:table-cell>
          <table:table-cell office:value-type="float" office:value="0.163875529245509" calcext:value-type="float">
            <text:p>0,163875529245509</text:p>
          </table:table-cell>
          <table:table-cell/>
          <table:table-cell table:formula="of:=[.N11]*[.$H$4]" office:value-type="float" office:value="-0.177083333333333" calcext:value-type="float">
            <text:p>-0,177083333333333</text:p>
          </table:table-cell>
          <table:table-cell table:formula="of:=[.O11]*[.$H$4]" office:value-type="float" office:value="-0.0342415320718537" calcext:value-type="float">
            <text:p>-0,0342415320718537</text:p>
          </table:table-cell>
          <table:table-cell table:formula="of:=[.P11]*[.$H$4]" office:value-type="float" office:value="0.0474493361596779" calcext:value-type="float">
            <text:p>0,0474493361596779</text:p>
          </table:table-cell>
          <table:table-cell table:formula="of:=[.Q11]*[.$H$4]" office:value-type="float" office:value="0.163875529245509" calcext:value-type="float">
            <text:p>0,163875529245509</text:p>
          </table:table-cell>
          <table:table-cell/>
          <table:table-cell table:formula="of:=[.S11]+[.S26]+[.S41]+[.S56]" office:value-type="float" office:value="-0.708333333333333" calcext:value-type="float">
            <text:p>-0,708333333333333</text:p>
          </table:table-cell>
          <table:table-cell table:formula="of:=[.T11]+[.T26]+[.T41]+[.T56]" office:value-type="float" office:value="-1.29166666666667" calcext:value-type="float">
            <text:p>-1,29166666666667</text:p>
          </table:table-cell>
          <table:table-cell table:formula="of:=[.U11]+[.U26]+[.U41]+[.U56]" office:value-type="float" office:value="1.41666666666667" calcext:value-type="float">
            <text:p>1,41666666666667</text:p>
          </table:table-cell>
          <table:table-cell table:formula="of:=[.V11]+[.V26]+[.V41]+[.V56]" office:value-type="float" office:value="0.583333333333333" calcext:value-type="float">
            <text:p>0,583333333333333</text:p>
          </table:table-cell>
        </table:table-row>
        <table:table-row table:style-name="ro1">
          <table:table-cell table:number-columns-repeated="10"/>
          <table:table-cell office:value-type="float" office:value="-0.0528312163512968" calcext:value-type="float">
            <text:p>-0,0528312163512968</text:p>
          </table:table-cell>
          <table:table-cell office:value-type="float" office:value="0.788675134594813" calcext:value-type="float">
            <text:p>0,788675134594813</text:p>
          </table:table-cell>
          <table:table-cell/>
          <table:table-cell office:value-type="float" office:value="-0.611591801261479" calcext:value-type="float">
            <text:p>-0,611591801261479</text:p>
          </table:table-cell>
          <table:table-cell office:value-type="float" office:value="-0.177083333333333" calcext:value-type="float">
            <text:p>-0,177083333333333</text:p>
          </table:table-cell>
          <table:table-cell office:value-type="float" office:value="0.163875529245509" calcext:value-type="float">
            <text:p>0,163875529245509</text:p>
          </table:table-cell>
          <table:table-cell office:value-type="float" office:value="0.624799605349303" calcext:value-type="float">
            <text:p>0,624799605349303</text:p>
          </table:table-cell>
          <table:table-cell/>
          <table:table-cell table:formula="of:=[.N12]*[.$H$4]" office:value-type="float" office:value="-0.611591801261479" calcext:value-type="float">
            <text:p>-0,611591801261479</text:p>
          </table:table-cell>
          <table:table-cell table:formula="of:=[.O12]*[.$H$4]" office:value-type="float" office:value="-0.177083333333333" calcext:value-type="float">
            <text:p>-0,177083333333333</text:p>
          </table:table-cell>
          <table:table-cell table:formula="of:=[.P12]*[.$H$4]" office:value-type="float" office:value="0.163875529245509" calcext:value-type="float">
            <text:p>0,163875529245509</text:p>
          </table:table-cell>
          <table:table-cell table:formula="of:=[.Q12]*[.$H$4]" office:value-type="float" office:value="0.624799605349303" calcext:value-type="float">
            <text:p>0,624799605349303</text:p>
          </table:table-cell>
          <table:table-cell/>
          <table:table-cell table:formula="of:=[.S12]+[.S27]+[.S42]+[.S57]" office:value-type="float" office:value="-1.29166666666667" calcext:value-type="float">
            <text:p>-1,29166666666667</text:p>
          </table:table-cell>
          <table:table-cell table:formula="of:=[.T12]+[.T27]+[.T42]+[.T57]" office:value-type="float" office:value="-0.708333333333333" calcext:value-type="float">
            <text:p>-0,708333333333333</text:p>
          </table:table-cell>
          <table:table-cell table:formula="of:=[.U12]+[.U27]+[.U42]+[.U57]" office:value-type="float" office:value="0.583333333333333" calcext:value-type="float">
            <text:p>0,583333333333333</text:p>
          </table:table-cell>
          <table:table-cell table:formula="of:=[.V12]+[.V27]+[.V42]+[.V57]" office:value-type="float" office:value="1.41666666666667" calcext:value-type="float">
            <text:p>1,41666666666667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eta</text:p>
          </table:table-cell>
          <table:table-cell table:number-columns-repeated="25"/>
        </table:table-row>
        <table:table-row table:style-name="ro1">
          <table:table-cell table:formula="of:=-1/SQRT(3)" office:value-type="float" office:value="-0.577350269189626" calcext:value-type="float">
            <text:p>-0,577350269189626</text:p>
          </table:table-cell>
          <table:table-cell table:formula="of:=1/SQRT(3)" office:value-type="float" office:value="0.577350269189626" calcext:value-type="float">
            <text:p>0,5773502691896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ordinates</text:p>
          </table:table-cell>
          <table:table-cell table:number-columns-repeated="3"/>
          <table:table-cell office:value-type="string" calcext:value-type="string">
            <text:p>jacobian</text:p>
          </table:table-cell>
          <table:table-cell table:number-columns-repeated="2"/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inversejacob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matrix-columns-spanned="2" table:number-matrix-rows-spanned="2" table:formula="of:=MMULT([.A24:.D25];[.A19:.B22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9]*[.F20]-[.F19]*[.E20]" office:value-type="float" office:value="1" calcext:value-type="float">
            <text:p>1</text:p>
          </table:table-cell>
          <table:table-cell/>
          <table:table-cell table:formula="of:=1/[.H19]*[.F20]" office:value-type="float" office:value="0.5" calcext:value-type="float">
            <text:p>0,5</text:p>
          </table:table-cell>
          <table:table-cell table:formula="of:=-1/[.H19]*[.F19]" office:value-type="float" office:value="-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table:formula="of:=-1/[.H19]*[.E20]" office:value-type="float" office:value="-0" calcext:value-type="float">
            <text:p>0</text:p>
          </table:table-cell>
          <table:table-cell table:formula="of:=1/[.H19]*[.E19]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radientmatrix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21"/>
        </table:table-row>
        <table:table-row table:style-name="ro1">
          <table:table-cell table:formula="of:=1/4*([.B17]-1)" office:value-type="float" office:value="-0.105662432702594" calcext:value-type="float">
            <text:p>-0,105662432702594</text:p>
          </table:table-cell>
          <table:table-cell table:formula="of:=1/4*(1-[.B17])" office:value-type="float" office:value="0.105662432702594" calcext:value-type="float">
            <text:p>0,105662432702594</text:p>
          </table:table-cell>
          <table:table-cell table:formula="of:=1/4*(1+[.B17])" office:value-type="float" office:value="0.394337567297406" calcext:value-type="float">
            <text:p>0,394337567297406</text:p>
          </table:table-cell>
          <table:table-cell table:formula="of:=-1/4*(1+[.B17])" office:value-type="float" office:value="-0.394337567297406" calcext:value-type="float">
            <text:p>-0,394337567297406</text:p>
          </table:table-cell>
          <table:table-cell/>
          <table:table-cell table:number-matrix-columns-spanned="4" table:number-matrix-rows-spanned="2" table:formula="of:=MMULT([.J19:.K20];[.A24:.D25])" office:value-type="float" office:value="-0.0528312163512968" calcext:value-type="float">
            <text:p>-0,0528312163512968</text:p>
          </table:table-cell>
          <table:table-cell office:value-type="float" office:value="0.0528312163512968" calcext:value-type="float">
            <text:p>0,0528312163512968</text:p>
          </table:table-cell>
          <table:table-cell office:value-type="float" office:value="0.197168783648703" calcext:value-type="float">
            <text:p>0,197168783648703</text:p>
          </table:table-cell>
          <table:table-cell office:value-type="float" office:value="-0.197168783648703" calcext:value-type="float">
            <text:p>-0,197168783648703</text:p>
          </table:table-cell>
          <table:table-cell/>
          <table:table-cell table:number-matrix-columns-spanned="2" table:number-matrix-rows-spanned="4" table:formula="of:=TRANSPOSE([.F24:.I25])" office:value-type="float" office:value="-0.0528312163512968" calcext:value-type="float">
            <text:p>-0,0528312163512968</text:p>
          </table:table-cell>
          <table:table-cell office:value-type="float" office:value="-0.788675134594813" calcext:value-type="float">
            <text:p>-0,788675134594813</text:p>
          </table:table-cell>
          <table:table-cell/>
          <table:table-cell table:number-matrix-columns-spanned="4" table:number-matrix-rows-spanned="4" table:formula="of:=MMULT([.K24:.L27];[.F24:.I25])" office:value-type="float" office:value="0.624799605349303" calcext:value-type="float">
            <text:p>0,624799605349303</text:p>
          </table:table-cell>
          <table:table-cell office:value-type="float" office:value="0.163875529245509" calcext:value-type="float">
            <text:p>0,163875529245509</text:p>
          </table:table-cell>
          <table:table-cell office:value-type="float" office:value="-0.177083333333333" calcext:value-type="float">
            <text:p>-0,177083333333333</text:p>
          </table:table-cell>
          <table:table-cell office:value-type="float" office:value="-0.611591801261479" calcext:value-type="float">
            <text:p>-0,611591801261479</text:p>
          </table:table-cell>
          <table:table-cell/>
          <table:table-cell table:formula="of:=[.N24]*[.$H$19]" office:value-type="float" office:value="0.624799605349303" calcext:value-type="float">
            <text:p>0,624799605349303</text:p>
          </table:table-cell>
          <table:table-cell table:formula="of:=[.O24]*[.$H$19]" office:value-type="float" office:value="0.163875529245509" calcext:value-type="float">
            <text:p>0,163875529245509</text:p>
          </table:table-cell>
          <table:table-cell table:formula="of:=[.P24]*[.$H$19]" office:value-type="float" office:value="-0.177083333333333" calcext:value-type="float">
            <text:p>-0,177083333333333</text:p>
          </table:table-cell>
          <table:table-cell table:formula="of:=[.Q24]*[.$H$19]" office:value-type="float" office:value="-0.611591801261479" calcext:value-type="float">
            <text:p>-0,611591801261479</text:p>
          </table:table-cell>
          <table:table-cell table:number-columns-repeated="5"/>
        </table:table-row>
        <table:table-row table:style-name="ro1">
          <table:table-cell table:formula="of:=1/4*([.A17]-1)" office:value-type="float" office:value="-0.394337567297406" calcext:value-type="float">
            <text:p>-0,394337567297406</text:p>
          </table:table-cell>
          <table:table-cell table:formula="of:=1/4*(-[.A17]-1)" office:value-type="float" office:value="-0.105662432702594" calcext:value-type="float">
            <text:p>-0,105662432702594</text:p>
          </table:table-cell>
          <table:table-cell table:formula="of:=1/4*(1+[.A17])" office:value-type="float" office:value="0.105662432702594" calcext:value-type="float">
            <text:p>0,105662432702594</text:p>
          </table:table-cell>
          <table:table-cell table:formula="of:=1/4*(1-[.A17])" office:value-type="float" office:value="0.394337567297406" calcext:value-type="float">
            <text:p>0,394337567297406</text:p>
          </table:table-cell>
          <table:table-cell/>
          <table:table-cell office:value-type="float" office:value="-0.788675134594813" calcext:value-type="float">
            <text:p>-0,788675134594813</text:p>
          </table:table-cell>
          <table:table-cell office:value-type="float" office:value="-0.211324865405187" calcext:value-type="float">
            <text:p>-0,211324865405187</text:p>
          </table:table-cell>
          <table:table-cell office:value-type="float" office:value="0.211324865405187" calcext:value-type="float">
            <text:p>0,211324865405187</text:p>
          </table:table-cell>
          <table:table-cell office:value-type="float" office:value="0.788675134594813" calcext:value-type="float">
            <text:p>0,788675134594813</text:p>
          </table:table-cell>
          <table:table-cell/>
          <table:table-cell office:value-type="float" office:value="0.0528312163512968" calcext:value-type="float">
            <text:p>0,0528312163512968</text:p>
          </table:table-cell>
          <table:table-cell office:value-type="float" office:value="-0.211324865405187" calcext:value-type="float">
            <text:p>-0,211324865405187</text:p>
          </table:table-cell>
          <table:table-cell/>
          <table:table-cell office:value-type="float" office:value="0.163875529245509" calcext:value-type="float">
            <text:p>0,163875529245509</text:p>
          </table:table-cell>
          <table:table-cell office:value-type="float" office:value="0.0474493361596779" calcext:value-type="float">
            <text:p>0,0474493361596779</text:p>
          </table:table-cell>
          <table:table-cell office:value-type="float" office:value="-0.0342415320718537" calcext:value-type="float">
            <text:p>-0,0342415320718537</text:p>
          </table:table-cell>
          <table:table-cell office:value-type="float" office:value="-0.177083333333333" calcext:value-type="float">
            <text:p>-0,177083333333333</text:p>
          </table:table-cell>
          <table:table-cell/>
          <table:table-cell table:formula="of:=[.N25]*[.$H$19]" office:value-type="float" office:value="0.163875529245509" calcext:value-type="float">
            <text:p>0,163875529245509</text:p>
          </table:table-cell>
          <table:table-cell table:formula="of:=[.O25]*[.$H$19]" office:value-type="float" office:value="0.0474493361596779" calcext:value-type="float">
            <text:p>0,0474493361596779</text:p>
          </table:table-cell>
          <table:table-cell table:formula="of:=[.P25]*[.$H$19]" office:value-type="float" office:value="-0.0342415320718537" calcext:value-type="float">
            <text:p>-0,0342415320718537</text:p>
          </table:table-cell>
          <table:table-cell table:formula="of:=[.Q25]*[.$H$19]" office:value-type="float" office:value="-0.177083333333333" calcext:value-type="float">
            <text:p>-0,177083333333333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197168783648703" calcext:value-type="float">
            <text:p>0,197168783648703</text:p>
          </table:table-cell>
          <table:table-cell office:value-type="float" office:value="0.211324865405187" calcext:value-type="float">
            <text:p>0,211324865405187</text:p>
          </table:table-cell>
          <table:table-cell/>
          <table:table-cell office:value-type="float" office:value="-0.177083333333333" calcext:value-type="float">
            <text:p>-0,177083333333333</text:p>
          </table:table-cell>
          <table:table-cell office:value-type="float" office:value="-0.0342415320718537" calcext:value-type="float">
            <text:p>-0,0342415320718537</text:p>
          </table:table-cell>
          <table:table-cell office:value-type="float" office:value="0.0835337279840296" calcext:value-type="float">
            <text:p>0,0835337279840296</text:p>
          </table:table-cell>
          <table:table-cell office:value-type="float" office:value="0.127791137421157" calcext:value-type="float">
            <text:p>0,127791137421157</text:p>
          </table:table-cell>
          <table:table-cell/>
          <table:table-cell table:formula="of:=[.N26]*[.$H$19]" office:value-type="float" office:value="-0.177083333333333" calcext:value-type="float">
            <text:p>-0,177083333333333</text:p>
          </table:table-cell>
          <table:table-cell table:formula="of:=[.O26]*[.$H$19]" office:value-type="float" office:value="-0.0342415320718537" calcext:value-type="float">
            <text:p>-0,0342415320718537</text:p>
          </table:table-cell>
          <table:table-cell table:formula="of:=[.P26]*[.$H$19]" office:value-type="float" office:value="0.0835337279840296" calcext:value-type="float">
            <text:p>0,0835337279840296</text:p>
          </table:table-cell>
          <table:table-cell table:formula="of:=[.Q26]*[.$H$19]" office:value-type="float" office:value="0.127791137421157" calcext:value-type="float">
            <text:p>0,12779113742115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-0.197168783648703" calcext:value-type="float">
            <text:p>-0,197168783648703</text:p>
          </table:table-cell>
          <table:table-cell office:value-type="float" office:value="0.788675134594813" calcext:value-type="float">
            <text:p>0,788675134594813</text:p>
          </table:table-cell>
          <table:table-cell/>
          <table:table-cell office:value-type="float" office:value="-0.611591801261479" calcext:value-type="float">
            <text:p>-0,611591801261479</text:p>
          </table:table-cell>
          <table:table-cell office:value-type="float" office:value="-0.177083333333333" calcext:value-type="float">
            <text:p>-0,177083333333333</text:p>
          </table:table-cell>
          <table:table-cell office:value-type="float" office:value="0.127791137421157" calcext:value-type="float">
            <text:p>0,127791137421157</text:p>
          </table:table-cell>
          <table:table-cell office:value-type="float" office:value="0.660883997173655" calcext:value-type="float">
            <text:p>0,660883997173655</text:p>
          </table:table-cell>
          <table:table-cell/>
          <table:table-cell table:formula="of:=[.N27]*[.$H$19]" office:value-type="float" office:value="-0.611591801261479" calcext:value-type="float">
            <text:p>-0,611591801261479</text:p>
          </table:table-cell>
          <table:table-cell table:formula="of:=[.O27]*[.$H$19]" office:value-type="float" office:value="-0.177083333333333" calcext:value-type="float">
            <text:p>-0,177083333333333</text:p>
          </table:table-cell>
          <table:table-cell table:formula="of:=[.P27]*[.$H$19]" office:value-type="float" office:value="0.127791137421157" calcext:value-type="float">
            <text:p>0,127791137421157</text:p>
          </table:table-cell>
          <table:table-cell table:formula="of:=[.Q27]*[.$H$19]" office:value-type="float" office:value="0.660883997173655" calcext:value-type="float">
            <text:p>0,660883997173655</text:p>
          </table:table-cell>
          <table:table-cell table:number-columns-repeated="5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eta</text:p>
          </table:table-cell>
          <table:table-cell table:number-columns-repeated="25"/>
        </table:table-row>
        <table:table-row table:style-name="ro1">
          <table:table-cell table:formula="of:=1/SQRT(3)" office:value-type="float" office:value="0.577350269189626" calcext:value-type="float">
            <text:p>0,577350269189626</text:p>
          </table:table-cell>
          <table:table-cell table:formula="of:=-1/SQRT(3)" office:value-type="float" office:value="-0.577350269189626" calcext:value-type="float">
            <text:p>-0,5773502691896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ordinates</text:p>
          </table:table-cell>
          <table:table-cell table:number-columns-repeated="3"/>
          <table:table-cell office:value-type="string" calcext:value-type="string">
            <text:p>jacobian</text:p>
          </table:table-cell>
          <table:table-cell table:number-columns-repeated="2"/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inversejacob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matrix-columns-spanned="2" table:number-matrix-rows-spanned="2" table:formula="of:=MMULT([.A39:.D40];[.A34:.B37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34]*[.F35]-[.F34]*[.E35]" office:value-type="float" office:value="1" calcext:value-type="float">
            <text:p>1</text:p>
          </table:table-cell>
          <table:table-cell/>
          <table:table-cell table:formula="of:=1/[.H34]*[.F35]" office:value-type="float" office:value="0.5" calcext:value-type="float">
            <text:p>0,5</text:p>
          </table:table-cell>
          <table:table-cell table:formula="of:=-1/[.H34]*[.F34]" office:value-type="float" office:value="-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table:formula="of:=-1/[.H34]*[.E35]" office:value-type="float" office:value="-0" calcext:value-type="float">
            <text:p>0</text:p>
          </table:table-cell>
          <table:table-cell table:formula="of:=1/[.H34]*[.E34]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radientmatrix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21"/>
        </table:table-row>
        <table:table-row table:style-name="ro1">
          <table:table-cell table:formula="of:=1/4*([.B32]-1)" office:value-type="float" office:value="-0.394337567297406" calcext:value-type="float">
            <text:p>-0,394337567297406</text:p>
          </table:table-cell>
          <table:table-cell table:formula="of:=1/4*(1-[.B32])" office:value-type="float" office:value="0.394337567297406" calcext:value-type="float">
            <text:p>0,394337567297406</text:p>
          </table:table-cell>
          <table:table-cell table:formula="of:=1/4*(1+[.B32])" office:value-type="float" office:value="0.105662432702594" calcext:value-type="float">
            <text:p>0,105662432702594</text:p>
          </table:table-cell>
          <table:table-cell table:formula="of:=-1/4*(1+[.B32])" office:value-type="float" office:value="-0.105662432702594" calcext:value-type="float">
            <text:p>-0,105662432702594</text:p>
          </table:table-cell>
          <table:table-cell/>
          <table:table-cell table:number-matrix-columns-spanned="4" table:number-matrix-rows-spanned="2" table:formula="of:=MMULT([.J34:.K35];[.A39:.D40])" office:value-type="float" office:value="-0.197168783648703" calcext:value-type="float">
            <text:p>-0,197168783648703</text:p>
          </table:table-cell>
          <table:table-cell office:value-type="float" office:value="0.197168783648703" calcext:value-type="float">
            <text:p>0,197168783648703</text:p>
          </table:table-cell>
          <table:table-cell office:value-type="float" office:value="0.0528312163512968" calcext:value-type="float">
            <text:p>0,0528312163512968</text:p>
          </table:table-cell>
          <table:table-cell office:value-type="float" office:value="-0.0528312163512968" calcext:value-type="float">
            <text:p>-0,0528312163512968</text:p>
          </table:table-cell>
          <table:table-cell/>
          <table:table-cell table:number-matrix-columns-spanned="2" table:number-matrix-rows-spanned="4" table:formula="of:=TRANSPOSE([.F39:.I40])" office:value-type="float" office:value="-0.197168783648703" calcext:value-type="float">
            <text:p>-0,197168783648703</text:p>
          </table:table-cell>
          <table:table-cell office:value-type="float" office:value="-0.211324865405187" calcext:value-type="float">
            <text:p>-0,211324865405187</text:p>
          </table:table-cell>
          <table:table-cell/>
          <table:table-cell table:number-matrix-columns-spanned="4" table:number-matrix-rows-spanned="4" table:formula="of:=MMULT([.K39:.L42];[.F39:.I40])" office:value-type="float" office:value="0.0835337279840296" calcext:value-type="float">
            <text:p>0,0835337279840296</text:p>
          </table:table-cell>
          <table:table-cell office:value-type="float" office:value="0.127791137421157" calcext:value-type="float">
            <text:p>0,127791137421157</text:p>
          </table:table-cell>
          <table:table-cell office:value-type="float" office:value="-0.177083333333333" calcext:value-type="float">
            <text:p>-0,177083333333333</text:p>
          </table:table-cell>
          <table:table-cell office:value-type="float" office:value="-0.0342415320718537" calcext:value-type="float">
            <text:p>-0,0342415320718537</text:p>
          </table:table-cell>
          <table:table-cell/>
          <table:table-cell table:formula="of:=[.N39]*[.$H$34]" office:value-type="float" office:value="0.0835337279840296" calcext:value-type="float">
            <text:p>0,0835337279840296</text:p>
          </table:table-cell>
          <table:table-cell table:formula="of:=[.O39]*[.$H$34]" office:value-type="float" office:value="0.127791137421157" calcext:value-type="float">
            <text:p>0,127791137421157</text:p>
          </table:table-cell>
          <table:table-cell table:formula="of:=[.P39]*[.$H$34]" office:value-type="float" office:value="-0.177083333333333" calcext:value-type="float">
            <text:p>-0,177083333333333</text:p>
          </table:table-cell>
          <table:table-cell table:formula="of:=[.Q39]*[.$H$34]" office:value-type="float" office:value="-0.0342415320718537" calcext:value-type="float">
            <text:p>-0,0342415320718537</text:p>
          </table:table-cell>
          <table:table-cell table:number-columns-repeated="5"/>
        </table:table-row>
        <table:table-row table:style-name="ro1">
          <table:table-cell table:formula="of:=1/4*([.A32]-1)" office:value-type="float" office:value="-0.105662432702594" calcext:value-type="float">
            <text:p>-0,105662432702594</text:p>
          </table:table-cell>
          <table:table-cell table:formula="of:=1/4*(-[.A32]-1)" office:value-type="float" office:value="-0.394337567297406" calcext:value-type="float">
            <text:p>-0,394337567297406</text:p>
          </table:table-cell>
          <table:table-cell table:formula="of:=1/4*(1+[.A32])" office:value-type="float" office:value="0.394337567297406" calcext:value-type="float">
            <text:p>0,394337567297406</text:p>
          </table:table-cell>
          <table:table-cell table:formula="of:=1/4*(1-[.A32])" office:value-type="float" office:value="0.105662432702594" calcext:value-type="float">
            <text:p>0,105662432702594</text:p>
          </table:table-cell>
          <table:table-cell/>
          <table:table-cell office:value-type="float" office:value="-0.211324865405187" calcext:value-type="float">
            <text:p>-0,211324865405187</text:p>
          </table:table-cell>
          <table:table-cell office:value-type="float" office:value="-0.788675134594813" calcext:value-type="float">
            <text:p>-0,788675134594813</text:p>
          </table:table-cell>
          <table:table-cell office:value-type="float" office:value="0.788675134594813" calcext:value-type="float">
            <text:p>0,788675134594813</text:p>
          </table:table-cell>
          <table:table-cell office:value-type="float" office:value="0.211324865405187" calcext:value-type="float">
            <text:p>0,211324865405187</text:p>
          </table:table-cell>
          <table:table-cell/>
          <table:table-cell office:value-type="float" office:value="0.197168783648703" calcext:value-type="float">
            <text:p>0,197168783648703</text:p>
          </table:table-cell>
          <table:table-cell office:value-type="float" office:value="-0.788675134594813" calcext:value-type="float">
            <text:p>-0,788675134594813</text:p>
          </table:table-cell>
          <table:table-cell/>
          <table:table-cell office:value-type="float" office:value="0.127791137421157" calcext:value-type="float">
            <text:p>0,127791137421157</text:p>
          </table:table-cell>
          <table:table-cell office:value-type="float" office:value="0.660883997173655" calcext:value-type="float">
            <text:p>0,660883997173655</text:p>
          </table:table-cell>
          <table:table-cell office:value-type="float" office:value="-0.611591801261479" calcext:value-type="float">
            <text:p>-0,611591801261479</text:p>
          </table:table-cell>
          <table:table-cell office:value-type="float" office:value="-0.177083333333333" calcext:value-type="float">
            <text:p>-0,177083333333333</text:p>
          </table:table-cell>
          <table:table-cell/>
          <table:table-cell table:formula="of:=[.N40]*[.$H$34]" office:value-type="float" office:value="0.127791137421157" calcext:value-type="float">
            <text:p>0,127791137421157</text:p>
          </table:table-cell>
          <table:table-cell table:formula="of:=[.O40]*[.$H$34]" office:value-type="float" office:value="0.660883997173655" calcext:value-type="float">
            <text:p>0,660883997173655</text:p>
          </table:table-cell>
          <table:table-cell table:formula="of:=[.P40]*[.$H$34]" office:value-type="float" office:value="-0.611591801261479" calcext:value-type="float">
            <text:p>-0,611591801261479</text:p>
          </table:table-cell>
          <table:table-cell table:formula="of:=[.Q40]*[.$H$34]" office:value-type="float" office:value="-0.177083333333333" calcext:value-type="float">
            <text:p>-0,177083333333333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0528312163512968" calcext:value-type="float">
            <text:p>0,0528312163512968</text:p>
          </table:table-cell>
          <table:table-cell office:value-type="float" office:value="0.788675134594813" calcext:value-type="float">
            <text:p>0,788675134594813</text:p>
          </table:table-cell>
          <table:table-cell/>
          <table:table-cell office:value-type="float" office:value="-0.177083333333333" calcext:value-type="float">
            <text:p>-0,177083333333333</text:p>
          </table:table-cell>
          <table:table-cell office:value-type="float" office:value="-0.611591801261479" calcext:value-type="float">
            <text:p>-0,611591801261479</text:p>
          </table:table-cell>
          <table:table-cell office:value-type="float" office:value="0.624799605349303" calcext:value-type="float">
            <text:p>0,624799605349303</text:p>
          </table:table-cell>
          <table:table-cell office:value-type="float" office:value="0.163875529245509" calcext:value-type="float">
            <text:p>0,163875529245509</text:p>
          </table:table-cell>
          <table:table-cell/>
          <table:table-cell table:formula="of:=[.N41]*[.$H$34]" office:value-type="float" office:value="-0.177083333333333" calcext:value-type="float">
            <text:p>-0,177083333333333</text:p>
          </table:table-cell>
          <table:table-cell table:formula="of:=[.O41]*[.$H$34]" office:value-type="float" office:value="-0.611591801261479" calcext:value-type="float">
            <text:p>-0,611591801261479</text:p>
          </table:table-cell>
          <table:table-cell table:formula="of:=[.P41]*[.$H$34]" office:value-type="float" office:value="0.624799605349303" calcext:value-type="float">
            <text:p>0,624799605349303</text:p>
          </table:table-cell>
          <table:table-cell table:formula="of:=[.Q41]*[.$H$34]" office:value-type="float" office:value="0.163875529245509" calcext:value-type="float">
            <text:p>0,16387552924550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-0.0528312163512968" calcext:value-type="float">
            <text:p>-0,0528312163512968</text:p>
          </table:table-cell>
          <table:table-cell office:value-type="float" office:value="0.211324865405187" calcext:value-type="float">
            <text:p>0,211324865405187</text:p>
          </table:table-cell>
          <table:table-cell/>
          <table:table-cell office:value-type="float" office:value="-0.0342415320718537" calcext:value-type="float">
            <text:p>-0,0342415320718537</text:p>
          </table:table-cell>
          <table:table-cell office:value-type="float" office:value="-0.177083333333333" calcext:value-type="float">
            <text:p>-0,177083333333333</text:p>
          </table:table-cell>
          <table:table-cell office:value-type="float" office:value="0.163875529245509" calcext:value-type="float">
            <text:p>0,163875529245509</text:p>
          </table:table-cell>
          <table:table-cell office:value-type="float" office:value="0.0474493361596779" calcext:value-type="float">
            <text:p>0,0474493361596779</text:p>
          </table:table-cell>
          <table:table-cell/>
          <table:table-cell table:formula="of:=[.N42]*[.$H$34]" office:value-type="float" office:value="-0.0342415320718537" calcext:value-type="float">
            <text:p>-0,0342415320718537</text:p>
          </table:table-cell>
          <table:table-cell table:formula="of:=[.O42]*[.$H$34]" office:value-type="float" office:value="-0.177083333333333" calcext:value-type="float">
            <text:p>-0,177083333333333</text:p>
          </table:table-cell>
          <table:table-cell table:formula="of:=[.P42]*[.$H$34]" office:value-type="float" office:value="0.163875529245509" calcext:value-type="float">
            <text:p>0,163875529245509</text:p>
          </table:table-cell>
          <table:table-cell table:formula="of:=[.Q42]*[.$H$34]" office:value-type="float" office:value="0.0474493361596779" calcext:value-type="float">
            <text:p>0,0474493361596779</text:p>
          </table:table-cell>
          <table:table-cell table:number-columns-repeated="5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eta</text:p>
          </table:table-cell>
          <table:table-cell table:number-columns-repeated="25"/>
        </table:table-row>
        <table:table-row table:style-name="ro1">
          <table:table-cell table:formula="of:=1/SQRT(3)" office:value-type="float" office:value="0.577350269189626" calcext:value-type="float">
            <text:p>0,577350269189626</text:p>
          </table:table-cell>
          <table:table-cell table:formula="of:=1/SQRT(3)" office:value-type="float" office:value="0.577350269189626" calcext:value-type="float">
            <text:p>0,5773502691896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ordinates</text:p>
          </table:table-cell>
          <table:table-cell table:number-columns-repeated="3"/>
          <table:table-cell office:value-type="string" calcext:value-type="string">
            <text:p>jacobian</text:p>
          </table:table-cell>
          <table:table-cell table:number-columns-repeated="2"/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inversejacob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matrix-columns-spanned="2" table:number-matrix-rows-spanned="2" table:formula="of:=MMULT([.A54:.D55];[.A49:.B52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49]*[.F50]-[.F49]*[.E50]" office:value-type="float" office:value="1" calcext:value-type="float">
            <text:p>1</text:p>
          </table:table-cell>
          <table:table-cell/>
          <table:table-cell table:formula="of:=1/[.H49]*[.F50]" office:value-type="float" office:value="0.5" calcext:value-type="float">
            <text:p>0,5</text:p>
          </table:table-cell>
          <table:table-cell table:formula="of:=-1/[.H49]*[.F49]" office:value-type="float" office:value="-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table:formula="of:=-1/[.H49]*[.E50]" office:value-type="float" office:value="-0" calcext:value-type="float">
            <text:p>0</text:p>
          </table:table-cell>
          <table:table-cell table:formula="of:=1/[.H49]*[.E49]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radientmatrix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21"/>
        </table:table-row>
        <table:table-row table:style-name="ro1">
          <table:table-cell table:formula="of:=1/4*([.B47]-1)" office:value-type="float" office:value="-0.105662432702594" calcext:value-type="float">
            <text:p>-0,105662432702594</text:p>
          </table:table-cell>
          <table:table-cell table:formula="of:=1/4*(1-[.B47])" office:value-type="float" office:value="0.105662432702594" calcext:value-type="float">
            <text:p>0,105662432702594</text:p>
          </table:table-cell>
          <table:table-cell table:formula="of:=1/4*(1+[.B47])" office:value-type="float" office:value="0.394337567297406" calcext:value-type="float">
            <text:p>0,394337567297406</text:p>
          </table:table-cell>
          <table:table-cell table:formula="of:=-1/4*(1+[.B47])" office:value-type="float" office:value="-0.394337567297406" calcext:value-type="float">
            <text:p>-0,394337567297406</text:p>
          </table:table-cell>
          <table:table-cell/>
          <table:table-cell table:number-matrix-columns-spanned="4" table:number-matrix-rows-spanned="2" table:formula="of:=MMULT([.J49:.K50];[.A54:.D55])" office:value-type="float" office:value="-0.0528312163512968" calcext:value-type="float">
            <text:p>-0,0528312163512968</text:p>
          </table:table-cell>
          <table:table-cell office:value-type="float" office:value="0.0528312163512968" calcext:value-type="float">
            <text:p>0,0528312163512968</text:p>
          </table:table-cell>
          <table:table-cell office:value-type="float" office:value="0.197168783648703" calcext:value-type="float">
            <text:p>0,197168783648703</text:p>
          </table:table-cell>
          <table:table-cell office:value-type="float" office:value="-0.197168783648703" calcext:value-type="float">
            <text:p>-0,197168783648703</text:p>
          </table:table-cell>
          <table:table-cell/>
          <table:table-cell table:number-matrix-columns-spanned="2" table:number-matrix-rows-spanned="4" table:formula="of:=TRANSPOSE([.F54:.I55])" office:value-type="float" office:value="-0.0528312163512968" calcext:value-type="float">
            <text:p>-0,0528312163512968</text:p>
          </table:table-cell>
          <table:table-cell office:value-type="float" office:value="-0.211324865405187" calcext:value-type="float">
            <text:p>-0,211324865405187</text:p>
          </table:table-cell>
          <table:table-cell/>
          <table:table-cell table:number-matrix-columns-spanned="4" table:number-matrix-rows-spanned="4" table:formula="of:=MMULT([.K54:.L57];[.F54:.I55])" office:value-type="float" office:value="0.0474493361596779" calcext:value-type="float">
            <text:p>0,0474493361596779</text:p>
          </table:table-cell>
          <table:table-cell office:value-type="float" office:value="0.163875529245509" calcext:value-type="float">
            <text:p>0,163875529245509</text:p>
          </table:table-cell>
          <table:table-cell office:value-type="float" office:value="-0.177083333333333" calcext:value-type="float">
            <text:p>-0,177083333333333</text:p>
          </table:table-cell>
          <table:table-cell office:value-type="float" office:value="-0.0342415320718537" calcext:value-type="float">
            <text:p>-0,0342415320718537</text:p>
          </table:table-cell>
          <table:table-cell/>
          <table:table-cell table:formula="of:=[.N54]*[.$H$49]" office:value-type="float" office:value="0.0474493361596779" calcext:value-type="float">
            <text:p>0,0474493361596779</text:p>
          </table:table-cell>
          <table:table-cell table:formula="of:=[.O54]*[.$H$49]" office:value-type="float" office:value="0.163875529245509" calcext:value-type="float">
            <text:p>0,163875529245509</text:p>
          </table:table-cell>
          <table:table-cell table:formula="of:=[.P54]*[.$H$49]" office:value-type="float" office:value="-0.177083333333333" calcext:value-type="float">
            <text:p>-0,177083333333333</text:p>
          </table:table-cell>
          <table:table-cell table:formula="of:=[.Q54]*[.$H$49]" office:value-type="float" office:value="-0.0342415320718537" calcext:value-type="float">
            <text:p>-0,0342415320718537</text:p>
          </table:table-cell>
          <table:table-cell table:number-columns-repeated="5"/>
        </table:table-row>
        <table:table-row table:style-name="ro1">
          <table:table-cell table:formula="of:=1/4*([.A47]-1)" office:value-type="float" office:value="-0.105662432702594" calcext:value-type="float">
            <text:p>-0,105662432702594</text:p>
          </table:table-cell>
          <table:table-cell table:formula="of:=1/4*(-[.A47]-1)" office:value-type="float" office:value="-0.394337567297406" calcext:value-type="float">
            <text:p>-0,394337567297406</text:p>
          </table:table-cell>
          <table:table-cell table:formula="of:=1/4*(1+[.A47])" office:value-type="float" office:value="0.394337567297406" calcext:value-type="float">
            <text:p>0,394337567297406</text:p>
          </table:table-cell>
          <table:table-cell table:formula="of:=1/4*(1-[.A47])" office:value-type="float" office:value="0.105662432702594" calcext:value-type="float">
            <text:p>0,105662432702594</text:p>
          </table:table-cell>
          <table:table-cell/>
          <table:table-cell office:value-type="float" office:value="-0.211324865405187" calcext:value-type="float">
            <text:p>-0,211324865405187</text:p>
          </table:table-cell>
          <table:table-cell office:value-type="float" office:value="-0.788675134594813" calcext:value-type="float">
            <text:p>-0,788675134594813</text:p>
          </table:table-cell>
          <table:table-cell office:value-type="float" office:value="0.788675134594813" calcext:value-type="float">
            <text:p>0,788675134594813</text:p>
          </table:table-cell>
          <table:table-cell office:value-type="float" office:value="0.211324865405187" calcext:value-type="float">
            <text:p>0,211324865405187</text:p>
          </table:table-cell>
          <table:table-cell/>
          <table:table-cell office:value-type="float" office:value="0.0528312163512968" calcext:value-type="float">
            <text:p>0,0528312163512968</text:p>
          </table:table-cell>
          <table:table-cell office:value-type="float" office:value="-0.788675134594813" calcext:value-type="float">
            <text:p>-0,788675134594813</text:p>
          </table:table-cell>
          <table:table-cell/>
          <table:table-cell office:value-type="float" office:value="0.163875529245509" calcext:value-type="float">
            <text:p>0,163875529245509</text:p>
          </table:table-cell>
          <table:table-cell office:value-type="float" office:value="0.624799605349303" calcext:value-type="float">
            <text:p>0,624799605349303</text:p>
          </table:table-cell>
          <table:table-cell office:value-type="float" office:value="-0.611591801261479" calcext:value-type="float">
            <text:p>-0,611591801261479</text:p>
          </table:table-cell>
          <table:table-cell office:value-type="float" office:value="-0.177083333333333" calcext:value-type="float">
            <text:p>-0,177083333333333</text:p>
          </table:table-cell>
          <table:table-cell/>
          <table:table-cell table:formula="of:=[.N55]*[.$H$49]" office:value-type="float" office:value="0.163875529245509" calcext:value-type="float">
            <text:p>0,163875529245509</text:p>
          </table:table-cell>
          <table:table-cell table:formula="of:=[.O55]*[.$H$49]" office:value-type="float" office:value="0.624799605349303" calcext:value-type="float">
            <text:p>0,624799605349303</text:p>
          </table:table-cell>
          <table:table-cell table:formula="of:=[.P55]*[.$H$49]" office:value-type="float" office:value="-0.611591801261479" calcext:value-type="float">
            <text:p>-0,611591801261479</text:p>
          </table:table-cell>
          <table:table-cell table:formula="of:=[.Q55]*[.$H$49]" office:value-type="float" office:value="-0.177083333333333" calcext:value-type="float">
            <text:p>-0,177083333333333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197168783648703" calcext:value-type="float">
            <text:p>0,197168783648703</text:p>
          </table:table-cell>
          <table:table-cell office:value-type="float" office:value="0.788675134594813" calcext:value-type="float">
            <text:p>0,788675134594813</text:p>
          </table:table-cell>
          <table:table-cell/>
          <table:table-cell office:value-type="float" office:value="-0.177083333333333" calcext:value-type="float">
            <text:p>-0,177083333333333</text:p>
          </table:table-cell>
          <table:table-cell office:value-type="float" office:value="-0.611591801261479" calcext:value-type="float">
            <text:p>-0,611591801261479</text:p>
          </table:table-cell>
          <table:table-cell office:value-type="float" office:value="0.660883997173655" calcext:value-type="float">
            <text:p>0,660883997173655</text:p>
          </table:table-cell>
          <table:table-cell office:value-type="float" office:value="0.127791137421157" calcext:value-type="float">
            <text:p>0,127791137421157</text:p>
          </table:table-cell>
          <table:table-cell/>
          <table:table-cell table:formula="of:=[.N56]*[.$H$49]" office:value-type="float" office:value="-0.177083333333333" calcext:value-type="float">
            <text:p>-0,177083333333333</text:p>
          </table:table-cell>
          <table:table-cell table:formula="of:=[.O56]*[.$H$49]" office:value-type="float" office:value="-0.611591801261479" calcext:value-type="float">
            <text:p>-0,611591801261479</text:p>
          </table:table-cell>
          <table:table-cell table:formula="of:=[.P56]*[.$H$49]" office:value-type="float" office:value="0.660883997173655" calcext:value-type="float">
            <text:p>0,660883997173655</text:p>
          </table:table-cell>
          <table:table-cell table:formula="of:=[.Q56]*[.$H$49]" office:value-type="float" office:value="0.127791137421157" calcext:value-type="float">
            <text:p>0,12779113742115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-0.197168783648703" calcext:value-type="float">
            <text:p>-0,197168783648703</text:p>
          </table:table-cell>
          <table:table-cell office:value-type="float" office:value="0.211324865405187" calcext:value-type="float">
            <text:p>0,211324865405187</text:p>
          </table:table-cell>
          <table:table-cell/>
          <table:table-cell office:value-type="float" office:value="-0.0342415320718537" calcext:value-type="float">
            <text:p>-0,0342415320718537</text:p>
          </table:table-cell>
          <table:table-cell office:value-type="float" office:value="-0.177083333333333" calcext:value-type="float">
            <text:p>-0,177083333333333</text:p>
          </table:table-cell>
          <table:table-cell office:value-type="float" office:value="0.127791137421157" calcext:value-type="float">
            <text:p>0,127791137421157</text:p>
          </table:table-cell>
          <table:table-cell office:value-type="float" office:value="0.0835337279840296" calcext:value-type="float">
            <text:p>0,0835337279840296</text:p>
          </table:table-cell>
          <table:table-cell/>
          <table:table-cell table:formula="of:=[.N57]*[.$H$49]" office:value-type="float" office:value="-0.0342415320718537" calcext:value-type="float">
            <text:p>-0,0342415320718537</text:p>
          </table:table-cell>
          <table:table-cell table:formula="of:=[.O57]*[.$H$49]" office:value-type="float" office:value="-0.177083333333333" calcext:value-type="float">
            <text:p>-0,177083333333333</text:p>
          </table:table-cell>
          <table:table-cell table:formula="of:=[.P57]*[.$H$49]" office:value-type="float" office:value="0.127791137421157" calcext:value-type="float">
            <text:p>0,127791137421157</text:p>
          </table:table-cell>
          <table:table-cell table:formula="of:=[.Q57]*[.$H$49]" office:value-type="float" office:value="0.0835337279840296" calcext:value-type="float">
            <text:p>0,0835337279840296</text:p>
          </table:table-cell>
          <table:table-cell table:number-columns-repeated="5"/>
        </table:table-row>
      </table:table>
      <table:table table:name="test_assembly_stiffness_matrix" table:style-name="ta1">
        <table:table-column table:style-name="co4" table:number-columns-repeated="10" table:default-cell-style-name="ce16"/>
        <table:table-column table:style-name="co1" table:number-columns-repeated="16372" table:default-cell-style-name="ce16"/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table:style-name="Default"/>
          <table:table-cell office:value-type="string" calcext:value-type="string">
            <text:p>{1,00}</text:p>
          </table:table-cell>
          <table:table-cell office:value-type="string" calcext:value-type="string">
            <text:p>{1,01}</text:p>
          </table:table-cell>
          <table:table-cell office:value-type="string" calcext:value-type="string">
            <text:p>{1,02}</text:p>
          </table:table-cell>
          <table:table-cell office:value-type="string" calcext:value-type="string">
            <text:p>{1,03}</text:p>
          </table:table-cell>
          <table:table-cell office:value-type="string" calcext:value-type="string">
            <text:p>u_0</text:p>
          </table:table-cell>
          <table:table-cell/>
          <table:table-cell office:value-type="string" calcext:value-type="string">
            <text:p>{1,00}</text:p>
          </table:table-cell>
          <table:table-cell office:value-type="string" calcext:value-type="string">
            <text:p>{1,01}</text:p>
          </table:table-cell>
          <table:table-cell office:value-type="string" calcext:value-type="string">
            <text:p>{1,03}</text:p>
          </table:table-cell>
          <table:table-cell office:value-type="string" calcext:value-type="string">
            <text:p>{1,02}</text:p>
          </table:table-cell>
          <table:table-cell office:value-type="string" calcext:value-type="string">
            <text:p>u_0</text:p>
          </table:table-cell>
          <table:table-cell/>
          <table:table-cell table:style-name="Default" table:number-columns-repeated="11"/>
          <table:table-cell table:number-columns-repeated="1633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{1,00}</text:p>
          </table:table-cell>
          <table:table-cell office:value-type="string" calcext:value-type="string">
            <text:p>{1,01}</text:p>
          </table:table-cell>
          <table:table-cell/>
          <table:table-cell office:value-type="string" calcext:value-type="string">
            <text:p>{1,03}</text:p>
          </table:table-cell>
          <table:table-cell office:value-type="string" calcext:value-type="string">
            <text:p>{1,02}</text:p>
          </table:table-cell>
          <table:table-cell table:number-columns-repeated="4"/>
          <table:table-cell office:value-type="string" calcext:value-type="string">
            <text:p>u_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u_0</text:p>
          </table:table-cell>
          <table:table-cell table:style-name="Default"/>
          <table:table-cell office:value-type="string" calcext:value-type="string">
            <text:p>{1,10}</text:p>
          </table:table-cell>
          <table:table-cell office:value-type="string" calcext:value-type="string">
            <text:p>{1,11}</text:p>
          </table:table-cell>
          <table:table-cell office:value-type="string" calcext:value-type="string">
            <text:p>{1,12}</text:p>
          </table:table-cell>
          <table:table-cell office:value-type="string" calcext:value-type="string">
            <text:p>{1,13}</text:p>
          </table:table-cell>
          <table:table-cell office:value-type="string" calcext:value-type="string">
            <text:p>u_1</text:p>
          </table:table-cell>
          <table:table-cell/>
          <table:table-cell office:value-type="string" calcext:value-type="string">
            <text:p>{1,10}</text:p>
          </table:table-cell>
          <table:table-cell office:value-type="string" calcext:value-type="string">
            <text:p>{1,11}</text:p>
          </table:table-cell>
          <table:table-cell office:value-type="string" calcext:value-type="string">
            <text:p>{1,13}</text:p>
          </table:table-cell>
          <table:table-cell office:value-type="string" calcext:value-type="string">
            <text:p>{1,12}</text:p>
          </table:table-cell>
          <table:table-cell office:value-type="string" calcext:value-type="string">
            <text:p>u_1</text:p>
          </table:table-cell>
          <table:table-cell/>
          <table:table-cell table:style-name="Default" table:number-columns-repeated="11"/>
          <table:table-cell table:number-columns-repeated="1633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{1,10}</text:p>
          </table:table-cell>
          <table:table-cell office:value-type="string" calcext:value-type="string">
            <text:p>{1,11}</text:p>
          </table:table-cell>
          <table:table-cell/>
          <table:table-cell office:value-type="string" calcext:value-type="string">
            <text:p>{1,13}</text:p>
          </table:table-cell>
          <table:table-cell office:value-type="string" calcext:value-type="string">
            <text:p>{1,12}</text:p>
          </table:table-cell>
          <table:table-cell table:number-columns-repeated="4"/>
          <table:table-cell office:value-type="string" calcext:value-type="string">
            <text:p>u_1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u_1</text:p>
          </table:table-cell>
          <table:table-cell table:style-name="Default"/>
          <table:table-cell office:value-type="string" calcext:value-type="string">
            <text:p>{1,20}</text:p>
          </table:table-cell>
          <table:table-cell office:value-type="string" calcext:value-type="string">
            <text:p>{1,21}</text:p>
          </table:table-cell>
          <table:table-cell office:value-type="string" calcext:value-type="string">
            <text:p>{1,22}</text:p>
          </table:table-cell>
          <table:table-cell office:value-type="string" calcext:value-type="string">
            <text:p>{1,23}</text:p>
          </table:table-cell>
          <table:table-cell office:value-type="string" calcext:value-type="string">
            <text:p>u_4</text:p>
          </table:table-cell>
          <table:table-cell/>
          <table:table-cell office:value-type="string" calcext:value-type="string">
            <text:p>{1,30}</text:p>
          </table:table-cell>
          <table:table-cell office:value-type="string" calcext:value-type="string">
            <text:p>{1,31}</text:p>
          </table:table-cell>
          <table:table-cell office:value-type="string" calcext:value-type="string">
            <text:p>{1,33}</text:p>
          </table:table-cell>
          <table:table-cell office:value-type="string" calcext:value-type="string">
            <text:p>{1,32}</text:p>
          </table:table-cell>
          <table:table-cell office:value-type="string" calcext:value-type="string">
            <text:p>u_3</text:p>
          </table:table-cell>
          <table:table-cell/>
          <table:table-cell table:style-name="Default" table:number-columns-repeated="11"/>
          <table:table-cell table:number-columns-repeated="16336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u_2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u_2</text:p>
          </table:table-cell>
          <table:table-cell table:style-name="Default"/>
          <table:table-cell office:value-type="string" calcext:value-type="string">
            <text:p>{1,30}</text:p>
          </table:table-cell>
          <table:table-cell office:value-type="string" calcext:value-type="string">
            <text:p>{1,31}</text:p>
          </table:table-cell>
          <table:table-cell office:value-type="string" calcext:value-type="string">
            <text:p>{1,32}</text:p>
          </table:table-cell>
          <table:table-cell office:value-type="string" calcext:value-type="string">
            <text:p>{1,33}</text:p>
          </table:table-cell>
          <table:table-cell office:value-type="string" calcext:value-type="string">
            <text:p>u_3</text:p>
          </table:table-cell>
          <table:table-cell/>
          <table:table-cell office:value-type="string" calcext:value-type="string">
            <text:p>{1,20}</text:p>
          </table:table-cell>
          <table:table-cell office:value-type="string" calcext:value-type="string">
            <text:p>{1,21}</text:p>
          </table:table-cell>
          <table:table-cell office:value-type="string" calcext:value-type="string">
            <text:p>{1,23}</text:p>
          </table:table-cell>
          <table:table-cell office:value-type="string" calcext:value-type="string">
            <text:p>{1,22}</text:p>
          </table:table-cell>
          <table:table-cell office:value-type="string" calcext:value-type="string">
            <text:p>u_4</text:p>
          </table:table-cell>
          <table:table-cell/>
          <table:table-cell table:style-name="Default" table:number-columns-repeated="11"/>
          <table:table-cell table:number-columns-repeated="1633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{1,30}</text:p>
          </table:table-cell>
          <table:table-cell office:value-type="string" calcext:value-type="string">
            <text:p>{1,31}</text:p>
          </table:table-cell>
          <table:table-cell/>
          <table:table-cell office:value-type="string" calcext:value-type="string">
            <text:p>{1,33}</text:p>
          </table:table-cell>
          <table:table-cell office:value-type="string" calcext:value-type="string">
            <text:p>{1,32}</text:p>
          </table:table-cell>
          <table:table-cell table:number-columns-repeated="4"/>
          <table:table-cell office:value-type="string" calcext:value-type="string">
            <text:p>u_3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u_3</text:p>
          </table:table-cell>
          <table:table-cell/>
          <table:table-cell table:style-name="Default" table:number-columns-repeated="8"/>
          <table:table-cell table:number-columns-repeated="4"/>
          <table:table-cell table:style-name="Default" table:number-columns-repeated="11"/>
          <table:table-cell table:number-columns-repeated="1633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{1,20}</text:p>
          </table:table-cell>
          <table:table-cell office:value-type="string" calcext:value-type="string">
            <text:p>{1,21}</text:p>
          </table:table-cell>
          <table:table-cell/>
          <table:table-cell office:value-type="string" calcext:value-type="string">
            <text:p>{1,23}</text:p>
          </table:table-cell>
          <table:table-cell office:value-type="string" calcext:value-type="string">
            <text:p>{1,22}</text:p>
          </table:table-cell>
          <table:table-cell table:number-columns-repeated="4"/>
          <table:table-cell office:value-type="string" calcext:value-type="string">
            <text:p>u_4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{3,00}</text:p>
          </table:table-cell>
          <table:table-cell office:value-type="string" calcext:value-type="string">
            <text:p>{3,01}</text:p>
          </table:table-cell>
          <table:table-cell table:style-name="Default"/>
          <table:table-cell office:value-type="string" calcext:value-type="string">
            <text:p>{3,03}</text:p>
          </table:table-cell>
          <table:table-cell office:value-type="string" calcext:value-type="string">
            <text:p>{3,02}</text:p>
          </table:table-cell>
          <table:table-cell office:value-type="string" calcext:value-type="string">
            <text:p>u_4</text:p>
          </table:table-cell>
          <table:table-cell/>
          <table:table-cell office:value-type="string" calcext:value-type="string">
            <text:p>{2,00}</text:p>
          </table:table-cell>
          <table:table-cell office:value-type="string" calcext:value-type="string">
            <text:p>{2,01}</text:p>
          </table:table-cell>
          <table:table-cell office:value-type="string" calcext:value-type="string">
            <text:p>{2,02}</text:p>
          </table:table-cell>
          <table:table-cell office:value-type="string" calcext:value-type="string">
            <text:p>{2,03}</text:p>
          </table:table-cell>
          <table:table-cell office:value-type="string" calcext:value-type="string">
            <text:p>u_1</text:p>
          </table:table-cell>
          <table:table-cell table:style-name="Default"/>
          <table:table-cell office:value-type="string" calcext:value-type="string">
            <text:p>{2,00}</text:p>
          </table:table-cell>
          <table:table-cell office:value-type="string" calcext:value-type="string">
            <text:p>{2,01}</text:p>
          </table:table-cell>
          <table:table-cell office:value-type="string" calcext:value-type="string">
            <text:p>{2,03}</text:p>
          </table:table-cell>
          <table:table-cell office:value-type="string" calcext:value-type="string">
            <text:p>{2,02}</text:p>
          </table:table-cell>
          <table:table-cell office:value-type="string" calcext:value-type="string">
            <text:p>u_1</text:p>
          </table:table-cell>
          <table:table-cell/>
          <table:table-cell table:style-name="Default" table:number-columns-repeated="11"/>
          <table:table-cell table:number-columns-repeated="16336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office:value-type="string" calcext:value-type="string">
            <text:p>u_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{3,10}</text:p>
          </table:table-cell>
          <table:table-cell office:value-type="string" calcext:value-type="string">
            <text:p>{3,11}</text:p>
          </table:table-cell>
          <table:table-cell table:style-name="Default"/>
          <table:table-cell office:value-type="string" calcext:value-type="string">
            <text:p>{3,13}</text:p>
          </table:table-cell>
          <table:table-cell office:value-type="string" calcext:value-type="string">
            <text:p>{3,12}</text:p>
          </table:table-cell>
          <table:table-cell office:value-type="string" calcext:value-type="string">
            <text:p>u_5</text:p>
          </table:table-cell>
          <table:table-cell/>
          <table:table-cell office:value-type="string" calcext:value-type="string">
            <text:p>{2,10}</text:p>
          </table:table-cell>
          <table:table-cell office:value-type="string" calcext:value-type="string">
            <text:p>{2,11}</text:p>
          </table:table-cell>
          <table:table-cell office:value-type="string" calcext:value-type="string">
            <text:p>{2,12}</text:p>
          </table:table-cell>
          <table:table-cell office:value-type="string" calcext:value-type="string">
            <text:p>{2,13}</text:p>
          </table:table-cell>
          <table:table-cell office:value-type="string" calcext:value-type="string">
            <text:p>u_2</text:p>
          </table:table-cell>
          <table:table-cell table:style-name="Default"/>
          <table:table-cell office:value-type="string" calcext:value-type="string">
            <text:p>{2,10}</text:p>
          </table:table-cell>
          <table:table-cell office:value-type="string" calcext:value-type="string">
            <text:p>{2,11}</text:p>
          </table:table-cell>
          <table:table-cell office:value-type="string" calcext:value-type="string">
            <text:p>{2,13}</text:p>
          </table:table-cell>
          <table:table-cell office:value-type="string" calcext:value-type="string">
            <text:p>{2,12}</text:p>
          </table:table-cell>
          <table:table-cell office:value-type="string" calcext:value-type="string">
            <text:p>u_2</text:p>
          </table:table-cell>
          <table:table-cell/>
          <table:table-cell table:style-name="Default" table:number-columns-repeated="11"/>
          <table:table-cell table:number-columns-repeated="16336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office:value-type="string" calcext:value-type="string">
            <text:p>u_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7"/>
          <table:table-cell office:value-type="string" calcext:value-type="string">
            <text:p>u_6</text:p>
          </table:table-cell>
          <table:table-cell/>
          <table:table-cell office:value-type="string" calcext:value-type="string">
            <text:p>{2,20}</text:p>
          </table:table-cell>
          <table:table-cell office:value-type="string" calcext:value-type="string">
            <text:p>{2,21}</text:p>
          </table:table-cell>
          <table:table-cell office:value-type="string" calcext:value-type="string">
            <text:p>{2,22}</text:p>
          </table:table-cell>
          <table:table-cell office:value-type="string" calcext:value-type="string">
            <text:p>{2,23}</text:p>
          </table:table-cell>
          <table:table-cell office:value-type="string" calcext:value-type="string">
            <text:p>u_5</text:p>
          </table:table-cell>
          <table:table-cell table:style-name="Default"/>
          <table:table-cell office:value-type="string" calcext:value-type="string">
            <text:p>{2,30}</text:p>
          </table:table-cell>
          <table:table-cell office:value-type="string" calcext:value-type="string">
            <text:p>{2,31}</text:p>
          </table:table-cell>
          <table:table-cell office:value-type="string" calcext:value-type="string">
            <text:p>{2,33}</text:p>
          </table:table-cell>
          <table:table-cell office:value-type="string" calcext:value-type="string">
            <text:p>{2,32}</text:p>
          </table:table-cell>
          <table:table-cell office:value-type="string" calcext:value-type="string">
            <text:p>u_4</text:p>
          </table:table-cell>
          <table:table-cell/>
          <table:table-cell table:style-name="Default" table:number-columns-repeated="11"/>
          <table:table-cell table:number-columns-repeated="1633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9"/>
          <table:table-cell office:value-type="string" calcext:value-type="string">
            <text:p>u_7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{3,30}</text:p>
          </table:table-cell>
          <table:table-cell office:value-type="string" calcext:value-type="string">
            <text:p>{3,31}</text:p>
          </table:table-cell>
          <table:table-cell table:style-name="Default"/>
          <table:table-cell office:value-type="string" calcext:value-type="string">
            <text:p>{3,33}</text:p>
          </table:table-cell>
          <table:table-cell office:value-type="string" calcext:value-type="string">
            <text:p>{3,32}</text:p>
          </table:table-cell>
          <table:table-cell office:value-type="string" calcext:value-type="string">
            <text:p>u_7</text:p>
          </table:table-cell>
          <table:table-cell/>
          <table:table-cell office:value-type="string" calcext:value-type="string">
            <text:p>{2,30}</text:p>
          </table:table-cell>
          <table:table-cell office:value-type="string" calcext:value-type="string">
            <text:p>{2,31}</text:p>
          </table:table-cell>
          <table:table-cell office:value-type="string" calcext:value-type="string">
            <text:p>{2,32}</text:p>
          </table:table-cell>
          <table:table-cell office:value-type="string" calcext:value-type="string">
            <text:p>{2,33}</text:p>
          </table:table-cell>
          <table:table-cell office:value-type="string" calcext:value-type="string">
            <text:p>u_4</text:p>
          </table:table-cell>
          <table:table-cell table:style-name="Default"/>
          <table:table-cell office:value-type="string" calcext:value-type="string">
            <text:p>{2,20}</text:p>
          </table:table-cell>
          <table:table-cell office:value-type="string" calcext:value-type="string">
            <text:p>{2,21}</text:p>
          </table:table-cell>
          <table:table-cell office:value-type="string" calcext:value-type="string">
            <text:p>{2,23}</text:p>
          </table:table-cell>
          <table:table-cell office:value-type="string" calcext:value-type="string">
            <text:p>{2,22}</text:p>
          </table:table-cell>
          <table:table-cell office:value-type="string" calcext:value-type="string">
            <text:p>u_5</text:p>
          </table:table-cell>
          <table:table-cell/>
          <table:table-cell table:style-name="Default" table:number-columns-repeated="11"/>
          <table:table-cell table:number-columns-repeated="16336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9"/>
          <table:table-cell office:value-type="string" calcext:value-type="string">
            <text:p>u_8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{3,20}</text:p>
          </table:table-cell>
          <table:table-cell office:value-type="string" calcext:value-type="string">
            <text:p>{3,21}</text:p>
          </table:table-cell>
          <table:table-cell table:style-name="Default"/>
          <table:table-cell office:value-type="string" calcext:value-type="string">
            <text:p>{3,23}</text:p>
          </table:table-cell>
          <table:table-cell office:value-type="string" calcext:value-type="string">
            <text:p>{3,22}</text:p>
          </table:table-cell>
          <table:table-cell office:value-type="string" calcext:value-type="string">
            <text:p>u_8</text:p>
          </table:table-cell>
          <table:table-cell table:style-name="Default" table:number-columns-repeated="3"/>
          <table:table-cell table:number-columns-repeated="16357"/>
        </table:table-row>
        <table:table-row table:style-name="ro1">
          <table:table-cell table:number-columns-repeated="16382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{3,00}</text:p>
          </table:table-cell>
          <table:table-cell office:value-type="string" calcext:value-type="string">
            <text:p>{3,01}</text:p>
          </table:table-cell>
          <table:table-cell office:value-type="string" calcext:value-type="string">
            <text:p>{3,02}</text:p>
          </table:table-cell>
          <table:table-cell office:value-type="string" calcext:value-type="string">
            <text:p>{3,03}</text:p>
          </table:table-cell>
          <table:table-cell office:value-type="string" calcext:value-type="string">
            <text:p>u_4</text:p>
          </table:table-cell>
          <table:table-cell/>
          <table:table-cell office:value-type="string" calcext:value-type="string">
            <text:p>{3,00}</text:p>
          </table:table-cell>
          <table:table-cell office:value-type="string" calcext:value-type="string">
            <text:p>{3,01}</text:p>
          </table:table-cell>
          <table:table-cell office:value-type="string" calcext:value-type="string">
            <text:p>{3,03}</text:p>
          </table:table-cell>
          <table:table-cell office:value-type="string" calcext:value-type="string">
            <text:p>{3,02}</text:p>
          </table:table-cell>
          <table:table-cell office:value-type="string" calcext:value-type="string">
            <text:p>u_4</text:p>
          </table:table-cell>
          <table:table-cell table:number-columns-repeated="16348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u_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u_0</text:p>
          </table:table-cell>
          <table:table-cell/>
          <table:table-cell office:value-type="string" calcext:value-type="string">
            <text:p>{3,10}</text:p>
          </table:table-cell>
          <table:table-cell office:value-type="string" calcext:value-type="string">
            <text:p>{3,11}</text:p>
          </table:table-cell>
          <table:table-cell office:value-type="string" calcext:value-type="string">
            <text:p>{3,12}</text:p>
          </table:table-cell>
          <table:table-cell office:value-type="string" calcext:value-type="string">
            <text:p>{3,13}</text:p>
          </table:table-cell>
          <table:table-cell office:value-type="string" calcext:value-type="string">
            <text:p>u_5</text:p>
          </table:table-cell>
          <table:table-cell/>
          <table:table-cell office:value-type="string" calcext:value-type="string">
            <text:p>{3,10}</text:p>
          </table:table-cell>
          <table:table-cell office:value-type="string" calcext:value-type="string">
            <text:p>{3,11}</text:p>
          </table:table-cell>
          <table:table-cell office:value-type="string" calcext:value-type="string">
            <text:p>{3,13}</text:p>
          </table:table-cell>
          <table:table-cell office:value-type="string" calcext:value-type="string">
            <text:p>{3,12}</text:p>
          </table:table-cell>
          <table:table-cell office:value-type="string" calcext:value-type="string">
            <text:p>u_5</text:p>
          </table:table-cell>
          <table:table-cell table:number-columns-repeated="1634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{2,00}</text:p>
          </table:table-cell>
          <table:table-cell office:value-type="string" calcext:value-type="string">
            <text:p>{2,01}</text:p>
          </table:table-cell>
          <table:table-cell table:style-name="Default"/>
          <table:table-cell office:value-type="string" calcext:value-type="string">
            <text:p>{2,03}</text:p>
          </table:table-cell>
          <table:table-cell office:value-type="string" calcext:value-type="string">
            <text:p>{2,02}</text:p>
          </table:table-cell>
          <table:table-cell table:number-columns-repeated="3"/>
          <table:table-cell office:value-type="string" calcext:value-type="string">
            <text:p>u_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u_1</text:p>
          </table:table-cell>
          <table:table-cell/>
          <table:table-cell office:value-type="string" calcext:value-type="string">
            <text:p>{3,20}</text:p>
          </table:table-cell>
          <table:table-cell office:value-type="string" calcext:value-type="string">
            <text:p>{3,21}</text:p>
          </table:table-cell>
          <table:table-cell office:value-type="string" calcext:value-type="string">
            <text:p>{3,22}</text:p>
          </table:table-cell>
          <table:table-cell office:value-type="string" calcext:value-type="string">
            <text:p>{3,23}</text:p>
          </table:table-cell>
          <table:table-cell office:value-type="string" calcext:value-type="string">
            <text:p>u_8</text:p>
          </table:table-cell>
          <table:table-cell/>
          <table:table-cell office:value-type="string" calcext:value-type="string">
            <text:p>{3,30}</text:p>
          </table:table-cell>
          <table:table-cell office:value-type="string" calcext:value-type="string">
            <text:p>{3,31}</text:p>
          </table:table-cell>
          <table:table-cell office:value-type="string" calcext:value-type="string">
            <text:p>{3,33}</text:p>
          </table:table-cell>
          <table:table-cell office:value-type="string" calcext:value-type="string">
            <text:p>{3,32}</text:p>
          </table:table-cell>
          <table:table-cell office:value-type="string" calcext:value-type="string">
            <text:p>u_7</text:p>
          </table:table-cell>
          <table:table-cell table:number-columns-repeated="2"/>
          <table:table-cell table:style-name="Default" table:number-columns-repeated="5"/>
          <table:table-cell table:number-columns-repeated="16341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{2,10}</text:p>
          </table:table-cell>
          <table:table-cell office:value-type="string" calcext:value-type="string">
            <text:p>{2,11}</text:p>
          </table:table-cell>
          <table:table-cell table:style-name="Default"/>
          <table:table-cell office:value-type="string" calcext:value-type="string">
            <text:p>{2,13}</text:p>
          </table:table-cell>
          <table:table-cell office:value-type="string" calcext:value-type="string">
            <text:p>{2,12}</text:p>
          </table:table-cell>
          <table:table-cell table:number-columns-repeated="3"/>
          <table:table-cell office:value-type="string" calcext:value-type="string">
            <text:p>u_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u_2</text:p>
          </table:table-cell>
          <table:table-cell/>
          <table:table-cell office:value-type="string" calcext:value-type="string">
            <text:p>{3,30}</text:p>
          </table:table-cell>
          <table:table-cell office:value-type="string" calcext:value-type="string">
            <text:p>{3,31}</text:p>
          </table:table-cell>
          <table:table-cell office:value-type="string" calcext:value-type="string">
            <text:p>{3,32}</text:p>
          </table:table-cell>
          <table:table-cell office:value-type="string" calcext:value-type="string">
            <text:p>{3,33}</text:p>
          </table:table-cell>
          <table:table-cell office:value-type="string" calcext:value-type="string">
            <text:p>u_7</text:p>
          </table:table-cell>
          <table:table-cell/>
          <table:table-cell office:value-type="string" calcext:value-type="string">
            <text:p>{3,20}</text:p>
          </table:table-cell>
          <table:table-cell office:value-type="string" calcext:value-type="string">
            <text:p>{3,21}</text:p>
          </table:table-cell>
          <table:table-cell office:value-type="string" calcext:value-type="string">
            <text:p>{3,23}</text:p>
          </table:table-cell>
          <table:table-cell office:value-type="string" calcext:value-type="string">
            <text:p>{3,22}</text:p>
          </table:table-cell>
          <table:table-cell office:value-type="string" calcext:value-type="string">
            <text:p>u_8</text:p>
          </table:table-cell>
          <table:table-cell table:number-columns-repeated="3"/>
          <table:table-cell table:style-name="Default"/>
          <table:table-cell table:number-columns-repeated="16344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Default" table:number-columns-repeated="4"/>
          <table:table-cell table:number-columns-repeated="5"/>
          <table:table-cell office:value-type="string" calcext:value-type="string">
            <text:p>u_3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3"/>
          <table:table-cell office:value-type="string" calcext:value-type="string">
            <text:p>{4,00}</text:p>
          </table:table-cell>
          <table:table-cell office:value-type="string" calcext:value-type="string">
            <text:p>{4,01}</text:p>
          </table:table-cell>
          <table:table-cell table:style-name="Default"/>
          <table:table-cell office:value-type="string" calcext:value-type="string">
            <text:p>{4,03}</text:p>
          </table:table-cell>
          <table:table-cell office:value-type="string" calcext:value-type="string">
            <text:p>{4,02}</text:p>
          </table:table-cell>
          <table:table-cell/>
          <table:table-cell office:value-type="string" calcext:value-type="string">
            <text:p>u_3</text:p>
          </table:table-cell>
          <table:table-cell/>
          <table:table-cell table:style-name="Default" table:number-columns-repeated="8"/>
          <table:table-cell table:number-columns-repeated="6"/>
          <table:table-cell table:style-name="Default"/>
          <table:table-cell table:number-columns-repeated="16344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{2,30}</text:p>
          </table:table-cell>
          <table:table-cell office:value-type="string" calcext:value-type="string">
            <text:p>{2,31}</text:p>
          </table:table-cell>
          <table:table-cell table:style-name="Default"/>
          <table:table-cell office:value-type="string" calcext:value-type="string">
            <text:p>{2,33}</text:p>
          </table:table-cell>
          <table:table-cell office:value-type="string" calcext:value-type="string">
            <text:p>{2,32}</text:p>
          </table:table-cell>
          <table:table-cell table:number-columns-repeated="3"/>
          <table:table-cell office:value-type="string" calcext:value-type="string">
            <text:p>u_4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office:value-type="string" calcext:value-type="string">
            <text:p>{4,10}</text:p>
          </table:table-cell>
          <table:table-cell office:value-type="string" calcext:value-type="string">
            <text:p>{4,11}</text:p>
          </table:table-cell>
          <table:table-cell table:style-name="Default"/>
          <table:table-cell office:value-type="string" calcext:value-type="string">
            <text:p>{4,13}</text:p>
          </table:table-cell>
          <table:table-cell office:value-type="string" calcext:value-type="string">
            <text:p>{4,12}</text:p>
          </table:table-cell>
          <table:table-cell/>
          <table:table-cell office:value-type="string" calcext:value-type="string">
            <text:p>u_4</text:p>
          </table:table-cell>
          <table:table-cell/>
          <table:table-cell office:value-type="string" calcext:value-type="string">
            <text:p>{4,00}</text:p>
          </table:table-cell>
          <table:table-cell office:value-type="string" calcext:value-type="string">
            <text:p>{4,01}</text:p>
          </table:table-cell>
          <table:table-cell office:value-type="string" calcext:value-type="string">
            <text:p>{4,02}</text:p>
          </table:table-cell>
          <table:table-cell office:value-type="string" calcext:value-type="string">
            <text:p>{4,03}</text:p>
          </table:table-cell>
          <table:table-cell office:value-type="string" calcext:value-type="string">
            <text:p>u_3</text:p>
          </table:table-cell>
          <table:table-cell table:style-name="Default"/>
          <table:table-cell office:value-type="string" calcext:value-type="string">
            <text:p>{4,00}</text:p>
          </table:table-cell>
          <table:table-cell office:value-type="string" calcext:value-type="string">
            <text:p>{4,01}</text:p>
          </table:table-cell>
          <table:table-cell office:value-type="string" calcext:value-type="string">
            <text:p>{4,03}</text:p>
          </table:table-cell>
          <table:table-cell office:value-type="string" calcext:value-type="string">
            <text:p>{4,02}</text:p>
          </table:table-cell>
          <table:table-cell office:value-type="string" calcext:value-type="string">
            <text:p>u_3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44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Default"/>
          <table:table-cell office:value-type="string" calcext:value-type="string">
            <text:p>{2,20}</text:p>
          </table:table-cell>
          <table:table-cell office:value-type="string" calcext:value-type="string">
            <text:p>{2,21}</text:p>
          </table:table-cell>
          <table:table-cell table:style-name="Default"/>
          <table:table-cell office:value-type="string" calcext:value-type="string">
            <text:p>{2,23}</text:p>
          </table:table-cell>
          <table:table-cell office:value-type="string" calcext:value-type="string">
            <text:p>{2,22}</text:p>
          </table:table-cell>
          <table:table-cell table:style-name="Default"/>
          <table:table-cell table:number-columns-repeated="2"/>
          <table:table-cell office:value-type="string" calcext:value-type="string">
            <text:p>u_5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2"/>
          <table:table-cell table:style-name="Default" table:number-columns-repeated="5"/>
          <table:table-cell/>
          <table:table-cell office:value-type="string" calcext:value-type="string">
            <text:p>u_5</text:p>
          </table:table-cell>
          <table:table-cell/>
          <table:table-cell office:value-type="string" calcext:value-type="string">
            <text:p>{4,10}</text:p>
          </table:table-cell>
          <table:table-cell office:value-type="string" calcext:value-type="string">
            <text:p>{4,11}</text:p>
          </table:table-cell>
          <table:table-cell office:value-type="string" calcext:value-type="string">
            <text:p>{4,12}</text:p>
          </table:table-cell>
          <table:table-cell office:value-type="string" calcext:value-type="string">
            <text:p>{4,13}</text:p>
          </table:table-cell>
          <table:table-cell office:value-type="string" calcext:value-type="string">
            <text:p>u_4</text:p>
          </table:table-cell>
          <table:table-cell table:style-name="Default"/>
          <table:table-cell office:value-type="string" calcext:value-type="string">
            <text:p>{4,10}</text:p>
          </table:table-cell>
          <table:table-cell office:value-type="string" calcext:value-type="string">
            <text:p>{4,11}</text:p>
          </table:table-cell>
          <table:table-cell office:value-type="string" calcext:value-type="string">
            <text:p>{4,13}</text:p>
          </table:table-cell>
          <table:table-cell office:value-type="string" calcext:value-type="string">
            <text:p>{4,12}</text:p>
          </table:table-cell>
          <table:table-cell office:value-type="string" calcext:value-type="string">
            <text:p>u_4</text:p>
          </table:table-cell>
          <table:table-cell table:style-name="Default"/>
          <table:table-cell table:number-columns-repeated="16347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office:value-type="string" calcext:value-type="string">
            <text:p>u_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{4,30}</text:p>
          </table:table-cell>
          <table:table-cell office:value-type="string" calcext:value-type="string">
            <text:p>{4,31}</text:p>
          </table:table-cell>
          <table:table-cell table:style-name="Default"/>
          <table:table-cell office:value-type="string" calcext:value-type="string">
            <text:p>{4,33}</text:p>
          </table:table-cell>
          <table:table-cell office:value-type="string" calcext:value-type="string">
            <text:p>{4,32}</text:p>
          </table:table-cell>
          <table:table-cell/>
          <table:table-cell office:value-type="string" calcext:value-type="string">
            <text:p>u_6</text:p>
          </table:table-cell>
          <table:table-cell/>
          <table:table-cell office:value-type="string" calcext:value-type="string">
            <text:p>{4,20}</text:p>
          </table:table-cell>
          <table:table-cell office:value-type="string" calcext:value-type="string">
            <text:p>{4,21}</text:p>
          </table:table-cell>
          <table:table-cell office:value-type="string" calcext:value-type="string">
            <text:p>{4,22}</text:p>
          </table:table-cell>
          <table:table-cell office:value-type="string" calcext:value-type="string">
            <text:p>{4,23}</text:p>
          </table:table-cell>
          <table:table-cell office:value-type="string" calcext:value-type="string">
            <text:p>u_7</text:p>
          </table:table-cell>
          <table:table-cell table:style-name="Default"/>
          <table:table-cell office:value-type="string" calcext:value-type="string">
            <text:p>{4,30}</text:p>
          </table:table-cell>
          <table:table-cell office:value-type="string" calcext:value-type="string">
            <text:p>{4,31}</text:p>
          </table:table-cell>
          <table:table-cell office:value-type="string" calcext:value-type="string">
            <text:p>{4,33}</text:p>
          </table:table-cell>
          <table:table-cell office:value-type="string" calcext:value-type="string">
            <text:p>{4,32}</text:p>
          </table:table-cell>
          <table:table-cell office:value-type="string" calcext:value-type="string">
            <text:p>u_6</text:p>
          </table:table-cell>
          <table:table-cell table:style-name="Default" table:number-columns-repeated="5"/>
          <table:table-cell table:number-columns-repeated="16343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9"/>
          <table:table-cell office:value-type="string" calcext:value-type="string">
            <text:p>u_7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{4,20}</text:p>
          </table:table-cell>
          <table:table-cell office:value-type="string" calcext:value-type="string">
            <text:p>{4,21}</text:p>
          </table:table-cell>
          <table:table-cell table:style-name="Default"/>
          <table:table-cell office:value-type="string" calcext:value-type="string">
            <text:p>{4,23}</text:p>
          </table:table-cell>
          <table:table-cell office:value-type="string" calcext:value-type="string">
            <text:p>{4,22}</text:p>
          </table:table-cell>
          <table:table-cell/>
          <table:table-cell office:value-type="string" calcext:value-type="string">
            <text:p>u_7</text:p>
          </table:table-cell>
          <table:table-cell/>
          <table:table-cell office:value-type="string" calcext:value-type="string">
            <text:p>{4,30}</text:p>
          </table:table-cell>
          <table:table-cell office:value-type="string" calcext:value-type="string">
            <text:p>{4,31}</text:p>
          </table:table-cell>
          <table:table-cell office:value-type="string" calcext:value-type="string">
            <text:p>{4,32}</text:p>
          </table:table-cell>
          <table:table-cell office:value-type="string" calcext:value-type="string">
            <text:p>{4,33}</text:p>
          </table:table-cell>
          <table:table-cell office:value-type="string" calcext:value-type="string">
            <text:p>u_6</text:p>
          </table:table-cell>
          <table:table-cell table:style-name="Default"/>
          <table:table-cell office:value-type="string" calcext:value-type="string">
            <text:p>{4,20}</text:p>
          </table:table-cell>
          <table:table-cell office:value-type="string" calcext:value-type="string">
            <text:p>{4,21}</text:p>
          </table:table-cell>
          <table:table-cell office:value-type="string" calcext:value-type="string">
            <text:p>{4,23}</text:p>
          </table:table-cell>
          <table:table-cell office:value-type="string" calcext:value-type="string">
            <text:p>{4,22}</text:p>
          </table:table-cell>
          <table:table-cell office:value-type="string" calcext:value-type="string">
            <text:p>u_7</text:p>
          </table:table-cell>
          <table:table-cell table:style-name="Default"/>
          <table:table-cell table:number-columns-repeated="16347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9"/>
          <table:table-cell office:value-type="string" calcext:value-type="string">
            <text:p>u_8</text:p>
          </table:table-cell>
          <table:table-cell office:value-type="float" office:value="8" calcext:value-type="float">
            <text:p>8</text:p>
          </table:table-cell>
          <table:table-cell table:number-columns-repeated="9"/>
          <table:table-cell office:value-type="string" calcext:value-type="string">
            <text:p>u_8</text:p>
          </table:table-cell>
          <table:table-cell table:number-columns-repeated="16360"/>
        </table:table-row>
        <table:table-row table:style-name="ro1">
          <table:table-cell table:number-columns-repeated="16382"/>
        </table:table-row>
        <table:table-row table:style-name="ro4"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U</text:p>
          </table:table-cell>
          <table:table-cell table:number-columns-repeated="16371"/>
        </table:table-row>
        <table:table-row table:style-name="ro4"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{1,00}</text:p>
          </table:table-cell>
          <table:table-cell table:style-name="ce17" office:value-type="string" calcext:value-type="string">
            <text:p>{1,01}</text:p>
          </table:table-cell>
          <table:table-cell table:style-name="ce17"/>
          <table:table-cell table:style-name="ce17" office:value-type="string" calcext:value-type="string">
            <text:p>{1,03}</text:p>
          </table:table-cell>
          <table:table-cell table:style-name="ce17" office:value-type="string" calcext:value-type="string">
            <text:p>{1,02}</text:p>
          </table:table-cell>
          <table:table-cell table:style-name="ce17" table:number-columns-repeated="4"/>
          <table:table-cell table:style-name="ce17" office:value-type="string" calcext:value-type="string">
            <text:p>u_0</text:p>
          </table:table-cell>
          <table:table-cell table:number-columns-repeated="16371"/>
        </table:table-row>
        <table:table-row table:style-name="ro4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{1,10}</text:p>
          </table:table-cell>
          <table:table-cell table:style-name="ce17" office:value-type="string" calcext:value-type="string">
            <text:p>{1,11}+{2,00}</text:p>
          </table:table-cell>
          <table:table-cell table:style-name="ce17" office:value-type="string" calcext:value-type="string">
            <text:p>{2,01}</text:p>
          </table:table-cell>
          <table:table-cell table:style-name="ce17" office:value-type="string" calcext:value-type="string">
            <text:p>{1,13}</text:p>
          </table:table-cell>
          <table:table-cell table:style-name="ce17" office:value-type="string" calcext:value-type="string">
            <text:p>{1,12}+{2,03}</text:p>
          </table:table-cell>
          <table:table-cell table:style-name="ce17" office:value-type="string" calcext:value-type="string">
            <text:p>{2,02}</text:p>
          </table:table-cell>
          <table:table-cell table:style-name="ce17" table:number-columns-repeated="3"/>
          <table:table-cell table:style-name="ce17" office:value-type="string" calcext:value-type="string">
            <text:p>u_1</text:p>
          </table:table-cell>
          <table:table-cell table:number-columns-repeated="16371"/>
        </table:table-row>
        <table:table-row table:style-name="ro4"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{2,10}</text:p>
          </table:table-cell>
          <table:table-cell table:style-name="ce17" office:value-type="string" calcext:value-type="string">
            <text:p>{2,11}</text:p>
          </table:table-cell>
          <table:table-cell table:style-name="ce17"/>
          <table:table-cell table:style-name="ce17" office:value-type="string" calcext:value-type="string">
            <text:p>{2,13}</text:p>
          </table:table-cell>
          <table:table-cell table:style-name="ce17" office:value-type="string" calcext:value-type="string">
            <text:p>{2,12}</text:p>
          </table:table-cell>
          <table:table-cell table:style-name="ce17" table:number-columns-repeated="3"/>
          <table:table-cell table:style-name="ce17" office:value-type="string" calcext:value-type="string">
            <text:p>u_2</text:p>
          </table:table-cell>
          <table:table-cell table:number-columns-repeated="16371"/>
        </table:table-row>
        <table:table-row table:style-name="ro4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{1,30}</text:p>
          </table:table-cell>
          <table:table-cell table:style-name="ce17" office:value-type="string" calcext:value-type="string">
            <text:p>{1,31}</text:p>
          </table:table-cell>
          <table:table-cell table:style-name="ce17"/>
          <table:table-cell table:style-name="ce17" office:value-type="string" calcext:value-type="string">
            <text:p>{1,33}+{4,00}</text:p>
          </table:table-cell>
          <table:table-cell table:style-name="ce17" office:value-type="string" calcext:value-type="string">
            <text:p>{1,32}+{4,01}</text:p>
            <text:p/>
          </table:table-cell>
          <table:table-cell table:style-name="ce17"/>
          <table:table-cell table:style-name="ce17" office:value-type="string" calcext:value-type="string">
            <text:p>{4,03}</text:p>
          </table:table-cell>
          <table:table-cell table:style-name="ce17" office:value-type="string" calcext:value-type="string">
            <text:p>{4,02}</text:p>
          </table:table-cell>
          <table:table-cell table:style-name="ce17"/>
          <table:table-cell table:style-name="ce17" office:value-type="string" calcext:value-type="string">
            <text:p>u_3</text:p>
          </table:table-cell>
          <table:table-cell table:number-columns-repeated="16371"/>
        </table:table-row>
        <table:table-row table:style-name="ro4"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{1,20}</text:p>
          </table:table-cell>
          <table:table-cell table:style-name="ce17" office:value-type="string" calcext:value-type="string">
            <text:p>{1,21}+{2,30}</text:p>
          </table:table-cell>
          <table:table-cell table:style-name="ce17" office:value-type="string" calcext:value-type="string">
            <text:p>{2,31}</text:p>
          </table:table-cell>
          <table:table-cell table:style-name="ce17" office:value-type="string" calcext:value-type="string">
            <text:p>{1,23}+{4,10}</text:p>
          </table:table-cell>
          <table:table-cell table:style-name="ce17" office:value-type="string" calcext:value-type="string">
            <text:p>{1,22}+{2,33}+{3,00}+{4,11}</text:p>
          </table:table-cell>
          <table:table-cell table:style-name="ce17" office:value-type="string" calcext:value-type="string">
            <text:p>{2,32}+{3,01}</text:p>
          </table:table-cell>
          <table:table-cell table:style-name="ce17" office:value-type="string" calcext:value-type="string">
            <text:p>{4,13}</text:p>
          </table:table-cell>
          <table:table-cell table:style-name="ce17" office:value-type="string" calcext:value-type="string">
            <text:p>{3,03}+{4,12}</text:p>
          </table:table-cell>
          <table:table-cell table:style-name="ce17" office:value-type="string" calcext:value-type="string">
            <text:p>{3,02}</text:p>
          </table:table-cell>
          <table:table-cell table:style-name="ce17" office:value-type="string" calcext:value-type="string">
            <text:p>u_4</text:p>
          </table:table-cell>
          <table:table-cell table:number-columns-repeated="16371"/>
        </table:table-row>
        <table:table-row table:style-name="ro4"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{2,20}</text:p>
          </table:table-cell>
          <table:table-cell table:style-name="ce17" office:value-type="string" calcext:value-type="string">
            <text:p>{2,21}</text:p>
          </table:table-cell>
          <table:table-cell table:style-name="ce17"/>
          <table:table-cell table:style-name="ce17" office:value-type="string" calcext:value-type="string">
            <text:p>{2,23}+{3,10}</text:p>
          </table:table-cell>
          <table:table-cell table:style-name="ce17" office:value-type="string" calcext:value-type="string">
            <text:p>{2,22}+{3,11}</text:p>
          </table:table-cell>
          <table:table-cell table:style-name="ce17"/>
          <table:table-cell table:style-name="ce17" office:value-type="string" calcext:value-type="string">
            <text:p>{3,13}</text:p>
          </table:table-cell>
          <table:table-cell table:style-name="ce17" office:value-type="string" calcext:value-type="string">
            <text:p>{3,12}</text:p>
          </table:table-cell>
          <table:table-cell table:style-name="ce17" office:value-type="string" calcext:value-type="string">
            <text:p>u_5</text:p>
          </table:table-cell>
          <table:table-cell table:number-columns-repeated="16371"/>
        </table:table-row>
        <table:table-row table:style-name="ro4">
          <table:table-cell table:style-name="ce17" office:value-type="float" office:value="6" calcext:value-type="float">
            <text:p>6</text:p>
          </table:table-cell>
          <table:table-cell table:style-name="ce17" table:number-columns-repeated="3"/>
          <table:table-cell table:style-name="ce17" office:value-type="string" calcext:value-type="string">
            <text:p>{4,30}</text:p>
          </table:table-cell>
          <table:table-cell table:style-name="ce17" office:value-type="string" calcext:value-type="string">
            <text:p>{4,31}</text:p>
          </table:table-cell>
          <table:table-cell table:style-name="ce17"/>
          <table:table-cell table:style-name="ce17" office:value-type="string" calcext:value-type="string">
            <text:p>{4,33}</text:p>
          </table:table-cell>
          <table:table-cell table:style-name="ce17" office:value-type="string" calcext:value-type="string">
            <text:p>{4,32}</text:p>
          </table:table-cell>
          <table:table-cell table:style-name="ce17"/>
          <table:table-cell table:style-name="ce17" office:value-type="string" calcext:value-type="string">
            <text:p>u_6</text:p>
          </table:table-cell>
          <table:table-cell table:number-columns-repeated="16371"/>
        </table:table-row>
        <table:table-row table:style-name="ro4">
          <table:table-cell table:style-name="ce17" office:value-type="float" office:value="7" calcext:value-type="float">
            <text:p>7</text:p>
          </table:table-cell>
          <table:table-cell table:style-name="ce17" table:number-columns-repeated="3"/>
          <table:table-cell table:style-name="ce17" office:value-type="string" calcext:value-type="string">
            <text:p>{4,20}</text:p>
          </table:table-cell>
          <table:table-cell table:style-name="ce17" office:value-type="string" calcext:value-type="string">
            <text:p>{3,30}+{4,21}</text:p>
          </table:table-cell>
          <table:table-cell table:style-name="ce17" office:value-type="string" calcext:value-type="string">
            <text:p>{3,31}</text:p>
          </table:table-cell>
          <table:table-cell table:style-name="ce17" office:value-type="string" calcext:value-type="string">
            <text:p>{4,23}</text:p>
          </table:table-cell>
          <table:table-cell table:style-name="ce17" office:value-type="string" calcext:value-type="string">
            <text:p>{3,33}+{4,22}</text:p>
          </table:table-cell>
          <table:table-cell table:style-name="ce17" office:value-type="string" calcext:value-type="string">
            <text:p>{3,32}</text:p>
          </table:table-cell>
          <table:table-cell table:style-name="ce17" office:value-type="string" calcext:value-type="string">
            <text:p>u_7</text:p>
          </table:table-cell>
          <table:table-cell table:number-columns-repeated="16371"/>
        </table:table-row>
        <table:table-row table:style-name="ro4">
          <table:table-cell table:style-name="ce17" office:value-type="float" office:value="8" calcext:value-type="float">
            <text:p>8</text:p>
          </table:table-cell>
          <table:table-cell table:style-name="ce17" table:number-columns-repeated="4"/>
          <table:table-cell table:style-name="ce17" office:value-type="string" calcext:value-type="string">
            <text:p>{3,20}</text:p>
          </table:table-cell>
          <table:table-cell table:style-name="ce17" office:value-type="string" calcext:value-type="string">
            <text:p>{3,21}</text:p>
          </table:table-cell>
          <table:table-cell table:style-name="ce17"/>
          <table:table-cell table:style-name="ce17" office:value-type="string" calcext:value-type="string">
            <text:p>{3,23}</text:p>
          </table:table-cell>
          <table:table-cell table:style-name="ce17" office:value-type="string" calcext:value-type="string">
            <text:p>{3,22}</text:p>
          </table:table-cell>
          <table:table-cell table:style-name="ce17" office:value-type="string" calcext:value-type="string">
            <text:p>u_8</text:p>
          </table:table-cell>
          <table:table-cell table:number-columns-repeated="16371"/>
        </table:table-row>
        <table:table-row table:style-name="ro1" table:number-rows-repeated="1048543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Sheet7" table:style-name="ta1">
        <table:table-column table:style-name="co4" table:number-columns-repeated="8" table:default-cell-style-name="ce16"/>
        <table:table-column table:style-name="co1" table:number-columns-repeated="16376" table:default-cell-style-name="ce16"/>
        <table:table-row table:style-name="ro5"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Node</text:p>
          </table:table-cell>
          <table:table-cell office:value-type="string" calcext:value-type="string">
            <text:p>Elem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Node</text:p>
          </table:table-cell>
          <table:table-cell office:value-type="string" calcext:value-type="string">
            <text:p>Elem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67"/>
        </table:table-row>
        <table:table-row table:style-name="ro5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A2]*([.C2]-1)+[.B2]" office:value-type="float" office:value="0" calcext:value-type="float">
            <text:p>0</text:p>
          </table:table-cell>
          <table:table-cell table:formula="of:=[.A2]*[.C2]+[.B2]" office:value-type="float" office:value="0" calcext:value-type="float">
            <text:p>0</text:p>
          </table:table-cell>
          <table:table-cell table:formula="of:=[.A2]*[.C2]+[.B2]+1" office:value-type="float" office:value="1" calcext:value-type="float">
            <text:p>1</text:p>
          </table:table-cell>
          <table:table-cell table:formula="of:=([.A2]+1)*[.C2]+[.B2]+1" office:value-type="float" office:value="6" calcext:value-type="float">
            <text:p>6</text:p>
          </table:table-cell>
          <table:table-cell table:formula="of:=([.A2]+1)*[.C2]+[.B2]"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J2]*([.L2]-1)+[.K2]" office:value-type="float" office:value="0" calcext:value-type="float">
            <text:p>0</text:p>
          </table:table-cell>
          <table:table-cell table:formula="of:=[.J2]*[.L2]+[.K2]" office:value-type="float" office:value="0" calcext:value-type="float">
            <text:p>0</text:p>
          </table:table-cell>
          <table:table-cell table:formula="of:=[.J2]*[.L2]+[.K2]+1" office:value-type="float" office:value="1" calcext:value-type="float">
            <text:p>1</text:p>
          </table:table-cell>
          <table:table-cell table:formula="of:=([.J2]+1)*[.L2]+[.K2]+1" office:value-type="float" office:value="4" calcext:value-type="float">
            <text:p>4</text:p>
          </table:table-cell>
          <table:table-cell table:formula="of:=([.J2]+1)*[.L2]+[.K2]" office:value-type="float" office:value="3" calcext:value-type="float">
            <text:p>3</text:p>
          </table:table-cell>
          <table:table-cell table:number-columns-repeated="1636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3]*([.C3]-1)+[.B3]" office:value-type="float" office:value="1" calcext:value-type="float">
            <text:p>1</text:p>
          </table:table-cell>
          <table:table-cell table:formula="of:=[.A3]*[.C3]+[.B3]" office:value-type="float" office:value="1" calcext:value-type="float">
            <text:p>1</text:p>
          </table:table-cell>
          <table:table-cell table:formula="of:=[.A3]*[.C3]+[.B3]+1" office:value-type="float" office:value="2" calcext:value-type="float">
            <text:p>2</text:p>
          </table:table-cell>
          <table:table-cell table:formula="of:=([.A3]+1)*[.C3]+[.B3]+1" office:value-type="float" office:value="7" calcext:value-type="float">
            <text:p>7</text:p>
          </table:table-cell>
          <table:table-cell table:formula="of:=([.A3]+1)*[.C3]+[.B3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J3]*([.L3]-1)+[.K3]" office:value-type="float" office:value="1" calcext:value-type="float">
            <text:p>1</text:p>
          </table:table-cell>
          <table:table-cell table:formula="of:=[.J3]*[.L3]+[.K3]" office:value-type="float" office:value="1" calcext:value-type="float">
            <text:p>1</text:p>
          </table:table-cell>
          <table:table-cell table:formula="of:=[.J3]*[.L3]+[.K3]+1" office:value-type="float" office:value="2" calcext:value-type="float">
            <text:p>2</text:p>
          </table:table-cell>
          <table:table-cell table:formula="of:=([.J3]+1)*[.L3]+[.K3]+1" office:value-type="float" office:value="5" calcext:value-type="float">
            <text:p>5</text:p>
          </table:table-cell>
          <table:table-cell table:formula="of:=([.J3]+1)*[.L3]+[.K3]" office:value-type="float" office:value="4" calcext:value-type="float">
            <text:p>4</text:p>
          </table:table-cell>
          <table:table-cell table:number-columns-repeated="1636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A4]*([.C4]-1)+[.B4]" office:value-type="float" office:value="2" calcext:value-type="float">
            <text:p>2</text:p>
          </table:table-cell>
          <table:table-cell table:formula="of:=[.A4]*[.C4]+[.B4]" office:value-type="float" office:value="2" calcext:value-type="float">
            <text:p>2</text:p>
          </table:table-cell>
          <table:table-cell table:formula="of:=[.A4]*[.C4]+[.B4]+1" office:value-type="float" office:value="3" calcext:value-type="float">
            <text:p>3</text:p>
          </table:table-cell>
          <table:table-cell table:formula="of:=([.A4]+1)*[.C4]+[.B4]+1" office:value-type="float" office:value="8" calcext:value-type="float">
            <text:p>8</text:p>
          </table:table-cell>
          <table:table-cell table:formula="of:=([.A4]+1)*[.C4]+[.B4]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J4]*([.L4]-1)+[.K4]" office:value-type="float" office:value="2" calcext:value-type="float">
            <text:p>2</text:p>
          </table:table-cell>
          <table:table-cell table:formula="of:=[.J4]*[.L4]+[.K4]" office:value-type="float" office:value="3" calcext:value-type="float">
            <text:p>3</text:p>
          </table:table-cell>
          <table:table-cell table:formula="of:=[.J4]*[.L4]+[.K4]+1" office:value-type="float" office:value="4" calcext:value-type="float">
            <text:p>4</text:p>
          </table:table-cell>
          <table:table-cell table:formula="of:=([.J4]+1)*[.L4]+[.K4]+1" office:value-type="float" office:value="7" calcext:value-type="float">
            <text:p>7</text:p>
          </table:table-cell>
          <table:table-cell table:formula="of:=([.J4]+1)*[.L4]+[.K4]" office:value-type="float" office:value="6" calcext:value-type="float">
            <text:p>6</text:p>
          </table:table-cell>
          <table:table-cell table:number-columns-repeated="1636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5]*([.C5]-1)+[.B5]" office:value-type="float" office:value="3" calcext:value-type="float">
            <text:p>3</text:p>
          </table:table-cell>
          <table:table-cell table:formula="of:=[.A5]*[.C5]+[.B5]" office:value-type="float" office:value="3" calcext:value-type="float">
            <text:p>3</text:p>
          </table:table-cell>
          <table:table-cell table:formula="of:=[.A5]*[.C5]+[.B5]+1" office:value-type="float" office:value="4" calcext:value-type="float">
            <text:p>4</text:p>
          </table:table-cell>
          <table:table-cell table:formula="of:=([.A5]+1)*[.C5]+[.B5]+1" office:value-type="float" office:value="9" calcext:value-type="float">
            <text:p>9</text:p>
          </table:table-cell>
          <table:table-cell table:formula="of:=([.A5]+1)*[.C5]+[.B5]" office:value-type="float" office:value="8" calcext:value-type="float">
            <text:p>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J5]*([.L5]-1)+[.K5]" office:value-type="float" office:value="3" calcext:value-type="float">
            <text:p>3</text:p>
          </table:table-cell>
          <table:table-cell table:formula="of:=[.J5]*[.L5]+[.K5]" office:value-type="float" office:value="4" calcext:value-type="float">
            <text:p>4</text:p>
          </table:table-cell>
          <table:table-cell table:formula="of:=[.J5]*[.L5]+[.K5]+1" office:value-type="float" office:value="5" calcext:value-type="float">
            <text:p>5</text:p>
          </table:table-cell>
          <table:table-cell table:formula="of:=([.J5]+1)*[.L5]+[.K5]+1" office:value-type="float" office:value="8" calcext:value-type="float">
            <text:p>8</text:p>
          </table:table-cell>
          <table:table-cell table:formula="of:=([.J5]+1)*[.L5]+[.K5]" office:value-type="float" office:value="7" calcext:value-type="float">
            <text:p>7</text:p>
          </table:table-cell>
          <table:table-cell table:number-columns-repeated="1636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A6]*([.C6]-1)+[.B6]" office:value-type="float" office:value="4" calcext:value-type="float">
            <text:p>4</text:p>
          </table:table-cell>
          <table:table-cell table:formula="of:=[.A6]*[.C6]+[.B6]" office:value-type="float" office:value="5" calcext:value-type="float">
            <text:p>5</text:p>
          </table:table-cell>
          <table:table-cell table:formula="of:=[.A6]*[.C6]+[.B6]+1" office:value-type="float" office:value="6" calcext:value-type="float">
            <text:p>6</text:p>
          </table:table-cell>
          <table:table-cell table:formula="of:=([.A6]+1)*[.C6]+[.B6]+1" office:value-type="float" office:value="11" calcext:value-type="float">
            <text:p>11</text:p>
          </table:table-cell>
          <table:table-cell table:formula="of:=([.A6]+1)*[.C6]+[.B6]" office:value-type="float" office:value="10" calcext:value-type="float">
            <text:p>10</text:p>
          </table:table-cell>
          <table:table-cell/>
          <table:table-cell table:style-name="Default" table:number-columns-repeated="8"/>
          <table:table-cell table:number-columns-repeated="16367"/>
        </table:table-row>
        <table:table-row table:style-name="ro5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7]*([.C7]-1)+[.B7]" office:value-type="float" office:value="5" calcext:value-type="float">
            <text:p>5</text:p>
          </table:table-cell>
          <table:table-cell table:formula="of:=[.A7]*[.C7]+[.B7]" office:value-type="float" office:value="6" calcext:value-type="float">
            <text:p>6</text:p>
          </table:table-cell>
          <table:table-cell table:formula="of:=[.A7]*[.C7]+[.B7]+1" office:value-type="float" office:value="7" calcext:value-type="float">
            <text:p>7</text:p>
          </table:table-cell>
          <table:table-cell table:formula="of:=([.A7]+1)*[.C7]+[.B7]+1" office:value-type="float" office:value="12" calcext:value-type="float">
            <text:p>12</text:p>
          </table:table-cell>
          <table:table-cell table:formula="of:=([.A7]+1)*[.C7]+[.B7]" office:value-type="float" office:value="11" calcext:value-type="float">
            <text:p>11</text:p>
          </table:table-cell>
          <table:table-cell table:number-columns-repeated="16376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A8]*([.C8]-1)+[.B8]" office:value-type="float" office:value="6" calcext:value-type="float">
            <text:p>6</text:p>
          </table:table-cell>
          <table:table-cell table:formula="of:=[.A8]*[.C8]+[.B8]" office:value-type="float" office:value="7" calcext:value-type="float">
            <text:p>7</text:p>
          </table:table-cell>
          <table:table-cell table:formula="of:=[.A8]*[.C8]+[.B8]+1" office:value-type="float" office:value="8" calcext:value-type="float">
            <text:p>8</text:p>
          </table:table-cell>
          <table:table-cell table:formula="of:=([.A8]+1)*[.C8]+[.B8]+1" office:value-type="float" office:value="13" calcext:value-type="float">
            <text:p>13</text:p>
          </table:table-cell>
          <table:table-cell table:formula="of:=([.A8]+1)*[.C8]+[.B8]" office:value-type="float" office:value="12" calcext:value-type="float">
            <text:p>12</text:p>
          </table:table-cell>
          <table:table-cell table:number-columns-repeated="16376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9]*([.C9]-1)+[.B9]" office:value-type="float" office:value="7" calcext:value-type="float">
            <text:p>7</text:p>
          </table:table-cell>
          <table:table-cell table:formula="of:=[.A9]*[.C9]+[.B9]" office:value-type="float" office:value="8" calcext:value-type="float">
            <text:p>8</text:p>
          </table:table-cell>
          <table:table-cell table:formula="of:=[.A9]*[.C9]+[.B9]+1" office:value-type="float" office:value="9" calcext:value-type="float">
            <text:p>9</text:p>
          </table:table-cell>
          <table:table-cell table:formula="of:=([.A9]+1)*[.C9]+[.B9]+1" office:value-type="float" office:value="14" calcext:value-type="float">
            <text:p>14</text:p>
          </table:table-cell>
          <table:table-cell table:formula="of:=([.A9]+1)*[.C9]+[.B9]" office:value-type="float" office:value="13" calcext:value-type="float">
            <text:p>13</text:p>
          </table:table-cell>
          <table:table-cell table:number-columns-repeated="16376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A10]*([.C10]-1)+[.B10]" office:value-type="float" office:value="8" calcext:value-type="float">
            <text:p>8</text:p>
          </table:table-cell>
          <table:table-cell table:formula="of:=[.A10]*[.C10]+[.B10]" office:value-type="float" office:value="10" calcext:value-type="float">
            <text:p>10</text:p>
          </table:table-cell>
          <table:table-cell table:formula="of:=[.A10]*[.C10]+[.B10]+1" office:value-type="float" office:value="11" calcext:value-type="float">
            <text:p>11</text:p>
          </table:table-cell>
          <table:table-cell table:formula="of:=([.A10]+1)*[.C10]+[.B10]+1" office:value-type="float" office:value="16" calcext:value-type="float">
            <text:p>16</text:p>
          </table:table-cell>
          <table:table-cell table:formula="of:=([.A10]+1)*[.C10]+[.B10]" office:value-type="float" office:value="15" calcext:value-type="float">
            <text:p>15</text:p>
          </table:table-cell>
          <table:table-cell table:number-columns-repeated="16376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11]*([.C11]-1)+[.B11]" office:value-type="float" office:value="9" calcext:value-type="float">
            <text:p>9</text:p>
          </table:table-cell>
          <table:table-cell table:formula="of:=[.A11]*[.C11]+[.B11]" office:value-type="float" office:value="11" calcext:value-type="float">
            <text:p>11</text:p>
          </table:table-cell>
          <table:table-cell table:formula="of:=[.A11]*[.C11]+[.B11]+1" office:value-type="float" office:value="12" calcext:value-type="float">
            <text:p>12</text:p>
          </table:table-cell>
          <table:table-cell table:formula="of:=([.A11]+1)*[.C11]+[.B11]+1" office:value-type="float" office:value="17" calcext:value-type="float">
            <text:p>17</text:p>
          </table:table-cell>
          <table:table-cell table:formula="of:=([.A11]+1)*[.C11]+[.B11]" office:value-type="float" office:value="16" calcext:value-type="float">
            <text:p>16</text:p>
          </table:table-cell>
          <table:table-cell/>
          <table:table-cell table:style-name="Default" table:number-columns-repeated="8"/>
          <table:table-cell table:number-columns-repeated="16367"/>
        </table:table-row>
        <table:table-row table:style-name="ro5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A12]*([.C12]-1)+[.B12]" office:value-type="float" office:value="10" calcext:value-type="float">
            <text:p>10</text:p>
          </table:table-cell>
          <table:table-cell table:formula="of:=[.A12]*[.C12]+[.B12]" office:value-type="float" office:value="12" calcext:value-type="float">
            <text:p>12</text:p>
          </table:table-cell>
          <table:table-cell table:formula="of:=[.A12]*[.C12]+[.B12]+1" office:value-type="float" office:value="13" calcext:value-type="float">
            <text:p>13</text:p>
          </table:table-cell>
          <table:table-cell table:formula="of:=([.A12]+1)*[.C12]+[.B12]+1" office:value-type="float" office:value="18" calcext:value-type="float">
            <text:p>18</text:p>
          </table:table-cell>
          <table:table-cell table:formula="of:=([.A12]+1)*[.C12]+[.B12]" office:value-type="float" office:value="17" calcext:value-type="float">
            <text:p>17</text:p>
          </table:table-cell>
          <table:table-cell/>
          <table:table-cell table:style-name="Default" table:number-columns-repeated="8"/>
          <table:table-cell table:number-columns-repeated="16367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13]*([.C13]-1)+[.B13]" office:value-type="float" office:value="11" calcext:value-type="float">
            <text:p>11</text:p>
          </table:table-cell>
          <table:table-cell table:formula="of:=[.A13]*[.C13]+[.B13]" office:value-type="float" office:value="13" calcext:value-type="float">
            <text:p>13</text:p>
          </table:table-cell>
          <table:table-cell table:formula="of:=[.A13]*[.C13]+[.B13]+1" office:value-type="float" office:value="14" calcext:value-type="float">
            <text:p>14</text:p>
          </table:table-cell>
          <table:table-cell table:formula="of:=([.A13]+1)*[.C13]+[.B13]+1" office:value-type="float" office:value="19" calcext:value-type="float">
            <text:p>19</text:p>
          </table:table-cell>
          <table:table-cell table:formula="of:=([.A13]+1)*[.C13]+[.B13]" office:value-type="float" office:value="18" calcext:value-type="float">
            <text:p>18</text:p>
          </table:table-cell>
          <table:table-cell table:number-columns-repeated="16376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A14]*([.C14]-1)+[.B14]" office:value-type="float" office:value="12" calcext:value-type="float">
            <text:p>12</text:p>
          </table:table-cell>
          <table:table-cell table:formula="of:=[.A14]*[.C14]+[.B14]" office:value-type="float" office:value="15" calcext:value-type="float">
            <text:p>15</text:p>
          </table:table-cell>
          <table:table-cell table:formula="of:=[.A14]*[.C14]+[.B14]+1" office:value-type="float" office:value="16" calcext:value-type="float">
            <text:p>16</text:p>
          </table:table-cell>
          <table:table-cell table:formula="of:=([.A14]+1)*[.C14]+[.B14]+1" office:value-type="float" office:value="21" calcext:value-type="float">
            <text:p>21</text:p>
          </table:table-cell>
          <table:table-cell table:formula="of:=([.A14]+1)*[.C14]+[.B14]" office:value-type="float" office:value="20" calcext:value-type="float">
            <text:p>20</text:p>
          </table:table-cell>
          <table:table-cell table:number-columns-repeated="16376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15]*([.C15]-1)+[.B15]" office:value-type="float" office:value="13" calcext:value-type="float">
            <text:p>13</text:p>
          </table:table-cell>
          <table:table-cell table:formula="of:=[.A15]*[.C15]+[.B15]" office:value-type="float" office:value="16" calcext:value-type="float">
            <text:p>16</text:p>
          </table:table-cell>
          <table:table-cell table:formula="of:=[.A15]*[.C15]+[.B15]+1" office:value-type="float" office:value="17" calcext:value-type="float">
            <text:p>17</text:p>
          </table:table-cell>
          <table:table-cell table:formula="of:=([.A15]+1)*[.C15]+[.B15]+1" office:value-type="float" office:value="22" calcext:value-type="float">
            <text:p>22</text:p>
          </table:table-cell>
          <table:table-cell table:formula="of:=([.A15]+1)*[.C15]+[.B15]" office:value-type="float" office:value="21" calcext:value-type="float">
            <text:p>21</text:p>
          </table:table-cell>
          <table:table-cell table:number-columns-repeated="16376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A16]*([.C16]-1)+[.B16]" office:value-type="float" office:value="14" calcext:value-type="float">
            <text:p>14</text:p>
          </table:table-cell>
          <table:table-cell table:formula="of:=[.A16]*[.C16]+[.B16]" office:value-type="float" office:value="17" calcext:value-type="float">
            <text:p>17</text:p>
          </table:table-cell>
          <table:table-cell table:formula="of:=[.A16]*[.C16]+[.B16]+1" office:value-type="float" office:value="18" calcext:value-type="float">
            <text:p>18</text:p>
          </table:table-cell>
          <table:table-cell table:formula="of:=([.A16]+1)*[.C16]+[.B16]+1" office:value-type="float" office:value="23" calcext:value-type="float">
            <text:p>23</text:p>
          </table:table-cell>
          <table:table-cell table:formula="of:=([.A16]+1)*[.C16]+[.B16]" office:value-type="float" office:value="22" calcext:value-type="float">
            <text:p>22</text:p>
          </table:table-cell>
          <table:table-cell table:number-columns-repeated="16376"/>
        </table:table-row>
        <table:table-row table:style-name="ro5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17]*([.C17]-1)+[.B17]" office:value-type="float" office:value="15" calcext:value-type="float">
            <text:p>15</text:p>
          </table:table-cell>
          <table:table-cell table:formula="of:=[.A17]*[.C17]+[.B17]" office:value-type="float" office:value="18" calcext:value-type="float">
            <text:p>18</text:p>
          </table:table-cell>
          <table:table-cell table:formula="of:=[.A17]*[.C17]+[.B17]+1" office:value-type="float" office:value="19" calcext:value-type="float">
            <text:p>19</text:p>
          </table:table-cell>
          <table:table-cell table:formula="of:=([.A17]+1)*[.C17]+[.B17]+1" office:value-type="float" office:value="24" calcext:value-type="float">
            <text:p>24</text:p>
          </table:table-cell>
          <table:table-cell table:formula="of:=([.A17]+1)*[.C17]+[.B17]" office:value-type="float" office:value="23" calcext:value-type="float">
            <text:p>23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Node</text:p>
          </table:table-cell>
          <table:table-cell office:value-type="string" calcext:value-type="string">
            <text:p>Elem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21]*([.C21]-1)+[.B21]" office:value-type="float" office:value="5" calcext:value-type="float">
            <text:p>5</text:p>
          </table:table-cell>
          <table:table-cell table:formula="of:=([.A21]-1)*([.C21]-1)+[.B21]" office:value-type="float" office:value="1" calcext:value-type="float">
            <text:p>1</text:p>
          </table:table-cell>
          <table:table-cell table:formula="of:=([.A21]-1)*([.C21]-1)+[.B21] + 1" office:value-type="float" office:value="2" calcext:value-type="float">
            <text:p>2</text:p>
          </table:table-cell>
          <table:table-cell table:formula="of:=([.A21]+1)*[.C21]+[.B21]+1" office:value-type="float" office:value="12" calcext:value-type="float">
            <text:p>12</text:p>
          </table:table-cell>
          <table:table-cell table:formula="of:=([.A21]+1)*[.C21]+[.B21]" office:value-type="float" office:value="11" calcext:value-type="float">
            <text:p>11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A22]*([.C22]-1)+[.B22]" office:value-type="float" office:value="6" calcext:value-type="float">
            <text:p>6</text:p>
          </table:table-cell>
          <table:table-cell table:formula="of:=([.A22]-1)*([.C22]-1)+[.B22]" office:value-type="float" office:value="2" calcext:value-type="float">
            <text:p>2</text:p>
          </table:table-cell>
          <table:table-cell table:formula="of:=[.A22]*[.C22]+[.B22]+1" office:value-type="float" office:value="8" calcext:value-type="float">
            <text:p>8</text:p>
          </table:table-cell>
          <table:table-cell table:formula="of:=([.A22]+1)*[.C22]+[.B22]+1" office:value-type="float" office:value="13" calcext:value-type="float">
            <text:p>13</text:p>
          </table:table-cell>
          <table:table-cell table:formula="of:=([.A22]+1)*[.C22]+[.B22]" office:value-type="float" office:value="12" calcext:value-type="float">
            <text:p>12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23]*([.C23]-1)+[.B23]" office:value-type="float" office:value="7" calcext:value-type="float">
            <text:p>7</text:p>
          </table:table-cell>
          <table:table-cell table:formula="of:=([.A23]-1)*([.C23]-1)+[.B23]" office:value-type="float" office:value="3" calcext:value-type="float">
            <text:p>3</text:p>
          </table:table-cell>
          <table:table-cell table:formula="of:=[.A23]*[.C23]+[.B23]+1" office:value-type="float" office:value="9" calcext:value-type="float">
            <text:p>9</text:p>
          </table:table-cell>
          <table:table-cell table:formula="of:=([.A23]+1)*[.C23]+[.B23]+1" office:value-type="float" office:value="14" calcext:value-type="float">
            <text:p>14</text:p>
          </table:table-cell>
          <table:table-cell table:formula="of:=([.A23]+1)*[.C23]+[.B23]" office:value-type="float" office:value="13" calcext:value-type="float">
            <text:p>13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A24]*([.C24]-1)+[.B24]" office:value-type="float" office:value="8" calcext:value-type="float">
            <text:p>8</text:p>
          </table:table-cell>
          <table:table-cell table:formula="of:=([.A24]-1)*([.C24]-1)+[.B24]" office:value-type="float" office:value="4" calcext:value-type="float">
            <text:p>4</text:p>
          </table:table-cell>
          <table:table-cell table:formula="of:=[.A24]*[.C24]+[.B24]+1" office:value-type="float" office:value="10" calcext:value-type="float">
            <text:p>10</text:p>
          </table:table-cell>
          <table:table-cell table:formula="of:=([.A24]+1)*[.C24]+[.B24]+1" office:value-type="float" office:value="15" calcext:value-type="float">
            <text:p>15</text:p>
          </table:table-cell>
          <table:table-cell table:formula="of:=([.A24]+1)*[.C24]+[.B24]" office:value-type="float" office:value="14" calcext:value-type="float">
            <text:p>14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25]*([.C25]-1)+[.B25]" office:value-type="float" office:value="9" calcext:value-type="float">
            <text:p>9</text:p>
          </table:table-cell>
          <table:table-cell table:formula="of:=([.A25]-1)*([.C25]-1)+[.B25]" office:value-type="float" office:value="5" calcext:value-type="float">
            <text:p>5</text:p>
          </table:table-cell>
          <table:table-cell table:formula="of:=[.A25]*[.C25]+[.B25]+1" office:value-type="float" office:value="12" calcext:value-type="float">
            <text:p>12</text:p>
          </table:table-cell>
          <table:table-cell table:formula="of:=([.A25]+1)*[.C25]+[.B25]+1" office:value-type="float" office:value="17" calcext:value-type="float">
            <text:p>17</text:p>
          </table:table-cell>
          <table:table-cell table:formula="of:=([.A25]+1)*[.C25]+[.B25]" office:value-type="float" office:value="16" calcext:value-type="float">
            <text:p>16</text:p>
          </table:table-cell>
          <table:table-cell table:number-columns-repeated="1637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A26]*([.C26]-1)+[.B26]" office:value-type="float" office:value="10" calcext:value-type="float">
            <text:p>10</text:p>
          </table:table-cell>
          <table:table-cell table:formula="of:=([.A26]-1)*([.C26]-1)+[.B26]" office:value-type="float" office:value="6" calcext:value-type="float">
            <text:p>6</text:p>
          </table:table-cell>
          <table:table-cell table:formula="of:=[.A26]*[.C26]+[.B26]+1" office:value-type="float" office:value="13" calcext:value-type="float">
            <text:p>13</text:p>
          </table:table-cell>
          <table:table-cell table:formula="of:=([.A26]+1)*[.C26]+[.B26]+1" office:value-type="float" office:value="18" calcext:value-type="float">
            <text:p>18</text:p>
          </table:table-cell>
          <table:table-cell table:formula="of:=([.A26]+1)*[.C26]+[.B26]" office:value-type="float" office:value="17" calcext:value-type="float">
            <text:p>17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27]*([.C27]-1)+[.B27]" office:value-type="float" office:value="11" calcext:value-type="float">
            <text:p>11</text:p>
          </table:table-cell>
          <table:table-cell table:formula="of:=([.A27]-1)*([.C27]-1)+[.B27]" office:value-type="float" office:value="7" calcext:value-type="float">
            <text:p>7</text:p>
          </table:table-cell>
          <table:table-cell table:formula="of:=[.A27]*[.C27]+[.B27]+1" office:value-type="float" office:value="14" calcext:value-type="float">
            <text:p>14</text:p>
          </table:table-cell>
          <table:table-cell table:formula="of:=([.A27]+1)*[.C27]+[.B27]+1" office:value-type="float" office:value="19" calcext:value-type="float">
            <text:p>19</text:p>
          </table:table-cell>
          <table:table-cell table:formula="of:=([.A27]+1)*[.C27]+[.B27]" office:value-type="float" office:value="18" calcext:value-type="float">
            <text:p>18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A28]*([.C28]-1)+[.B28]" office:value-type="float" office:value="12" calcext:value-type="float">
            <text:p>12</text:p>
          </table:table-cell>
          <table:table-cell table:formula="of:=([.A28]-1)*([.C28]-1)+[.B28]" office:value-type="float" office:value="8" calcext:value-type="float">
            <text:p>8</text:p>
          </table:table-cell>
          <table:table-cell table:formula="of:=[.A28]*[.C28]+[.B28]+1" office:value-type="float" office:value="15" calcext:value-type="float">
            <text:p>15</text:p>
          </table:table-cell>
          <table:table-cell table:formula="of:=([.A28]+1)*[.C28]+[.B28]+1" office:value-type="float" office:value="20" calcext:value-type="float">
            <text:p>20</text:p>
          </table:table-cell>
          <table:table-cell table:formula="of:=([.A28]+1)*[.C28]+[.B28]" office:value-type="float" office:value="19" calcext:value-type="float">
            <text:p>19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29]*([.C29]-1)+[.B29]" office:value-type="float" office:value="13" calcext:value-type="float">
            <text:p>13</text:p>
          </table:table-cell>
          <table:table-cell table:formula="of:=([.A29]-1)*([.C29]-1)+[.B29]" office:value-type="float" office:value="9" calcext:value-type="float">
            <text:p>9</text:p>
          </table:table-cell>
          <table:table-cell table:formula="of:=[.A29]*[.C29]+[.B29]+1" office:value-type="float" office:value="17" calcext:value-type="float">
            <text:p>17</text:p>
          </table:table-cell>
          <table:table-cell table:formula="of:=([.A29]+1)*[.C29]+[.B29]+1" office:value-type="float" office:value="22" calcext:value-type="float">
            <text:p>22</text:p>
          </table:table-cell>
          <table:table-cell table:formula="of:=([.A29]+1)*[.C29]+[.B29]" office:value-type="float" office:value="21" calcext:value-type="float">
            <text:p>21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A30]*([.C30]-1)+[.B30]" office:value-type="float" office:value="14" calcext:value-type="float">
            <text:p>14</text:p>
          </table:table-cell>
          <table:table-cell table:formula="of:=([.A30]-1)*([.C30]-1)+[.B30]" office:value-type="float" office:value="10" calcext:value-type="float">
            <text:p>10</text:p>
          </table:table-cell>
          <table:table-cell table:formula="of:=[.A30]*[.C30]+[.B30]+1" office:value-type="float" office:value="18" calcext:value-type="float">
            <text:p>18</text:p>
          </table:table-cell>
          <table:table-cell table:formula="of:=([.A30]+1)*[.C30]+[.B30]+1" office:value-type="float" office:value="23" calcext:value-type="float">
            <text:p>23</text:p>
          </table:table-cell>
          <table:table-cell table:formula="of:=([.A30]+1)*[.C30]+[.B30]" office:value-type="float" office:value="22" calcext:value-type="float">
            <text:p>22</text:p>
          </table:table-cell>
          <table:table-cell table:number-columns-repeated="1637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31]*([.C31]-1)+[.B31]" office:value-type="float" office:value="15" calcext:value-type="float">
            <text:p>15</text:p>
          </table:table-cell>
          <table:table-cell table:formula="of:=([.A31]-1)*([.C31]-1)+[.B31]" office:value-type="float" office:value="11" calcext:value-type="float">
            <text:p>11</text:p>
          </table:table-cell>
          <table:table-cell table:formula="of:=[.A31]*[.C31]+[.B31]+1" office:value-type="float" office:value="19" calcext:value-type="float">
            <text:p>19</text:p>
          </table:table-cell>
          <table:table-cell table:formula="of:=([.A31]+1)*[.C31]+[.B31]+1" office:value-type="float" office:value="24" calcext:value-type="float">
            <text:p>24</text:p>
          </table:table-cell>
          <table:table-cell table:formula="of:=([.A31]+1)*[.C31]+[.B31]" office:value-type="float" office:value="23" calcext:value-type="float">
            <text:p>23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A32]*([.C32]-1)+[.B32]" office:value-type="float" office:value="16" calcext:value-type="float">
            <text:p>16</text:p>
          </table:table-cell>
          <table:table-cell table:formula="of:=([.A32]-1)*([.C32]-1)+[.B32]" office:value-type="float" office:value="12" calcext:value-type="float">
            <text:p>12</text:p>
          </table:table-cell>
          <table:table-cell table:formula="of:=[.A32]*[.C32]+[.B32]+1" office:value-type="float" office:value="20" calcext:value-type="float">
            <text:p>20</text:p>
          </table:table-cell>
          <table:table-cell table:formula="of:=([.A32]+1)*[.C32]+[.B32]+1" office:value-type="float" office:value="25" calcext:value-type="float">
            <text:p>25</text:p>
          </table:table-cell>
          <table:table-cell table:formula="of:=([.A32]+1)*[.C32]+[.B32]" office:value-type="float" office:value="24" calcext:value-type="float">
            <text:p>24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33]*([.C33]-1)+[.B33]" office:value-type="float" office:value="17" calcext:value-type="float">
            <text:p>17</text:p>
          </table:table-cell>
          <table:table-cell table:formula="of:=([.A33]-1)*([.C33]-1)+[.B33]" office:value-type="float" office:value="13" calcext:value-type="float">
            <text:p>13</text:p>
          </table:table-cell>
          <table:table-cell table:formula="of:=[.A33]*[.C33]+[.B33]+1" office:value-type="float" office:value="22" calcext:value-type="float">
            <text:p>22</text:p>
          </table:table-cell>
          <table:table-cell table:formula="of:=([.A33]+1)*[.C33]+[.B33]+1" office:value-type="float" office:value="27" calcext:value-type="float">
            <text:p>27</text:p>
          </table:table-cell>
          <table:table-cell table:formula="of:=([.A33]+1)*[.C33]+[.B33]" office:value-type="float" office:value="26" calcext:value-type="float">
            <text:p>26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A34]*([.C34]-1)+[.B34]" office:value-type="float" office:value="18" calcext:value-type="float">
            <text:p>18</text:p>
          </table:table-cell>
          <table:table-cell table:formula="of:=([.A34]-1)*([.C34]-1)+[.B34]" office:value-type="float" office:value="14" calcext:value-type="float">
            <text:p>14</text:p>
          </table:table-cell>
          <table:table-cell table:formula="of:=[.A34]*[.C34]+[.B34]+1" office:value-type="float" office:value="23" calcext:value-type="float">
            <text:p>23</text:p>
          </table:table-cell>
          <table:table-cell table:formula="of:=([.A34]+1)*[.C34]+[.B34]+1" office:value-type="float" office:value="28" calcext:value-type="float">
            <text:p>28</text:p>
          </table:table-cell>
          <table:table-cell table:formula="of:=([.A34]+1)*[.C34]+[.B34]" office:value-type="float" office:value="27" calcext:value-type="float">
            <text:p>27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35]*([.C35]-1)+[.B35]" office:value-type="float" office:value="19" calcext:value-type="float">
            <text:p>19</text:p>
          </table:table-cell>
          <table:table-cell table:formula="of:=([.A35]-1)*([.C35]-1)+[.B35]" office:value-type="float" office:value="15" calcext:value-type="float">
            <text:p>15</text:p>
          </table:table-cell>
          <table:table-cell table:formula="of:=[.A35]*[.C35]+[.B35]+1" office:value-type="float" office:value="24" calcext:value-type="float">
            <text:p>24</text:p>
          </table:table-cell>
          <table:table-cell table:formula="of:=([.A35]+1)*[.C35]+[.B35]+1" office:value-type="float" office:value="29" calcext:value-type="float">
            <text:p>29</text:p>
          </table:table-cell>
          <table:table-cell table:formula="of:=([.A35]+1)*[.C35]+[.B35]" office:value-type="float" office:value="28" calcext:value-type="float">
            <text:p>28</text:p>
          </table:table-cell>
          <table:table-cell table:number-columns-repeated="1637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A36]*([.C36]-1)+[.B36]" office:value-type="float" office:value="20" calcext:value-type="float">
            <text:p>20</text:p>
          </table:table-cell>
          <table:table-cell table:formula="of:=([.A36]-1)*([.C36]-1)+[.B36]" office:value-type="float" office:value="16" calcext:value-type="float">
            <text:p>16</text:p>
          </table:table-cell>
          <table:table-cell table:formula="of:=[.A36]*[.C36]+[.B36]+1" office:value-type="float" office:value="25" calcext:value-type="float">
            <text:p>25</text:p>
          </table:table-cell>
          <table:table-cell table:formula="of:=([.A36]+1)*[.C36]+[.B36]+1" office:value-type="float" office:value="30" calcext:value-type="float">
            <text:p>30</text:p>
          </table:table-cell>
          <table:table-cell table:formula="of:=([.A36]+1)*[.C36]+[.B36]" office:value-type="float" office:value="29" calcext:value-type="float">
            <text:p>29</text:p>
          </table:table-cell>
          <table:table-cell table:number-columns-repeated="16376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6" table:style-name="ta1">
        <table:table-column table:style-name="co4" table:number-columns-repeated="22" table:default-cell-style-name="ce16"/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table:number-columns-repeated="11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{1,00}</text:p>
          </table:table-cell>
          <table:table-cell office:value-type="string" calcext:value-type="string">
            <text:p>{1,01}</text:p>
          </table:table-cell>
          <table:table-cell/>
          <table:table-cell office:value-type="string" calcext:value-type="string">
            <text:p>{1,03}</text:p>
          </table:table-cell>
          <table:table-cell office:value-type="string" calcext:value-type="string">
            <text:p>{1,02}</text:p>
          </table:table-cell>
          <table:table-cell table:number-columns-repeated="4"/>
          <table:table-cell office:value-type="string" calcext:value-type="string">
            <text:p>u_0</text:p>
          </table:table-cell>
          <table:table-cell table:number-columns-repeated="1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{1,10}</text:p>
          </table:table-cell>
          <table:table-cell office:value-type="string" calcext:value-type="string">
            <text:p>{1,11}+{2,00}</text:p>
          </table:table-cell>
          <table:table-cell office:value-type="string" calcext:value-type="string">
            <text:p>{2,01}</text:p>
          </table:table-cell>
          <table:table-cell office:value-type="string" calcext:value-type="string">
            <text:p>{1,13}</text:p>
          </table:table-cell>
          <table:table-cell office:value-type="string" calcext:value-type="string">
            <text:p>{1,12}+{2,03}</text:p>
          </table:table-cell>
          <table:table-cell office:value-type="string" calcext:value-type="string">
            <text:p>{2,02}</text:p>
          </table:table-cell>
          <table:table-cell table:number-columns-repeated="3"/>
          <table:table-cell office:value-type="string" calcext:value-type="string">
            <text:p>u_1</text:p>
          </table:table-cell>
          <table:table-cell table:number-columns-repeated="11"/>
        </table:table-row>
        <table:table-row table:style-name="ro4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2,10}</text:p>
          </table:table-cell>
          <table:table-cell office:value-type="string" calcext:value-type="string">
            <text:p>{2,11}</text:p>
          </table:table-cell>
          <table:table-cell table:style-name="Default"/>
          <table:table-cell office:value-type="string" calcext:value-type="string">
            <text:p>{2,13}</text:p>
          </table:table-cell>
          <table:table-cell office:value-type="string" calcext:value-type="string">
            <text:p>{2,12}</text:p>
          </table:table-cell>
          <table:table-cell table:number-columns-repeated="3"/>
          <table:table-cell office:value-type="string" calcext:value-type="string">
            <text:p>u_2</text:p>
          </table:table-cell>
          <table:table-cell table:number-columns-repeated="1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{1,30}</text:p>
          </table:table-cell>
          <table:table-cell office:value-type="string" calcext:value-type="string">
            <text:p>{1,31}</text:p>
          </table:table-cell>
          <table:table-cell/>
          <table:table-cell office:value-type="string" calcext:value-type="string">
            <text:p>{1,33}+{4,00}</text:p>
          </table:table-cell>
          <table:table-cell office:value-type="string" calcext:value-type="string">
            <text:p>{1,32}+{4,01}</text:p>
            <text:p/>
          </table:table-cell>
          <table:table-cell/>
          <table:table-cell office:value-type="string" calcext:value-type="string">
            <text:p>{4,03}</text:p>
          </table:table-cell>
          <table:table-cell office:value-type="string" calcext:value-type="string">
            <text:p>{4,02}</text:p>
          </table:table-cell>
          <table:table-cell/>
          <table:table-cell office:value-type="string" calcext:value-type="string">
            <text:p>u_3</text:p>
          </table:table-cell>
          <table:table-cell table:number-columns-repeated="11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{1,20}</text:p>
          </table:table-cell>
          <table:table-cell office:value-type="string" calcext:value-type="string">
            <text:p>{1,21}+{2,30}</text:p>
          </table:table-cell>
          <table:table-cell office:value-type="string" calcext:value-type="string">
            <text:p>{2,31}</text:p>
          </table:table-cell>
          <table:table-cell office:value-type="string" calcext:value-type="string">
            <text:p>{1,23}+{4,10}</text:p>
          </table:table-cell>
          <table:table-cell office:value-type="string" calcext:value-type="string">
            <text:p>{1,22}+{2,33}+{3,00}+{4,11}</text:p>
          </table:table-cell>
          <table:table-cell office:value-type="string" calcext:value-type="string">
            <text:p>{2,32}+{3,01}</text:p>
          </table:table-cell>
          <table:table-cell office:value-type="string" calcext:value-type="string">
            <text:p>{4,13}</text:p>
          </table:table-cell>
          <table:table-cell office:value-type="string" calcext:value-type="string">
            <text:p>{3,03}+{4,12}</text:p>
          </table:table-cell>
          <table:table-cell office:value-type="string" calcext:value-type="string">
            <text:p>{3,02}</text:p>
          </table:table-cell>
          <table:table-cell office:value-type="string" calcext:value-type="string">
            <text:p>u_4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{2,20}</text:p>
          </table:table-cell>
          <table:table-cell office:value-type="string" calcext:value-type="string">
            <text:p>{2,21}</text:p>
          </table:table-cell>
          <table:table-cell table:style-name="Default"/>
          <table:table-cell office:value-type="string" calcext:value-type="string">
            <text:p>{2,23}+{3,10}</text:p>
          </table:table-cell>
          <table:table-cell office:value-type="string" calcext:value-type="string">
            <text:p>{2,22}+{3,11}</text:p>
          </table:table-cell>
          <table:table-cell table:style-name="Default"/>
          <table:table-cell office:value-type="string" calcext:value-type="string">
            <text:p>{3,13}</text:p>
          </table:table-cell>
          <table:table-cell office:value-type="string" calcext:value-type="string">
            <text:p>{3,12}</text:p>
          </table:table-cell>
          <table:table-cell office:value-type="string" calcext:value-type="string">
            <text:p>u_5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{4,30}</text:p>
          </table:table-cell>
          <table:table-cell office:value-type="string" calcext:value-type="string">
            <text:p>{4,31}</text:p>
          </table:table-cell>
          <table:table-cell table:style-name="Default"/>
          <table:table-cell office:value-type="string" calcext:value-type="string">
            <text:p>{4,33}</text:p>
          </table:table-cell>
          <table:table-cell office:value-type="string" calcext:value-type="string">
            <text:p>{4,32}</text:p>
          </table:table-cell>
          <table:table-cell/>
          <table:table-cell office:value-type="string" calcext:value-type="string">
            <text:p>u_6</text:p>
          </table:table-cell>
          <table:table-cell table:number-columns-repeated="3"/>
          <table:table-cell table:style-name="Default" table:number-columns-repeated="7"/>
          <table:table-cell/>
        </table:table-row>
        <table:table-row table:style-name="ro4"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{4,20}</text:p>
          </table:table-cell>
          <table:table-cell office:value-type="string" calcext:value-type="string">
            <text:p>{3,30}+{4,21}</text:p>
          </table:table-cell>
          <table:table-cell office:value-type="string" calcext:value-type="string">
            <text:p>{3,31}</text:p>
          </table:table-cell>
          <table:table-cell office:value-type="string" calcext:value-type="string">
            <text:p>{4,23}</text:p>
          </table:table-cell>
          <table:table-cell office:value-type="string" calcext:value-type="string">
            <text:p>{3,33}+{4,22}</text:p>
          </table:table-cell>
          <table:table-cell office:value-type="string" calcext:value-type="string">
            <text:p>{3,32}</text:p>
          </table:table-cell>
          <table:table-cell office:value-type="string" calcext:value-type="string">
            <text:p>u_7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4"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{3,20}</text:p>
          </table:table-cell>
          <table:table-cell office:value-type="string" calcext:value-type="string">
            <text:p>{3,21}</text:p>
          </table:table-cell>
          <table:table-cell/>
          <table:table-cell office:value-type="string" calcext:value-type="string">
            <text:p>{3,23}</text:p>
          </table:table-cell>
          <table:table-cell office:value-type="string" calcext:value-type="string">
            <text:p>{3,22}</text:p>
          </table:table-cell>
          <table:table-cell office:value-type="string" calcext:value-type="string">
            <text:p>u_8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4" table:number-rows-repeated="3">
          <table:table-cell table:number-columns-repeated="22"/>
        </table:table-row>
        <table:table-row table:style-name="ro4" table:number-rows-repeated="2"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4">
          <table:table-cell/>
          <table:table-cell table:style-name="Default" table:number-columns-repeated="4"/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</table:table-row>
        <table:table-row table:style-name="ro4"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4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table:number-columns-repeated="3"/>
          <table:table-cell table:style-name="Default" table:number-columns-repeated="5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4">
          <table:table-cell table:number-columns-repeated="17"/>
          <table:table-cell table:style-name="Default"/>
          <table:table-cell table:number-columns-repeated="4"/>
        </table:table-row>
        <table:table-row table:style-name="ro4">
          <table:table-cell table:number-columns-repeated="22"/>
        </table:table-row>
      </table:table>
      <table:table table:name="grid_coordinates_check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(0.00,0.00)</text:p>
          </table:table-cell>
          <table:table-cell office:value-type="string" calcext:value-type="string">
            <text:p>(0.60,0.00)</text:p>
          </table:table-cell>
          <table:table-cell office:value-type="string" calcext:value-type="string">
            <text:p>(1.20,0.00)</text:p>
          </table:table-cell>
          <table:table-cell office:value-type="string" calcext:value-type="string">
            <text:p>(1.80,0.00)</text:p>
          </table:table-cell>
          <table:table-cell office:value-type="string" calcext:value-type="string">
            <text:p>(2.40,0.00)</text:p>
          </table:table-cell>
          <table:table-cell office:value-type="string" calcext:value-type="string">
            <text:p>(3.00,0.00)</text:p>
          </table:table-cell>
          <table:table-cell office:value-type="string" calcext:value-type="string">
            <text:p>(3.60,0.00)</text:p>
          </table:table-cell>
          <table:table-cell office:value-type="string" calcext:value-type="string">
            <text:p>(4.20,0.00)</text:p>
          </table:table-cell>
          <table:table-cell office:value-type="string" calcext:value-type="string">
            <text:p>(4.80,0.00)</text:p>
          </table:table-cell>
          <table:table-cell office:value-type="string" calcext:value-type="string">
            <text:p>(5.40,0.00)</text:p>
          </table:table-cell>
          <table:table-cell office:value-type="string" calcext:value-type="string">
            <text:p>(6.00,0.00)</text:p>
          </table:table-cell>
          <table:table-cell office:value-type="string" calcext:value-type="string">
            <text:p>(6.60,0.00)</text:p>
          </table:table-cell>
          <table:table-cell office:value-type="string" calcext:value-type="string">
            <text:p>(7.20,0.00)</text:p>
          </table:table-cell>
          <table:table-cell office:value-type="string" calcext:value-type="string">
            <text:p>(7.80,0.00)</text:p>
          </table:table-cell>
          <table:table-cell office:value-type="string" calcext:value-type="string">
            <text:p>(8.40,0.00)</text:p>
          </table:table-cell>
          <table:table-cell office:value-type="string" calcext:value-type="string">
            <text:p>(9.00,0.00)</text:p>
          </table:table-cell>
        </table:table-row>
        <table:table-row table:style-name="ro1">
          <table:table-cell office:value-type="string" calcext:value-type="string">
            <text:p>(0.00,0.80)</text:p>
          </table:table-cell>
          <table:table-cell office:value-type="string" calcext:value-type="string">
            <text:p>(0.60,0.80)</text:p>
          </table:table-cell>
          <table:table-cell office:value-type="string" calcext:value-type="string">
            <text:p>(1.20,0.80)</text:p>
          </table:table-cell>
          <table:table-cell office:value-type="string" calcext:value-type="string">
            <text:p>(1.80,0.80)</text:p>
          </table:table-cell>
          <table:table-cell office:value-type="string" calcext:value-type="string">
            <text:p>(2.40,0.80)</text:p>
          </table:table-cell>
          <table:table-cell office:value-type="string" calcext:value-type="string">
            <text:p>(3.00,0.80)</text:p>
          </table:table-cell>
          <table:table-cell office:value-type="string" calcext:value-type="string">
            <text:p>(3.60,0.72)</text:p>
          </table:table-cell>
          <table:table-cell office:value-type="string" calcext:value-type="string">
            <text:p>(4.20,0.64)</text:p>
          </table:table-cell>
          <table:table-cell office:value-type="string" calcext:value-type="string">
            <text:p>(4.80,0.56)</text:p>
          </table:table-cell>
          <table:table-cell office:value-type="string" calcext:value-type="string">
            <text:p>(5.40,0.48)</text:p>
          </table:table-cell>
          <table:table-cell office:value-type="string" calcext:value-type="string">
            <text:p>(6.00,0.40)</text:p>
          </table:table-cell>
          <table:table-cell office:value-type="string" calcext:value-type="string">
            <text:p>(6.60,0.40)</text:p>
          </table:table-cell>
          <table:table-cell office:value-type="string" calcext:value-type="string">
            <text:p>(7.20,0.40)</text:p>
          </table:table-cell>
          <table:table-cell office:value-type="string" calcext:value-type="string">
            <text:p>(7.80,0.40)</text:p>
          </table:table-cell>
          <table:table-cell office:value-type="string" calcext:value-type="string">
            <text:p>(8.40,0.40)</text:p>
          </table:table-cell>
          <table:table-cell office:value-type="string" calcext:value-type="string">
            <text:p>(9.00,0.40)</text:p>
          </table:table-cell>
        </table:table-row>
        <table:table-row table:style-name="ro1">
          <table:table-cell office:value-type="string" calcext:value-type="string">
            <text:p>(0.00,1.60)</text:p>
          </table:table-cell>
          <table:table-cell office:value-type="string" calcext:value-type="string">
            <text:p>(0.60,1.60)</text:p>
          </table:table-cell>
          <table:table-cell office:value-type="string" calcext:value-type="string">
            <text:p>(1.20,1.60)</text:p>
          </table:table-cell>
          <table:table-cell office:value-type="string" calcext:value-type="string">
            <text:p>(1.80,1.60)</text:p>
          </table:table-cell>
          <table:table-cell office:value-type="string" calcext:value-type="string">
            <text:p>(2.40,1.60)</text:p>
          </table:table-cell>
          <table:table-cell office:value-type="string" calcext:value-type="string">
            <text:p>(3.00,1.60)</text:p>
          </table:table-cell>
          <table:table-cell office:value-type="string" calcext:value-type="string">
            <text:p>(3.60,1.44)</text:p>
          </table:table-cell>
          <table:table-cell office:value-type="string" calcext:value-type="string">
            <text:p>(4.20,1.28)</text:p>
          </table:table-cell>
          <table:table-cell office:value-type="string" calcext:value-type="string">
            <text:p>(4.80,1.12)</text:p>
          </table:table-cell>
          <table:table-cell office:value-type="string" calcext:value-type="string">
            <text:p>(5.40,0.96)</text:p>
          </table:table-cell>
          <table:table-cell office:value-type="string" calcext:value-type="string">
            <text:p>(6.00,0.80)</text:p>
          </table:table-cell>
          <table:table-cell office:value-type="string" calcext:value-type="string">
            <text:p>(6.60,0.80)</text:p>
          </table:table-cell>
          <table:table-cell office:value-type="string" calcext:value-type="string">
            <text:p>(7.20,0.80)</text:p>
          </table:table-cell>
          <table:table-cell office:value-type="string" calcext:value-type="string">
            <text:p>(7.80,0.80)</text:p>
          </table:table-cell>
          <table:table-cell office:value-type="string" calcext:value-type="string">
            <text:p>(8.40,0.80)</text:p>
          </table:table-cell>
          <table:table-cell office:value-type="string" calcext:value-type="string">
            <text:p>(9.00,0.80)</text:p>
          </table:table-cell>
        </table:table-row>
        <table:table-row table:style-name="ro1">
          <table:table-cell office:value-type="string" calcext:value-type="string">
            <text:p>(0.00,2.40)</text:p>
          </table:table-cell>
          <table:table-cell office:value-type="string" calcext:value-type="string">
            <text:p>(0.60,2.40)</text:p>
          </table:table-cell>
          <table:table-cell office:value-type="string" calcext:value-type="string">
            <text:p>(1.20,2.40)</text:p>
          </table:table-cell>
          <table:table-cell office:value-type="string" calcext:value-type="string">
            <text:p>(1.80,2.40)</text:p>
          </table:table-cell>
          <table:table-cell office:value-type="string" calcext:value-type="string">
            <text:p>(2.40,2.40)</text:p>
          </table:table-cell>
          <table:table-cell office:value-type="string" calcext:value-type="string">
            <text:p>(3.00,2.40)</text:p>
          </table:table-cell>
          <table:table-cell office:value-type="string" calcext:value-type="string">
            <text:p>(3.60,2.16)</text:p>
          </table:table-cell>
          <table:table-cell office:value-type="string" calcext:value-type="string">
            <text:p>(4.20,1.92)</text:p>
          </table:table-cell>
          <table:table-cell office:value-type="string" calcext:value-type="string">
            <text:p>(4.80,1.68)</text:p>
          </table:table-cell>
          <table:table-cell office:value-type="string" calcext:value-type="string">
            <text:p>(5.40,1.44)</text:p>
          </table:table-cell>
          <table:table-cell office:value-type="string" calcext:value-type="string">
            <text:p>(6.00,1.20)</text:p>
          </table:table-cell>
          <table:table-cell office:value-type="string" calcext:value-type="string">
            <text:p>(6.60,1.20)</text:p>
          </table:table-cell>
          <table:table-cell office:value-type="string" calcext:value-type="string">
            <text:p>(7.20,1.20)</text:p>
          </table:table-cell>
          <table:table-cell office:value-type="string" calcext:value-type="string">
            <text:p>(7.80,1.20)</text:p>
          </table:table-cell>
          <table:table-cell office:value-type="string" calcext:value-type="string">
            <text:p>(8.40,1.20)</text:p>
          </table:table-cell>
          <table:table-cell office:value-type="string" calcext:value-type="string">
            <text:p>(9.00,1.20)</text:p>
          </table:table-cell>
        </table:table-row>
        <table:table-row table:style-name="ro1">
          <table:table-cell office:value-type="string" calcext:value-type="string">
            <text:p>(0.00,3.20)</text:p>
          </table:table-cell>
          <table:table-cell office:value-type="string" calcext:value-type="string">
            <text:p>(0.60,3.20)</text:p>
          </table:table-cell>
          <table:table-cell office:value-type="string" calcext:value-type="string">
            <text:p>(1.20,3.20)</text:p>
          </table:table-cell>
          <table:table-cell office:value-type="string" calcext:value-type="string">
            <text:p>(1.80,3.20)</text:p>
          </table:table-cell>
          <table:table-cell office:value-type="string" calcext:value-type="string">
            <text:p>(2.40,3.20)</text:p>
          </table:table-cell>
          <table:table-cell office:value-type="string" calcext:value-type="string">
            <text:p>(3.00,3.20)</text:p>
          </table:table-cell>
          <table:table-cell office:value-type="string" calcext:value-type="string">
            <text:p>(3.60,2.88)</text:p>
          </table:table-cell>
          <table:table-cell office:value-type="string" calcext:value-type="string">
            <text:p>(4.20,2.56)</text:p>
          </table:table-cell>
          <table:table-cell office:value-type="string" calcext:value-type="string">
            <text:p>(4.80,2.24)</text:p>
          </table:table-cell>
          <table:table-cell office:value-type="string" calcext:value-type="string">
            <text:p>(5.40,1.92)</text:p>
          </table:table-cell>
          <table:table-cell office:value-type="string" calcext:value-type="string">
            <text:p>(6.00,1.60)</text:p>
          </table:table-cell>
          <table:table-cell office:value-type="string" calcext:value-type="string">
            <text:p>(6.60,1.60)</text:p>
          </table:table-cell>
          <table:table-cell office:value-type="string" calcext:value-type="string">
            <text:p>(7.20,1.60)</text:p>
          </table:table-cell>
          <table:table-cell office:value-type="string" calcext:value-type="string">
            <text:p>(7.80,1.60)</text:p>
          </table:table-cell>
          <table:table-cell office:value-type="string" calcext:value-type="string">
            <text:p>(8.40,1.60)</text:p>
          </table:table-cell>
          <table:table-cell office:value-type="string" calcext:value-type="string">
            <text:p>(9.00,1.60)</text:p>
          </table:table-cell>
        </table:table-row>
        <table:table-row table:style-name="ro1">
          <table:table-cell office:value-type="string" calcext:value-type="string">
            <text:p>(0.00,4.00)</text:p>
          </table:table-cell>
          <table:table-cell office:value-type="string" calcext:value-type="string">
            <text:p>(0.60,4.00)</text:p>
          </table:table-cell>
          <table:table-cell office:value-type="string" calcext:value-type="string">
            <text:p>(1.20,4.00)</text:p>
          </table:table-cell>
          <table:table-cell office:value-type="string" calcext:value-type="string">
            <text:p>(1.80,4.00)</text:p>
          </table:table-cell>
          <table:table-cell office:value-type="string" calcext:value-type="string">
            <text:p>(2.40,4.00)</text:p>
          </table:table-cell>
          <table:table-cell office:value-type="string" calcext:value-type="string">
            <text:p>(3.00,4.00)</text:p>
          </table:table-cell>
          <table:table-cell office:value-type="string" calcext:value-type="string">
            <text:p>(3.60,3.60)</text:p>
          </table:table-cell>
          <table:table-cell office:value-type="string" calcext:value-type="string">
            <text:p>(4.20,3.20)</text:p>
          </table:table-cell>
          <table:table-cell office:value-type="string" calcext:value-type="string">
            <text:p>(4.80,2.80)</text:p>
          </table:table-cell>
          <table:table-cell office:value-type="string" calcext:value-type="string">
            <text:p>(5.40,2.40)</text:p>
          </table:table-cell>
          <table:table-cell office:value-type="string" calcext:value-type="string">
            <text:p>(6.00,2.00)</text:p>
          </table:table-cell>
          <table:table-cell office:value-type="string" calcext:value-type="string">
            <text:p>(6.60,2.00)</text:p>
          </table:table-cell>
          <table:table-cell office:value-type="string" calcext:value-type="string">
            <text:p>(7.20,2.00)</text:p>
          </table:table-cell>
          <table:table-cell office:value-type="string" calcext:value-type="string">
            <text:p>(7.80,2.00)</text:p>
          </table:table-cell>
          <table:table-cell office:value-type="string" calcext:value-type="string">
            <text:p>(8.40,2.00)</text:p>
          </table:table-cell>
          <table:table-cell office:value-type="string" calcext:value-type="string">
            <text:p>(9.00,2.00)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(0.00,0.00)</text:p>
          </table:table-cell>
          <table:table-cell office:value-type="string" calcext:value-type="string">
            <text:p>(0.60,0.00)</text:p>
          </table:table-cell>
          <table:table-cell office:value-type="string" calcext:value-type="string">
            <text:p>(1.20,0.00)</text:p>
          </table:table-cell>
          <table:table-cell office:value-type="string" calcext:value-type="string">
            <text:p>(1.80,0.00)</text:p>
          </table:table-cell>
          <table:table-cell office:value-type="string" calcext:value-type="string">
            <text:p>(2.40,0.00)</text:p>
          </table:table-cell>
          <table:table-cell office:value-type="string" calcext:value-type="string">
            <text:p>(3.00,0.00)</text:p>
          </table:table-cell>
          <table:table-cell office:value-type="string" calcext:value-type="string">
            <text:p>(3.60,0.00)</text:p>
          </table:table-cell>
          <table:table-cell office:value-type="string" calcext:value-type="string">
            <text:p>(4.20,0.00)</text:p>
          </table:table-cell>
          <table:table-cell office:value-type="string" calcext:value-type="string">
            <text:p>(4.80,0.00)</text:p>
          </table:table-cell>
          <table:table-cell office:value-type="string" calcext:value-type="string">
            <text:p>(5.40,0.00)</text:p>
          </table:table-cell>
          <table:table-cell office:value-type="string" calcext:value-type="string">
            <text:p>(6.00,0.00)</text:p>
          </table:table-cell>
          <table:table-cell office:value-type="string" calcext:value-type="string">
            <text:p>(6.60,0.00)</text:p>
          </table:table-cell>
          <table:table-cell office:value-type="string" calcext:value-type="string">
            <text:p>(7.20,0.00)</text:p>
          </table:table-cell>
          <table:table-cell office:value-type="string" calcext:value-type="string">
            <text:p>(7.80,0.00)</text:p>
          </table:table-cell>
          <table:table-cell office:value-type="string" calcext:value-type="string">
            <text:p>(8.40,0.00)</text:p>
          </table:table-cell>
          <table:table-cell office:value-type="string" calcext:value-type="string">
            <text:p>(9.00,0.00)</text:p>
          </table:table-cell>
        </table:table-row>
        <table:table-row table:style-name="ro1">
          <table:table-cell office:value-type="string" calcext:value-type="string">
            <text:p>(0.00,0.80)</text:p>
          </table:table-cell>
          <table:table-cell office:value-type="string" calcext:value-type="string">
            <text:p>(0.60,0.80)</text:p>
          </table:table-cell>
          <table:table-cell office:value-type="string" calcext:value-type="string">
            <text:p>(1.20,0.80)</text:p>
          </table:table-cell>
          <table:table-cell office:value-type="string" calcext:value-type="string">
            <text:p>(1.80,0.80)</text:p>
          </table:table-cell>
          <table:table-cell office:value-type="string" calcext:value-type="string">
            <text:p>(2.40,0.80)</text:p>
          </table:table-cell>
          <table:table-cell office:value-type="string" calcext:value-type="string">
            <text:p>(3.00,0.80)</text:p>
          </table:table-cell>
          <table:table-cell office:value-type="string" calcext:value-type="string">
            <text:p>(3.60,0.72)</text:p>
          </table:table-cell>
          <table:table-cell office:value-type="string" calcext:value-type="string">
            <text:p>(4.20,0.64)</text:p>
          </table:table-cell>
          <table:table-cell office:value-type="string" calcext:value-type="string">
            <text:p>(4.80,0.56)</text:p>
          </table:table-cell>
          <table:table-cell office:value-type="string" calcext:value-type="string">
            <text:p>(5.40,0.48)</text:p>
          </table:table-cell>
          <table:table-cell office:value-type="string" calcext:value-type="string">
            <text:p>(6.00,0.40)</text:p>
          </table:table-cell>
          <table:table-cell office:value-type="string" calcext:value-type="string">
            <text:p>(6.60,0.40)</text:p>
          </table:table-cell>
          <table:table-cell office:value-type="string" calcext:value-type="string">
            <text:p>(7.20,0.40)</text:p>
          </table:table-cell>
          <table:table-cell office:value-type="string" calcext:value-type="string">
            <text:p>(7.80,0.40)</text:p>
          </table:table-cell>
          <table:table-cell office:value-type="string" calcext:value-type="string">
            <text:p>(8.40,0.40)</text:p>
          </table:table-cell>
          <table:table-cell office:value-type="string" calcext:value-type="string">
            <text:p>(9.00,0.40)</text:p>
          </table:table-cell>
        </table:table-row>
        <table:table-row table:style-name="ro1">
          <table:table-cell office:value-type="string" calcext:value-type="string">
            <text:p>(0.00,1.60)</text:p>
          </table:table-cell>
          <table:table-cell office:value-type="string" calcext:value-type="string">
            <text:p>(0.60,1.60)</text:p>
          </table:table-cell>
          <table:table-cell office:value-type="string" calcext:value-type="string">
            <text:p>(1.20,1.60)</text:p>
          </table:table-cell>
          <table:table-cell office:value-type="string" calcext:value-type="string">
            <text:p>(1.80,1.60)</text:p>
          </table:table-cell>
          <table:table-cell office:value-type="string" calcext:value-type="string">
            <text:p>(2.40,1.60)</text:p>
          </table:table-cell>
          <table:table-cell office:value-type="string" calcext:value-type="string">
            <text:p>(3.00,1.60)</text:p>
          </table:table-cell>
          <table:table-cell office:value-type="string" calcext:value-type="string">
            <text:p>(3.60,1.44)</text:p>
          </table:table-cell>
          <table:table-cell office:value-type="string" calcext:value-type="string">
            <text:p>(4.20,1.28)</text:p>
          </table:table-cell>
          <table:table-cell office:value-type="string" calcext:value-type="string">
            <text:p>(4.80,1.12)</text:p>
          </table:table-cell>
          <table:table-cell office:value-type="string" calcext:value-type="string">
            <text:p>(5.40,0.96)</text:p>
          </table:table-cell>
          <table:table-cell office:value-type="string" calcext:value-type="string">
            <text:p>(6.00,0.80)</text:p>
          </table:table-cell>
          <table:table-cell office:value-type="string" calcext:value-type="string">
            <text:p>(6.60,0.80)</text:p>
          </table:table-cell>
          <table:table-cell office:value-type="string" calcext:value-type="string">
            <text:p>(7.20,0.80)</text:p>
          </table:table-cell>
          <table:table-cell office:value-type="string" calcext:value-type="string">
            <text:p>(7.80,0.80)</text:p>
          </table:table-cell>
          <table:table-cell office:value-type="string" calcext:value-type="string">
            <text:p>(8.40,0.80)</text:p>
          </table:table-cell>
          <table:table-cell office:value-type="string" calcext:value-type="string">
            <text:p>(9.00,0.80)</text:p>
          </table:table-cell>
        </table:table-row>
        <table:table-row table:style-name="ro1">
          <table:table-cell office:value-type="string" calcext:value-type="string">
            <text:p>(0.00,2.40)</text:p>
          </table:table-cell>
          <table:table-cell office:value-type="string" calcext:value-type="string">
            <text:p>(0.60,2.40)</text:p>
          </table:table-cell>
          <table:table-cell office:value-type="string" calcext:value-type="string">
            <text:p>(1.20,2.40)</text:p>
          </table:table-cell>
          <table:table-cell office:value-type="string" calcext:value-type="string">
            <text:p>(1.80,2.40)</text:p>
          </table:table-cell>
          <table:table-cell office:value-type="string" calcext:value-type="string">
            <text:p>(2.40,2.40)</text:p>
          </table:table-cell>
          <table:table-cell office:value-type="string" calcext:value-type="string">
            <text:p>(3.00,2.40)</text:p>
          </table:table-cell>
          <table:table-cell office:value-type="string" calcext:value-type="string">
            <text:p>(3.60,2.16)</text:p>
          </table:table-cell>
          <table:table-cell office:value-type="string" calcext:value-type="string">
            <text:p>(4.20,1.92)</text:p>
          </table:table-cell>
          <table:table-cell office:value-type="string" calcext:value-type="string">
            <text:p>(4.80,1.68)</text:p>
          </table:table-cell>
          <table:table-cell office:value-type="string" calcext:value-type="string">
            <text:p>(5.40,1.44)</text:p>
          </table:table-cell>
          <table:table-cell office:value-type="string" calcext:value-type="string">
            <text:p>(6.00,1.20)</text:p>
          </table:table-cell>
          <table:table-cell office:value-type="string" calcext:value-type="string">
            <text:p>(6.60,1.20)</text:p>
          </table:table-cell>
          <table:table-cell office:value-type="string" calcext:value-type="string">
            <text:p>(7.20,1.20)</text:p>
          </table:table-cell>
          <table:table-cell office:value-type="string" calcext:value-type="string">
            <text:p>(7.80,1.20)</text:p>
          </table:table-cell>
          <table:table-cell office:value-type="string" calcext:value-type="string">
            <text:p>(8.40,1.20)</text:p>
          </table:table-cell>
          <table:table-cell office:value-type="string" calcext:value-type="string">
            <text:p>(9.00,1.20)</text:p>
          </table:table-cell>
        </table:table-row>
        <table:table-row table:style-name="ro1">
          <table:table-cell office:value-type="string" calcext:value-type="string">
            <text:p>(0.00,3.20)</text:p>
          </table:table-cell>
          <table:table-cell office:value-type="string" calcext:value-type="string">
            <text:p>(0.60,3.20)</text:p>
          </table:table-cell>
          <table:table-cell office:value-type="string" calcext:value-type="string">
            <text:p>(1.20,3.20)</text:p>
          </table:table-cell>
          <table:table-cell office:value-type="string" calcext:value-type="string">
            <text:p>(1.80,3.20)</text:p>
          </table:table-cell>
          <table:table-cell office:value-type="string" calcext:value-type="string">
            <text:p>(2.40,3.20)</text:p>
          </table:table-cell>
          <table:table-cell office:value-type="string" calcext:value-type="string">
            <text:p>(3.00,3.20)</text:p>
          </table:table-cell>
          <table:table-cell office:value-type="string" calcext:value-type="string">
            <text:p>(3.60,2.88)</text:p>
          </table:table-cell>
          <table:table-cell office:value-type="string" calcext:value-type="string">
            <text:p>(4.20,2.56)</text:p>
          </table:table-cell>
          <table:table-cell office:value-type="string" calcext:value-type="string">
            <text:p>(4.80,2.24)</text:p>
          </table:table-cell>
          <table:table-cell office:value-type="string" calcext:value-type="string">
            <text:p>(5.40,1.92)</text:p>
          </table:table-cell>
          <table:table-cell office:value-type="string" calcext:value-type="string">
            <text:p>(6.00,1.60)</text:p>
          </table:table-cell>
          <table:table-cell office:value-type="string" calcext:value-type="string">
            <text:p>(6.60,1.60)</text:p>
          </table:table-cell>
          <table:table-cell office:value-type="string" calcext:value-type="string">
            <text:p>(7.20,1.60)</text:p>
          </table:table-cell>
          <table:table-cell office:value-type="string" calcext:value-type="string">
            <text:p>(7.80,1.60)</text:p>
          </table:table-cell>
          <table:table-cell office:value-type="string" calcext:value-type="string">
            <text:p>(8.40,1.60)</text:p>
          </table:table-cell>
          <table:table-cell office:value-type="string" calcext:value-type="string">
            <text:p>(9.00,1.60)</text:p>
          </table:table-cell>
        </table:table-row>
        <table:table-row table:style-name="ro1">
          <table:table-cell office:value-type="string" calcext:value-type="string">
            <text:p>(0.00,4.00)</text:p>
          </table:table-cell>
          <table:table-cell office:value-type="string" calcext:value-type="string">
            <text:p>(0.60,4.00)</text:p>
          </table:table-cell>
          <table:table-cell office:value-type="string" calcext:value-type="string">
            <text:p>(1.20,4.00)</text:p>
          </table:table-cell>
          <table:table-cell office:value-type="string" calcext:value-type="string">
            <text:p>(1.80,4.00)</text:p>
          </table:table-cell>
          <table:table-cell office:value-type="string" calcext:value-type="string">
            <text:p>(2.40,4.00)</text:p>
          </table:table-cell>
          <table:table-cell office:value-type="string" calcext:value-type="string">
            <text:p>(3.00,4.00)</text:p>
          </table:table-cell>
          <table:table-cell office:value-type="string" calcext:value-type="string">
            <text:p>(3.60,3.60)</text:p>
          </table:table-cell>
          <table:table-cell office:value-type="string" calcext:value-type="string">
            <text:p>(4.20,3.20)</text:p>
          </table:table-cell>
          <table:table-cell office:value-type="string" calcext:value-type="string">
            <text:p>(4.80,2.80)</text:p>
          </table:table-cell>
          <table:table-cell office:value-type="string" calcext:value-type="string">
            <text:p>(5.40,2.40)</text:p>
          </table:table-cell>
          <table:table-cell office:value-type="string" calcext:value-type="string">
            <text:p>(6.00,2.00)</text:p>
          </table:table-cell>
          <table:table-cell office:value-type="string" calcext:value-type="string">
            <text:p>(6.60,2.00)</text:p>
          </table:table-cell>
          <table:table-cell office:value-type="string" calcext:value-type="string">
            <text:p>(7.20,2.00)</text:p>
          </table:table-cell>
          <table:table-cell office:value-type="string" calcext:value-type="string">
            <text:p>(7.80,2.00)</text:p>
          </table:table-cell>
          <table:table-cell office:value-type="string" calcext:value-type="string">
            <text:p>(8.40,2.00)</text:p>
          </table:table-cell>
          <table:table-cell office:value-type="string" calcext:value-type="string">
            <text:p>(9.00,2.00)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(0.00,0.00)</text:p>
          </table:table-cell>
          <table:table-cell office:value-type="string" calcext:value-type="string">
            <text:p>(0.60,0.00)</text:p>
          </table:table-cell>
          <table:table-cell office:value-type="string" calcext:value-type="string">
            <text:p>(1.20,0.00)</text:p>
          </table:table-cell>
          <table:table-cell office:value-type="string" calcext:value-type="string">
            <text:p>(1.80,0.00)</text:p>
          </table:table-cell>
          <table:table-cell office:value-type="string" calcext:value-type="string">
            <text:p>(2.40,0.00)</text:p>
          </table:table-cell>
          <table:table-cell office:value-type="string" calcext:value-type="string">
            <text:p>(3.00,0.00)</text:p>
          </table:table-cell>
          <table:table-cell office:value-type="string" calcext:value-type="string">
            <text:p>(3.60,0.00)</text:p>
          </table:table-cell>
          <table:table-cell office:value-type="string" calcext:value-type="string">
            <text:p>(4.20,0.00)</text:p>
          </table:table-cell>
          <table:table-cell office:value-type="string" calcext:value-type="string">
            <text:p>(4.80,0.00)</text:p>
          </table:table-cell>
          <table:table-cell office:value-type="string" calcext:value-type="string">
            <text:p>(5.40,0.00)</text:p>
          </table:table-cell>
          <table:table-cell office:value-type="string" calcext:value-type="string">
            <text:p>(6.00,0.00)</text:p>
          </table:table-cell>
          <table:table-cell office:value-type="string" calcext:value-type="string">
            <text:p>(6.60,0.00)</text:p>
          </table:table-cell>
          <table:table-cell office:value-type="string" calcext:value-type="string">
            <text:p>(7.20,0.00)</text:p>
          </table:table-cell>
          <table:table-cell office:value-type="string" calcext:value-type="string">
            <text:p>(7.80,0.00)</text:p>
          </table:table-cell>
          <table:table-cell office:value-type="string" calcext:value-type="string">
            <text:p>(8.40,0.00)</text:p>
          </table:table-cell>
          <table:table-cell office:value-type="string" calcext:value-type="string">
            <text:p>(9.00,0.00)</text:p>
          </table:table-cell>
        </table:table-row>
        <table:table-row table:style-name="ro1">
          <table:table-cell office:value-type="string" calcext:value-type="string">
            <text:p>(0.00,0.80)</text:p>
          </table:table-cell>
          <table:table-cell office:value-type="string" calcext:value-type="string">
            <text:p>(0.60,0.80)</text:p>
          </table:table-cell>
          <table:table-cell office:value-type="string" calcext:value-type="string">
            <text:p>(1.20,0.80)</text:p>
          </table:table-cell>
          <table:table-cell office:value-type="string" calcext:value-type="string">
            <text:p>(1.80,0.80)</text:p>
          </table:table-cell>
          <table:table-cell office:value-type="string" calcext:value-type="string">
            <text:p>(2.40,0.80)</text:p>
          </table:table-cell>
          <table:table-cell office:value-type="string" calcext:value-type="string">
            <text:p>(3.00,0.80)</text:p>
          </table:table-cell>
          <table:table-cell office:value-type="string" calcext:value-type="string">
            <text:p>(3.60,0.72)</text:p>
          </table:table-cell>
          <table:table-cell office:value-type="string" calcext:value-type="string">
            <text:p>(4.20,0.64)</text:p>
          </table:table-cell>
          <table:table-cell office:value-type="string" calcext:value-type="string">
            <text:p>(4.80,0.56)</text:p>
          </table:table-cell>
          <table:table-cell office:value-type="string" calcext:value-type="string">
            <text:p>(5.40,0.48)</text:p>
          </table:table-cell>
          <table:table-cell office:value-type="string" calcext:value-type="string">
            <text:p>(6.00,0.40)</text:p>
          </table:table-cell>
          <table:table-cell office:value-type="string" calcext:value-type="string">
            <text:p>(6.60,0.40)</text:p>
          </table:table-cell>
          <table:table-cell office:value-type="string" calcext:value-type="string">
            <text:p>(7.20,0.40)</text:p>
          </table:table-cell>
          <table:table-cell office:value-type="string" calcext:value-type="string">
            <text:p>(7.80,0.40)</text:p>
          </table:table-cell>
          <table:table-cell office:value-type="string" calcext:value-type="string">
            <text:p>(8.40,0.40)</text:p>
          </table:table-cell>
          <table:table-cell office:value-type="string" calcext:value-type="string">
            <text:p>(9.00,0.40)</text:p>
          </table:table-cell>
        </table:table-row>
        <table:table-row table:style-name="ro1">
          <table:table-cell office:value-type="string" calcext:value-type="string">
            <text:p>(0.00,1.60)</text:p>
          </table:table-cell>
          <table:table-cell office:value-type="string" calcext:value-type="string">
            <text:p>(0.60,1.60)</text:p>
          </table:table-cell>
          <table:table-cell office:value-type="string" calcext:value-type="string">
            <text:p>(1.20,1.60)</text:p>
          </table:table-cell>
          <table:table-cell office:value-type="string" calcext:value-type="string">
            <text:p>(1.80,1.60)</text:p>
          </table:table-cell>
          <table:table-cell office:value-type="string" calcext:value-type="string">
            <text:p>(2.40,1.60)</text:p>
          </table:table-cell>
          <table:table-cell office:value-type="string" calcext:value-type="string">
            <text:p>(3.00,1.60)</text:p>
          </table:table-cell>
          <table:table-cell office:value-type="string" calcext:value-type="string">
            <text:p>(3.60,1.44)</text:p>
          </table:table-cell>
          <table:table-cell office:value-type="string" calcext:value-type="string">
            <text:p>(4.20,1.28)</text:p>
          </table:table-cell>
          <table:table-cell office:value-type="string" calcext:value-type="string">
            <text:p>(4.80,1.12)</text:p>
          </table:table-cell>
          <table:table-cell office:value-type="string" calcext:value-type="string">
            <text:p>(5.40,0.96)</text:p>
          </table:table-cell>
          <table:table-cell office:value-type="string" calcext:value-type="string">
            <text:p>(6.00,0.80)</text:p>
          </table:table-cell>
          <table:table-cell office:value-type="string" calcext:value-type="string">
            <text:p>(6.60,0.80)</text:p>
          </table:table-cell>
          <table:table-cell office:value-type="string" calcext:value-type="string">
            <text:p>(7.20,0.80)</text:p>
          </table:table-cell>
          <table:table-cell office:value-type="string" calcext:value-type="string">
            <text:p>(7.80,0.80)</text:p>
          </table:table-cell>
          <table:table-cell office:value-type="string" calcext:value-type="string">
            <text:p>(8.40,0.80)</text:p>
          </table:table-cell>
          <table:table-cell office:value-type="string" calcext:value-type="string">
            <text:p>(9.00,0.80)</text:p>
          </table:table-cell>
        </table:table-row>
        <table:table-row table:style-name="ro1">
          <table:table-cell office:value-type="string" calcext:value-type="string">
            <text:p>(0.00,2.40)</text:p>
          </table:table-cell>
          <table:table-cell office:value-type="string" calcext:value-type="string">
            <text:p>(0.60,2.40)</text:p>
          </table:table-cell>
          <table:table-cell office:value-type="string" calcext:value-type="string">
            <text:p>(1.20,2.40)</text:p>
          </table:table-cell>
          <table:table-cell office:value-type="string" calcext:value-type="string">
            <text:p>(1.80,2.40)</text:p>
          </table:table-cell>
          <table:table-cell office:value-type="string" calcext:value-type="string">
            <text:p>(2.40,2.40)</text:p>
          </table:table-cell>
          <table:table-cell office:value-type="string" calcext:value-type="string">
            <text:p>(3.00,2.40)</text:p>
          </table:table-cell>
          <table:table-cell office:value-type="string" calcext:value-type="string">
            <text:p>(3.60,2.16)</text:p>
          </table:table-cell>
          <table:table-cell office:value-type="string" calcext:value-type="string">
            <text:p>(4.20,1.92)</text:p>
          </table:table-cell>
          <table:table-cell office:value-type="string" calcext:value-type="string">
            <text:p>(4.80,1.68)</text:p>
          </table:table-cell>
          <table:table-cell office:value-type="string" calcext:value-type="string">
            <text:p>(5.40,1.44)</text:p>
          </table:table-cell>
          <table:table-cell office:value-type="string" calcext:value-type="string">
            <text:p>(6.00,1.20)</text:p>
          </table:table-cell>
          <table:table-cell office:value-type="string" calcext:value-type="string">
            <text:p>(6.60,1.20)</text:p>
          </table:table-cell>
          <table:table-cell office:value-type="string" calcext:value-type="string">
            <text:p>(7.20,1.20)</text:p>
          </table:table-cell>
          <table:table-cell office:value-type="string" calcext:value-type="string">
            <text:p>(7.80,1.20)</text:p>
          </table:table-cell>
          <table:table-cell office:value-type="string" calcext:value-type="string">
            <text:p>(8.40,1.20)</text:p>
          </table:table-cell>
          <table:table-cell office:value-type="string" calcext:value-type="string">
            <text:p>(9.00,1.20)</text:p>
          </table:table-cell>
        </table:table-row>
        <table:table-row table:style-name="ro1">
          <table:table-cell office:value-type="string" calcext:value-type="string">
            <text:p>(0.00,3.20)</text:p>
          </table:table-cell>
          <table:table-cell office:value-type="string" calcext:value-type="string">
            <text:p>(0.60,3.20)</text:p>
          </table:table-cell>
          <table:table-cell office:value-type="string" calcext:value-type="string">
            <text:p>(1.20,3.20)</text:p>
          </table:table-cell>
          <table:table-cell office:value-type="string" calcext:value-type="string">
            <text:p>(1.80,3.20)</text:p>
          </table:table-cell>
          <table:table-cell office:value-type="string" calcext:value-type="string">
            <text:p>(2.40,3.20)</text:p>
          </table:table-cell>
          <table:table-cell office:value-type="string" calcext:value-type="string">
            <text:p>(3.00,3.20)</text:p>
          </table:table-cell>
          <table:table-cell office:value-type="string" calcext:value-type="string">
            <text:p>(3.60,2.88)</text:p>
          </table:table-cell>
          <table:table-cell office:value-type="string" calcext:value-type="string">
            <text:p>(4.20,2.56)</text:p>
          </table:table-cell>
          <table:table-cell office:value-type="string" calcext:value-type="string">
            <text:p>(4.80,2.24)</text:p>
          </table:table-cell>
          <table:table-cell office:value-type="string" calcext:value-type="string">
            <text:p>(5.40,1.92)</text:p>
          </table:table-cell>
          <table:table-cell office:value-type="string" calcext:value-type="string">
            <text:p>(6.00,1.60)</text:p>
          </table:table-cell>
          <table:table-cell office:value-type="string" calcext:value-type="string">
            <text:p>(6.60,1.60)</text:p>
          </table:table-cell>
          <table:table-cell office:value-type="string" calcext:value-type="string">
            <text:p>(7.20,1.60)</text:p>
          </table:table-cell>
          <table:table-cell office:value-type="string" calcext:value-type="string">
            <text:p>(7.80,1.60)</text:p>
          </table:table-cell>
          <table:table-cell office:value-type="string" calcext:value-type="string">
            <text:p>(8.40,1.60)</text:p>
          </table:table-cell>
          <table:table-cell office:value-type="string" calcext:value-type="string">
            <text:p>(9.00,1.60)</text:p>
          </table:table-cell>
        </table:table-row>
        <table:table-row table:style-name="ro1">
          <table:table-cell office:value-type="string" calcext:value-type="string">
            <text:p>(0.00,4.00)</text:p>
          </table:table-cell>
          <table:table-cell office:value-type="string" calcext:value-type="string">
            <text:p>(0.60,4.00)</text:p>
          </table:table-cell>
          <table:table-cell office:value-type="string" calcext:value-type="string">
            <text:p>(1.20,4.00)</text:p>
          </table:table-cell>
          <table:table-cell office:value-type="string" calcext:value-type="string">
            <text:p>(1.80,4.00)</text:p>
          </table:table-cell>
          <table:table-cell office:value-type="string" calcext:value-type="string">
            <text:p>(2.40,4.00)</text:p>
          </table:table-cell>
          <table:table-cell office:value-type="string" calcext:value-type="string">
            <text:p>(3.00,4.00)</text:p>
          </table:table-cell>
          <table:table-cell office:value-type="string" calcext:value-type="string">
            <text:p>(3.60,3.60)</text:p>
          </table:table-cell>
          <table:table-cell office:value-type="string" calcext:value-type="string">
            <text:p>(4.20,3.20)</text:p>
          </table:table-cell>
          <table:table-cell office:value-type="string" calcext:value-type="string">
            <text:p>(4.80,2.80)</text:p>
          </table:table-cell>
          <table:table-cell office:value-type="string" calcext:value-type="string">
            <text:p>(5.40,2.40)</text:p>
          </table:table-cell>
          <table:table-cell office:value-type="string" calcext:value-type="string">
            <text:p>(6.00,2.00)</text:p>
          </table:table-cell>
          <table:table-cell office:value-type="string" calcext:value-type="string">
            <text:p>(6.60,2.00)</text:p>
          </table:table-cell>
          <table:table-cell office:value-type="string" calcext:value-type="string">
            <text:p>(7.20,2.00)</text:p>
          </table:table-cell>
          <table:table-cell office:value-type="string" calcext:value-type="string">
            <text:p>(7.80,2.00)</text:p>
          </table:table-cell>
          <table:table-cell office:value-type="string" calcext:value-type="string">
            <text:p>(8.40,2.00)</text:p>
          </table:table-cell>
          <table:table-cell office:value-type="string" calcext:value-type="string">
            <text:p>(9.00,2.00)</text:p>
          </table:table-cell>
        </table:table-row>
      </table:table>
      <table:table table:name="test_assembly_cpp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eta</text:p>
          </table:table-cell>
          <table:table-cell table:number-columns-repeated="25"/>
        </table:table-row>
        <table:table-row table:style-name="ro1">
          <table:table-cell table:formula="of:=-1/SQRT(3)" office:value-type="float" office:value="-0.577350269189626" calcext:value-type="float">
            <text:p>-0,577350269189626</text:p>
          </table:table-cell>
          <table:table-cell table:formula="of:=-1/SQRT(3)" office:value-type="float" office:value="-0.577350269189626" calcext:value-type="float">
            <text:p>-0,5773502691896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ordinates</text:p>
          </table:table-cell>
          <table:table-cell table:number-columns-repeated="3"/>
          <table:table-cell office:value-type="string" calcext:value-type="string">
            <text:p>jacobian</text:p>
          </table:table-cell>
          <table:table-cell table:number-columns-repeated="2"/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inversejacob</text:p>
          </table:table-cell>
          <table:table-cell table:number-columns-repeated="5"/>
          <table:table-cell office:value-type="string" calcext:value-type="string">
            <text:p>(4.80, 1.12)</text:p>
          </table:table-cell>
          <table:table-cell office:value-type="string" calcext:value-type="string">
            <text:p>(5.40, 0.96)</text:p>
          </table:table-cell>
          <table:table-cell table:number-columns-repeated="10"/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1.12" calcext:value-type="float">
            <text:p>1,12</text:p>
          </table:table-cell>
          <table:table-cell table:number-columns-repeated="2"/>
          <table:table-cell table:number-matrix-columns-spanned="2" table:number-matrix-rows-spanned="2" table:formula="of:=MMULT([.A9:.D10];[.A4:.B7])" office:value-type="float" office:value="0.3" calcext:value-type="float">
            <text:p>0,3</text:p>
          </table:table-cell>
          <table:table-cell office:value-type="float" office:value="-0.0884529946162075" calcext:value-type="float">
            <text:p>-0,0884529946162075</text:p>
          </table:table-cell>
          <table:table-cell/>
          <table:table-cell table:formula="of:=[.E4]*[.F5]-[.F4]*[.E5]" office:value-type="float" office:value="0.0814641016151378" calcext:value-type="float">
            <text:p>0,0814641016151378</text:p>
          </table:table-cell>
          <table:table-cell/>
          <table:table-cell table:formula="of:=1/[.H4]*[.F5]" office:value-type="float" office:value="3.33333333333333" calcext:value-type="float">
            <text:p>3,33333333333333</text:p>
          </table:table-cell>
          <table:table-cell table:formula="of:=-1/[.H4]*[.F4]" office:value-type="float" office:value="1.08579107683636" calcext:value-type="float">
            <text:p>1,08579107683636</text:p>
          </table:table-cell>
          <table:table-cell table:number-columns-repeated="4"/>
          <table:table-cell office:value-type="string" calcext:value-type="string">
            <text:p>(4.80, 1.68)</text:p>
          </table:table-cell>
          <table:table-cell office:value-type="string" calcext:value-type="string">
            <text:p>(5.40, 1.44)</text:p>
          </table:table-cell>
          <table:table-cell table:number-columns-repeated="10"/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0.96" calcext:value-type="float">
            <text:p>0,9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271547005383792" calcext:value-type="float">
            <text:p>0,271547005383792</text:p>
          </table:table-cell>
          <table:table-cell table:number-columns-repeated="3"/>
          <table:table-cell table:formula="of:=-1/[.H4]*[.E5]" office:value-type="float" office:value="-0" calcext:value-type="float">
            <text:p>0</text:p>
          </table:table-cell>
          <table:table-cell table:formula="of:=1/[.H4]*[.E4]" office:value-type="float" office:value="3.68260367514142" calcext:value-type="float">
            <text:p>3,68260367514142</text:p>
          </table:table-cell>
          <table:table-cell table:number-columns-repeated="16"/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1.44" calcext:value-type="float">
            <text:p>1,44</text:p>
          </table:table-cell>
          <table:table-cell table:number-columns-repeated="25"/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1.68" calcext:value-type="float">
            <text:p>1,6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radientmatrix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21"/>
        </table:table-row>
        <table:table-row table:style-name="ro1">
          <table:table-cell table:formula="of:=1/4*([.B2]-1)" office:value-type="float" office:value="-0.394337567297406" calcext:value-type="float">
            <text:p>-0,394337567297406</text:p>
          </table:table-cell>
          <table:table-cell table:formula="of:=1/4*(1-[.B2])" office:value-type="float" office:value="0.394337567297406" calcext:value-type="float">
            <text:p>0,394337567297406</text:p>
          </table:table-cell>
          <table:table-cell table:formula="of:=1/4*(1+[.B2])" office:value-type="float" office:value="0.105662432702594" calcext:value-type="float">
            <text:p>0,105662432702594</text:p>
          </table:table-cell>
          <table:table-cell table:formula="of:=-1/4*(1+[.B2])" office:value-type="float" office:value="-0.105662432702594" calcext:value-type="float">
            <text:p>-0,105662432702594</text:p>
          </table:table-cell>
          <table:table-cell/>
          <table:table-cell table:number-matrix-columns-spanned="4" table:number-matrix-rows-spanned="2" table:formula="of:=MMULT([.J4:.K5];[.A9:.D10])" office:value-type="float" office:value="-1.7426267694909" calcext:value-type="float">
            <text:p>-1,7426267694909</text:p>
          </table:table-cell>
          <table:table-cell office:value-type="float" office:value="1.19973123107272" calcext:value-type="float">
            <text:p>1,19973123107272</text:p>
          </table:table-cell>
          <table:table-cell office:value-type="float" office:value="0.466935435593944" calcext:value-type="float">
            <text:p>0,466935435593944</text:p>
          </table:table-cell>
          <table:table-cell office:value-type="float" office:value="0.0759601028242386" calcext:value-type="float">
            <text:p>0,0759601028242386</text:p>
          </table:table-cell>
          <table:table-cell/>
          <table:table-cell table:number-matrix-columns-spanned="2" table:number-matrix-rows-spanned="4" table:formula="of:=TRANSPOSE([.F9:.I10])" office:value-type="float" office:value="-1.7426267694909" calcext:value-type="float">
            <text:p>-1,7426267694909</text:p>
          </table:table-cell>
          <table:table-cell office:value-type="float" office:value="-1.45218897457575" calcext:value-type="float">
            <text:p>-1,45218897457575</text:p>
          </table:table-cell>
          <table:table-cell/>
          <table:table-cell table:number-matrix-columns-spanned="4" table:number-matrix-rows-spanned="4" table:formula="of:=MMULT([.K9:.L12];[.F9:.I10])" office:value-type="float" office:value="5.14560087562568" calcext:value-type="float">
            <text:p>5,14560087562568</text:p>
          </table:table-cell>
          <table:table-cell office:value-type="float" office:value="-1.52561834995472" calcext:value-type="float">
            <text:p>-1,52561834995472</text:p>
          </table:table-cell>
          <table:table-cell office:value-type="float" office:value="-1.37875959919678" calcext:value-type="float">
            <text:p>-1,37875959919678</text:p>
          </table:table-cell>
          <table:table-cell office:value-type="float" office:value="-2.24122292647418" calcext:value-type="float">
            <text:p>-2,24122292647418</text:p>
          </table:table-cell>
          <table:table-cell/>
          <table:table-cell table:formula="of:=[.N9]*[.$H$4]" office:value-type="float" office:value="0.419181752602913" calcext:value-type="float">
            <text:p>0,419181752602913</text:p>
          </table:table-cell>
          <table:table-cell table:formula="of:=[.O9]*[.$H$4]" office:value-type="float" office:value="-0.12428312828663" calcext:value-type="float">
            <text:p>-0,12428312828663</text:p>
          </table:table-cell>
          <table:table-cell table:formula="of:=[.P9]*[.$H$4]" office:value-type="float" office:value="-0.112319412091813" calcext:value-type="float">
            <text:p>-0,112319412091813</text:p>
          </table:table-cell>
          <table:table-cell table:formula="of:=[.Q9]*[.$H$4]" office:value-type="float" office:value="-0.182579212224469" calcext:value-type="float">
            <text:p>-0,182579212224469</text:p>
          </table:table-cell>
          <table:table-cell/>
          <table:table-cell table:formula="of:=[.S9]+[.S24]+[.S39]+[.S54]" office:value-type="float" office:value="0.856719367588933" calcext:value-type="float">
            <text:p>0,856719367588933</text:p>
          </table:table-cell>
          <table:table-cell table:formula="of:=[.T9]+[.T24]+[.T39]+[.T54]" office:value-type="float" office:value="-0.0745059288537543" calcext:value-type="float">
            <text:p>-0,0745059288537543</text:p>
          </table:table-cell>
          <table:table-cell table:formula="of:=[.U9]+[.U24]+[.U39]+[.U54]" office:value-type="float" office:value="-0.525494071146245" calcext:value-type="float">
            <text:p>-0,525494071146245</text:p>
          </table:table-cell>
          <table:table-cell table:formula="of:=[.V9]+[.V24]+[.V39]+[.V54]" office:value-type="float" office:value="-0.256719367588934" calcext:value-type="float">
            <text:p>-0,256719367588934</text:p>
          </table:table-cell>
        </table:table-row>
        <table:table-row table:style-name="ro1">
          <table:table-cell table:formula="of:=1/4*([.A2]-1)" office:value-type="float" office:value="-0.394337567297406" calcext:value-type="float">
            <text:p>-0,394337567297406</text:p>
          </table:table-cell>
          <table:table-cell table:formula="of:=1/4*(-[.A2]-1)" office:value-type="float" office:value="-0.105662432702594" calcext:value-type="float">
            <text:p>-0,105662432702594</text:p>
          </table:table-cell>
          <table:table-cell table:formula="of:=1/4*(1+[.A2])" office:value-type="float" office:value="0.105662432702594" calcext:value-type="float">
            <text:p>0,105662432702594</text:p>
          </table:table-cell>
          <table:table-cell table:formula="of:=1/4*(1-[.A2])" office:value-type="float" office:value="0.394337567297406" calcext:value-type="float">
            <text:p>0,394337567297406</text:p>
          </table:table-cell>
          <table:table-cell/>
          <table:table-cell office:value-type="float" office:value="-1.45218897457575" calcext:value-type="float">
            <text:p>-1,45218897457575</text:p>
          </table:table-cell>
          <table:table-cell office:value-type="float" office:value="-0.389112862994954" calcext:value-type="float">
            <text:p>-0,389112862994954</text:p>
          </table:table-cell>
          <table:table-cell office:value-type="float" office:value="0.389112862994954" calcext:value-type="float">
            <text:p>0,389112862994954</text:p>
          </table:table-cell>
          <table:table-cell office:value-type="float" office:value="1.45218897457575" calcext:value-type="float">
            <text:p>1,45218897457575</text:p>
          </table:table-cell>
          <table:table-cell/>
          <table:table-cell office:value-type="float" office:value="1.19973123107272" calcext:value-type="float">
            <text:p>1,19973123107272</text:p>
          </table:table-cell>
          <table:table-cell office:value-type="float" office:value="-0.389112862994954" calcext:value-type="float">
            <text:p>-0,389112862994954</text:p>
          </table:table-cell>
          <table:table-cell/>
          <table:table-cell office:value-type="float" office:value="-1.52561834995472" calcext:value-type="float">
            <text:p>-1,52561834995472</text:p>
          </table:table-cell>
          <table:table-cell office:value-type="float" office:value="1.5907638469594" calcext:value-type="float">
            <text:p>1,5907638469594</text:p>
          </table:table-cell>
          <table:table-cell office:value-type="float" office:value="0.40878820482847" calcext:value-type="float">
            <text:p>0,40878820482847</text:p>
          </table:table-cell>
          <table:table-cell office:value-type="float" office:value="-0.473933701833143" calcext:value-type="float">
            <text:p>-0,473933701833143</text:p>
          </table:table-cell>
          <table:table-cell/>
          <table:table-cell table:formula="of:=[.N10]*[.$H$4]" office:value-type="float" office:value="-0.12428312828663" calcext:value-type="float">
            <text:p>-0,12428312828663</text:p>
          </table:table-cell>
          <table:table-cell table:formula="of:=[.O10]*[.$H$4]" office:value-type="float" office:value="0.129590147674388" calcext:value-type="float">
            <text:p>0,129590147674388</text:p>
          </table:table-cell>
          <table:table-cell table:formula="of:=[.P10]*[.$H$4]" office:value-type="float" office:value="0.0333015638572162" calcext:value-type="float">
            <text:p>0,0333015638572162</text:p>
          </table:table-cell>
          <table:table-cell table:formula="of:=[.Q10]*[.$H$4]" office:value-type="float" office:value="-0.0386085832449736" calcext:value-type="float">
            <text:p>-0,0386085832449736</text:p>
          </table:table-cell>
          <table:table-cell/>
          <table:table-cell table:formula="of:=[.S10]+[.S25]+[.S40]+[.S55]" office:value-type="float" office:value="-0.0745059288537543" calcext:value-type="float">
            <text:p>-0,0745059288537543</text:p>
          </table:table-cell>
          <table:table-cell table:formula="of:=[.T10]+[.T25]+[.T40]+[.T55]" office:value-type="float" office:value="0.578590250329381" calcext:value-type="float">
            <text:p>0,578590250329381</text:p>
          </table:table-cell>
          <table:table-cell table:formula="of:=[.U10]+[.U25]+[.U40]+[.U55]" office:value-type="float" office:value="-0.311923583662715" calcext:value-type="float">
            <text:p>-0,311923583662715</text:p>
          </table:table-cell>
          <table:table-cell table:formula="of:=[.V10]+[.V25]+[.V40]+[.V55]" office:value-type="float" office:value="-0.192160737812912" calcext:value-type="float">
            <text:p>-0,192160737812912</text:p>
          </table:table-cell>
        </table:table-row>
        <table:table-row table:style-name="ro1">
          <table:table-cell table:number-columns-repeated="10"/>
          <table:table-cell office:value-type="float" office:value="0.466935435593944" calcext:value-type="float">
            <text:p>0,466935435593944</text:p>
          </table:table-cell>
          <table:table-cell office:value-type="float" office:value="0.389112862994954" calcext:value-type="float">
            <text:p>0,389112862994954</text:p>
          </table:table-cell>
          <table:table-cell/>
          <table:table-cell office:value-type="float" office:value="-1.37875959919678" calcext:value-type="float">
            <text:p>-1,37875959919678</text:p>
          </table:table-cell>
          <table:table-cell office:value-type="float" office:value="0.40878820482847" calcext:value-type="float">
            <text:p>0,40878820482847</text:p>
          </table:table-cell>
          <table:table-cell office:value-type="float" office:value="0.369437521161435" calcext:value-type="float">
            <text:p>0,369437521161435</text:p>
          </table:table-cell>
          <table:table-cell office:value-type="float" office:value="0.600533873206874" calcext:value-type="float">
            <text:p>0,600533873206874</text:p>
          </table:table-cell>
          <table:table-cell/>
          <table:table-cell table:formula="of:=[.N11]*[.$H$4]" office:value-type="float" office:value="-0.112319412091813" calcext:value-type="float">
            <text:p>-0,112319412091813</text:p>
          </table:table-cell>
          <table:table-cell table:formula="of:=[.O11]*[.$H$4]" office:value-type="float" office:value="0.0333015638572162" calcext:value-type="float">
            <text:p>0,0333015638572162</text:p>
          </table:table-cell>
          <table:table-cell table:formula="of:=[.P11]*[.$H$4]" office:value-type="float" office:value="0.0300958957643398" calcext:value-type="float">
            <text:p>0,0300958957643398</text:p>
          </table:table-cell>
          <table:table-cell table:formula="of:=[.Q11]*[.$H$4]" office:value-type="float" office:value="0.0489219524702571" calcext:value-type="float">
            <text:p>0,0489219524702571</text:p>
          </table:table-cell>
          <table:table-cell/>
          <table:table-cell table:formula="of:=[.S11]+[.S26]+[.S41]+[.S56]" office:value-type="float" office:value="-0.525494071146245" calcext:value-type="float">
            <text:p>-0,525494071146245</text:p>
          </table:table-cell>
          <table:table-cell table:formula="of:=[.T11]+[.T26]+[.T41]+[.T56]" office:value-type="float" office:value="-0.311923583662715" calcext:value-type="float">
            <text:p>-0,311923583662715</text:p>
          </table:table-cell>
          <table:table-cell table:formula="of:=[.U11]+[.U26]+[.U41]+[.U56]" office:value-type="float" office:value="0.911923583662714" calcext:value-type="float">
            <text:p>0,911923583662714</text:p>
          </table:table-cell>
          <table:table-cell table:formula="of:=[.V11]+[.V26]+[.V41]+[.V56]" office:value-type="float" office:value="-0.0745059288537542" calcext:value-type="float">
            <text:p>-0,0745059288537542</text:p>
          </table:table-cell>
        </table:table-row>
        <table:table-row table:style-name="ro1">
          <table:table-cell table:number-columns-repeated="10"/>
          <table:table-cell office:value-type="float" office:value="0.0759601028242386" calcext:value-type="float">
            <text:p>0,0759601028242386</text:p>
          </table:table-cell>
          <table:table-cell office:value-type="float" office:value="1.45218897457575" calcext:value-type="float">
            <text:p>1,45218897457575</text:p>
          </table:table-cell>
          <table:table-cell/>
          <table:table-cell office:value-type="float" office:value="-2.24122292647418" calcext:value-type="float">
            <text:p>-2,24122292647418</text:p>
          </table:table-cell>
          <table:table-cell office:value-type="float" office:value="-0.473933701833143" calcext:value-type="float">
            <text:p>-0,473933701833143</text:p>
          </table:table-cell>
          <table:table-cell office:value-type="float" office:value="0.600533873206874" calcext:value-type="float">
            <text:p>0,600533873206874</text:p>
          </table:table-cell>
          <table:table-cell office:value-type="float" office:value="2.11462275510045" calcext:value-type="float">
            <text:p>2,11462275510045</text:p>
          </table:table-cell>
          <table:table-cell/>
          <table:table-cell table:formula="of:=[.N12]*[.$H$4]" office:value-type="float" office:value="-0.182579212224469" calcext:value-type="float">
            <text:p>-0,182579212224469</text:p>
          </table:table-cell>
          <table:table-cell table:formula="of:=[.O12]*[.$H$4]" office:value-type="float" office:value="-0.0386085832449736" calcext:value-type="float">
            <text:p>-0,0386085832449736</text:p>
          </table:table-cell>
          <table:table-cell table:formula="of:=[.P12]*[.$H$4]" office:value-type="float" office:value="0.0489219524702571" calcext:value-type="float">
            <text:p>0,0489219524702571</text:p>
          </table:table-cell>
          <table:table-cell table:formula="of:=[.Q12]*[.$H$4]" office:value-type="float" office:value="0.172265842999186" calcext:value-type="float">
            <text:p>0,172265842999186</text:p>
          </table:table-cell>
          <table:table-cell/>
          <table:table-cell table:formula="of:=[.S12]+[.S27]+[.S42]+[.S57]" office:value-type="float" office:value="-0.256719367588934" calcext:value-type="float">
            <text:p>-0,256719367588934</text:p>
          </table:table-cell>
          <table:table-cell table:formula="of:=[.T12]+[.T27]+[.T42]+[.T57]" office:value-type="float" office:value="-0.192160737812912" calcext:value-type="float">
            <text:p>-0,192160737812912</text:p>
          </table:table-cell>
          <table:table-cell table:formula="of:=[.U12]+[.U27]+[.U42]+[.U57]" office:value-type="float" office:value="-0.0745059288537542" calcext:value-type="float">
            <text:p>-0,0745059288537542</text:p>
          </table:table-cell>
          <table:table-cell table:formula="of:=[.V12]+[.V27]+[.V42]+[.V57]" office:value-type="float" office:value="0.5233860342556" calcext:value-type="float">
            <text:p>0,5233860342556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eta</text:p>
          </table:table-cell>
          <table:table-cell table:number-columns-repeated="25"/>
        </table:table-row>
        <table:table-row table:style-name="ro1">
          <table:table-cell table:formula="of:=-1/SQRT(3)" office:value-type="float" office:value="-0.577350269189626" calcext:value-type="float">
            <text:p>-0,577350269189626</text:p>
          </table:table-cell>
          <table:table-cell table:formula="of:=1/SQRT(3)" office:value-type="float" office:value="0.577350269189626" calcext:value-type="float">
            <text:p>0,5773502691896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ordinates</text:p>
          </table:table-cell>
          <table:table-cell table:number-columns-repeated="3"/>
          <table:table-cell office:value-type="string" calcext:value-type="string">
            <text:p>jacobian</text:p>
          </table:table-cell>
          <table:table-cell table:number-columns-repeated="2"/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inversejacob</text:p>
          </table:table-cell>
          <table:table-cell table:number-columns-repeated="17"/>
        </table:table-row>
        <table:table-row table:style-name="ro1">
          <table:table-cell table:formula="of:=[.$A$4]" office:value-type="float" office:value="4.8" calcext:value-type="float">
            <text:p>4,8</text:p>
          </table:table-cell>
          <table:table-cell table:formula="of:=[.$B$4]" office:value-type="float" office:value="1.12" calcext:value-type="float">
            <text:p>1,12</text:p>
          </table:table-cell>
          <table:table-cell table:number-columns-repeated="2"/>
          <table:table-cell table:number-matrix-columns-spanned="2" table:number-matrix-rows-spanned="2" table:formula="of:=MMULT([.A24:.D25];[.A19:.B22])" office:value-type="float" office:value="0.3" calcext:value-type="float">
            <text:p>0,3</text:p>
          </table:table-cell>
          <table:table-cell office:value-type="float" office:value="-0.111547005383793" calcext:value-type="float">
            <text:p>-0,111547005383793</text:p>
          </table:table-cell>
          <table:table-cell/>
          <table:table-cell table:formula="of:=[.E19]*[.F20]-[.F19]*[.E20]" office:value-type="float" office:value="0.0814641016151378" calcext:value-type="float">
            <text:p>0,0814641016151378</text:p>
          </table:table-cell>
          <table:table-cell/>
          <table:table-cell table:formula="of:=1/[.H19]*[.F20]" office:value-type="float" office:value="3.33333333333333" calcext:value-type="float">
            <text:p>3,33333333333333</text:p>
          </table:table-cell>
          <table:table-cell table:formula="of:=-1/[.H19]*[.F19]" office:value-type="float" office:value="1.36927803992458" calcext:value-type="float">
            <text:p>1,36927803992458</text:p>
          </table:table-cell>
          <table:table-cell table:number-columns-repeated="16"/>
        </table:table-row>
        <table:table-row table:style-name="ro1">
          <table:table-cell table:formula="of:=[.$A$5]" office:value-type="float" office:value="5.4" calcext:value-type="float">
            <text:p>5,4</text:p>
          </table:table-cell>
          <table:table-cell table:formula="of:=[.$B$5]" office:value-type="float" office:value="0.96" calcext:value-type="float">
            <text:p>0,9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271547005383792" calcext:value-type="float">
            <text:p>0,271547005383792</text:p>
          </table:table-cell>
          <table:table-cell table:number-columns-repeated="3"/>
          <table:table-cell table:formula="of:=-1/[.H19]*[.E20]" office:value-type="float" office:value="-0" calcext:value-type="float">
            <text:p>0</text:p>
          </table:table-cell>
          <table:table-cell table:formula="of:=1/[.H19]*[.E19]" office:value-type="float" office:value="3.68260367514142" calcext:value-type="float">
            <text:p>3,68260367514142</text:p>
          </table:table-cell>
          <table:table-cell table:number-columns-repeated="16"/>
        </table:table-row>
        <table:table-row table:style-name="ro1">
          <table:table-cell table:formula="of:=[.$A$6]" office:value-type="float" office:value="5.4" calcext:value-type="float">
            <text:p>5,4</text:p>
          </table:table-cell>
          <table:table-cell table:formula="of:=[.$B$6]" office:value-type="float" office:value="1.44" calcext:value-type="float">
            <text:p>1,44</text:p>
          </table:table-cell>
          <table:table-cell table:number-columns-repeated="25"/>
        </table:table-row>
        <table:table-row table:style-name="ro1">
          <table:table-cell table:formula="of:=[.$A$7]" office:value-type="float" office:value="4.8" calcext:value-type="float">
            <text:p>4,8</text:p>
          </table:table-cell>
          <table:table-cell table:formula="of:=[.$B$7]" office:value-type="float" office:value="1.68" calcext:value-type="float">
            <text:p>1,6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radientmatrix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21"/>
        </table:table-row>
        <table:table-row table:style-name="ro1">
          <table:table-cell table:formula="of:=1/4*([.B17]-1)" office:value-type="float" office:value="-0.105662432702594" calcext:value-type="float">
            <text:p>-0,105662432702594</text:p>
          </table:table-cell>
          <table:table-cell table:formula="of:=1/4*(1-[.B17])" office:value-type="float" office:value="0.105662432702594" calcext:value-type="float">
            <text:p>0,105662432702594</text:p>
          </table:table-cell>
          <table:table-cell table:formula="of:=1/4*(1+[.B17])" office:value-type="float" office:value="0.394337567297406" calcext:value-type="float">
            <text:p>0,394337567297406</text:p>
          </table:table-cell>
          <table:table-cell table:formula="of:=-1/4*(1+[.B17])" office:value-type="float" office:value="-0.394337567297406" calcext:value-type="float">
            <text:p>-0,394337567297406</text:p>
          </table:table-cell>
          <table:table-cell/>
          <table:table-cell table:number-matrix-columns-spanned="4" table:number-matrix-rows-spanned="2" table:formula="of:=MMULT([.J19:.K20];[.A24:.D25])" office:value-type="float" office:value="-0.892165880226263" calcext:value-type="float">
            <text:p>-0,892165880226263</text:p>
          </table:table-cell>
          <table:table-cell office:value-type="float" office:value="0.207526860263975" calcext:value-type="float">
            <text:p>0,207526860263975</text:p>
          </table:table-cell>
          <table:table-cell office:value-type="float" office:value="1.45913980640269" calcext:value-type="float">
            <text:p>1,45913980640269</text:p>
          </table:table-cell>
          <table:table-cell office:value-type="float" office:value="-0.774500786440401" calcext:value-type="float">
            <text:p>-0,774500786440401</text:p>
          </table:table-cell>
          <table:table-cell/>
          <table:table-cell table:number-matrix-columns-spanned="2" table:number-matrix-rows-spanned="4" table:formula="of:=TRANSPOSE([.F24:.I25])" office:value-type="float" office:value="-0.892165880226263" calcext:value-type="float">
            <text:p>-0,892165880226263</text:p>
          </table:table-cell>
          <table:table-cell office:value-type="float" office:value="-1.45218897457575" calcext:value-type="float">
            <text:p>-1,45218897457575</text:p>
          </table:table-cell>
          <table:table-cell/>
          <table:table-cell table:number-matrix-columns-spanned="4" table:number-matrix-rows-spanned="4" table:formula="of:=MMULT([.K24:.L27];[.F24:.I25])" office:value-type="float" office:value="2.90481277571928" calcext:value-type="float">
            <text:p>2,90481277571928</text:p>
          </table:table-cell>
          <table:table-cell office:value-type="float" office:value="0.379917025548876" calcext:value-type="float">
            <text:p>0,379917025548876</text:p>
          </table:table-cell>
          <table:table-cell office:value-type="float" office:value="-1.86686015925931" calcext:value-type="float">
            <text:p>-1,86686015925931</text:p>
          </table:table-cell>
          <table:table-cell office:value-type="float" office:value="-1.41786964200885" calcext:value-type="float">
            <text:p>-1,41786964200885</text:p>
          </table:table-cell>
          <table:table-cell/>
          <table:table-cell table:formula="of:=[.N24]*[.$H$19]" office:value-type="float" office:value="0.236637963134146" calcext:value-type="float">
            <text:p>0,236637963134146</text:p>
          </table:table-cell>
          <table:table-cell table:formula="of:=[.O24]*[.$H$19]" office:value-type="float" office:value="0.0309495991746345" calcext:value-type="float">
            <text:p>0,0309495991746345</text:p>
          </table:table-cell>
          <table:table-cell table:formula="of:=[.P24]*[.$H$19]" office:value-type="float" office:value="-0.152082085715153" calcext:value-type="float">
            <text:p>-0,152082085715153</text:p>
          </table:table-cell>
          <table:table-cell table:formula="of:=[.Q24]*[.$H$19]" office:value-type="float" office:value="-0.115505476593628" calcext:value-type="float">
            <text:p>-0,115505476593628</text:p>
          </table:table-cell>
          <table:table-cell table:number-columns-repeated="5"/>
        </table:table-row>
        <table:table-row table:style-name="ro1">
          <table:table-cell table:formula="of:=1/4*([.A17]-1)" office:value-type="float" office:value="-0.394337567297406" calcext:value-type="float">
            <text:p>-0,394337567297406</text:p>
          </table:table-cell>
          <table:table-cell table:formula="of:=1/4*(-[.A17]-1)" office:value-type="float" office:value="-0.105662432702594" calcext:value-type="float">
            <text:p>-0,105662432702594</text:p>
          </table:table-cell>
          <table:table-cell table:formula="of:=1/4*(1+[.A17])" office:value-type="float" office:value="0.105662432702594" calcext:value-type="float">
            <text:p>0,105662432702594</text:p>
          </table:table-cell>
          <table:table-cell table:formula="of:=1/4*(1-[.A17])" office:value-type="float" office:value="0.394337567297406" calcext:value-type="float">
            <text:p>0,394337567297406</text:p>
          </table:table-cell>
          <table:table-cell/>
          <table:table-cell office:value-type="float" office:value="-1.45218897457575" calcext:value-type="float">
            <text:p>-1,45218897457575</text:p>
          </table:table-cell>
          <table:table-cell office:value-type="float" office:value="-0.389112862994954" calcext:value-type="float">
            <text:p>-0,389112862994954</text:p>
          </table:table-cell>
          <table:table-cell office:value-type="float" office:value="0.389112862994954" calcext:value-type="float">
            <text:p>0,389112862994954</text:p>
          </table:table-cell>
          <table:table-cell office:value-type="float" office:value="1.45218897457575" calcext:value-type="float">
            <text:p>1,45218897457575</text:p>
          </table:table-cell>
          <table:table-cell/>
          <table:table-cell office:value-type="float" office:value="0.207526860263975" calcext:value-type="float">
            <text:p>0,207526860263975</text:p>
          </table:table-cell>
          <table:table-cell office:value-type="float" office:value="-0.389112862994954" calcext:value-type="float">
            <text:p>-0,389112862994954</text:p>
          </table:table-cell>
          <table:table-cell/>
          <table:table-cell office:value-type="float" office:value="0.379917025548876" calcext:value-type="float">
            <text:p>0,379917025548876</text:p>
          </table:table-cell>
          <table:table-cell office:value-type="float" office:value="0.194476217879153" calcext:value-type="float">
            <text:p>0,194476217879153</text:p>
          </table:table-cell>
          <table:table-cell office:value-type="float" office:value="0.151401882560805" calcext:value-type="float">
            <text:p>0,151401882560805</text:p>
          </table:table-cell>
          <table:table-cell office:value-type="float" office:value="-0.725795125988833" calcext:value-type="float">
            <text:p>-0,725795125988833</text:p>
          </table:table-cell>
          <table:table-cell/>
          <table:table-cell table:formula="of:=[.N25]*[.$H$19]" office:value-type="float" office:value="0.0309495991746345" calcext:value-type="float">
            <text:p>0,0309495991746345</text:p>
          </table:table-cell>
          <table:table-cell table:formula="of:=[.O25]*[.$H$19]" office:value-type="float" office:value="0.015842830375035" calcext:value-type="float">
            <text:p>0,015842830375035</text:p>
          </table:table-cell>
          <table:table-cell table:formula="of:=[.P25]*[.$H$19]" office:value-type="float" office:value="0.0123338183456566" calcext:value-type="float">
            <text:p>0,0123338183456566</text:p>
          </table:table-cell>
          <table:table-cell table:formula="of:=[.Q25]*[.$H$19]" office:value-type="float" office:value="-0.0591262478953261" calcext:value-type="float">
            <text:p>-0,0591262478953261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.45913980640269" calcext:value-type="float">
            <text:p>1,45913980640269</text:p>
          </table:table-cell>
          <table:table-cell office:value-type="float" office:value="0.389112862994954" calcext:value-type="float">
            <text:p>0,389112862994954</text:p>
          </table:table-cell>
          <table:table-cell/>
          <table:table-cell office:value-type="float" office:value="-1.86686015925931" calcext:value-type="float">
            <text:p>-1,86686015925931</text:p>
          </table:table-cell>
          <table:table-cell office:value-type="float" office:value="0.151401882560805" calcext:value-type="float">
            <text:p>0,151401882560805</text:p>
          </table:table-cell>
          <table:table-cell office:value-type="float" office:value="2.28049779477701" calcext:value-type="float">
            <text:p>2,28049779477701</text:p>
          </table:table-cell>
          <table:table-cell office:value-type="float" office:value="-0.5650395180785" calcext:value-type="float">
            <text:p>-0,5650395180785</text:p>
          </table:table-cell>
          <table:table-cell/>
          <table:table-cell table:formula="of:=[.N26]*[.$H$19]" office:value-type="float" office:value="-0.152082085715153" calcext:value-type="float">
            <text:p>-0,152082085715153</text:p>
          </table:table-cell>
          <table:table-cell table:formula="of:=[.O26]*[.$H$19]" office:value-type="float" office:value="0.0123338183456566" calcext:value-type="float">
            <text:p>0,0123338183456566</text:p>
          </table:table-cell>
          <table:table-cell table:formula="of:=[.P26]*[.$H$19]" office:value-type="float" office:value="0.185778704086812" calcext:value-type="float">
            <text:p>0,185778704086812</text:p>
          </table:table-cell>
          <table:table-cell table:formula="of:=[.Q26]*[.$H$19]" office:value-type="float" office:value="-0.0460304367173154" calcext:value-type="float">
            <text:p>-0,0460304367173154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-0.774500786440401" calcext:value-type="float">
            <text:p>-0,774500786440401</text:p>
          </table:table-cell>
          <table:table-cell office:value-type="float" office:value="1.45218897457575" calcext:value-type="float">
            <text:p>1,45218897457575</text:p>
          </table:table-cell>
          <table:table-cell/>
          <table:table-cell office:value-type="float" office:value="-1.41786964200885" calcext:value-type="float">
            <text:p>-1,41786964200885</text:p>
          </table:table-cell>
          <table:table-cell office:value-type="float" office:value="-0.725795125988833" calcext:value-type="float">
            <text:p>-0,725795125988833</text:p>
          </table:table-cell>
          <table:table-cell office:value-type="float" office:value="-0.5650395180785" calcext:value-type="float">
            <text:p>-0,5650395180785</text:p>
          </table:table-cell>
          <table:table-cell office:value-type="float" office:value="2.70870428607618" calcext:value-type="float">
            <text:p>2,70870428607618</text:p>
          </table:table-cell>
          <table:table-cell/>
          <table:table-cell table:formula="of:=[.N27]*[.$H$19]" office:value-type="float" office:value="-0.115505476593628" calcext:value-type="float">
            <text:p>-0,115505476593628</text:p>
          </table:table-cell>
          <table:table-cell table:formula="of:=[.O27]*[.$H$19]" office:value-type="float" office:value="-0.0591262478953261" calcext:value-type="float">
            <text:p>-0,0591262478953261</text:p>
          </table:table-cell>
          <table:table-cell table:formula="of:=[.P27]*[.$H$19]" office:value-type="float" office:value="-0.0460304367173154" calcext:value-type="float">
            <text:p>-0,0460304367173154</text:p>
          </table:table-cell>
          <table:table-cell table:formula="of:=[.Q27]*[.$H$19]" office:value-type="float" office:value="0.220662161206269" calcext:value-type="float">
            <text:p>0,220662161206269</text:p>
          </table:table-cell>
          <table:table-cell table:number-columns-repeated="5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eta</text:p>
          </table:table-cell>
          <table:table-cell table:number-columns-repeated="25"/>
        </table:table-row>
        <table:table-row table:style-name="ro1">
          <table:table-cell table:formula="of:=1/SQRT(3)" office:value-type="float" office:value="0.577350269189626" calcext:value-type="float">
            <text:p>0,577350269189626</text:p>
          </table:table-cell>
          <table:table-cell table:formula="of:=-1/SQRT(3)" office:value-type="float" office:value="-0.577350269189626" calcext:value-type="float">
            <text:p>-0,5773502691896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ordinates</text:p>
          </table:table-cell>
          <table:table-cell table:number-columns-repeated="3"/>
          <table:table-cell office:value-type="string" calcext:value-type="string">
            <text:p>jacobian</text:p>
          </table:table-cell>
          <table:table-cell table:number-columns-repeated="2"/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inversejacob</text:p>
          </table:table-cell>
          <table:table-cell table:number-columns-repeated="17"/>
        </table:table-row>
        <table:table-row table:style-name="ro1">
          <table:table-cell table:formula="of:=[.$A$4]" office:value-type="float" office:value="4.8" calcext:value-type="float">
            <text:p>4,8</text:p>
          </table:table-cell>
          <table:table-cell table:formula="of:=[.$B$4]" office:value-type="float" office:value="1.12" calcext:value-type="float">
            <text:p>1,12</text:p>
          </table:table-cell>
          <table:table-cell table:number-columns-repeated="2"/>
          <table:table-cell table:number-matrix-columns-spanned="2" table:number-matrix-rows-spanned="2" table:formula="of:=MMULT([.A39:.D40];[.A34:.B37])" office:value-type="float" office:value="0.3" calcext:value-type="float">
            <text:p>0,3</text:p>
          </table:table-cell>
          <table:table-cell office:value-type="float" office:value="-0.0884529946162075" calcext:value-type="float">
            <text:p>-0,0884529946162075</text:p>
          </table:table-cell>
          <table:table-cell/>
          <table:table-cell table:formula="of:=[.E34]*[.F35]-[.F34]*[.E35]" office:value-type="float" office:value="0.0745358983848623" calcext:value-type="float">
            <text:p>0,0745358983848623</text:p>
          </table:table-cell>
          <table:table-cell/>
          <table:table-cell table:formula="of:=1/[.H34]*[.F35]" office:value-type="float" office:value="3.33333333333333" calcext:value-type="float">
            <text:p>3,33333333333333</text:p>
          </table:table-cell>
          <table:table-cell table:formula="of:=-1/[.H34]*[.F34]" office:value-type="float" office:value="1.18671668998319" calcext:value-type="float">
            <text:p>1,18671668998319</text:p>
          </table:table-cell>
          <table:table-cell table:number-columns-repeated="16"/>
        </table:table-row>
        <table:table-row table:style-name="ro1">
          <table:table-cell table:formula="of:=[.$A$5]" office:value-type="float" office:value="5.4" calcext:value-type="float">
            <text:p>5,4</text:p>
          </table:table-cell>
          <table:table-cell table:formula="of:=[.$B$5]" office:value-type="float" office:value="0.96" calcext:value-type="float">
            <text:p>0,9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248452994616207" calcext:value-type="float">
            <text:p>0,248452994616207</text:p>
          </table:table-cell>
          <table:table-cell table:number-columns-repeated="3"/>
          <table:table-cell table:formula="of:=-1/[.H34]*[.E35]" office:value-type="float" office:value="-0" calcext:value-type="float">
            <text:p>0</text:p>
          </table:table-cell>
          <table:table-cell table:formula="of:=1/[.H34]*[.E34]" office:value-type="float" office:value="4.02490620628151" calcext:value-type="float">
            <text:p>4,02490620628151</text:p>
          </table:table-cell>
          <table:table-cell table:number-columns-repeated="16"/>
        </table:table-row>
        <table:table-row table:style-name="ro1">
          <table:table-cell table:formula="of:=[.$A$6]" office:value-type="float" office:value="5.4" calcext:value-type="float">
            <text:p>5,4</text:p>
          </table:table-cell>
          <table:table-cell table:formula="of:=[.$B$6]" office:value-type="float" office:value="1.44" calcext:value-type="float">
            <text:p>1,44</text:p>
          </table:table-cell>
          <table:table-cell table:number-columns-repeated="25"/>
        </table:table-row>
        <table:table-row table:style-name="ro1">
          <table:table-cell table:formula="of:=[.$A$7]" office:value-type="float" office:value="4.8" calcext:value-type="float">
            <text:p>4,8</text:p>
          </table:table-cell>
          <table:table-cell table:formula="of:=[.$B$7]" office:value-type="float" office:value="1.68" calcext:value-type="float">
            <text:p>1,6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radientmatrix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21"/>
        </table:table-row>
        <table:table-row table:style-name="ro1">
          <table:table-cell table:formula="of:=1/4*([.B32]-1)" office:value-type="float" office:value="-0.394337567297406" calcext:value-type="float">
            <text:p>-0,394337567297406</text:p>
          </table:table-cell>
          <table:table-cell table:formula="of:=1/4*(1-[.B32])" office:value-type="float" office:value="0.394337567297406" calcext:value-type="float">
            <text:p>0,394337567297406</text:p>
          </table:table-cell>
          <table:table-cell table:formula="of:=1/4*(1+[.B32])" office:value-type="float" office:value="0.105662432702594" calcext:value-type="float">
            <text:p>0,105662432702594</text:p>
          </table:table-cell>
          <table:table-cell table:formula="of:=-1/4*(1+[.B32])" office:value-type="float" office:value="-0.105662432702594" calcext:value-type="float">
            <text:p>-0,105662432702594</text:p>
          </table:table-cell>
          <table:table-cell/>
          <table:table-cell table:number-matrix-columns-spanned="4" table:number-matrix-rows-spanned="2" table:formula="of:=MMULT([.J34:.K35];[.A39:.D40])" office:value-type="float" office:value="-1.43984993005041" calcext:value-type="float">
            <text:p>-1,43984993005041</text:p>
          </table:table-cell>
          <table:table-cell office:value-type="float" office:value="0.846491585058817" calcext:value-type="float">
            <text:p>0,846491585058817</text:p>
          </table:table-cell>
          <table:table-cell office:value-type="float" office:value="0.820175081607848" calcext:value-type="float">
            <text:p>0,820175081607848</text:p>
          </table:table-cell>
          <table:table-cell office:value-type="float" office:value="-0.226816736616251" calcext:value-type="float">
            <text:p>-0,226816736616251</text:p>
          </table:table-cell>
          <table:table-cell/>
          <table:table-cell table:number-matrix-columns-spanned="2" table:number-matrix-rows-spanned="4" table:formula="of:=TRANSPOSE([.F39:.I40])" office:value-type="float" office:value="-1.43984993005041" calcext:value-type="float">
            <text:p>-1,43984993005041</text:p>
          </table:table-cell>
          <table:table-cell office:value-type="float" office:value="-0.425281381155471" calcext:value-type="float">
            <text:p>-0,425281381155471</text:p>
          </table:table-cell>
          <table:table-cell/>
          <table:table-cell table:number-matrix-columns-spanned="4" table:number-matrix-rows-spanned="4" table:formula="of:=MMULT([.K39:.L42];[.F39:.I40])" office:value-type="float" office:value="2.25403207422369" calcext:value-type="float">
            <text:p>2,25403207422369</text:p>
          </table:table-cell>
          <table:table-cell office:value-type="float" office:value="-0.543826267478392" calcext:value-type="float">
            <text:p>-0,543826267478392</text:p>
          </table:table-cell>
          <table:table-cell office:value-type="float" office:value="-1.85592361593896" calcext:value-type="float">
            <text:p>-1,85592361593896</text:p>
          </table:table-cell>
          <table:table-cell office:value-type="float" office:value="0.145717809193667" calcext:value-type="float">
            <text:p>0,145717809193667</text:p>
          </table:table-cell>
          <table:table-cell/>
          <table:table-cell table:formula="of:=[.N39]*[.$H$34]" office:value-type="float" office:value="0.168006305640557" calcext:value-type="float">
            <text:p>0,168006305640557</text:p>
          </table:table-cell>
          <table:table-cell table:formula="of:=[.O39]*[.$H$34]" office:value-type="float" office:value="-0.0405345794117884" calcext:value-type="float">
            <text:p>-0,0405345794117884</text:p>
          </table:table-cell>
          <table:table-cell table:formula="of:=[.P39]*[.$H$34]" office:value-type="float" office:value="-0.138332934047693" calcext:value-type="float">
            <text:p>-0,138332934047693</text:p>
          </table:table-cell>
          <table:table-cell table:formula="of:=[.Q39]*[.$H$34]" office:value-type="float" office:value="0.0108612078189239" calcext:value-type="float">
            <text:p>0,0108612078189239</text:p>
          </table:table-cell>
          <table:table-cell table:number-columns-repeated="5"/>
        </table:table-row>
        <table:table-row table:style-name="ro1">
          <table:table-cell table:formula="of:=1/4*([.A32]-1)" office:value-type="float" office:value="-0.105662432702594" calcext:value-type="float">
            <text:p>-0,105662432702594</text:p>
          </table:table-cell>
          <table:table-cell table:formula="of:=1/4*(-[.A32]-1)" office:value-type="float" office:value="-0.394337567297406" calcext:value-type="float">
            <text:p>-0,394337567297406</text:p>
          </table:table-cell>
          <table:table-cell table:formula="of:=1/4*(1+[.A32])" office:value-type="float" office:value="0.394337567297406" calcext:value-type="float">
            <text:p>0,394337567297406</text:p>
          </table:table-cell>
          <table:table-cell table:formula="of:=1/4*(1-[.A32])" office:value-type="float" office:value="0.105662432702594" calcext:value-type="float">
            <text:p>0,105662432702594</text:p>
          </table:table-cell>
          <table:table-cell/>
          <table:table-cell office:value-type="float" office:value="-0.425281381155471" calcext:value-type="float">
            <text:p>-0,425281381155471</text:p>
          </table:table-cell>
          <table:table-cell office:value-type="float" office:value="-1.58717172198528" calcext:value-type="float">
            <text:p>-1,58717172198528</text:p>
          </table:table-cell>
          <table:table-cell office:value-type="float" office:value="1.58717172198528" calcext:value-type="float">
            <text:p>1,58717172198528</text:p>
          </table:table-cell>
          <table:table-cell office:value-type="float" office:value="0.425281381155471" calcext:value-type="float">
            <text:p>0,425281381155471</text:p>
          </table:table-cell>
          <table:table-cell/>
          <table:table-cell office:value-type="float" office:value="0.846491585058817" calcext:value-type="float">
            <text:p>0,846491585058817</text:p>
          </table:table-cell>
          <table:table-cell office:value-type="float" office:value="-1.58717172198528" calcext:value-type="float">
            <text:p>-1,58717172198528</text:p>
          </table:table-cell>
          <table:table-cell/>
          <table:table-cell office:value-type="float" office:value="-0.543826267478392" calcext:value-type="float">
            <text:p>-0,543826267478392</text:p>
          </table:table-cell>
          <table:table-cell office:value-type="float" office:value="3.23566207864512" calcext:value-type="float">
            <text:p>3,23566207864512</text:p>
          </table:table-cell>
          <table:table-cell office:value-type="float" office:value="-1.82484277021376" calcext:value-type="float">
            <text:p>-1,82484277021376</text:p>
          </table:table-cell>
          <table:table-cell office:value-type="float" office:value="-0.866993040952968" calcext:value-type="float">
            <text:p>-0,866993040952968</text:p>
          </table:table-cell>
          <table:table-cell/>
          <table:table-cell table:formula="of:=[.N40]*[.$H$34]" office:value-type="float" office:value="-0.0405345794117884" calcext:value-type="float">
            <text:p>-0,0405345794117884</text:p>
          </table:table-cell>
          <table:table-cell table:formula="of:=[.O40]*[.$H$34]" office:value-type="float" office:value="0.241172979901645" calcext:value-type="float">
            <text:p>0,241172979901645</text:p>
          </table:table-cell>
          <table:table-cell table:formula="of:=[.P40]*[.$H$34]" office:value-type="float" office:value="-0.136016295289004" calcext:value-type="float">
            <text:p>-0,136016295289004</text:p>
          </table:table-cell>
          <table:table-cell table:formula="of:=[.Q40]*[.$H$34]" office:value-type="float" office:value="-0.0646221052008532" calcext:value-type="float">
            <text:p>-0,0646221052008532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820175081607848" calcext:value-type="float">
            <text:p>0,820175081607848</text:p>
          </table:table-cell>
          <table:table-cell office:value-type="float" office:value="1.58717172198528" calcext:value-type="float">
            <text:p>1,58717172198528</text:p>
          </table:table-cell>
          <table:table-cell/>
          <table:table-cell office:value-type="float" office:value="-1.85592361593896" calcext:value-type="float">
            <text:p>-1,85592361593896</text:p>
          </table:table-cell>
          <table:table-cell office:value-type="float" office:value="-1.82484277021376" calcext:value-type="float">
            <text:p>-1,82484277021376</text:p>
          </table:table-cell>
          <table:table-cell office:value-type="float" office:value="3.19180123956017" calcext:value-type="float">
            <text:p>3,19180123956017</text:p>
          </table:table-cell>
          <table:table-cell office:value-type="float" office:value="0.48896514659255" calcext:value-type="float">
            <text:p>0,48896514659255</text:p>
          </table:table-cell>
          <table:table-cell/>
          <table:table-cell table:formula="of:=[.N41]*[.$H$34]" office:value-type="float" office:value="-0.138332934047693" calcext:value-type="float">
            <text:p>-0,138332934047693</text:p>
          </table:table-cell>
          <table:table-cell table:formula="of:=[.O41]*[.$H$34]" office:value-type="float" office:value="-0.136016295289004" calcext:value-type="float">
            <text:p>-0,136016295289004</text:p>
          </table:table-cell>
          <table:table-cell table:formula="of:=[.P41]*[.$H$34]" office:value-type="float" office:value="0.237903772856535" calcext:value-type="float">
            <text:p>0,237903772856535</text:p>
          </table:table-cell>
          <table:table-cell table:formula="of:=[.Q41]*[.$H$34]" office:value-type="float" office:value="0.0364454564801616" calcext:value-type="float">
            <text:p>0,036445456480161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-0.226816736616251" calcext:value-type="float">
            <text:p>-0,226816736616251</text:p>
          </table:table-cell>
          <table:table-cell office:value-type="float" office:value="0.425281381155471" calcext:value-type="float">
            <text:p>0,425281381155471</text:p>
          </table:table-cell>
          <table:table-cell/>
          <table:table-cell office:value-type="float" office:value="0.145717809193667" calcext:value-type="float">
            <text:p>0,145717809193667</text:p>
          </table:table-cell>
          <table:table-cell office:value-type="float" office:value="-0.866993040952968" calcext:value-type="float">
            <text:p>-0,866993040952968</text:p>
          </table:table-cell>
          <table:table-cell office:value-type="float" office:value="0.48896514659255" calcext:value-type="float">
            <text:p>0,48896514659255</text:p>
          </table:table-cell>
          <table:table-cell office:value-type="float" office:value="0.232310085166751" calcext:value-type="float">
            <text:p>0,232310085166751</text:p>
          </table:table-cell>
          <table:table-cell/>
          <table:table-cell table:formula="of:=[.N42]*[.$H$34]" office:value-type="float" office:value="0.0108612078189239" calcext:value-type="float">
            <text:p>0,0108612078189239</text:p>
          </table:table-cell>
          <table:table-cell table:formula="of:=[.O42]*[.$H$34]" office:value-type="float" office:value="-0.0646221052008532" calcext:value-type="float">
            <text:p>-0,0646221052008532</text:p>
          </table:table-cell>
          <table:table-cell table:formula="of:=[.P42]*[.$H$34]" office:value-type="float" office:value="0.0364454564801616" calcext:value-type="float">
            <text:p>0,0364454564801616</text:p>
          </table:table-cell>
          <table:table-cell table:formula="of:=[.Q42]*[.$H$34]" office:value-type="float" office:value="0.0173154409017677" calcext:value-type="float">
            <text:p>0,0173154409017677</text:p>
          </table:table-cell>
          <table:table-cell table:number-columns-repeated="5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eta</text:p>
          </table:table-cell>
          <table:table-cell table:number-columns-repeated="25"/>
        </table:table-row>
        <table:table-row table:style-name="ro1">
          <table:table-cell table:formula="of:=1/SQRT(3)" office:value-type="float" office:value="0.577350269189626" calcext:value-type="float">
            <text:p>0,577350269189626</text:p>
          </table:table-cell>
          <table:table-cell table:formula="of:=1/SQRT(3)" office:value-type="float" office:value="0.577350269189626" calcext:value-type="float">
            <text:p>0,5773502691896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ordinates</text:p>
          </table:table-cell>
          <table:table-cell table:number-columns-repeated="3"/>
          <table:table-cell office:value-type="string" calcext:value-type="string">
            <text:p>jacobian</text:p>
          </table:table-cell>
          <table:table-cell table:number-columns-repeated="2"/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inversejacob</text:p>
          </table:table-cell>
          <table:table-cell table:number-columns-repeated="17"/>
        </table:table-row>
        <table:table-row table:style-name="ro1">
          <table:table-cell table:formula="of:=[.$A$4]" office:value-type="float" office:value="4.8" calcext:value-type="float">
            <text:p>4,8</text:p>
          </table:table-cell>
          <table:table-cell table:formula="of:=[.$B$4]" office:value-type="float" office:value="1.12" calcext:value-type="float">
            <text:p>1,12</text:p>
          </table:table-cell>
          <table:table-cell table:number-columns-repeated="2"/>
          <table:table-cell table:number-matrix-columns-spanned="2" table:number-matrix-rows-spanned="2" table:formula="of:=MMULT([.A54:.D55];[.A49:.B52])" office:value-type="float" office:value="0.3" calcext:value-type="float">
            <text:p>0,3</text:p>
          </table:table-cell>
          <table:table-cell office:value-type="float" office:value="-0.111547005383793" calcext:value-type="float">
            <text:p>-0,111547005383793</text:p>
          </table:table-cell>
          <table:table-cell/>
          <table:table-cell table:formula="of:=[.E49]*[.F50]-[.F49]*[.E50]" office:value-type="float" office:value="0.0745358983848623" calcext:value-type="float">
            <text:p>0,0745358983848623</text:p>
          </table:table-cell>
          <table:table-cell/>
          <table:table-cell table:formula="of:=1/[.H49]*[.F50]" office:value-type="float" office:value="3.33333333333333" calcext:value-type="float">
            <text:p>3,33333333333333</text:p>
          </table:table-cell>
          <table:table-cell table:formula="of:=-1/[.H49]*[.F49]" office:value-type="float" office:value="1.49655411420448" calcext:value-type="float">
            <text:p>1,49655411420448</text:p>
          </table:table-cell>
          <table:table-cell table:number-columns-repeated="16"/>
        </table:table-row>
        <table:table-row table:style-name="ro1">
          <table:table-cell table:formula="of:=[.$A$5]" office:value-type="float" office:value="5.4" calcext:value-type="float">
            <text:p>5,4</text:p>
          </table:table-cell>
          <table:table-cell table:formula="of:=[.$B$5]" office:value-type="float" office:value="0.96" calcext:value-type="float">
            <text:p>0,9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248452994616207" calcext:value-type="float">
            <text:p>0,248452994616207</text:p>
          </table:table-cell>
          <table:table-cell table:number-columns-repeated="3"/>
          <table:table-cell table:formula="of:=-1/[.H49]*[.E50]" office:value-type="float" office:value="-0" calcext:value-type="float">
            <text:p>0</text:p>
          </table:table-cell>
          <table:table-cell table:formula="of:=1/[.H49]*[.E49]" office:value-type="float" office:value="4.02490620628151" calcext:value-type="float">
            <text:p>4,02490620628151</text:p>
          </table:table-cell>
          <table:table-cell table:number-columns-repeated="16"/>
        </table:table-row>
        <table:table-row table:style-name="ro1">
          <table:table-cell table:formula="of:=[.$A$6]" office:value-type="float" office:value="5.4" calcext:value-type="float">
            <text:p>5,4</text:p>
          </table:table-cell>
          <table:table-cell table:formula="of:=[.$B$6]" office:value-type="float" office:value="1.44" calcext:value-type="float">
            <text:p>1,44</text:p>
          </table:table-cell>
          <table:table-cell table:number-columns-repeated="25"/>
        </table:table-row>
        <table:table-row table:style-name="ro1">
          <table:table-cell table:formula="of:=[.$A$7]" office:value-type="float" office:value="4.8" calcext:value-type="float">
            <text:p>4,8</text:p>
          </table:table-cell>
          <table:table-cell table:formula="of:=[.$B$7]" office:value-type="float" office:value="1.68" calcext:value-type="float">
            <text:p>1,6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radientmatrix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21"/>
        </table:table-row>
        <table:table-row table:style-name="ro1">
          <table:table-cell table:formula="of:=1/4*([.B47]-1)" office:value-type="float" office:value="-0.105662432702594" calcext:value-type="float">
            <text:p>-0,105662432702594</text:p>
          </table:table-cell>
          <table:table-cell table:formula="of:=1/4*(1-[.B47])" office:value-type="float" office:value="0.105662432702594" calcext:value-type="float">
            <text:p>0,105662432702594</text:p>
          </table:table-cell>
          <table:table-cell table:formula="of:=1/4*(1+[.B47])" office:value-type="float" office:value="0.394337567297406" calcext:value-type="float">
            <text:p>0,394337567297406</text:p>
          </table:table-cell>
          <table:table-cell table:formula="of:=-1/4*(1+[.B47])" office:value-type="float" office:value="-0.394337567297406" calcext:value-type="float">
            <text:p>-0,394337567297406</text:p>
          </table:table-cell>
          <table:table-cell/>
          <table:table-cell table:number-matrix-columns-spanned="4" table:number-matrix-rows-spanned="2" table:formula="of:=MMULT([.J49:.K50];[.A54:.D55])" office:value-type="float" office:value="-0.510337657386565" calcext:value-type="float">
            <text:p>-0,510337657386565</text:p>
          </table:table-cell>
          <table:table-cell office:value-type="float" office:value="-0.237939399715674" calcext:value-type="float">
            <text:p>-0,237939399715674</text:p>
          </table:table-cell>
          <table:table-cell office:value-type="float" office:value="1.90460606638234" calcext:value-type="float">
            <text:p>1,90460606638234</text:p>
          </table:table-cell>
          <table:table-cell office:value-type="float" office:value="-1.1563290092801" calcext:value-type="float">
            <text:p>-1,1563290092801</text:p>
          </table:table-cell>
          <table:table-cell/>
          <table:table-cell table:number-matrix-columns-spanned="2" table:number-matrix-rows-spanned="4" table:formula="of:=TRANSPOSE([.F54:.I55])" office:value-type="float" office:value="-0.510337657386565" calcext:value-type="float">
            <text:p>-0,510337657386565</text:p>
          </table:table-cell>
          <table:table-cell office:value-type="float" office:value="-0.425281381155471" calcext:value-type="float">
            <text:p>-0,425281381155471</text:p>
          </table:table-cell>
          <table:table-cell/>
          <table:table-cell table:number-matrix-columns-spanned="4" table:number-matrix-rows-spanned="4" table:formula="of:=MMULT([.K54:.L57];[.F54:.I55])" office:value-type="float" office:value="0.441308777704312" calcext:value-type="float">
            <text:p>0,441308777704312</text:p>
          </table:table-cell>
          <table:table-cell office:value-type="float" office:value="0.796424017907672" calcext:value-type="float">
            <text:p>0,796424017907672</text:p>
          </table:table-cell>
          <table:table-cell office:value-type="float" office:value="-1.64698678021861" calcext:value-type="float">
            <text:p>-1,64698678021861</text:p>
          </table:table-cell>
          <table:table-cell office:value-type="float" office:value="0.409253984606628" calcext:value-type="float">
            <text:p>0,409253984606628</text:p>
          </table:table-cell>
          <table:table-cell/>
          <table:table-cell table:formula="of:=[.N54]*[.$H$49]" office:value-type="float" office:value="0.0328933462113164" calcext:value-type="float">
            <text:p>0,0328933462113164</text:p>
          </table:table-cell>
          <table:table-cell table:formula="of:=[.O54]*[.$H$49]" office:value-type="float" office:value="0.05936217967003" calcext:value-type="float">
            <text:p>0,05936217967003</text:p>
          </table:table-cell>
          <table:table-cell table:formula="of:=[.P54]*[.$H$49]" office:value-type="float" office:value="-0.122759639291586" calcext:value-type="float">
            <text:p>-0,122759639291586</text:p>
          </table:table-cell>
          <table:table-cell table:formula="of:=[.Q54]*[.$H$49]" office:value-type="float" office:value="0.0305041134102397" calcext:value-type="float">
            <text:p>0,0305041134102397</text:p>
          </table:table-cell>
          <table:table-cell table:number-columns-repeated="5"/>
        </table:table-row>
        <table:table-row table:style-name="ro1">
          <table:table-cell table:formula="of:=1/4*([.A47]-1)" office:value-type="float" office:value="-0.105662432702594" calcext:value-type="float">
            <text:p>-0,105662432702594</text:p>
          </table:table-cell>
          <table:table-cell table:formula="of:=1/4*(-[.A47]-1)" office:value-type="float" office:value="-0.394337567297406" calcext:value-type="float">
            <text:p>-0,394337567297406</text:p>
          </table:table-cell>
          <table:table-cell table:formula="of:=1/4*(1+[.A47])" office:value-type="float" office:value="0.394337567297406" calcext:value-type="float">
            <text:p>0,394337567297406</text:p>
          </table:table-cell>
          <table:table-cell table:formula="of:=1/4*(1-[.A47])" office:value-type="float" office:value="0.105662432702594" calcext:value-type="float">
            <text:p>0,105662432702594</text:p>
          </table:table-cell>
          <table:table-cell/>
          <table:table-cell office:value-type="float" office:value="-0.425281381155471" calcext:value-type="float">
            <text:p>-0,425281381155471</text:p>
          </table:table-cell>
          <table:table-cell office:value-type="float" office:value="-1.58717172198528" calcext:value-type="float">
            <text:p>-1,58717172198528</text:p>
          </table:table-cell>
          <table:table-cell office:value-type="float" office:value="1.58717172198528" calcext:value-type="float">
            <text:p>1,58717172198528</text:p>
          </table:table-cell>
          <table:table-cell office:value-type="float" office:value="0.425281381155471" calcext:value-type="float">
            <text:p>0,425281381155471</text:p>
          </table:table-cell>
          <table:table-cell/>
          <table:table-cell office:value-type="float" office:value="-0.237939399715674" calcext:value-type="float">
            <text:p>-0,237939399715674</text:p>
          </table:table-cell>
          <table:table-cell office:value-type="float" office:value="-1.58717172198528" calcext:value-type="float">
            <text:p>-1,58717172198528</text:p>
          </table:table-cell>
          <table:table-cell/>
          <table:table-cell office:value-type="float" office:value="0.796424017907672" calcext:value-type="float">
            <text:p>0,796424017907672</text:p>
          </table:table-cell>
          <table:table-cell office:value-type="float" office:value="2.57572923300679" calcext:value-type="float">
            <text:p>2,57572923300679</text:p>
          </table:table-cell>
          <table:table-cell office:value-type="float" office:value="-2.97229489919958" calcext:value-type="float">
            <text:p>-2,97229489919958</text:p>
          </table:table-cell>
          <table:table-cell office:value-type="float" office:value="-0.399858351714883" calcext:value-type="float">
            <text:p>-0,399858351714883</text:p>
          </table:table-cell>
          <table:table-cell/>
          <table:table-cell table:formula="of:=[.N55]*[.$H$49]" office:value-type="float" office:value="0.05936217967003" calcext:value-type="float">
            <text:p>0,05936217967003</text:p>
          </table:table-cell>
          <table:table-cell table:formula="of:=[.O55]*[.$H$49]" office:value-type="float" office:value="0.191984292378313" calcext:value-type="float">
            <text:p>0,191984292378313</text:p>
          </table:table-cell>
          <table:table-cell table:formula="of:=[.P55]*[.$H$49]" office:value-type="float" office:value="-0.221542670576584" calcext:value-type="float">
            <text:p>-0,221542670576584</text:p>
          </table:table-cell>
          <table:table-cell table:formula="of:=[.Q55]*[.$H$49]" office:value-type="float" office:value="-0.029803801471759" calcext:value-type="float">
            <text:p>-0,02980380147175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.90460606638234" calcext:value-type="float">
            <text:p>1,90460606638234</text:p>
          </table:table-cell>
          <table:table-cell office:value-type="float" office:value="1.58717172198528" calcext:value-type="float">
            <text:p>1,58717172198528</text:p>
          </table:table-cell>
          <table:table-cell/>
          <table:table-cell office:value-type="float" office:value="-1.64698678021861" calcext:value-type="float">
            <text:p>-1,64698678021861</text:p>
          </table:table-cell>
          <table:table-cell office:value-type="float" office:value="-2.97229489919958" calcext:value-type="float">
            <text:p>-2,97229489919958</text:p>
          </table:table-cell>
          <table:table-cell office:value-type="float" office:value="6.14663834317014" calcext:value-type="float">
            <text:p>6,14663834317014</text:p>
          </table:table-cell>
          <table:table-cell office:value-type="float" office:value="-1.52735666375195" calcext:value-type="float">
            <text:p>-1,52735666375195</text:p>
          </table:table-cell>
          <table:table-cell/>
          <table:table-cell table:formula="of:=[.N56]*[.$H$49]" office:value-type="float" office:value="-0.122759639291586" calcext:value-type="float">
            <text:p>-0,122759639291586</text:p>
          </table:table-cell>
          <table:table-cell table:formula="of:=[.O56]*[.$H$49]" office:value-type="float" office:value="-0.221542670576584" calcext:value-type="float">
            <text:p>-0,221542670576584</text:p>
          </table:table-cell>
          <table:table-cell table:formula="of:=[.P56]*[.$H$49]" office:value-type="float" office:value="0.458145210955028" calcext:value-type="float">
            <text:p>0,458145210955028</text:p>
          </table:table-cell>
          <table:table-cell table:formula="of:=[.Q56]*[.$H$49]" office:value-type="float" office:value="-0.113842901086858" calcext:value-type="float">
            <text:p>-0,11384290108685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-1.1563290092801" calcext:value-type="float">
            <text:p>-1,1563290092801</text:p>
          </table:table-cell>
          <table:table-cell office:value-type="float" office:value="0.425281381155471" calcext:value-type="float">
            <text:p>0,425281381155471</text:p>
          </table:table-cell>
          <table:table-cell/>
          <table:table-cell office:value-type="float" office:value="0.409253984606628" calcext:value-type="float">
            <text:p>0,409253984606628</text:p>
          </table:table-cell>
          <table:table-cell office:value-type="float" office:value="-0.399858351714883" calcext:value-type="float">
            <text:p>-0,399858351714883</text:p>
          </table:table-cell>
          <table:table-cell office:value-type="float" office:value="-1.52735666375195" calcext:value-type="float">
            <text:p>-1,52735666375195</text:p>
          </table:table-cell>
          <table:table-cell office:value-type="float" office:value="1.5179610308602" calcext:value-type="float">
            <text:p>1,5179610308602</text:p>
          </table:table-cell>
          <table:table-cell/>
          <table:table-cell table:formula="of:=[.N57]*[.$H$49]" office:value-type="float" office:value="0.0305041134102397" calcext:value-type="float">
            <text:p>0,0305041134102397</text:p>
          </table:table-cell>
          <table:table-cell table:formula="of:=[.O57]*[.$H$49]" office:value-type="float" office:value="-0.029803801471759" calcext:value-type="float">
            <text:p>-0,029803801471759</text:p>
          </table:table-cell>
          <table:table-cell table:formula="of:=[.P57]*[.$H$49]" office:value-type="float" office:value="-0.113842901086858" calcext:value-type="float">
            <text:p>-0,113842901086858</text:p>
          </table:table-cell>
          <table:table-cell table:formula="of:=[.Q57]*[.$H$49]" office:value-type="float" office:value="0.113142589148377" calcext:value-type="float">
            <text:p>0,113142589148377</text:p>
          </table:table-cell>
          <table:table-cell table:number-columns-repeated="5"/>
        </table:table-row>
      </table:table>
      <table:table table:name="Sheet10" table:style-name="ta1">
        <table:table-column table:style-name="co5" table:number-columns-repeated="16384" table:default-cell-style-name="Default"/>
        <table:table-row table:style-name="ro6">
          <table:table-cell office:value-type="string" calcext:value-type="string">
            <text:p>0.694444</text:p>
          </table:table-cell>
          <table:table-cell office:value-type="string" calcext:value-type="string">
            <text:p>-0.31944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-0.0277778</text:p>
          </table:table-cell>
          <table:table-cell office:value-type="string" calcext:value-type="string">
            <text:p>-0.347222</text:p>
          </table:table-cell>
          <table:table-cell table:number-columns-repeated="78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office:value-type="string" calcext:value-type="string">
            <text:p>-0.319444</text:p>
          </table:table-cell>
          <table:table-cell office:value-type="string" calcext:value-type="string">
            <text:p>1.38889</text:p>
          </table:table-cell>
          <table:table-cell office:value-type="string" calcext:value-type="string">
            <text:p>-0.31944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47222</text:p>
          </table:table-cell>
          <table:table-cell office:value-type="string" calcext:value-type="string">
            <text:p>-0.0555556</text:p>
          </table:table-cell>
          <table:table-cell office:value-type="string" calcext:value-type="string">
            <text:p>-0.347222</text:p>
          </table:table-cell>
          <table:table-cell table:number-columns-repeated="77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-0.319444</text:p>
          </table:table-cell>
          <table:table-cell office:value-type="string" calcext:value-type="string">
            <text:p>1.38889</text:p>
          </table:table-cell>
          <table:table-cell office:value-type="string" calcext:value-type="string">
            <text:p>-0.31944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47222</text:p>
          </table:table-cell>
          <table:table-cell office:value-type="string" calcext:value-type="string">
            <text:p>-0.0555556</text:p>
          </table:table-cell>
          <table:table-cell office:value-type="string" calcext:value-type="string">
            <text:p>-0.347222</text:p>
          </table:table-cell>
          <table:table-cell table:number-columns-repeated="76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319444</text:p>
          </table:table-cell>
          <table:table-cell office:value-type="string" calcext:value-type="string">
            <text:p>1.38889</text:p>
          </table:table-cell>
          <table:table-cell office:value-type="string" calcext:value-type="string">
            <text:p>-0.31944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47222</text:p>
          </table:table-cell>
          <table:table-cell office:value-type="string" calcext:value-type="string">
            <text:p>-0.0555556</text:p>
          </table:table-cell>
          <table:table-cell office:value-type="string" calcext:value-type="string">
            <text:p>-0.347222</text:p>
          </table:table-cell>
          <table:table-cell table:number-columns-repeated="75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0.319444</text:p>
          </table:table-cell>
          <table:table-cell office:value-type="string" calcext:value-type="string">
            <text:p>1.38889</text:p>
          </table:table-cell>
          <table:table-cell office:value-type="string" calcext:value-type="string">
            <text:p>-0.31944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47222</text:p>
          </table:table-cell>
          <table:table-cell office:value-type="string" calcext:value-type="string">
            <text:p>-0.0555556</text:p>
          </table:table-cell>
          <table:table-cell office:value-type="string" calcext:value-type="string">
            <text:p>-0.347222</text:p>
          </table:table-cell>
          <table:table-cell table:number-columns-repeated="74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0.319444</text:p>
          </table:table-cell>
          <table:table-cell office:value-type="string" calcext:value-type="string">
            <text:p>1.39688</text:p>
          </table:table-cell>
          <table:table-cell office:value-type="string" calcext:value-type="string">
            <text:p>-0.28974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47222</text:p>
          </table:table-cell>
          <table:table-cell office:value-type="string" calcext:value-type="string">
            <text:p>-0.0635449</text:p>
          </table:table-cell>
          <table:table-cell office:value-type="string" calcext:value-type="string">
            <text:p>-0.376925</text:p>
          </table:table-cell>
          <table:table-cell table:number-columns-repeated="73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0.289741</text:p>
          </table:table-cell>
          <table:table-cell office:value-type="string" calcext:value-type="string">
            <text:p>1.35943</text:p>
          </table:table-cell>
          <table:table-cell office:value-type="string" calcext:value-type="string">
            <text:p>-0.22967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10259</text:p>
          </table:table-cell>
          <table:table-cell office:value-type="string" calcext:value-type="string">
            <text:p>-0.159425</text:p>
          </table:table-cell>
          <table:table-cell office:value-type="string" calcext:value-type="string">
            <text:p>-0.370323</text:p>
          </table:table-cell>
          <table:table-cell table:number-columns-repeated="72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-0.229677</text:p>
          </table:table-cell>
          <table:table-cell office:value-type="string" calcext:value-type="string">
            <text:p>1.34064</text:p>
          </table:table-cell>
          <table:table-cell office:value-type="string" calcext:value-type="string">
            <text:p>-0.1654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03657</text:p>
          </table:table-cell>
          <table:table-cell office:value-type="string" calcext:value-type="string">
            <text:p>-0.273971</text:p>
          </table:table-cell>
          <table:table-cell office:value-type="string" calcext:value-type="string">
            <text:p>-0.367903</text:p>
          </table:table-cell>
          <table:table-cell table:number-columns-repeated="71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-0.16543</text:p>
          </table:table-cell>
          <table:table-cell office:value-type="string" calcext:value-type="string">
            <text:p>1.34197</text:p>
          </table:table-cell>
          <table:table-cell office:value-type="string" calcext:value-type="string">
            <text:p>-0.095059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01236</text:p>
          </table:table-cell>
          <table:table-cell office:value-type="string" calcext:value-type="string">
            <text:p>-0.408638</text:p>
          </table:table-cell>
          <table:table-cell office:value-type="string" calcext:value-type="string">
            <text:p>-0.371607</text:p>
          </table:table-cell>
          <table:table-cell table:number-columns-repeated="70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-0.0950593</text:p>
          </table:table-cell>
          <table:table-cell office:value-type="string" calcext:value-type="string">
            <text:p>1.37356</text:p>
          </table:table-cell>
          <table:table-cell office:value-type="string" calcext:value-type="string">
            <text:p>-0.015193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04941</text:p>
          </table:table-cell>
          <table:table-cell office:value-type="string" calcext:value-type="string">
            <text:p>-0.573564</text:p>
          </table:table-cell>
          <table:table-cell office:value-type="string" calcext:value-type="string">
            <text:p>-0.384807</text:p>
          </table:table-cell>
          <table:table-cell table:number-columns-repeated="69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-0.0151934</text:p>
          </table:table-cell>
          <table:table-cell office:value-type="string" calcext:value-type="string">
            <text:p>1.42379</text:p>
          </table:table-cell>
          <table:table-cell office:value-type="string" calcext:value-type="string">
            <text:p>0.027777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1814</text:p>
          </table:table-cell>
          <table:table-cell office:value-type="string" calcext:value-type="string">
            <text:p>-0.757121</text:p>
          </table:table-cell>
          <table:table-cell office:value-type="string" calcext:value-type="string">
            <text:p>-0.361111</text:p>
          </table:table-cell>
          <table:table-cell table:number-columns-repeated="68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0.0277778</text:p>
          </table:table-cell>
          <table:table-cell office:value-type="string" calcext:value-type="string">
            <text:p>1.44444</text:p>
          </table:table-cell>
          <table:table-cell office:value-type="string" calcext:value-type="string">
            <text:p>0.027777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61111</text:p>
          </table:table-cell>
          <table:table-cell office:value-type="string" calcext:value-type="string">
            <text:p>-0.777778</text:p>
          </table:table-cell>
          <table:table-cell office:value-type="string" calcext:value-type="string">
            <text:p>-0.361111</text:p>
          </table:table-cell>
          <table:table-cell table:number-columns-repeated="67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0.0277778</text:p>
          </table:table-cell>
          <table:table-cell office:value-type="string" calcext:value-type="string">
            <text:p>1.44444</text:p>
          </table:table-cell>
          <table:table-cell office:value-type="string" calcext:value-type="string">
            <text:p>0.027777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61111</text:p>
          </table:table-cell>
          <table:table-cell office:value-type="string" calcext:value-type="string">
            <text:p>-0.777778</text:p>
          </table:table-cell>
          <table:table-cell office:value-type="string" calcext:value-type="string">
            <text:p>-0.361111</text:p>
          </table:table-cell>
          <table:table-cell table:number-columns-repeated="66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.0277778</text:p>
          </table:table-cell>
          <table:table-cell office:value-type="string" calcext:value-type="string">
            <text:p>1.44444</text:p>
          </table:table-cell>
          <table:table-cell office:value-type="string" calcext:value-type="string">
            <text:p>0.027777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61111</text:p>
          </table:table-cell>
          <table:table-cell office:value-type="string" calcext:value-type="string">
            <text:p>-0.777778</text:p>
          </table:table-cell>
          <table:table-cell office:value-type="string" calcext:value-type="string">
            <text:p>-0.361111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0.0277778</text:p>
          </table:table-cell>
          <table:table-cell office:value-type="string" calcext:value-type="string">
            <text:p>1.44444</text:p>
          </table:table-cell>
          <table:table-cell office:value-type="string" calcext:value-type="string">
            <text:p>0.027777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61111</text:p>
          </table:table-cell>
          <table:table-cell office:value-type="string" calcext:value-type="string">
            <text:p>-0.777778</text:p>
          </table:table-cell>
          <table:table-cell office:value-type="string" calcext:value-type="string">
            <text:p>-0.361111</text:p>
          </table:table-cell>
          <table:table-cell table:number-columns-repeated="64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0.0277778</text:p>
          </table:table-cell>
          <table:table-cell office:value-type="string" calcext:value-type="string">
            <text:p>0.72222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-0.361111</text:p>
          </table:table-cell>
          <table:table-cell office:value-type="string" calcext:value-type="string">
            <text:p>-0.388889</text:p>
          </table:table-cell>
          <table:table-cell table:number-columns-repeated="64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office:value-type="string" calcext:value-type="string">
            <text:p>-0.0277778</text:p>
          </table:table-cell>
          <table:table-cell office:value-type="string" calcext:value-type="string">
            <text:p>-0.34722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.38889</text:p>
          </table:table-cell>
          <table:table-cell office:value-type="string" calcext:value-type="string">
            <text:p>-0.63888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-0.0277778</text:p>
          </table:table-cell>
          <table:table-cell office:value-type="string" calcext:value-type="string">
            <text:p>-0.347222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office:value-type="string" calcext:value-type="string">
            <text:p>-0.347222</text:p>
          </table:table-cell>
          <table:table-cell office:value-type="string" calcext:value-type="string">
            <text:p>-0.0555556</text:p>
          </table:table-cell>
          <table:table-cell office:value-type="string" calcext:value-type="string">
            <text:p>-0.34722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638889</text:p>
          </table:table-cell>
          <table:table-cell office:value-type="string" calcext:value-type="string">
            <text:p>2.77778</text:p>
          </table:table-cell>
          <table:table-cell office:value-type="string" calcext:value-type="string">
            <text:p>-0.63888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47222</text:p>
          </table:table-cell>
          <table:table-cell office:value-type="string" calcext:value-type="string">
            <text:p>-0.0555556</text:p>
          </table:table-cell>
          <table:table-cell office:value-type="string" calcext:value-type="string">
            <text:p>-0.347222</text:p>
          </table:table-cell>
          <table:table-cell table:number-columns-repeated="61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-0.347222</text:p>
          </table:table-cell>
          <table:table-cell office:value-type="string" calcext:value-type="string">
            <text:p>-0.0555556</text:p>
          </table:table-cell>
          <table:table-cell office:value-type="string" calcext:value-type="string">
            <text:p>-0.34722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638889</text:p>
          </table:table-cell>
          <table:table-cell office:value-type="string" calcext:value-type="string">
            <text:p>2.77778</text:p>
          </table:table-cell>
          <table:table-cell office:value-type="string" calcext:value-type="string">
            <text:p>-0.63888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47222</text:p>
          </table:table-cell>
          <table:table-cell office:value-type="string" calcext:value-type="string">
            <text:p>-0.0555556</text:p>
          </table:table-cell>
          <table:table-cell office:value-type="string" calcext:value-type="string">
            <text:p>-0.34722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347222</text:p>
          </table:table-cell>
          <table:table-cell office:value-type="string" calcext:value-type="string">
            <text:p>-0.0555556</text:p>
          </table:table-cell>
          <table:table-cell office:value-type="string" calcext:value-type="string">
            <text:p>-0.34722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638889</text:p>
          </table:table-cell>
          <table:table-cell office:value-type="string" calcext:value-type="string">
            <text:p>2.77778</text:p>
          </table:table-cell>
          <table:table-cell office:value-type="string" calcext:value-type="string">
            <text:p>-0.63888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47222</text:p>
          </table:table-cell>
          <table:table-cell office:value-type="string" calcext:value-type="string">
            <text:p>-0.0555556</text:p>
          </table:table-cell>
          <table:table-cell office:value-type="string" calcext:value-type="string">
            <text:p>-0.347222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0.347222</text:p>
          </table:table-cell>
          <table:table-cell office:value-type="string" calcext:value-type="string">
            <text:p>-0.0555556</text:p>
          </table:table-cell>
          <table:table-cell office:value-type="string" calcext:value-type="string">
            <text:p>-0.34722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638889</text:p>
          </table:table-cell>
          <table:table-cell office:value-type="string" calcext:value-type="string">
            <text:p>2.77778</text:p>
          </table:table-cell>
          <table:table-cell office:value-type="string" calcext:value-type="string">
            <text:p>-0.63888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47222</text:p>
          </table:table-cell>
          <table:table-cell office:value-type="string" calcext:value-type="string">
            <text:p>-0.0555556</text:p>
          </table:table-cell>
          <table:table-cell office:value-type="string" calcext:value-type="string">
            <text:p>-0.347222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0.347222</text:p>
          </table:table-cell>
          <table:table-cell office:value-type="string" calcext:value-type="string">
            <text:p>-0.0635449</text:p>
          </table:table-cell>
          <table:table-cell office:value-type="string" calcext:value-type="string">
            <text:p>-0.31025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638889</text:p>
          </table:table-cell>
          <table:table-cell office:value-type="string" calcext:value-type="string">
            <text:p>2.80288</text:p>
          </table:table-cell>
          <table:table-cell office:value-type="string" calcext:value-type="string">
            <text:p>-0.574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47222</text:p>
          </table:table-cell>
          <table:table-cell office:value-type="string" calcext:value-type="string">
            <text:p>-0.0726638</text:p>
          </table:table-cell>
          <table:table-cell office:value-type="string" calcext:value-type="string">
            <text:p>-0.448275</text:p>
          </table:table-cell>
          <table:table-cell table:number-columns-repeated="57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0.376925</text:p>
          </table:table-cell>
          <table:table-cell office:value-type="string" calcext:value-type="string">
            <text:p>-0.159425</text:p>
          </table:table-cell>
          <table:table-cell office:value-type="string" calcext:value-type="string">
            <text:p>-0.30365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5748</text:p>
          </table:table-cell>
          <table:table-cell office:value-type="string" calcext:value-type="string">
            <text:p>2.73862</text:p>
          </table:table-cell>
          <table:table-cell office:value-type="string" calcext:value-type="string">
            <text:p>-0.45411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248275</text:p>
          </table:table-cell>
          <table:table-cell office:value-type="string" calcext:value-type="string">
            <text:p>-0.179199</text:p>
          </table:table-cell>
          <table:table-cell office:value-type="string" calcext:value-type="string">
            <text:p>-0.44222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-0.370323</text:p>
          </table:table-cell>
          <table:table-cell office:value-type="string" calcext:value-type="string">
            <text:p>-0.273971</text:p>
          </table:table-cell>
          <table:table-cell office:value-type="string" calcext:value-type="string">
            <text:p>-0.30123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454119</text:p>
          </table:table-cell>
          <table:table-cell office:value-type="string" calcext:value-type="string">
            <text:p>2.70353</text:p>
          </table:table-cell>
          <table:table-cell office:value-type="string" calcext:value-type="string">
            <text:p>-0.32492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242225</text:p>
          </table:table-cell>
          <table:table-cell office:value-type="string" calcext:value-type="string">
            <text:p>-0.296222</text:p>
          </table:table-cell>
          <table:table-cell office:value-type="string" calcext:value-type="string">
            <text:p>-0.440504</text:p>
          </table:table-cell>
          <table:table-cell table:number-columns-repeated="55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-0.367903</text:p>
          </table:table-cell>
          <table:table-cell office:value-type="string" calcext:value-type="string">
            <text:p>-0.408638</text:p>
          </table:table-cell>
          <table:table-cell office:value-type="string" calcext:value-type="string">
            <text:p>-0.30494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24926</text:p>
          </table:table-cell>
          <table:table-cell office:value-type="string" calcext:value-type="string">
            <text:p>2.70938</text:p>
          </table:table-cell>
          <table:table-cell office:value-type="string" calcext:value-type="string">
            <text:p>-0.18326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240504</text:p>
          </table:table-cell>
          <table:table-cell office:value-type="string" calcext:value-type="string">
            <text:p>-0.434078</text:p>
          </table:table-cell>
          <table:table-cell office:value-type="string" calcext:value-type="string">
            <text:p>-0.445125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-0.371607</text:p>
          </table:table-cell>
          <table:table-cell office:value-type="string" calcext:value-type="string">
            <text:p>-0.573564</text:p>
          </table:table-cell>
          <table:table-cell office:value-type="string" calcext:value-type="string">
            <text:p>-0.3181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183267</text:p>
          </table:table-cell>
          <table:table-cell office:value-type="string" calcext:value-type="string">
            <text:p>2.77683</text:p>
          </table:table-cell>
          <table:table-cell office:value-type="string" calcext:value-type="string">
            <text:p>-0.022283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245125</text:p>
          </table:table-cell>
          <table:table-cell office:value-type="string" calcext:value-type="string">
            <text:p>-0.603263</text:p>
          </table:table-cell>
          <table:table-cell office:value-type="string" calcext:value-type="string">
            <text:p>-0.459576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-0.384807</text:p>
          </table:table-cell>
          <table:table-cell office:value-type="string" calcext:value-type="string">
            <text:p>-0.757121</text:p>
          </table:table-cell>
          <table:table-cell office:value-type="string" calcext:value-type="string">
            <text:p>-0.36111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0222836</text:p>
          </table:table-cell>
          <table:table-cell office:value-type="string" calcext:value-type="string">
            <text:p>2.86452</text:p>
          </table:table-cell>
          <table:table-cell office:value-type="string" calcext:value-type="string">
            <text:p>0.055555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259576</text:p>
          </table:table-cell>
          <table:table-cell office:value-type="string" calcext:value-type="string">
            <text:p>-0.774064</text:p>
          </table:table-cell>
          <table:table-cell office:value-type="string" calcext:value-type="string">
            <text:p>-0.361111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-0.361111</text:p>
          </table:table-cell>
          <table:table-cell office:value-type="string" calcext:value-type="string">
            <text:p>-0.777778</text:p>
          </table:table-cell>
          <table:table-cell office:value-type="string" calcext:value-type="string">
            <text:p>-0.36111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0.0555556</text:p>
          </table:table-cell>
          <table:table-cell office:value-type="string" calcext:value-type="string">
            <text:p>2.88889</text:p>
          </table:table-cell>
          <table:table-cell office:value-type="string" calcext:value-type="string">
            <text:p>0.055555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61111</text:p>
          </table:table-cell>
          <table:table-cell office:value-type="string" calcext:value-type="string">
            <text:p>-0.777778</text:p>
          </table:table-cell>
          <table:table-cell office:value-type="string" calcext:value-type="string">
            <text:p>-0.361111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361111</text:p>
          </table:table-cell>
          <table:table-cell office:value-type="string" calcext:value-type="string">
            <text:p>-0.777778</text:p>
          </table:table-cell>
          <table:table-cell office:value-type="string" calcext:value-type="string">
            <text:p>-0.36111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0.0555556</text:p>
          </table:table-cell>
          <table:table-cell office:value-type="string" calcext:value-type="string">
            <text:p>2.88889</text:p>
          </table:table-cell>
          <table:table-cell office:value-type="string" calcext:value-type="string">
            <text:p>0.055555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61111</text:p>
          </table:table-cell>
          <table:table-cell office:value-type="string" calcext:value-type="string">
            <text:p>-0.777778</text:p>
          </table:table-cell>
          <table:table-cell office:value-type="string" calcext:value-type="string">
            <text:p>-0.361111</text:p>
          </table:table-cell>
          <table:table-cell table:number-columns-repeated="50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-0.361111</text:p>
          </table:table-cell>
          <table:table-cell office:value-type="string" calcext:value-type="string">
            <text:p>-0.777778</text:p>
          </table:table-cell>
          <table:table-cell office:value-type="string" calcext:value-type="string">
            <text:p>-0.36111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0.0555556</text:p>
          </table:table-cell>
          <table:table-cell office:value-type="string" calcext:value-type="string">
            <text:p>2.88889</text:p>
          </table:table-cell>
          <table:table-cell office:value-type="string" calcext:value-type="string">
            <text:p>0.055555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61111</text:p>
          </table:table-cell>
          <table:table-cell office:value-type="string" calcext:value-type="string">
            <text:p>-0.777778</text:p>
          </table:table-cell>
          <table:table-cell office:value-type="string" calcext:value-type="string">
            <text:p>-0.361111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61111</text:p>
          </table:table-cell>
          <table:table-cell office:value-type="string" calcext:value-type="string">
            <text:p>-0.777778</text:p>
          </table:table-cell>
          <table:table-cell office:value-type="string" calcext:value-type="string">
            <text:p>-0.36111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0.0555556</text:p>
          </table:table-cell>
          <table:table-cell office:value-type="string" calcext:value-type="string">
            <text:p>2.88889</text:p>
          </table:table-cell>
          <table:table-cell office:value-type="string" calcext:value-type="string">
            <text:p>0.055555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61111</text:p>
          </table:table-cell>
          <table:table-cell office:value-type="string" calcext:value-type="string">
            <text:p>-0.777778</text:p>
          </table:table-cell>
          <table:table-cell office:value-type="string" calcext:value-type="string">
            <text:p>-0.36111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-0.361111</text:p>
          </table:table-cell>
          <table:table-cell office:value-type="string" calcext:value-type="string">
            <text:p>-0.38888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0.0555556</text:p>
          </table:table-cell>
          <table:table-cell office:value-type="string" calcext:value-type="string">
            <text:p>1.4444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-0.361111</text:p>
          </table:table-cell>
          <table:table-cell office:value-type="string" calcext:value-type="string">
            <text:p>-0.388889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-0.0277778</text:p>
          </table:table-cell>
          <table:table-cell office:value-type="string" calcext:value-type="string">
            <text:p>-0.34722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.38889</text:p>
          </table:table-cell>
          <table:table-cell office:value-type="string" calcext:value-type="string">
            <text:p>-0.63888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-0.0277778</text:p>
          </table:table-cell>
          <table:table-cell office:value-type="string" calcext:value-type="string">
            <text:p>-0.347222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-0.347222</text:p>
          </table:table-cell>
          <table:table-cell office:value-type="string" calcext:value-type="string">
            <text:p>-0.0555556</text:p>
          </table:table-cell>
          <table:table-cell office:value-type="string" calcext:value-type="string">
            <text:p>-0.34722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638889</text:p>
          </table:table-cell>
          <table:table-cell office:value-type="string" calcext:value-type="string">
            <text:p>2.77778</text:p>
          </table:table-cell>
          <table:table-cell office:value-type="string" calcext:value-type="string">
            <text:p>-0.63888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47222</text:p>
          </table:table-cell>
          <table:table-cell office:value-type="string" calcext:value-type="string">
            <text:p>-0.0555556</text:p>
          </table:table-cell>
          <table:table-cell office:value-type="string" calcext:value-type="string">
            <text:p>-0.347222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-0.347222</text:p>
          </table:table-cell>
          <table:table-cell office:value-type="string" calcext:value-type="string">
            <text:p>-0.0555556</text:p>
          </table:table-cell>
          <table:table-cell office:value-type="string" calcext:value-type="string">
            <text:p>-0.34722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638889</text:p>
          </table:table-cell>
          <table:table-cell office:value-type="string" calcext:value-type="string">
            <text:p>2.77778</text:p>
          </table:table-cell>
          <table:table-cell office:value-type="string" calcext:value-type="string">
            <text:p>-0.63888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47222</text:p>
          </table:table-cell>
          <table:table-cell office:value-type="string" calcext:value-type="string">
            <text:p>-0.0555556</text:p>
          </table:table-cell>
          <table:table-cell office:value-type="string" calcext:value-type="string">
            <text:p>-0.347222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-0.347222</text:p>
          </table:table-cell>
          <table:table-cell office:value-type="string" calcext:value-type="string">
            <text:p>-0.0555556</text:p>
          </table:table-cell>
          <table:table-cell office:value-type="string" calcext:value-type="string">
            <text:p>-0.34722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638889</text:p>
          </table:table-cell>
          <table:table-cell office:value-type="string" calcext:value-type="string">
            <text:p>2.77778</text:p>
          </table:table-cell>
          <table:table-cell office:value-type="string" calcext:value-type="string">
            <text:p>-0.63888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47222</text:p>
          </table:table-cell>
          <table:table-cell office:value-type="string" calcext:value-type="string">
            <text:p>-0.0555556</text:p>
          </table:table-cell>
          <table:table-cell office:value-type="string" calcext:value-type="string">
            <text:p>-0.347222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-0.347222</text:p>
          </table:table-cell>
          <table:table-cell office:value-type="string" calcext:value-type="string">
            <text:p>-0.0555556</text:p>
          </table:table-cell>
          <table:table-cell office:value-type="string" calcext:value-type="string">
            <text:p>-0.34722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638889</text:p>
          </table:table-cell>
          <table:table-cell office:value-type="string" calcext:value-type="string">
            <text:p>2.77778</text:p>
          </table:table-cell>
          <table:table-cell office:value-type="string" calcext:value-type="string">
            <text:p>-0.63888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47222</text:p>
          </table:table-cell>
          <table:table-cell office:value-type="string" calcext:value-type="string">
            <text:p>-0.0555556</text:p>
          </table:table-cell>
          <table:table-cell office:value-type="string" calcext:value-type="string">
            <text:p>-0.347222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-0.347222</text:p>
          </table:table-cell>
          <table:table-cell office:value-type="string" calcext:value-type="string">
            <text:p>-0.0726638</text:p>
          </table:table-cell>
          <table:table-cell office:value-type="string" calcext:value-type="string">
            <text:p>-0.24827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638889</text:p>
          </table:table-cell>
          <table:table-cell office:value-type="string" calcext:value-type="string">
            <text:p>2.83023</text:p>
          </table:table-cell>
          <table:table-cell office:value-type="string" calcext:value-type="string">
            <text:p>-0.56075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47222</text:p>
          </table:table-cell>
          <table:table-cell office:value-type="string" calcext:value-type="string">
            <text:p>-0.0909016</text:p>
          </table:table-cell>
          <table:table-cell office:value-type="string" calcext:value-type="string">
            <text:p>-0.524307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-0.448275</text:p>
          </table:table-cell>
          <table:table-cell office:value-type="string" calcext:value-type="string">
            <text:p>-0.179199</text:p>
          </table:table-cell>
          <table:table-cell office:value-type="string" calcext:value-type="string">
            <text:p>-0.24222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560752</text:p>
          </table:table-cell>
          <table:table-cell office:value-type="string" calcext:value-type="string">
            <text:p>2.79794</text:p>
          </table:table-cell>
          <table:table-cell office:value-type="string" calcext:value-type="string">
            <text:p>-0.43841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190974</text:p>
          </table:table-cell>
          <table:table-cell office:value-type="string" calcext:value-type="string">
            <text:p>-0.218746</text:p>
          </table:table-cell>
          <table:table-cell office:value-type="string" calcext:value-type="string">
            <text:p>-0.51936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22" office:value-type="float" office:value="0" calcext:value-type="float">
            <text:p>0</text:p>
          </table:table-cell>
          <table:table-cell office:value-type="string" calcext:value-type="string">
            <text:p>-0.442225</text:p>
          </table:table-cell>
          <table:table-cell office:value-type="string" calcext:value-type="string">
            <text:p>-0.296222</text:p>
          </table:table-cell>
          <table:table-cell office:value-type="string" calcext:value-type="string">
            <text:p>-0.24050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438414</text:p>
          </table:table-cell>
          <table:table-cell office:value-type="string" calcext:value-type="string">
            <text:p>2.77028</text:p>
          </table:table-cell>
          <table:table-cell office:value-type="string" calcext:value-type="string">
            <text:p>-0.30712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186028</text:p>
          </table:table-cell>
          <table:table-cell office:value-type="string" calcext:value-type="string">
            <text:p>-0.340725</text:p>
          </table:table-cell>
          <table:table-cell office:value-type="string" calcext:value-type="string">
            <text:p>-0.51904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-0.440504</text:p>
          </table:table-cell>
          <table:table-cell office:value-type="string" calcext:value-type="string">
            <text:p>-0.434078</text:p>
          </table:table-cell>
          <table:table-cell office:value-type="string" calcext:value-type="string">
            <text:p>-0.24512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07122</text:p>
          </table:table-cell>
          <table:table-cell office:value-type="string" calcext:value-type="string">
            <text:p>2.7857</text:p>
          </table:table-cell>
          <table:table-cell office:value-type="string" calcext:value-type="string">
            <text:p>-0.16271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185707</text:p>
          </table:table-cell>
          <table:table-cell office:value-type="string" calcext:value-type="string">
            <text:p>-0.484959</text:p>
          </table:table-cell>
          <table:table-cell office:value-type="string" calcext:value-type="string">
            <text:p>-0.525494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-0.445125</text:p>
          </table:table-cell>
          <table:table-cell office:value-type="string" calcext:value-type="string">
            <text:p>-0.603263</text:p>
          </table:table-cell>
          <table:table-cell office:value-type="string" calcext:value-type="string">
            <text:p>-0.25957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162714</text:p>
          </table:table-cell>
          <table:table-cell office:value-type="string" calcext:value-type="string">
            <text:p>2.86592</text:p>
          </table:table-cell>
          <table:table-cell office:value-type="string" calcext:value-type="string">
            <text:p>0.0020257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192161</text:p>
          </table:table-cell>
          <table:table-cell office:value-type="string" calcext:value-type="string">
            <text:p>-0.66266</text:p>
          </table:table-cell>
          <table:table-cell office:value-type="string" calcext:value-type="string">
            <text:p>-0.542449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-0.459576</text:p>
          </table:table-cell>
          <table:table-cell office:value-type="string" calcext:value-type="string">
            <text:p>-0.774064</text:p>
          </table:table-cell>
          <table:table-cell office:value-type="string" calcext:value-type="string">
            <text:p>-0.36111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0.00202578</text:p>
          </table:table-cell>
          <table:table-cell office:value-type="string" calcext:value-type="string">
            <text:p>2.91535</text:p>
          </table:table-cell>
          <table:table-cell office:value-type="string" calcext:value-type="string">
            <text:p>0.055555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209116</text:p>
          </table:table-cell>
          <table:table-cell office:value-type="string" calcext:value-type="string">
            <text:p>-0.80795</text:p>
          </table:table-cell>
          <table:table-cell office:value-type="string" calcext:value-type="string">
            <text:p>-0.36111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26" office:value-type="float" office:value="0" calcext:value-type="float">
            <text:p>0</text:p>
          </table:table-cell>
          <table:table-cell office:value-type="string" calcext:value-type="string">
            <text:p>-0.361111</text:p>
          </table:table-cell>
          <table:table-cell office:value-type="string" calcext:value-type="string">
            <text:p>-0.777778</text:p>
          </table:table-cell>
          <table:table-cell office:value-type="string" calcext:value-type="string">
            <text:p>-0.36111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0.0555556</text:p>
          </table:table-cell>
          <table:table-cell office:value-type="string" calcext:value-type="string">
            <text:p>2.88889</text:p>
          </table:table-cell>
          <table:table-cell office:value-type="string" calcext:value-type="string">
            <text:p>0.055555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61111</text:p>
          </table:table-cell>
          <table:table-cell office:value-type="string" calcext:value-type="string">
            <text:p>-0.777778</text:p>
          </table:table-cell>
          <table:table-cell office:value-type="string" calcext:value-type="string">
            <text:p>-0.36111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-0.361111</text:p>
          </table:table-cell>
          <table:table-cell office:value-type="string" calcext:value-type="string">
            <text:p>-0.777778</text:p>
          </table:table-cell>
          <table:table-cell office:value-type="string" calcext:value-type="string">
            <text:p>-0.36111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0.0555556</text:p>
          </table:table-cell>
          <table:table-cell office:value-type="string" calcext:value-type="string">
            <text:p>2.88889</text:p>
          </table:table-cell>
          <table:table-cell office:value-type="string" calcext:value-type="string">
            <text:p>0.055555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61111</text:p>
          </table:table-cell>
          <table:table-cell office:value-type="string" calcext:value-type="string">
            <text:p>-0.777778</text:p>
          </table:table-cell>
          <table:table-cell office:value-type="string" calcext:value-type="string">
            <text:p>-0.36111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28" office:value-type="float" office:value="0" calcext:value-type="float">
            <text:p>0</text:p>
          </table:table-cell>
          <table:table-cell office:value-type="string" calcext:value-type="string">
            <text:p>-0.361111</text:p>
          </table:table-cell>
          <table:table-cell office:value-type="string" calcext:value-type="string">
            <text:p>-0.777778</text:p>
          </table:table-cell>
          <table:table-cell office:value-type="string" calcext:value-type="string">
            <text:p>-0.36111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0.0555556</text:p>
          </table:table-cell>
          <table:table-cell office:value-type="string" calcext:value-type="string">
            <text:p>2.88889</text:p>
          </table:table-cell>
          <table:table-cell office:value-type="string" calcext:value-type="string">
            <text:p>0.055555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61111</text:p>
          </table:table-cell>
          <table:table-cell office:value-type="string" calcext:value-type="string">
            <text:p>-0.777778</text:p>
          </table:table-cell>
          <table:table-cell office:value-type="string" calcext:value-type="string">
            <text:p>-0.36111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-0.361111</text:p>
          </table:table-cell>
          <table:table-cell office:value-type="string" calcext:value-type="string">
            <text:p>-0.777778</text:p>
          </table:table-cell>
          <table:table-cell office:value-type="string" calcext:value-type="string">
            <text:p>-0.36111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0.0555556</text:p>
          </table:table-cell>
          <table:table-cell office:value-type="string" calcext:value-type="string">
            <text:p>2.88889</text:p>
          </table:table-cell>
          <table:table-cell office:value-type="string" calcext:value-type="string">
            <text:p>0.055555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61111</text:p>
          </table:table-cell>
          <table:table-cell office:value-type="string" calcext:value-type="string">
            <text:p>-0.777778</text:p>
          </table:table-cell>
          <table:table-cell office:value-type="string" calcext:value-type="string">
            <text:p>-0.36111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30" office:value-type="float" office:value="0" calcext:value-type="float">
            <text:p>0</text:p>
          </table:table-cell>
          <table:table-cell office:value-type="string" calcext:value-type="string">
            <text:p>-0.361111</text:p>
          </table:table-cell>
          <table:table-cell office:value-type="string" calcext:value-type="string">
            <text:p>-0.38888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0.0555556</text:p>
          </table:table-cell>
          <table:table-cell office:value-type="string" calcext:value-type="string">
            <text:p>1.4444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-0.361111</text:p>
          </table:table-cell>
          <table:table-cell office:value-type="string" calcext:value-type="string">
            <text:p>-0.388889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32" office:value-type="float" office:value="0" calcext:value-type="float">
            <text:p>0</text:p>
          </table:table-cell>
          <table:table-cell office:value-type="string" calcext:value-type="string">
            <text:p>-0.0277778</text:p>
          </table:table-cell>
          <table:table-cell office:value-type="string" calcext:value-type="string">
            <text:p>-0.34722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.38889</text:p>
          </table:table-cell>
          <table:table-cell office:value-type="string" calcext:value-type="string">
            <text:p>-0.63888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-0.0277778</text:p>
          </table:table-cell>
          <table:table-cell office:value-type="string" calcext:value-type="string">
            <text:p>-0.347222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32" office:value-type="float" office:value="0" calcext:value-type="float">
            <text:p>0</text:p>
          </table:table-cell>
          <table:table-cell office:value-type="string" calcext:value-type="string">
            <text:p>-0.347222</text:p>
          </table:table-cell>
          <table:table-cell office:value-type="string" calcext:value-type="string">
            <text:p>-0.0555556</text:p>
          </table:table-cell>
          <table:table-cell office:value-type="string" calcext:value-type="string">
            <text:p>-0.34722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638889</text:p>
          </table:table-cell>
          <table:table-cell office:value-type="string" calcext:value-type="string">
            <text:p>2.77778</text:p>
          </table:table-cell>
          <table:table-cell office:value-type="string" calcext:value-type="string">
            <text:p>-0.63888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47222</text:p>
          </table:table-cell>
          <table:table-cell office:value-type="string" calcext:value-type="string">
            <text:p>-0.0555556</text:p>
          </table:table-cell>
          <table:table-cell office:value-type="string" calcext:value-type="string">
            <text:p>-0.347222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33" office:value-type="float" office:value="0" calcext:value-type="float">
            <text:p>0</text:p>
          </table:table-cell>
          <table:table-cell office:value-type="string" calcext:value-type="string">
            <text:p>-0.347222</text:p>
          </table:table-cell>
          <table:table-cell office:value-type="string" calcext:value-type="string">
            <text:p>-0.0555556</text:p>
          </table:table-cell>
          <table:table-cell office:value-type="string" calcext:value-type="string">
            <text:p>-0.34722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638889</text:p>
          </table:table-cell>
          <table:table-cell office:value-type="string" calcext:value-type="string">
            <text:p>2.77778</text:p>
          </table:table-cell>
          <table:table-cell office:value-type="string" calcext:value-type="string">
            <text:p>-0.63888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47222</text:p>
          </table:table-cell>
          <table:table-cell office:value-type="string" calcext:value-type="string">
            <text:p>-0.0555556</text:p>
          </table:table-cell>
          <table:table-cell office:value-type="string" calcext:value-type="string">
            <text:p>-0.347222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34" office:value-type="float" office:value="0" calcext:value-type="float">
            <text:p>0</text:p>
          </table:table-cell>
          <table:table-cell office:value-type="string" calcext:value-type="string">
            <text:p>-0.347222</text:p>
          </table:table-cell>
          <table:table-cell office:value-type="string" calcext:value-type="string">
            <text:p>-0.0555556</text:p>
          </table:table-cell>
          <table:table-cell office:value-type="string" calcext:value-type="string">
            <text:p>-0.34722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638889</text:p>
          </table:table-cell>
          <table:table-cell office:value-type="string" calcext:value-type="string">
            <text:p>2.77778</text:p>
          </table:table-cell>
          <table:table-cell office:value-type="string" calcext:value-type="string">
            <text:p>-0.63888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47222</text:p>
          </table:table-cell>
          <table:table-cell office:value-type="string" calcext:value-type="string">
            <text:p>-0.0555556</text:p>
          </table:table-cell>
          <table:table-cell office:value-type="string" calcext:value-type="string">
            <text:p>-0.347222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35" office:value-type="float" office:value="0" calcext:value-type="float">
            <text:p>0</text:p>
          </table:table-cell>
          <table:table-cell office:value-type="string" calcext:value-type="string">
            <text:p>-0.347222</text:p>
          </table:table-cell>
          <table:table-cell office:value-type="string" calcext:value-type="string">
            <text:p>-0.0555556</text:p>
          </table:table-cell>
          <table:table-cell office:value-type="string" calcext:value-type="string">
            <text:p>-0.34722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638889</text:p>
          </table:table-cell>
          <table:table-cell office:value-type="string" calcext:value-type="string">
            <text:p>2.77778</text:p>
          </table:table-cell>
          <table:table-cell office:value-type="string" calcext:value-type="string">
            <text:p>-0.63888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47222</text:p>
          </table:table-cell>
          <table:table-cell office:value-type="string" calcext:value-type="string">
            <text:p>-0.0555556</text:p>
          </table:table-cell>
          <table:table-cell office:value-type="string" calcext:value-type="string">
            <text:p>-0.347222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36" office:value-type="float" office:value="0" calcext:value-type="float">
            <text:p>0</text:p>
          </table:table-cell>
          <table:table-cell office:value-type="string" calcext:value-type="string">
            <text:p>-0.347222</text:p>
          </table:table-cell>
          <table:table-cell office:value-type="string" calcext:value-type="string">
            <text:p>-0.0909016</text:p>
          </table:table-cell>
          <table:table-cell office:value-type="string" calcext:value-type="string">
            <text:p>-0.19097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638889</text:p>
          </table:table-cell>
          <table:table-cell office:value-type="string" calcext:value-type="string">
            <text:p>2.87583</text:p>
          </table:table-cell>
          <table:table-cell office:value-type="string" calcext:value-type="string">
            <text:p>-0.53733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47222</text:p>
          </table:table-cell>
          <table:table-cell office:value-type="string" calcext:value-type="string">
            <text:p>-0.118258</text:p>
          </table:table-cell>
          <table:table-cell office:value-type="string" calcext:value-type="string">
            <text:p>-0.60502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-0.524307</text:p>
          </table:table-cell>
          <table:table-cell office:value-type="string" calcext:value-type="string">
            <text:p>-0.218746</text:p>
          </table:table-cell>
          <table:table-cell office:value-type="string" calcext:value-type="string">
            <text:p>-0.18602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537338</text:p>
          </table:table-cell>
          <table:table-cell office:value-type="string" calcext:value-type="string">
            <text:p>2.89681</text:p>
          </table:table-cell>
          <table:table-cell office:value-type="string" calcext:value-type="string">
            <text:p>-0.4122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138355</text:p>
          </table:table-cell>
          <table:table-cell office:value-type="string" calcext:value-type="string">
            <text:p>-0.278066</text:p>
          </table:table-cell>
          <table:table-cell office:value-type="string" calcext:value-type="string">
            <text:p>-0.60173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38" office:value-type="float" office:value="0" calcext:value-type="float">
            <text:p>0</text:p>
          </table:table-cell>
          <table:table-cell office:value-type="string" calcext:value-type="string">
            <text:p>-0.519361</text:p>
          </table:table-cell>
          <table:table-cell office:value-type="string" calcext:value-type="string">
            <text:p>-0.340725</text:p>
          </table:table-cell>
          <table:table-cell office:value-type="string" calcext:value-type="string">
            <text:p>-0.18570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41224</text:p>
          </table:table-cell>
          <table:table-cell office:value-type="string" calcext:value-type="string">
            <text:p>2.88154</text:p>
          </table:table-cell>
          <table:table-cell office:value-type="string" calcext:value-type="string">
            <text:p>-0.27744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135065</text:p>
          </table:table-cell>
          <table:table-cell office:value-type="string" calcext:value-type="string">
            <text:p>-0.407479</text:p>
          </table:table-cell>
          <table:table-cell office:value-type="string" calcext:value-type="string">
            <text:p>-0.60351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39" office:value-type="float" office:value="0" calcext:value-type="float">
            <text:p>0</text:p>
          </table:table-cell>
          <table:table-cell office:value-type="string" calcext:value-type="string">
            <text:p>-0.519041</text:p>
          </table:table-cell>
          <table:table-cell office:value-type="string" calcext:value-type="string">
            <text:p>-0.484959</text:p>
          </table:table-cell>
          <table:table-cell office:value-type="string" calcext:value-type="string">
            <text:p>-0.19216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277448</text:p>
          </table:table-cell>
          <table:table-cell office:value-type="string" calcext:value-type="string">
            <text:p>2.91291</text:p>
          </table:table-cell>
          <table:table-cell office:value-type="string" calcext:value-type="string">
            <text:p>-0.12845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136845</text:p>
          </table:table-cell>
          <table:table-cell office:value-type="string" calcext:value-type="string">
            <text:p>-0.56128</text:p>
          </table:table-cell>
          <table:table-cell office:value-type="string" calcext:value-type="string">
            <text:p>-0.612714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40" office:value-type="float" office:value="0" calcext:value-type="float">
            <text:p>0</text:p>
          </table:table-cell>
          <table:table-cell office:value-type="string" calcext:value-type="string">
            <text:p>-0.525494</text:p>
          </table:table-cell>
          <table:table-cell office:value-type="string" calcext:value-type="string">
            <text:p>-0.66266</text:p>
          </table:table-cell>
          <table:table-cell office:value-type="string" calcext:value-type="string">
            <text:p>-0.20911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128458</text:p>
          </table:table-cell>
          <table:table-cell office:value-type="string" calcext:value-type="string">
            <text:p>3.01442</text:p>
          </table:table-cell>
          <table:table-cell office:value-type="string" calcext:value-type="string">
            <text:p>0.042541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146047</text:p>
          </table:table-cell>
          <table:table-cell office:value-type="string" calcext:value-type="string">
            <text:p>-0.751757</text:p>
          </table:table-cell>
          <table:table-cell office:value-type="string" calcext:value-type="string">
            <text:p>-0.633425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41" office:value-type="float" office:value="0" calcext:value-type="float">
            <text:p>0</text:p>
          </table:table-cell>
          <table:table-cell office:value-type="string" calcext:value-type="string">
            <text:p>-0.542449</text:p>
          </table:table-cell>
          <table:table-cell office:value-type="string" calcext:value-type="string">
            <text:p>-0.80795</text:p>
          </table:table-cell>
          <table:table-cell office:value-type="string" calcext:value-type="string">
            <text:p>-0.36111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0.0425414</text:p>
          </table:table-cell>
          <table:table-cell office:value-type="string" calcext:value-type="string">
            <text:p>3.00006</text:p>
          </table:table-cell>
          <table:table-cell office:value-type="string" calcext:value-type="string">
            <text:p>0.055555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166759</text:p>
          </table:table-cell>
          <table:table-cell office:value-type="string" calcext:value-type="string">
            <text:p>-0.858778</text:p>
          </table:table-cell>
          <table:table-cell office:value-type="string" calcext:value-type="string">
            <text:p>-0.36111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42" office:value-type="float" office:value="0" calcext:value-type="float">
            <text:p>0</text:p>
          </table:table-cell>
          <table:table-cell office:value-type="string" calcext:value-type="string">
            <text:p>-0.361111</text:p>
          </table:table-cell>
          <table:table-cell office:value-type="string" calcext:value-type="string">
            <text:p>-0.777778</text:p>
          </table:table-cell>
          <table:table-cell office:value-type="string" calcext:value-type="string">
            <text:p>-0.36111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0.0555556</text:p>
          </table:table-cell>
          <table:table-cell office:value-type="string" calcext:value-type="string">
            <text:p>2.88889</text:p>
          </table:table-cell>
          <table:table-cell office:value-type="string" calcext:value-type="string">
            <text:p>0.055555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61111</text:p>
          </table:table-cell>
          <table:table-cell office:value-type="string" calcext:value-type="string">
            <text:p>-0.777778</text:p>
          </table:table-cell>
          <table:table-cell office:value-type="string" calcext:value-type="string">
            <text:p>-0.36111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43" office:value-type="float" office:value="0" calcext:value-type="float">
            <text:p>0</text:p>
          </table:table-cell>
          <table:table-cell office:value-type="string" calcext:value-type="string">
            <text:p>-0.361111</text:p>
          </table:table-cell>
          <table:table-cell office:value-type="string" calcext:value-type="string">
            <text:p>-0.777778</text:p>
          </table:table-cell>
          <table:table-cell office:value-type="string" calcext:value-type="string">
            <text:p>-0.36111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0.0555556</text:p>
          </table:table-cell>
          <table:table-cell office:value-type="string" calcext:value-type="string">
            <text:p>2.88889</text:p>
          </table:table-cell>
          <table:table-cell office:value-type="string" calcext:value-type="string">
            <text:p>0.055555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61111</text:p>
          </table:table-cell>
          <table:table-cell office:value-type="string" calcext:value-type="string">
            <text:p>-0.777778</text:p>
          </table:table-cell>
          <table:table-cell office:value-type="string" calcext:value-type="string">
            <text:p>-0.36111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44" office:value-type="float" office:value="0" calcext:value-type="float">
            <text:p>0</text:p>
          </table:table-cell>
          <table:table-cell office:value-type="string" calcext:value-type="string">
            <text:p>-0.361111</text:p>
          </table:table-cell>
          <table:table-cell office:value-type="string" calcext:value-type="string">
            <text:p>-0.777778</text:p>
          </table:table-cell>
          <table:table-cell office:value-type="string" calcext:value-type="string">
            <text:p>-0.36111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0.0555556</text:p>
          </table:table-cell>
          <table:table-cell office:value-type="string" calcext:value-type="string">
            <text:p>2.88889</text:p>
          </table:table-cell>
          <table:table-cell office:value-type="string" calcext:value-type="string">
            <text:p>0.055555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61111</text:p>
          </table:table-cell>
          <table:table-cell office:value-type="string" calcext:value-type="string">
            <text:p>-0.777778</text:p>
          </table:table-cell>
          <table:table-cell office:value-type="string" calcext:value-type="string">
            <text:p>-0.36111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45" office:value-type="float" office:value="0" calcext:value-type="float">
            <text:p>0</text:p>
          </table:table-cell>
          <table:table-cell office:value-type="string" calcext:value-type="string">
            <text:p>-0.361111</text:p>
          </table:table-cell>
          <table:table-cell office:value-type="string" calcext:value-type="string">
            <text:p>-0.777778</text:p>
          </table:table-cell>
          <table:table-cell office:value-type="string" calcext:value-type="string">
            <text:p>-0.36111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0.0555556</text:p>
          </table:table-cell>
          <table:table-cell office:value-type="string" calcext:value-type="string">
            <text:p>2.88889</text:p>
          </table:table-cell>
          <table:table-cell office:value-type="string" calcext:value-type="string">
            <text:p>0.055555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61111</text:p>
          </table:table-cell>
          <table:table-cell office:value-type="string" calcext:value-type="string">
            <text:p>-0.777778</text:p>
          </table:table-cell>
          <table:table-cell office:value-type="string" calcext:value-type="string">
            <text:p>-0.36111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46" office:value-type="float" office:value="0" calcext:value-type="float">
            <text:p>0</text:p>
          </table:table-cell>
          <table:table-cell office:value-type="string" calcext:value-type="string">
            <text:p>-0.361111</text:p>
          </table:table-cell>
          <table:table-cell office:value-type="string" calcext:value-type="string">
            <text:p>-0.38888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0.0555556</text:p>
          </table:table-cell>
          <table:table-cell office:value-type="string" calcext:value-type="string">
            <text:p>1.4444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-0.361111</text:p>
          </table:table-cell>
          <table:table-cell office:value-type="string" calcext:value-type="string">
            <text:p>-0.388889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48" office:value-type="float" office:value="0" calcext:value-type="float">
            <text:p>0</text:p>
          </table:table-cell>
          <table:table-cell office:value-type="string" calcext:value-type="string">
            <text:p>-0.0277778</text:p>
          </table:table-cell>
          <table:table-cell office:value-type="string" calcext:value-type="string">
            <text:p>-0.34722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1.38889</text:p>
          </table:table-cell>
          <table:table-cell office:value-type="string" calcext:value-type="string">
            <text:p>-0.63888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-0.0277778</text:p>
          </table:table-cell>
          <table:table-cell office:value-type="string" calcext:value-type="string">
            <text:p>-0.34722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48" office:value-type="float" office:value="0" calcext:value-type="float">
            <text:p>0</text:p>
          </table:table-cell>
          <table:table-cell office:value-type="string" calcext:value-type="string">
            <text:p>-0.347222</text:p>
          </table:table-cell>
          <table:table-cell office:value-type="string" calcext:value-type="string">
            <text:p>-0.0555556</text:p>
          </table:table-cell>
          <table:table-cell office:value-type="string" calcext:value-type="string">
            <text:p>-0.34722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638889</text:p>
          </table:table-cell>
          <table:table-cell office:value-type="string" calcext:value-type="string">
            <text:p>2.77778</text:p>
          </table:table-cell>
          <table:table-cell office:value-type="string" calcext:value-type="string">
            <text:p>-0.63888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47222</text:p>
          </table:table-cell>
          <table:table-cell office:value-type="string" calcext:value-type="string">
            <text:p>-0.0555556</text:p>
          </table:table-cell>
          <table:table-cell office:value-type="string" calcext:value-type="string">
            <text:p>-0.34722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49" office:value-type="float" office:value="0" calcext:value-type="float">
            <text:p>0</text:p>
          </table:table-cell>
          <table:table-cell office:value-type="string" calcext:value-type="string">
            <text:p>-0.347222</text:p>
          </table:table-cell>
          <table:table-cell office:value-type="string" calcext:value-type="string">
            <text:p>-0.0555556</text:p>
          </table:table-cell>
          <table:table-cell office:value-type="string" calcext:value-type="string">
            <text:p>-0.34722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638889</text:p>
          </table:table-cell>
          <table:table-cell office:value-type="string" calcext:value-type="string">
            <text:p>2.77778</text:p>
          </table:table-cell>
          <table:table-cell office:value-type="string" calcext:value-type="string">
            <text:p>-0.63888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47222</text:p>
          </table:table-cell>
          <table:table-cell office:value-type="string" calcext:value-type="string">
            <text:p>-0.0555556</text:p>
          </table:table-cell>
          <table:table-cell office:value-type="string" calcext:value-type="string">
            <text:p>-0.34722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50" office:value-type="float" office:value="0" calcext:value-type="float">
            <text:p>0</text:p>
          </table:table-cell>
          <table:table-cell office:value-type="string" calcext:value-type="string">
            <text:p>-0.347222</text:p>
          </table:table-cell>
          <table:table-cell office:value-type="string" calcext:value-type="string">
            <text:p>-0.0555556</text:p>
          </table:table-cell>
          <table:table-cell office:value-type="string" calcext:value-type="string">
            <text:p>-0.34722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638889</text:p>
          </table:table-cell>
          <table:table-cell office:value-type="string" calcext:value-type="string">
            <text:p>2.77778</text:p>
          </table:table-cell>
          <table:table-cell office:value-type="string" calcext:value-type="string">
            <text:p>-0.63888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47222</text:p>
          </table:table-cell>
          <table:table-cell office:value-type="string" calcext:value-type="string">
            <text:p>-0.0555556</text:p>
          </table:table-cell>
          <table:table-cell office:value-type="string" calcext:value-type="string">
            <text:p>-0.34722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51" office:value-type="float" office:value="0" calcext:value-type="float">
            <text:p>0</text:p>
          </table:table-cell>
          <table:table-cell office:value-type="string" calcext:value-type="string">
            <text:p>-0.347222</text:p>
          </table:table-cell>
          <table:table-cell office:value-type="string" calcext:value-type="string">
            <text:p>-0.0555556</text:p>
          </table:table-cell>
          <table:table-cell office:value-type="string" calcext:value-type="string">
            <text:p>-0.34722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638889</text:p>
          </table:table-cell>
          <table:table-cell office:value-type="string" calcext:value-type="string">
            <text:p>2.77778</text:p>
          </table:table-cell>
          <table:table-cell office:value-type="string" calcext:value-type="string">
            <text:p>-0.63888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47222</text:p>
          </table:table-cell>
          <table:table-cell office:value-type="string" calcext:value-type="string">
            <text:p>-0.0555556</text:p>
          </table:table-cell>
          <table:table-cell office:value-type="string" calcext:value-type="string">
            <text:p>-0.34722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52" office:value-type="float" office:value="0" calcext:value-type="float">
            <text:p>0</text:p>
          </table:table-cell>
          <table:table-cell office:value-type="string" calcext:value-type="string">
            <text:p>-0.347222</text:p>
          </table:table-cell>
          <table:table-cell office:value-type="string" calcext:value-type="string">
            <text:p>-0.118258</text:p>
          </table:table-cell>
          <table:table-cell office:value-type="string" calcext:value-type="string">
            <text:p>-0.13835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638889</text:p>
          </table:table-cell>
          <table:table-cell office:value-type="string" calcext:value-type="string">
            <text:p>2.93966</text:p>
          </table:table-cell>
          <table:table-cell office:value-type="string" calcext:value-type="string">
            <text:p>-0.50455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47222</text:p>
          </table:table-cell>
          <table:table-cell office:value-type="string" calcext:value-type="string">
            <text:p>-0.154734</text:p>
          </table:table-cell>
          <table:table-cell office:value-type="string" calcext:value-type="string">
            <text:p>-0.69041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53" office:value-type="float" office:value="0" calcext:value-type="float">
            <text:p>0</text:p>
          </table:table-cell>
          <table:table-cell office:value-type="string" calcext:value-type="string">
            <text:p>-0.605022</text:p>
          </table:table-cell>
          <table:table-cell office:value-type="string" calcext:value-type="string">
            <text:p>-0.278066</text:p>
          </table:table-cell>
          <table:table-cell office:value-type="string" calcext:value-type="string">
            <text:p>-0.13506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504559</text:p>
          </table:table-cell>
          <table:table-cell office:value-type="string" calcext:value-type="string">
            <text:p>3.03523</text:p>
          </table:table-cell>
          <table:table-cell office:value-type="string" calcext:value-type="string">
            <text:p>-0.37559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090419</text:p>
          </table:table-cell>
          <table:table-cell office:value-type="string" calcext:value-type="string">
            <text:p>-0.35716</text:p>
          </table:table-cell>
          <table:table-cell office:value-type="string" calcext:value-type="string">
            <text:p>-0.68933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54" office:value-type="float" office:value="0" calcext:value-type="float">
            <text:p>0</text:p>
          </table:table-cell>
          <table:table-cell office:value-type="string" calcext:value-type="string">
            <text:p>-0.601732</text:p>
          </table:table-cell>
          <table:table-cell office:value-type="string" calcext:value-type="string">
            <text:p>-0.407479</text:p>
          </table:table-cell>
          <table:table-cell office:value-type="string" calcext:value-type="string">
            <text:p>-0.13684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75597</text:p>
          </table:table-cell>
          <table:table-cell office:value-type="string" calcext:value-type="string">
            <text:p>3.0373</text:p>
          </table:table-cell>
          <table:table-cell office:value-type="string" calcext:value-type="string">
            <text:p>-0.23590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089338</text:p>
          </table:table-cell>
          <table:table-cell office:value-type="string" calcext:value-type="string">
            <text:p>-0.496484</text:p>
          </table:table-cell>
          <table:table-cell office:value-type="string" calcext:value-type="string">
            <text:p>-0.6939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55" office:value-type="float" office:value="0" calcext:value-type="float">
            <text:p>0</text:p>
          </table:table-cell>
          <table:table-cell office:value-type="string" calcext:value-type="string">
            <text:p>-0.603511</text:p>
          </table:table-cell>
          <table:table-cell office:value-type="string" calcext:value-type="string">
            <text:p>-0.56128</text:p>
          </table:table-cell>
          <table:table-cell office:value-type="string" calcext:value-type="string">
            <text:p>-0.14604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235905</text:p>
          </table:table-cell>
          <table:table-cell office:value-type="string" calcext:value-type="string">
            <text:p>3.09099</text:p>
          </table:table-cell>
          <table:table-cell office:value-type="string" calcext:value-type="string">
            <text:p>-0.080500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0939169</text:p>
          </table:table-cell>
          <table:table-cell office:value-type="string" calcext:value-type="string">
            <text:p>-0.663041</text:p>
          </table:table-cell>
          <table:table-cell office:value-type="string" calcext:value-type="string">
            <text:p>-0.70678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56" office:value-type="float" office:value="0" calcext:value-type="float">
            <text:p>0</text:p>
          </table:table-cell>
          <table:table-cell office:value-type="string" calcext:value-type="string">
            <text:p>-0.612714</text:p>
          </table:table-cell>
          <table:table-cell office:value-type="string" calcext:value-type="string">
            <text:p>-0.751757</text:p>
          </table:table-cell>
          <table:table-cell office:value-type="string" calcext:value-type="string">
            <text:p>-0.16675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0805007</text:p>
          </table:table-cell>
          <table:table-cell office:value-type="string" calcext:value-type="string">
            <text:p>3.22231</text:p>
          </table:table-cell>
          <table:table-cell office:value-type="string" calcext:value-type="string">
            <text:p>0.099263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106785</text:p>
          </table:table-cell>
          <table:table-cell office:value-type="string" calcext:value-type="string">
            <text:p>-0.870552</text:p>
          </table:table-cell>
          <table:table-cell office:value-type="string" calcext:value-type="string">
            <text:p>-0.73250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57" office:value-type="float" office:value="0" calcext:value-type="float">
            <text:p>0</text:p>
          </table:table-cell>
          <table:table-cell office:value-type="string" calcext:value-type="string">
            <text:p>-0.633425</text:p>
          </table:table-cell>
          <table:table-cell office:value-type="string" calcext:value-type="string">
            <text:p>-0.858778</text:p>
          </table:table-cell>
          <table:table-cell office:value-type="string" calcext:value-type="string">
            <text:p>-0.36111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0.0992634</text:p>
          </table:table-cell>
          <table:table-cell office:value-type="string" calcext:value-type="string">
            <text:p>3.11866</text:p>
          </table:table-cell>
          <table:table-cell office:value-type="string" calcext:value-type="string">
            <text:p>0.055555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132505</text:p>
          </table:table-cell>
          <table:table-cell office:value-type="string" calcext:value-type="string">
            <text:p>-0.92655</text:p>
          </table:table-cell>
          <table:table-cell office:value-type="string" calcext:value-type="string">
            <text:p>-0.3611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58" office:value-type="float" office:value="0" calcext:value-type="float">
            <text:p>0</text:p>
          </table:table-cell>
          <table:table-cell office:value-type="string" calcext:value-type="string">
            <text:p>-0.361111</text:p>
          </table:table-cell>
          <table:table-cell office:value-type="string" calcext:value-type="string">
            <text:p>-0.777778</text:p>
          </table:table-cell>
          <table:table-cell office:value-type="string" calcext:value-type="string">
            <text:p>-0.36111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0.0555556</text:p>
          </table:table-cell>
          <table:table-cell office:value-type="string" calcext:value-type="string">
            <text:p>2.88889</text:p>
          </table:table-cell>
          <table:table-cell office:value-type="string" calcext:value-type="string">
            <text:p>0.055555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61111</text:p>
          </table:table-cell>
          <table:table-cell office:value-type="string" calcext:value-type="string">
            <text:p>-0.777778</text:p>
          </table:table-cell>
          <table:table-cell office:value-type="string" calcext:value-type="string">
            <text:p>-0.3611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59" office:value-type="float" office:value="0" calcext:value-type="float">
            <text:p>0</text:p>
          </table:table-cell>
          <table:table-cell office:value-type="string" calcext:value-type="string">
            <text:p>-0.361111</text:p>
          </table:table-cell>
          <table:table-cell office:value-type="string" calcext:value-type="string">
            <text:p>-0.777778</text:p>
          </table:table-cell>
          <table:table-cell office:value-type="string" calcext:value-type="string">
            <text:p>-0.36111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0.0555556</text:p>
          </table:table-cell>
          <table:table-cell office:value-type="string" calcext:value-type="string">
            <text:p>2.88889</text:p>
          </table:table-cell>
          <table:table-cell office:value-type="string" calcext:value-type="string">
            <text:p>0.055555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61111</text:p>
          </table:table-cell>
          <table:table-cell office:value-type="string" calcext:value-type="string">
            <text:p>-0.777778</text:p>
          </table:table-cell>
          <table:table-cell office:value-type="string" calcext:value-type="string">
            <text:p>-0.3611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60" office:value-type="float" office:value="0" calcext:value-type="float">
            <text:p>0</text:p>
          </table:table-cell>
          <table:table-cell office:value-type="string" calcext:value-type="string">
            <text:p>-0.361111</text:p>
          </table:table-cell>
          <table:table-cell office:value-type="string" calcext:value-type="string">
            <text:p>-0.777778</text:p>
          </table:table-cell>
          <table:table-cell office:value-type="string" calcext:value-type="string">
            <text:p>-0.36111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0.0555556</text:p>
          </table:table-cell>
          <table:table-cell office:value-type="string" calcext:value-type="string">
            <text:p>2.88889</text:p>
          </table:table-cell>
          <table:table-cell office:value-type="string" calcext:value-type="string">
            <text:p>0.055555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61111</text:p>
          </table:table-cell>
          <table:table-cell office:value-type="string" calcext:value-type="string">
            <text:p>-0.777778</text:p>
          </table:table-cell>
          <table:table-cell office:value-type="string" calcext:value-type="string">
            <text:p>-0.361111</text:p>
          </table:table-cell>
          <table:table-cell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61" office:value-type="float" office:value="0" calcext:value-type="float">
            <text:p>0</text:p>
          </table:table-cell>
          <table:table-cell office:value-type="string" calcext:value-type="string">
            <text:p>-0.361111</text:p>
          </table:table-cell>
          <table:table-cell office:value-type="string" calcext:value-type="string">
            <text:p>-0.777778</text:p>
          </table:table-cell>
          <table:table-cell office:value-type="string" calcext:value-type="string">
            <text:p>-0.36111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0.0555556</text:p>
          </table:table-cell>
          <table:table-cell office:value-type="string" calcext:value-type="string">
            <text:p>2.88889</text:p>
          </table:table-cell>
          <table:table-cell office:value-type="string" calcext:value-type="string">
            <text:p>0.055555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61111</text:p>
          </table:table-cell>
          <table:table-cell office:value-type="string" calcext:value-type="string">
            <text:p>-0.777778</text:p>
          </table:table-cell>
          <table:table-cell office:value-type="string" calcext:value-type="string">
            <text:p>-0.361111</text:p>
          </table:table-cell>
          <table:table-cell table:number-columns-repeated="16288"/>
        </table:table-row>
        <table:table-row table:style-name="ro6">
          <table:table-cell table:number-columns-repeated="62" office:value-type="float" office:value="0" calcext:value-type="float">
            <text:p>0</text:p>
          </table:table-cell>
          <table:table-cell office:value-type="string" calcext:value-type="string">
            <text:p>-0.361111</text:p>
          </table:table-cell>
          <table:table-cell office:value-type="string" calcext:value-type="string">
            <text:p>-0.38888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0.0555556</text:p>
          </table:table-cell>
          <table:table-cell office:value-type="string" calcext:value-type="string">
            <text:p>1.4444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-0.361111</text:p>
          </table:table-cell>
          <table:table-cell office:value-type="string" calcext:value-type="string">
            <text:p>-0.388889</text:p>
          </table:table-cell>
          <table:table-cell table:number-columns-repeated="16288"/>
        </table:table-row>
        <table:table-row table:style-name="ro6">
          <table:table-cell table:number-columns-repeated="64" office:value-type="float" office:value="0" calcext:value-type="float">
            <text:p>0</text:p>
          </table:table-cell>
          <table:table-cell office:value-type="string" calcext:value-type="string">
            <text:p>-0.0277778</text:p>
          </table:table-cell>
          <table:table-cell office:value-type="string" calcext:value-type="string">
            <text:p>-0.34722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0.694444</text:p>
          </table:table-cell>
          <table:table-cell office:value-type="string" calcext:value-type="string">
            <text:p>-0.31944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64" office:value-type="float" office:value="0" calcext:value-type="float">
            <text:p>0</text:p>
          </table:table-cell>
          <table:table-cell office:value-type="string" calcext:value-type="string">
            <text:p>-0.347222</text:p>
          </table:table-cell>
          <table:table-cell office:value-type="string" calcext:value-type="string">
            <text:p>-0.0555556</text:p>
          </table:table-cell>
          <table:table-cell office:value-type="string" calcext:value-type="string">
            <text:p>-0.34722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19444</text:p>
          </table:table-cell>
          <table:table-cell office:value-type="string" calcext:value-type="string">
            <text:p>1.38889</text:p>
          </table:table-cell>
          <table:table-cell office:value-type="string" calcext:value-type="string">
            <text:p>-0.31944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65" office:value-type="float" office:value="0" calcext:value-type="float">
            <text:p>0</text:p>
          </table:table-cell>
          <table:table-cell office:value-type="string" calcext:value-type="string">
            <text:p>-0.347222</text:p>
          </table:table-cell>
          <table:table-cell office:value-type="string" calcext:value-type="string">
            <text:p>-0.0555556</text:p>
          </table:table-cell>
          <table:table-cell office:value-type="string" calcext:value-type="string">
            <text:p>-0.34722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19444</text:p>
          </table:table-cell>
          <table:table-cell office:value-type="string" calcext:value-type="string">
            <text:p>1.38889</text:p>
          </table:table-cell>
          <table:table-cell office:value-type="string" calcext:value-type="string">
            <text:p>-0.31944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66" office:value-type="float" office:value="0" calcext:value-type="float">
            <text:p>0</text:p>
          </table:table-cell>
          <table:table-cell office:value-type="string" calcext:value-type="string">
            <text:p>-0.347222</text:p>
          </table:table-cell>
          <table:table-cell office:value-type="string" calcext:value-type="string">
            <text:p>-0.0555556</text:p>
          </table:table-cell>
          <table:table-cell office:value-type="string" calcext:value-type="string">
            <text:p>-0.34722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19444</text:p>
          </table:table-cell>
          <table:table-cell office:value-type="string" calcext:value-type="string">
            <text:p>1.38889</text:p>
          </table:table-cell>
          <table:table-cell office:value-type="string" calcext:value-type="string">
            <text:p>-0.31944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67" office:value-type="float" office:value="0" calcext:value-type="float">
            <text:p>0</text:p>
          </table:table-cell>
          <table:table-cell office:value-type="string" calcext:value-type="string">
            <text:p>-0.347222</text:p>
          </table:table-cell>
          <table:table-cell office:value-type="string" calcext:value-type="string">
            <text:p>-0.0555556</text:p>
          </table:table-cell>
          <table:table-cell office:value-type="string" calcext:value-type="string">
            <text:p>-0.34722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19444</text:p>
          </table:table-cell>
          <table:table-cell office:value-type="string" calcext:value-type="string">
            <text:p>1.38889</text:p>
          </table:table-cell>
          <table:table-cell office:value-type="string" calcext:value-type="string">
            <text:p>-0.31944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68" office:value-type="float" office:value="0" calcext:value-type="float">
            <text:p>0</text:p>
          </table:table-cell>
          <table:table-cell office:value-type="string" calcext:value-type="string">
            <text:p>-0.347222</text:p>
          </table:table-cell>
          <table:table-cell office:value-type="string" calcext:value-type="string">
            <text:p>-0.154734</text:p>
          </table:table-cell>
          <table:table-cell office:value-type="string" calcext:value-type="string">
            <text:p>-0.09041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319444</text:p>
          </table:table-cell>
          <table:table-cell office:value-type="string" calcext:value-type="string">
            <text:p>1.15473</text:p>
          </table:table-cell>
          <table:table-cell office:value-type="string" calcext:value-type="string">
            <text:p>-0.24291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69" office:value-type="float" office:value="0" calcext:value-type="float">
            <text:p>0</text:p>
          </table:table-cell>
          <table:table-cell office:value-type="string" calcext:value-type="string">
            <text:p>-0.690419</text:p>
          </table:table-cell>
          <table:table-cell office:value-type="string" calcext:value-type="string">
            <text:p>-0.35716</text:p>
          </table:table-cell>
          <table:table-cell office:value-type="string" calcext:value-type="string">
            <text:p>-0.08933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242914</text:p>
          </table:table-cell>
          <table:table-cell office:value-type="string" calcext:value-type="string">
            <text:p>1.55716</text:p>
          </table:table-cell>
          <table:table-cell office:value-type="string" calcext:value-type="string">
            <text:p>-0.17732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70" office:value-type="float" office:value="0" calcext:value-type="float">
            <text:p>0</text:p>
          </table:table-cell>
          <table:table-cell office:value-type="string" calcext:value-type="string">
            <text:p>-0.689338</text:p>
          </table:table-cell>
          <table:table-cell office:value-type="string" calcext:value-type="string">
            <text:p>-0.496484</text:p>
          </table:table-cell>
          <table:table-cell office:value-type="string" calcext:value-type="string">
            <text:p>-0.093916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177329</text:p>
          </table:table-cell>
          <table:table-cell office:value-type="string" calcext:value-type="string">
            <text:p>1.56315</text:p>
          </table:table-cell>
          <table:table-cell office:value-type="string" calcext:value-type="string">
            <text:p>-0.10608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71" office:value-type="float" office:value="0" calcext:value-type="float">
            <text:p>0</text:p>
          </table:table-cell>
          <table:table-cell office:value-type="string" calcext:value-type="string">
            <text:p>-0.693917</text:p>
          </table:table-cell>
          <table:table-cell office:value-type="string" calcext:value-type="string">
            <text:p>-0.663041</text:p>
          </table:table-cell>
          <table:table-cell office:value-type="string" calcext:value-type="string">
            <text:p>-0.10678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106083</text:p>
          </table:table-cell>
          <table:table-cell office:value-type="string" calcext:value-type="string">
            <text:p>1.59637</text:p>
          </table:table-cell>
          <table:table-cell office:value-type="string" calcext:value-type="string">
            <text:p>-0.026548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72" office:value-type="float" office:value="0" calcext:value-type="float">
            <text:p>0</text:p>
          </table:table-cell>
          <table:table-cell office:value-type="string" calcext:value-type="string">
            <text:p>-0.706785</text:p>
          </table:table-cell>
          <table:table-cell office:value-type="string" calcext:value-type="string">
            <text:p>-0.870552</text:p>
          </table:table-cell>
          <table:table-cell office:value-type="string" calcext:value-type="string">
            <text:p>-0.13250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0265481</text:p>
          </table:table-cell>
          <table:table-cell office:value-type="string" calcext:value-type="string">
            <text:p>1.67055</text:p>
          </table:table-cell>
          <table:table-cell office:value-type="string" calcext:value-type="string">
            <text:p>0.065837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73" office:value-type="float" office:value="0" calcext:value-type="float">
            <text:p>0</text:p>
          </table:table-cell>
          <table:table-cell office:value-type="string" calcext:value-type="string">
            <text:p>-0.732505</text:p>
          </table:table-cell>
          <table:table-cell office:value-type="string" calcext:value-type="string">
            <text:p>-0.92655</text:p>
          </table:table-cell>
          <table:table-cell office:value-type="string" calcext:value-type="string">
            <text:p>-0.36111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0.0658379</text:p>
          </table:table-cell>
          <table:table-cell office:value-type="string" calcext:value-type="string">
            <text:p>1.92655</text:p>
          </table:table-cell>
          <table:table-cell office:value-type="string" calcext:value-type="string">
            <text:p>0.02777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74" office:value-type="float" office:value="0" calcext:value-type="float">
            <text:p>0</text:p>
          </table:table-cell>
          <table:table-cell office:value-type="string" calcext:value-type="string">
            <text:p>-0.361111</text:p>
          </table:table-cell>
          <table:table-cell office:value-type="string" calcext:value-type="string">
            <text:p>-0.777778</text:p>
          </table:table-cell>
          <table:table-cell office:value-type="string" calcext:value-type="string">
            <text:p>-0.36111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0.0277778</text:p>
          </table:table-cell>
          <table:table-cell office:value-type="string" calcext:value-type="string">
            <text:p>1.44444</text:p>
          </table:table-cell>
          <table:table-cell office:value-type="string" calcext:value-type="string">
            <text:p>0.027777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75" office:value-type="float" office:value="0" calcext:value-type="float">
            <text:p>0</text:p>
          </table:table-cell>
          <table:table-cell office:value-type="string" calcext:value-type="string">
            <text:p>-0.361111</text:p>
          </table:table-cell>
          <table:table-cell office:value-type="string" calcext:value-type="string">
            <text:p>-0.777778</text:p>
          </table:table-cell>
          <table:table-cell office:value-type="string" calcext:value-type="string">
            <text:p>-0.36111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0.0277778</text:p>
          </table:table-cell>
          <table:table-cell office:value-type="string" calcext:value-type="string">
            <text:p>1.44444</text:p>
          </table:table-cell>
          <table:table-cell office:value-type="string" calcext:value-type="string">
            <text:p>0.02777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76" office:value-type="float" office:value="0" calcext:value-type="float">
            <text:p>0</text:p>
          </table:table-cell>
          <table:table-cell office:value-type="string" calcext:value-type="string">
            <text:p>-0.361111</text:p>
          </table:table-cell>
          <table:table-cell office:value-type="string" calcext:value-type="string">
            <text:p>-0.777778</text:p>
          </table:table-cell>
          <table:table-cell office:value-type="string" calcext:value-type="string">
            <text:p>-0.36111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0.0277778</text:p>
          </table:table-cell>
          <table:table-cell office:value-type="string" calcext:value-type="string">
            <text:p>1.44444</text:p>
          </table:table-cell>
          <table:table-cell office:value-type="string" calcext:value-type="string">
            <text:p>0.0277778</text:p>
          </table:table-cell>
          <table:table-cell office:value-type="float" office:value="0" calcext:value-type="float">
            <text:p>0</text:p>
          </table:table-cell>
          <table:table-cell table:number-columns-repeated="16288"/>
        </table:table-row>
        <table:table-row table:style-name="ro6">
          <table:table-cell table:number-columns-repeated="77" office:value-type="float" office:value="0" calcext:value-type="float">
            <text:p>0</text:p>
          </table:table-cell>
          <table:table-cell office:value-type="string" calcext:value-type="string">
            <text:p>-0.361111</text:p>
          </table:table-cell>
          <table:table-cell office:value-type="string" calcext:value-type="string">
            <text:p>-0.777778</text:p>
          </table:table-cell>
          <table:table-cell office:value-type="string" calcext:value-type="string">
            <text:p>-0.36111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0.0277778</text:p>
          </table:table-cell>
          <table:table-cell office:value-type="string" calcext:value-type="string">
            <text:p>1.44444</text:p>
          </table:table-cell>
          <table:table-cell office:value-type="string" calcext:value-type="string">
            <text:p>0.0277778</text:p>
          </table:table-cell>
          <table:table-cell table:number-columns-repeated="16288"/>
        </table:table-row>
        <table:table-row table:style-name="ro6">
          <table:table-cell table:number-columns-repeated="78" office:value-type="float" office:value="0" calcext:value-type="float">
            <text:p>0</text:p>
          </table:table-cell>
          <table:table-cell office:value-type="string" calcext:value-type="string">
            <text:p>-0.361111</text:p>
          </table:table-cell>
          <table:table-cell office:value-type="string" calcext:value-type="string">
            <text:p>-0.38888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0.0277778</text:p>
          </table:table-cell>
          <table:table-cell office:value-type="string" calcext:value-type="string">
            <text:p>0.722222</text:p>
          </table:table-cell>
          <table:table-cell table:number-columns-repeated="16288"/>
        </table:table-row>
        <table:table-row table:style-name="ro6" table:number-rows-repeated="1048479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heet11" table:style-name="ta1">
        <table:table-column table:style-name="co1" table:number-columns-repeated="16384" table:default-cell-style-name="ce14"/>
        <table:table-row table:style-name="ro1">
          <table:table-cell office:value-type="string" calcext:value-type="string">
            <text:p>-1.14298</text:p>
          </table:table-cell>
          <table:table-cell office:value-type="string" calcext:value-type="string">
            <text:p>-1.54477</text:p>
          </table:table-cell>
          <table:table-cell office:value-type="string" calcext:value-type="string">
            <text:p>-0.208236</text:p>
          </table:table-cell>
          <table:table-cell office:value-type="string" calcext:value-type="string">
            <text:p>0.588393</text:p>
          </table:table-cell>
          <table:table-cell office:value-type="string" calcext:value-type="string">
            <text:p>1.94875</text:p>
          </table:table-cell>
          <table:table-cell office:value-type="string" calcext:value-type="string">
            <text:p>2.9011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.62004</text:p>
          </table:table-cell>
          <table:table-cell office:value-type="string" calcext:value-type="string">
            <text:p>-0.703551</text:p>
          </table:table-cell>
          <table:table-cell office:value-type="string" calcext:value-type="string">
            <text:p>-0.179886</text:p>
          </table:table-cell>
          <table:table-cell office:value-type="string" calcext:value-type="string">
            <text:p>0.528683</text:p>
          </table:table-cell>
          <table:table-cell office:value-type="string" calcext:value-type="string">
            <text:p>1.13452</text:p>
          </table:table-cell>
          <table:table-cell office:value-type="string" calcext:value-type="string">
            <text:p>1.3869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0.502486</text:p>
          </table:table-cell>
          <table:table-cell office:value-type="string" calcext:value-type="string">
            <text:p>-0.409091</text:p>
          </table:table-cell>
          <table:table-cell office:value-type="string" calcext:value-type="string">
            <text:p>-0.0209303</text:p>
          </table:table-cell>
          <table:table-cell office:value-type="string" calcext:value-type="string">
            <text:p>0.330413</text:p>
          </table:table-cell>
          <table:table-cell office:value-type="string" calcext:value-type="string">
            <text:p>0.636444</text:p>
          </table:table-cell>
          <table:table-cell office:value-type="string" calcext:value-type="string">
            <text:p>0.75529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0.318972</text:p>
          </table:table-cell>
          <table:table-cell office:value-type="string" calcext:value-type="string">
            <text:p>0.0722036</text:p>
          </table:table-cell>
          <table:table-cell office:value-type="string" calcext:value-type="string">
            <text:p>0.000931797</text:p>
          </table:table-cell>
          <table:table-cell office:value-type="string" calcext:value-type="string">
            <text:p>0.192855</text:p>
          </table:table-cell>
          <table:table-cell office:value-type="string" calcext:value-type="string">
            <text:p>0.350685</text:p>
          </table:table-cell>
          <table:table-cell office:value-type="string" calcext:value-type="string">
            <text:p>0.41210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0.924812</text:p>
          </table:table-cell>
          <table:table-cell office:value-type="string" calcext:value-type="string">
            <text:p>-0.225351</text:p>
          </table:table-cell>
          <table:table-cell office:value-type="string" calcext:value-type="string">
            <text:p>-0.0216611</text:p>
          </table:table-cell>
          <table:table-cell office:value-type="string" calcext:value-type="string">
            <text:p>0.0890166</text:p>
          </table:table-cell>
          <table:table-cell office:value-type="string" calcext:value-type="string">
            <text:p>0.177942</text:p>
          </table:table-cell>
          <table:table-cell office:value-type="string" calcext:value-type="string">
            <text:p>0.2114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0.289508</text:p>
          </table:table-cell>
          <table:table-cell office:value-type="string" calcext:value-type="string">
            <text:p>-0.24186</text:p>
          </table:table-cell>
          <table:table-cell office:value-type="string" calcext:value-type="string">
            <text:p>-0.0791345</text:p>
          </table:table-cell>
          <table:table-cell office:value-type="string" calcext:value-type="string">
            <text:p>0.0180501</text:p>
          </table:table-cell>
          <table:table-cell office:value-type="string" calcext:value-type="string">
            <text:p>0.0724649</text:p>
          </table:table-cell>
          <table:table-cell office:value-type="string" calcext:value-type="string">
            <text:p>0.076950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0.174704</text:p>
          </table:table-cell>
          <table:table-cell office:value-type="string" calcext:value-type="string">
            <text:p>-0.133779</text:p>
          </table:table-cell>
          <table:table-cell office:value-type="string" calcext:value-type="string">
            <text:p>-0.0568804</text:p>
          </table:table-cell>
          <table:table-cell office:value-type="string" calcext:value-type="string">
            <text:p>0.00378669</text:p>
          </table:table-cell>
          <table:table-cell office:value-type="string" calcext:value-type="string">
            <text:p>0.0248727</text:p>
          </table:table-cell>
          <table:table-cell office:value-type="string" calcext:value-type="string">
            <text:p>0.0093984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0.1133</text:p>
          </table:table-cell>
          <table:table-cell office:value-type="string" calcext:value-type="string">
            <text:p>-0.0901786</text:p>
          </table:table-cell>
          <table:table-cell office:value-type="string" calcext:value-type="string">
            <text:p>-0.0436711</text:p>
          </table:table-cell>
          <table:table-cell office:value-type="string" calcext:value-type="string">
            <text:p>-0.0103167</text:p>
          </table:table-cell>
          <table:table-cell office:value-type="string" calcext:value-type="string">
            <text:p>-0.0038632</text:p>
          </table:table-cell>
          <table:table-cell office:value-type="string" calcext:value-type="string">
            <text:p>-0.011664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0.0821908</text:p>
          </table:table-cell>
          <table:table-cell office:value-type="string" calcext:value-type="string">
            <text:p>-0.0675465</text:p>
          </table:table-cell>
          <table:table-cell office:value-type="string" calcext:value-type="string">
            <text:p>-0.0387347</text:p>
          </table:table-cell>
          <table:table-cell office:value-type="string" calcext:value-type="string">
            <text:p>-0.0198333</text:p>
          </table:table-cell>
          <table:table-cell office:value-type="string" calcext:value-type="string">
            <text:p>-0.0167061</text:p>
          </table:table-cell>
          <table:table-cell office:value-type="string" calcext:value-type="string">
            <text:p>-0.020942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0.0649975</text:p>
          </table:table-cell>
          <table:table-cell office:value-type="string" calcext:value-type="string">
            <text:p>-0.0553578</text:p>
          </table:table-cell>
          <table:table-cell office:value-type="string" calcext:value-type="string">
            <text:p>-0.03684</text:p>
          </table:table-cell>
          <table:table-cell office:value-type="string" calcext:value-type="string">
            <text:p>-0.0251254</text:p>
          </table:table-cell>
          <table:table-cell office:value-type="string" calcext:value-type="string">
            <text:p>-0.0231301</text:p>
          </table:table-cell>
          <table:table-cell office:value-type="string" calcext:value-type="string">
            <text:p>-0.025441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0.0550329</text:p>
          </table:table-cell>
          <table:table-cell office:value-type="string" calcext:value-type="string">
            <text:p>-0.0484809</text:p>
          </table:table-cell>
          <table:table-cell office:value-type="string" calcext:value-type="string">
            <text:p>-0.0359728</text:p>
          </table:table-cell>
          <table:table-cell office:value-type="string" calcext:value-type="string">
            <text:p>-0.0280746</text:p>
          </table:table-cell>
          <table:table-cell office:value-type="string" calcext:value-type="string">
            <text:p>-0.0265295</text:p>
          </table:table-cell>
          <table:table-cell office:value-type="string" calcext:value-type="string">
            <text:p>-0.027567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0.0489245</text:p>
          </table:table-cell>
          <table:table-cell office:value-type="string" calcext:value-type="string">
            <text:p>-0.0450732</text:p>
          </table:table-cell>
          <table:table-cell office:value-type="string" calcext:value-type="string">
            <text:p>-0.0370883</text:p>
          </table:table-cell>
          <table:table-cell office:value-type="string" calcext:value-type="string">
            <text:p>-0.0309209</text:p>
          </table:table-cell>
          <table:table-cell office:value-type="string" calcext:value-type="string">
            <text:p>-0.028608</text:p>
          </table:table-cell>
          <table:table-cell office:value-type="string" calcext:value-type="string">
            <text:p>-0.02841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0.0452822</text:p>
          </table:table-cell>
          <table:table-cell office:value-type="string" calcext:value-type="string">
            <text:p>-0.0428346</text:p>
          </table:table-cell>
          <table:table-cell office:value-type="string" calcext:value-type="string">
            <text:p>-0.0374246</text:p>
          </table:table-cell>
          <table:table-cell office:value-type="string" calcext:value-type="string">
            <text:p>-0.0325992</text:p>
          </table:table-cell>
          <table:table-cell office:value-type="string" calcext:value-type="string">
            <text:p>-0.0301107</text:p>
          </table:table-cell>
          <table:table-cell office:value-type="string" calcext:value-type="string">
            <text:p>-0.029495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0.0431398</text:p>
          </table:table-cell>
          <table:table-cell office:value-type="string" calcext:value-type="string">
            <text:p>-0.0414332</text:p>
          </table:table-cell>
          <table:table-cell office:value-type="string" calcext:value-type="string">
            <text:p>-0.0374713</text:p>
          </table:table-cell>
          <table:table-cell office:value-type="string" calcext:value-type="string">
            <text:p>-0.0335494</text:p>
          </table:table-cell>
          <table:table-cell office:value-type="string" calcext:value-type="string">
            <text:p>-0.0311374</text:p>
          </table:table-cell>
          <table:table-cell office:value-type="string" calcext:value-type="string">
            <text:p>-0.03039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0.0420082</text:p>
          </table:table-cell>
          <table:table-cell office:value-type="string" calcext:value-type="string">
            <text:p>-0.0406647</text:p>
          </table:table-cell>
          <table:table-cell office:value-type="string" calcext:value-type="string">
            <text:p>-0.0374414</text:p>
          </table:table-cell>
          <table:table-cell office:value-type="string" calcext:value-type="string">
            <text:p>-0.0340336</text:p>
          </table:table-cell>
          <table:table-cell office:value-type="string" calcext:value-type="string">
            <text:p>-0.0317334</text:p>
          </table:table-cell>
          <table:table-cell office:value-type="string" calcext:value-type="string">
            <text:p>-0.03096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0.0416541</text:p>
          </table:table-cell>
          <table:table-cell office:value-type="string" calcext:value-type="string">
            <text:p>-0.0404199</text:p>
          </table:table-cell>
          <table:table-cell office:value-type="string" calcext:value-type="string">
            <text:p>-0.0374233</text:p>
          </table:table-cell>
          <table:table-cell office:value-type="string" calcext:value-type="string">
            <text:p>-0.034182</text:p>
          </table:table-cell>
          <table:table-cell office:value-type="string" calcext:value-type="string">
            <text:p>-0.0319285</text:p>
          </table:table-cell>
          <table:table-cell office:value-type="string" calcext:value-type="string">
            <text:p>-0.031154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CONVERT UPSIDEDOWN</text:p>
          </table:table-cell>
          <table:table-cell table:number-columns-repeated="16383"/>
        </table:table-row>
        <table:table-row table:style-name="ro1">
          <table:table-cell table:style-name="ce18" office:value-type="string" calcext:value-type="string">
            <text:p>-0.0416541</text:p>
          </table:table-cell>
          <table:table-cell table:style-name="ce18" office:value-type="string" calcext:value-type="string">
            <text:p>-0.0404199</text:p>
          </table:table-cell>
          <table:table-cell table:style-name="ce18" office:value-type="string" calcext:value-type="string">
            <text:p>-0.0374233</text:p>
          </table:table-cell>
          <table:table-cell table:style-name="ce18" office:value-type="string" calcext:value-type="string">
            <text:p>-0.034182</text:p>
          </table:table-cell>
          <table:table-cell table:style-name="ce18" office:value-type="string" calcext:value-type="string">
            <text:p>-0.0319285</text:p>
          </table:table-cell>
          <table:table-cell table:style-name="ce18" office:value-type="string" calcext:value-type="string">
            <text:p>-0.031154</text:p>
          </table:table-cell>
          <table:table-cell/>
          <table:table-cell table:style-name="Default" table:number-columns-repeated="6"/>
          <table:table-cell table:number-columns-repeated="16371"/>
        </table:table-row>
        <table:table-row table:style-name="ro1">
          <table:table-cell table:style-name="ce18" office:value-type="string" calcext:value-type="string">
            <text:p>-0.0420082</text:p>
          </table:table-cell>
          <table:table-cell table:style-name="ce18" office:value-type="string" calcext:value-type="string">
            <text:p>-0.0406647</text:p>
          </table:table-cell>
          <table:table-cell table:style-name="ce18" office:value-type="string" calcext:value-type="string">
            <text:p>-0.0374414</text:p>
          </table:table-cell>
          <table:table-cell table:style-name="ce18" office:value-type="string" calcext:value-type="string">
            <text:p>-0.0340336</text:p>
          </table:table-cell>
          <table:table-cell table:style-name="ce18" office:value-type="string" calcext:value-type="string">
            <text:p>-0.0317334</text:p>
          </table:table-cell>
          <table:table-cell table:style-name="ce18" office:value-type="string" calcext:value-type="string">
            <text:p>-0.0309614</text:p>
          </table:table-cell>
          <table:table-cell table:style-name="Default" table:number-columns-repeated="7"/>
          <table:table-cell table:number-columns-repeated="16371"/>
        </table:table-row>
        <table:table-row table:style-name="ro1">
          <table:table-cell table:style-name="ce18" office:value-type="string" calcext:value-type="string">
            <text:p>-0.0431398</text:p>
          </table:table-cell>
          <table:table-cell table:style-name="ce18" office:value-type="string" calcext:value-type="string">
            <text:p>-0.0414332</text:p>
          </table:table-cell>
          <table:table-cell table:style-name="ce18" office:value-type="string" calcext:value-type="string">
            <text:p>-0.0374713</text:p>
          </table:table-cell>
          <table:table-cell table:style-name="ce18" office:value-type="string" calcext:value-type="string">
            <text:p>-0.0335494</text:p>
          </table:table-cell>
          <table:table-cell table:style-name="ce18" office:value-type="string" calcext:value-type="string">
            <text:p>-0.0311374</text:p>
          </table:table-cell>
          <table:table-cell table:style-name="ce18" office:value-type="string" calcext:value-type="string">
            <text:p>-0.0303935</text:p>
          </table:table-cell>
          <table:table-cell table:number-columns-repeated="16378"/>
        </table:table-row>
        <table:table-row table:style-name="ro7">
          <table:table-cell table:style-name="ce18" office:value-type="string" calcext:value-type="string">
            <text:p>-0.0452822</text:p>
          </table:table-cell>
          <table:table-cell table:style-name="ce18" office:value-type="string" calcext:value-type="string">
            <text:p>-0.0428346</text:p>
          </table:table-cell>
          <table:table-cell table:style-name="ce18" office:value-type="string" calcext:value-type="string">
            <text:p>-0.0374246</text:p>
          </table:table-cell>
          <table:table-cell table:style-name="ce18" office:value-type="string" calcext:value-type="string">
            <text:p>-0.0325992</text:p>
          </table:table-cell>
          <table:table-cell table:style-name="ce18" office:value-type="string" calcext:value-type="string">
            <text:p>-0.0301107</text:p>
          </table:table-cell>
          <table:table-cell table:style-name="ce18" office:value-type="string" calcext:value-type="string">
            <text:p>-0.0294956</text:p>
          </table:table-cell>
          <table:table-cell table:number-columns-repeated="16378"/>
        </table:table-row>
        <table:table-row table:style-name="ro1">
          <table:table-cell table:style-name="ce18" office:value-type="string" calcext:value-type="string">
            <text:p>-0.0489245</text:p>
          </table:table-cell>
          <table:table-cell table:style-name="ce18" office:value-type="string" calcext:value-type="string">
            <text:p>-0.0450732</text:p>
          </table:table-cell>
          <table:table-cell table:style-name="ce18" office:value-type="string" calcext:value-type="string">
            <text:p>-0.0370883</text:p>
          </table:table-cell>
          <table:table-cell table:style-name="ce18" office:value-type="string" calcext:value-type="string">
            <text:p>-0.0309209</text:p>
          </table:table-cell>
          <table:table-cell table:style-name="ce18" office:value-type="string" calcext:value-type="string">
            <text:p>-0.028608</text:p>
          </table:table-cell>
          <table:table-cell table:style-name="ce18" office:value-type="string" calcext:value-type="string">
            <text:p>-0.0284104</text:p>
          </table:table-cell>
          <table:table-cell table:number-columns-repeated="16378"/>
        </table:table-row>
        <table:table-row table:style-name="ro1">
          <table:table-cell table:style-name="ce18" office:value-type="string" calcext:value-type="string">
            <text:p>-0.0550329</text:p>
          </table:table-cell>
          <table:table-cell table:style-name="ce18" office:value-type="string" calcext:value-type="string">
            <text:p>-0.0484809</text:p>
          </table:table-cell>
          <table:table-cell table:style-name="ce18" office:value-type="string" calcext:value-type="string">
            <text:p>-0.0359728</text:p>
          </table:table-cell>
          <table:table-cell table:style-name="ce18" office:value-type="string" calcext:value-type="string">
            <text:p>-0.0280746</text:p>
          </table:table-cell>
          <table:table-cell table:style-name="ce18" office:value-type="string" calcext:value-type="string">
            <text:p>-0.0265295</text:p>
          </table:table-cell>
          <table:table-cell table:style-name="ce18" office:value-type="string" calcext:value-type="string">
            <text:p>-0.0275673</text:p>
          </table:table-cell>
          <table:table-cell table:number-columns-repeated="16378"/>
        </table:table-row>
        <table:table-row table:style-name="ro1">
          <table:table-cell table:style-name="ce18" office:value-type="string" calcext:value-type="string">
            <text:p>-0.0649975</text:p>
          </table:table-cell>
          <table:table-cell table:style-name="ce18" office:value-type="string" calcext:value-type="string">
            <text:p>-0.0553578</text:p>
          </table:table-cell>
          <table:table-cell table:style-name="ce18" office:value-type="string" calcext:value-type="string">
            <text:p>-0.03684</text:p>
          </table:table-cell>
          <table:table-cell table:style-name="ce18" office:value-type="string" calcext:value-type="string">
            <text:p>-0.0251254</text:p>
          </table:table-cell>
          <table:table-cell table:style-name="ce18" office:value-type="string" calcext:value-type="string">
            <text:p>-0.0231301</text:p>
          </table:table-cell>
          <table:table-cell table:style-name="ce18" office:value-type="string" calcext:value-type="string">
            <text:p>-0.0254417</text:p>
          </table:table-cell>
          <table:table-cell table:number-columns-repeated="16378"/>
        </table:table-row>
        <table:table-row table:style-name="ro1">
          <table:table-cell table:style-name="ce18" office:value-type="string" calcext:value-type="string">
            <text:p>-0.0821908</text:p>
          </table:table-cell>
          <table:table-cell table:style-name="ce18" office:value-type="string" calcext:value-type="string">
            <text:p>-0.0675465</text:p>
          </table:table-cell>
          <table:table-cell table:style-name="ce18" office:value-type="string" calcext:value-type="string">
            <text:p>-0.0387347</text:p>
          </table:table-cell>
          <table:table-cell table:style-name="ce18" office:value-type="string" calcext:value-type="string">
            <text:p>-0.0198333</text:p>
          </table:table-cell>
          <table:table-cell table:style-name="ce18" office:value-type="string" calcext:value-type="string">
            <text:p>-0.0167061</text:p>
          </table:table-cell>
          <table:table-cell table:style-name="ce18" office:value-type="string" calcext:value-type="string">
            <text:p>-0.0209422</text:p>
          </table:table-cell>
          <table:table-cell table:number-columns-repeated="16378"/>
        </table:table-row>
        <table:table-row table:style-name="ro1">
          <table:table-cell table:style-name="ce18" office:value-type="string" calcext:value-type="string">
            <text:p>-0.1133</text:p>
          </table:table-cell>
          <table:table-cell table:style-name="ce18" office:value-type="string" calcext:value-type="string">
            <text:p>-0.0901786</text:p>
          </table:table-cell>
          <table:table-cell table:style-name="ce18" office:value-type="string" calcext:value-type="string">
            <text:p>-0.0436711</text:p>
          </table:table-cell>
          <table:table-cell table:style-name="ce18" office:value-type="string" calcext:value-type="string">
            <text:p>-0.0103167</text:p>
          </table:table-cell>
          <table:table-cell table:style-name="ce18" office:value-type="string" calcext:value-type="string">
            <text:p>-0.0038632</text:p>
          </table:table-cell>
          <table:table-cell table:style-name="ce18" office:value-type="string" calcext:value-type="string">
            <text:p>-0.0116642</text:p>
          </table:table-cell>
          <table:table-cell table:number-columns-repeated="16378"/>
        </table:table-row>
        <table:table-row table:style-name="ro1">
          <table:table-cell table:style-name="ce18" office:value-type="string" calcext:value-type="string">
            <text:p>-0.174704</text:p>
          </table:table-cell>
          <table:table-cell table:style-name="ce18" office:value-type="string" calcext:value-type="string">
            <text:p>-0.133779</text:p>
          </table:table-cell>
          <table:table-cell table:style-name="ce18" office:value-type="string" calcext:value-type="string">
            <text:p>-0.0568804</text:p>
          </table:table-cell>
          <table:table-cell table:style-name="ce18" office:value-type="string" calcext:value-type="string">
            <text:p>0.00378669</text:p>
          </table:table-cell>
          <table:table-cell table:style-name="ce18" office:value-type="string" calcext:value-type="string">
            <text:p>0.0248727</text:p>
          </table:table-cell>
          <table:table-cell table:style-name="ce18" office:value-type="string" calcext:value-type="string">
            <text:p>0.00939849</text:p>
          </table:table-cell>
          <table:table-cell table:number-columns-repeated="16378"/>
        </table:table-row>
        <table:table-row table:style-name="ro1">
          <table:table-cell table:style-name="ce18" office:value-type="string" calcext:value-type="string">
            <text:p>-0.289508</text:p>
          </table:table-cell>
          <table:table-cell table:style-name="ce18" office:value-type="string" calcext:value-type="string">
            <text:p>-0.24186</text:p>
          </table:table-cell>
          <table:table-cell table:style-name="ce18" office:value-type="string" calcext:value-type="string">
            <text:p>-0.0791345</text:p>
          </table:table-cell>
          <table:table-cell table:style-name="ce18" office:value-type="string" calcext:value-type="string">
            <text:p>0.0180501</text:p>
          </table:table-cell>
          <table:table-cell table:style-name="ce18" office:value-type="string" calcext:value-type="string">
            <text:p>0.0724649</text:p>
          </table:table-cell>
          <table:table-cell table:style-name="ce18" office:value-type="string" calcext:value-type="string">
            <text:p>0.0769507</text:p>
          </table:table-cell>
          <table:table-cell table:number-columns-repeated="16378"/>
        </table:table-row>
        <table:table-row table:style-name="ro1">
          <table:table-cell table:style-name="ce18" office:value-type="string" calcext:value-type="string">
            <text:p>-0.924812</text:p>
          </table:table-cell>
          <table:table-cell table:style-name="ce18" office:value-type="string" calcext:value-type="string">
            <text:p>-0.225351</text:p>
          </table:table-cell>
          <table:table-cell table:style-name="ce18" office:value-type="string" calcext:value-type="string">
            <text:p>-0.0216611</text:p>
          </table:table-cell>
          <table:table-cell table:style-name="ce18" office:value-type="string" calcext:value-type="string">
            <text:p>0.0890166</text:p>
          </table:table-cell>
          <table:table-cell table:style-name="ce18" office:value-type="string" calcext:value-type="string">
            <text:p>0.177942</text:p>
          </table:table-cell>
          <table:table-cell table:style-name="ce18" office:value-type="string" calcext:value-type="string">
            <text:p>0.211405</text:p>
          </table:table-cell>
          <table:table-cell table:number-columns-repeated="16378"/>
        </table:table-row>
        <table:table-row table:style-name="ro1">
          <table:table-cell table:style-name="ce18" office:value-type="string" calcext:value-type="string">
            <text:p>-0.318972</text:p>
          </table:table-cell>
          <table:table-cell table:style-name="ce18" office:value-type="string" calcext:value-type="string">
            <text:p>0.0722036</text:p>
          </table:table-cell>
          <table:table-cell table:style-name="ce18" office:value-type="string" calcext:value-type="string">
            <text:p>0.000931797</text:p>
          </table:table-cell>
          <table:table-cell table:style-name="ce18" office:value-type="string" calcext:value-type="string">
            <text:p>0.192855</text:p>
          </table:table-cell>
          <table:table-cell table:style-name="ce18" office:value-type="string" calcext:value-type="string">
            <text:p>0.350685</text:p>
          </table:table-cell>
          <table:table-cell table:style-name="ce18" office:value-type="string" calcext:value-type="string">
            <text:p>0.412106</text:p>
          </table:table-cell>
          <table:table-cell table:number-columns-repeated="16378"/>
        </table:table-row>
        <table:table-row table:style-name="ro1">
          <table:table-cell table:style-name="ce18" office:value-type="string" calcext:value-type="string">
            <text:p>-0.502486</text:p>
          </table:table-cell>
          <table:table-cell table:style-name="ce18" office:value-type="string" calcext:value-type="string">
            <text:p>-0.409091</text:p>
          </table:table-cell>
          <table:table-cell table:style-name="ce18" office:value-type="string" calcext:value-type="string">
            <text:p>-0.0209303</text:p>
          </table:table-cell>
          <table:table-cell table:style-name="ce18" office:value-type="string" calcext:value-type="string">
            <text:p>0.330413</text:p>
          </table:table-cell>
          <table:table-cell table:style-name="ce18" office:value-type="string" calcext:value-type="string">
            <text:p>0.636444</text:p>
          </table:table-cell>
          <table:table-cell table:style-name="ce18" office:value-type="string" calcext:value-type="string">
            <text:p>0.755299</text:p>
          </table:table-cell>
          <table:table-cell table:number-columns-repeated="16378"/>
        </table:table-row>
        <table:table-row table:style-name="ro1">
          <table:table-cell table:style-name="ce18" office:value-type="string" calcext:value-type="string">
            <text:p>-1.62004</text:p>
          </table:table-cell>
          <table:table-cell table:style-name="ce18" office:value-type="string" calcext:value-type="string">
            <text:p>-0.703551</text:p>
          </table:table-cell>
          <table:table-cell table:style-name="ce18" office:value-type="string" calcext:value-type="string">
            <text:p>-0.179886</text:p>
          </table:table-cell>
          <table:table-cell table:style-name="ce18" office:value-type="string" calcext:value-type="string">
            <text:p>0.528683</text:p>
          </table:table-cell>
          <table:table-cell table:style-name="ce18" office:value-type="string" calcext:value-type="string">
            <text:p>1.13452</text:p>
          </table:table-cell>
          <table:table-cell table:style-name="ce18" office:value-type="string" calcext:value-type="string">
            <text:p>1.38699</text:p>
          </table:table-cell>
          <table:table-cell table:number-columns-repeated="16378"/>
        </table:table-row>
        <table:table-row table:style-name="ro1">
          <table:table-cell table:style-name="ce18" office:value-type="string" calcext:value-type="string">
            <text:p>-1.14298</text:p>
          </table:table-cell>
          <table:table-cell table:style-name="ce18" office:value-type="string" calcext:value-type="string">
            <text:p>-1.54477</text:p>
          </table:table-cell>
          <table:table-cell table:style-name="ce18" office:value-type="string" calcext:value-type="string">
            <text:p>-0.208236</text:p>
          </table:table-cell>
          <table:table-cell table:style-name="ce18" office:value-type="string" calcext:value-type="string">
            <text:p>0.588393</text:p>
          </table:table-cell>
          <table:table-cell table:style-name="ce18" office:value-type="string" calcext:value-type="string">
            <text:p>1.94875</text:p>
          </table:table-cell>
          <table:table-cell table:style-name="ce18" office:value-type="string" calcext:value-type="string">
            <text:p>2.90119</text:p>
          </table:table-cell>
          <table:table-cell table:number-columns-repeated="16378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5">00/00/0000</text:date>, <text:time style:data-style-name="N2" text:time-value="02:19:52.7615783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6T16:08:06.721714204</meta:creation-date>
    <dc:date>2025-01-02T09:22:54.148241300</dc:date>
    <meta:editing-duration>PT18H11M49S</meta:editing-duration>
    <meta:editing-cycles>244</meta:editing-cycles>
    <meta:generator>LibreOffice/24.8.4.2$Linux_X86_64 LibreOffice_project/480$Build-2</meta:generator>
    <meta:document-statistic meta:table-count="11" meta:cell-count="12343" meta:object-count="0"/>
  </office:meta>
</office:document-meta>
</file>